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  <table:table-cell office:value-type="string">
            <text:p>Binary-Correct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094">
            <text:p>1094</text:p>
          </table:table-cell>
          <table:table-cell office:value-type="float" office:value="0">
            <text:p>0</text:p>
          </table:table-cell>
          <table:table-cell office:value-type="float" office:value="1078">
            <text:p>1078</text:p>
          </table:table-cell>
          <table:table-cell office:value-type="float" office:value="1108">
            <text:p>1108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>
            <text:p/>
          </table:table-cell>
          <table:table-cell table:formula="of:=IF(AND([.B2]&gt;[.D2];[.C2]=0);1;&quot;&quot;)" office:value-type="float" office:value="1">
            <text:p>1</text:p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  <table:table-cell table:formula="of:=([.D2]/[.E2]*100)-100" office:value-type="float" office:value="-2.70758122743683">
            <text:p>-2.7075812274</text:p>
          </table:table-cell>
          <table:table-cell table:formula="of:=IF(OR(AND([.B2]&gt;[.E2];[.C2]=0);AND([.B2]&lt;=[.E2];[.C2]=1));1;&quot;&quot;)">
            <text:p/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145">
            <text:p>1145</text:p>
          </table:table-cell>
          <table:table-cell office:value-type="float" office:value="0">
            <text:p>0</text:p>
          </table:table-cell>
          <table:table-cell office:value-type="float" office:value="1134">
            <text:p>1134</text:p>
          </table:table-cell>
          <table:table-cell office:value-type="float" office:value="1164">
            <text:p>1164</text:p>
          </table:table-cell>
          <table:table-cell table:formula="of:=IF(AND([.B3]&gt;[.E3];[.H3]=1);1;&quot;&quot;)">
            <text:p/>
          </table:table-cell>
          <table:table-cell table:formula="of:=IF(AND([.B3]&lt;=[.E3];[.I3]=1);1;&quot;&quot;)">
            <text:p/>
          </table:table-cell>
          <table:table-cell table:formula="of:=IF(AND([.B3]&gt;[.D3];[.C3]=0);1;&quot;&quot;)" office:value-type="float" office:value="1">
            <text:p>1</text:p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  <table:table-cell table:formula="of:=([.D3]/[.E3]*100)-100" office:value-type="float" office:value="-2.57731958762886">
            <text:p>-2.5773195876</text:p>
          </table:table-cell>
          <table:table-cell table:formula="of:=IF(OR(AND([.B3]&gt;[.E3];[.C3]=0);AND([.B3]&lt;=[.E3];[.C3]=1));1;&quot;&quot;)">
            <text:p/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28">
            <text:p>728</text:p>
          </table:table-cell>
          <table:table-cell office:value-type="float" office:value="0">
            <text:p>0</text:p>
          </table:table-cell>
          <table:table-cell office:value-type="float" office:value="716">
            <text:p>716</text:p>
          </table:table-cell>
          <table:table-cell office:value-type="float" office:value="754">
            <text:p>754</text:p>
          </table:table-cell>
          <table:table-cell table:formula="of:=IF(AND([.B4]&gt;[.E4];[.H4]=1);1;&quot;&quot;)">
            <text:p/>
          </table:table-cell>
          <table:table-cell table:formula="of:=IF(AND([.B4]&lt;=[.E4];[.I4]=1);1;&quot;&quot;)">
            <text:p/>
          </table:table-cell>
          <table:table-cell table:formula="of:=IF(AND([.B4]&gt;[.D4];[.C4]=0);1;&quot;&quot;)" office:value-type="float" office:value="1">
            <text:p>1</text:p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  <table:table-cell/>
          <table:table-cell table:formula="of:=([.D4]/[.E4]*100)-100" office:value-type="float" office:value="-5.0397877984085">
            <text:p>-5.0397877984</text:p>
          </table:table-cell>
          <table:table-cell table:formula="of:=IF(OR(AND([.B4]&gt;[.E4];[.C4]=0);AND([.B4]&lt;=[.E4];[.C4]=1));1;&quot;&quot;)">
            <text:p/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464">
            <text:p>1464</text:p>
          </table:table-cell>
          <table:table-cell office:value-type="float" office:value="0">
            <text:p>0</text:p>
          </table:table-cell>
          <table:table-cell office:value-type="float" office:value="1449">
            <text:p>1449</text:p>
          </table:table-cell>
          <table:table-cell office:value-type="float" office:value="1505">
            <text:p>1505</text:p>
          </table:table-cell>
          <table:table-cell table:formula="of:=IF(AND([.B5]&gt;[.E5];[.H5]=1);1;&quot;&quot;)">
            <text:p/>
          </table:table-cell>
          <table:table-cell table:formula="of:=IF(AND([.B5]&lt;=[.E5];[.I5]=1);1;&quot;&quot;)">
            <text:p/>
          </table:table-cell>
          <table:table-cell table:formula="of:=IF(AND([.B5]&gt;[.D5];[.C5]=0);1;&quot;&quot;)" office:value-type="float" office:value="1">
            <text:p>1</text:p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  <table:table-cell/>
          <table:table-cell table:formula="of:=([.D5]/[.E5]*100)-100" office:value-type="float" office:value="-3.72093023255815">
            <text:p>-3.7209302326</text:p>
          </table:table-cell>
          <table:table-cell table:formula="of:=IF(OR(AND([.B5]&gt;[.E5];[.C5]=0);AND([.B5]&lt;=[.E5];[.C5]=1));1;&quot;&quot;)">
            <text:p/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829">
            <text:p>829</text:p>
          </table:table-cell>
          <table:table-cell office:value-type="float" office:value="0">
            <text:p>0</text:p>
          </table:table-cell>
          <table:table-cell office:value-type="float" office:value="823">
            <text:p>823</text:p>
          </table:table-cell>
          <table:table-cell office:value-type="float" office:value="837">
            <text:p>837</text:p>
          </table:table-cell>
          <table:table-cell table:formula="of:=IF(AND([.B6]&gt;[.E6];[.H6]=1);1;&quot;&quot;)">
            <text:p/>
          </table:table-cell>
          <table:table-cell table:formula="of:=IF(AND([.B6]&lt;=[.E6];[.I6]=1);1;&quot;&quot;)">
            <text:p/>
          </table:table-cell>
          <table:table-cell table:formula="of:=IF(AND([.B6]&gt;[.D6];[.C6]=0);1;&quot;&quot;)" office:value-type="float" office:value="1">
            <text:p>1</text:p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  <table:table-cell/>
          <table:table-cell table:formula="of:=([.D6]/[.E6]*100)-100" office:value-type="float" office:value="-1.67264038231781">
            <text:p>-1.6726403823</text:p>
          </table:table-cell>
          <table:table-cell table:formula="of:=IF(OR(AND([.B6]&gt;[.E6];[.C6]=0);AND([.B6]&lt;=[.E6];[.C6]=1));1;&quot;&quot;)">
            <text:p/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765">
            <text:p>765</text:p>
          </table:table-cell>
          <table:table-cell office:value-type="float" office:value="0">
            <text:p>0</text:p>
          </table:table-cell>
          <table:table-cell office:value-type="float" office:value="751">
            <text:p>751</text:p>
          </table:table-cell>
          <table:table-cell office:value-type="float" office:value="787">
            <text:p>787</text:p>
          </table:table-cell>
          <table:table-cell table:formula="of:=IF(AND([.B7]&gt;[.E7];[.H7]=1);1;&quot;&quot;)">
            <text:p/>
          </table:table-cell>
          <table:table-cell table:formula="of:=IF(AND([.B7]&lt;=[.E7];[.I7]=1);1;&quot;&quot;)">
            <text:p/>
          </table:table-cell>
          <table:table-cell table:formula="of:=IF(AND([.B7]&gt;[.D7];[.C7]=0);1;&quot;&quot;)" office:value-type="float" office:value="1">
            <text:p>1</text:p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  <table:table-cell/>
          <table:table-cell table:formula="of:=([.D7]/[.E7]*100)-100" office:value-type="float" office:value="-4.57433290978399">
            <text:p>-4.5743329098</text:p>
          </table:table-cell>
          <table:table-cell table:formula="of:=IF(OR(AND([.B7]&gt;[.E7];[.C7]=0);AND([.B7]&lt;=[.E7];[.C7]=1));1;&quot;&quot;)">
            <text:p/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977">
            <text:p>977</text:p>
          </table:table-cell>
          <table:table-cell office:value-type="float" office:value="0">
            <text:p>0</text:p>
          </table:table-cell>
          <table:table-cell office:value-type="float" office:value="970">
            <text:p>970</text:p>
          </table:table-cell>
          <table:table-cell office:value-type="float" office:value="1025">
            <text:p>1025</text:p>
          </table:table-cell>
          <table:table-cell table:formula="of:=IF(AND([.B8]&gt;[.E8];[.H8]=1);1;&quot;&quot;)">
            <text:p/>
          </table:table-cell>
          <table:table-cell table:formula="of:=IF(AND([.B8]&lt;=[.E8];[.I8]=1);1;&quot;&quot;)">
            <text:p/>
          </table:table-cell>
          <table:table-cell table:formula="of:=IF(AND([.B8]&gt;[.D8];[.C8]=0);1;&quot;&quot;)" office:value-type="float" office:value="1">
            <text:p>1</text:p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  <table:table-cell/>
          <table:table-cell table:formula="of:=([.D8]/[.E8]*100)-100" office:value-type="float" office:value="-5.36585365853659">
            <text:p>-5.3658536585</text:p>
          </table:table-cell>
          <table:table-cell table:formula="of:=IF(OR(AND([.B8]&gt;[.E8];[.C8]=0);AND([.B8]&lt;=[.E8];[.C8]=1));1;&quot;&quot;)">
            <text:p/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412">
            <text:p>1412</text:p>
          </table:table-cell>
          <table:table-cell office:value-type="float" office:value="0">
            <text:p>0</text:p>
          </table:table-cell>
          <table:table-cell office:value-type="float" office:value="1379">
            <text:p>1379</text:p>
          </table:table-cell>
          <table:table-cell office:value-type="float" office:value="1458">
            <text:p>1458</text:p>
          </table:table-cell>
          <table:table-cell table:formula="of:=IF(AND([.B9]&gt;[.E9];[.H9]=1);1;&quot;&quot;)">
            <text:p/>
          </table:table-cell>
          <table:table-cell table:formula="of:=IF(AND([.B9]&lt;=[.E9];[.I9]=1);1;&quot;&quot;)">
            <text:p/>
          </table:table-cell>
          <table:table-cell table:formula="of:=IF(AND([.B9]&gt;[.D9];[.C9]=0);1;&quot;&quot;)" office:value-type="float" office:value="1">
            <text:p>1</text:p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  <table:table-cell/>
          <table:table-cell table:formula="of:=([.D9]/[.E9]*100)-100" office:value-type="float" office:value="-5.41838134430726">
            <text:p>-5.4183813443</text:p>
          </table:table-cell>
          <table:table-cell table:formula="of:=IF(OR(AND([.B9]&gt;[.E9];[.C9]=0);AND([.B9]&lt;=[.E9];[.C9]=1));1;&quot;&quot;)">
            <text:p/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46">
            <text:p>646</text:p>
          </table:table-cell>
          <table:table-cell office:value-type="float" office:value="0">
            <text:p>0</text:p>
          </table:table-cell>
          <table:table-cell office:value-type="float" office:value="635">
            <text:p>635</text:p>
          </table:table-cell>
          <table:table-cell office:value-type="float" office:value="661">
            <text:p>661</text:p>
          </table:table-cell>
          <table:table-cell table:formula="of:=IF(AND([.B10]&gt;[.E10];[.H10]=1);1;&quot;&quot;)">
            <text:p/>
          </table:table-cell>
          <table:table-cell table:formula="of:=IF(AND([.B10]&lt;=[.E10];[.I10]=1);1;&quot;&quot;)">
            <text:p/>
          </table:table-cell>
          <table:table-cell table:formula="of:=IF(AND([.B10]&gt;[.D10];[.C10]=0);1;&quot;&quot;)" office:value-type="float" office:value="1">
            <text:p>1</text:p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  <table:table-cell/>
          <table:table-cell table:formula="of:=([.D10]/[.E10]*100)-100" office:value-type="float" office:value="-3.93343419062028">
            <text:p>-3.9334341906</text:p>
          </table:table-cell>
          <table:table-cell table:formula="of:=IF(OR(AND([.B10]&gt;[.E10];[.C10]=0);AND([.B10]&lt;=[.E10];[.C10]=1));1;&quot;&quot;)">
            <text:p/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705">
            <text:p>12705</text:p>
          </table:table-cell>
          <table:table-cell office:value-type="float" office:value="0">
            <text:p>0</text:p>
          </table:table-cell>
          <table:table-cell office:value-type="float" office:value="12510">
            <text:p>12510</text:p>
          </table:table-cell>
          <table:table-cell office:value-type="float" office:value="12965">
            <text:p>12965</text:p>
          </table:table-cell>
          <table:table-cell table:formula="of:=IF(AND([.B11]&gt;[.E11];[.H11]=1);1;&quot;&quot;)">
            <text:p/>
          </table:table-cell>
          <table:table-cell table:formula="of:=IF(AND([.B11]&lt;=[.E11];[.I11]=1);1;&quot;&quot;)">
            <text:p/>
          </table:table-cell>
          <table:table-cell table:formula="of:=IF(AND([.B11]&gt;[.D11];[.C11]=0);1;&quot;&quot;)" office:value-type="float" office:value="1">
            <text:p>1</text:p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  <table:table-cell/>
          <table:table-cell table:formula="of:=([.D11]/[.E11]*100)-100" office:value-type="float" office:value="-3.50944851523332">
            <text:p>-3.5094485152</text:p>
          </table:table-cell>
          <table:table-cell table:formula="of:=IF(OR(AND([.B11]&gt;[.E11];[.C11]=0);AND([.B11]&lt;=[.E11];[.C11]=1));1;&quot;&quot;)">
            <text:p/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1954">
            <text:p>1954</text:p>
          </table:table-cell>
          <table:table-cell office:value-type="float" office:value="0">
            <text:p>0</text:p>
          </table:table-cell>
          <table:table-cell office:value-type="float" office:value="1916">
            <text:p>1916</text:p>
          </table:table-cell>
          <table:table-cell office:value-type="float" office:value="1982">
            <text:p>1982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>
            <text:p/>
          </table:table-cell>
          <table:table-cell table:formula="of:=IF(AND([.B12]&gt;[.D12];[.C12]=0);1;&quot;&quot;)" office:value-type="float" office:value="1">
            <text:p>1</text:p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  <table:table-cell table:formula="of:=([.D12]/[.E12]*100)-100" office:value-type="float" office:value="-3.32996972754793">
            <text:p>-3.3299697275</text:p>
          </table:table-cell>
          <table:table-cell table:formula="of:=IF(OR(AND([.B12]&gt;[.E12];[.C12]=0);AND([.B12]&lt;=[.E12];[.C12]=1));1;&quot;&quot;)">
            <text:p/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292">
            <text:p>1292</text:p>
          </table:table-cell>
          <table:table-cell office:value-type="float" office:value="0">
            <text:p>0</text:p>
          </table:table-cell>
          <table:table-cell office:value-type="float" office:value="1283">
            <text:p>1283</text:p>
          </table:table-cell>
          <table:table-cell office:value-type="float" office:value="1325">
            <text:p>1325</text:p>
          </table:table-cell>
          <table:table-cell table:formula="of:=IF(AND([.B13]&gt;[.E13];[.H13]=1);1;&quot;&quot;)">
            <text:p/>
          </table:table-cell>
          <table:table-cell table:formula="of:=IF(AND([.B13]&lt;=[.E13];[.I13]=1);1;&quot;&quot;)">
            <text:p/>
          </table:table-cell>
          <table:table-cell table:formula="of:=IF(AND([.B13]&gt;[.D13];[.C13]=0);1;&quot;&quot;)" office:value-type="float" office:value="1">
            <text:p>1</text:p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  <table:table-cell/>
          <table:table-cell table:formula="of:=([.D13]/[.E13]*100)-100" office:value-type="float" office:value="-3.16981132075472">
            <text:p>-3.1698113208</text:p>
          </table:table-cell>
          <table:table-cell table:formula="of:=IF(OR(AND([.B13]&gt;[.E13];[.C13]=0);AND([.B13]&lt;=[.E13];[.C13]=1));1;&quot;&quot;)">
            <text:p/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777">
            <text:p>2777</text:p>
          </table:table-cell>
          <table:table-cell office:value-type="float" office:value="0">
            <text:p>0</text:p>
          </table:table-cell>
          <table:table-cell office:value-type="float" office:value="2752">
            <text:p>2752</text:p>
          </table:table-cell>
          <table:table-cell office:value-type="float" office:value="2907">
            <text:p>2907</text:p>
          </table:table-cell>
          <table:table-cell table:formula="of:=IF(AND([.B14]&gt;[.E14];[.H14]=1);1;&quot;&quot;)">
            <text:p/>
          </table:table-cell>
          <table:table-cell table:formula="of:=IF(AND([.B14]&lt;=[.E14];[.I14]=1);1;&quot;&quot;)">
            <text:p/>
          </table:table-cell>
          <table:table-cell table:formula="of:=IF(AND([.B14]&gt;[.D14];[.C14]=0);1;&quot;&quot;)" office:value-type="float" office:value="1">
            <text:p>1</text:p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  <table:table-cell/>
          <table:table-cell table:formula="of:=([.D14]/[.E14]*100)-100" office:value-type="float" office:value="-5.33195734434125">
            <text:p>-5.3319573443</text:p>
          </table:table-cell>
          <table:table-cell table:formula="of:=IF(OR(AND([.B14]&gt;[.E14];[.C14]=0);AND([.B14]&lt;=[.E14];[.C14]=1));1;&quot;&quot;)">
            <text:p/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708">
            <text:p>1708</text:p>
          </table:table-cell>
          <table:table-cell office:value-type="float" office:value="0">
            <text:p>0</text:p>
          </table:table-cell>
          <table:table-cell office:value-type="float" office:value="1688">
            <text:p>1688</text:p>
          </table:table-cell>
          <table:table-cell office:value-type="float" office:value="1770">
            <text:p>1770</text:p>
          </table:table-cell>
          <table:table-cell table:formula="of:=IF(AND([.B15]&gt;[.E15];[.H15]=1);1;&quot;&quot;)">
            <text:p/>
          </table:table-cell>
          <table:table-cell table:formula="of:=IF(AND([.B15]&lt;=[.E15];[.I15]=1);1;&quot;&quot;)">
            <text:p/>
          </table:table-cell>
          <table:table-cell table:formula="of:=IF(AND([.B15]&gt;[.D15];[.C15]=0);1;&quot;&quot;)" office:value-type="float" office:value="1">
            <text:p>1</text:p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  <table:table-cell/>
          <table:table-cell table:formula="of:=([.D15]/[.E15]*100)-100" office:value-type="float" office:value="-4.63276836158192">
            <text:p>-4.6327683616</text:p>
          </table:table-cell>
          <table:table-cell table:formula="of:=IF(OR(AND([.B15]&gt;[.E15];[.C15]=0);AND([.B15]&lt;=[.E15];[.C15]=1));1;&quot;&quot;)">
            <text:p/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212">
            <text:p>1212</text:p>
          </table:table-cell>
          <table:table-cell office:value-type="float" office:value="0">
            <text:p>0</text:p>
          </table:table-cell>
          <table:table-cell office:value-type="float" office:value="1194">
            <text:p>1194</text:p>
          </table:table-cell>
          <table:table-cell office:value-type="float" office:value="1224">
            <text:p>1224</text:p>
          </table:table-cell>
          <table:table-cell table:formula="of:=IF(AND([.B16]&gt;[.E16];[.H16]=1);1;&quot;&quot;)">
            <text:p/>
          </table:table-cell>
          <table:table-cell table:formula="of:=IF(AND([.B16]&lt;=[.E16];[.I16]=1);1;&quot;&quot;)">
            <text:p/>
          </table:table-cell>
          <table:table-cell table:formula="of:=IF(AND([.B16]&gt;[.D16];[.C16]=0);1;&quot;&quot;)" office:value-type="float" office:value="1">
            <text:p>1</text:p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  <table:table-cell/>
          <table:table-cell table:formula="of:=([.D16]/[.E16]*100)-100" office:value-type="float" office:value="-2.45098039215686">
            <text:p>-2.4509803922</text:p>
          </table:table-cell>
          <table:table-cell table:formula="of:=IF(OR(AND([.B16]&gt;[.E16];[.C16]=0);AND([.B16]&lt;=[.E16];[.C16]=1));1;&quot;&quot;)">
            <text:p/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42">
            <text:p>942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office:value-type="float" office:value="942">
            <text:p>942</text:p>
          </table:table-cell>
          <table:table-cell table:formula="of:=IF(AND([.B17]&gt;[.E17];[.H17]=1);1;&quot;&quot;)">
            <text:p/>
          </table:table-cell>
          <table:table-cell table:formula="of:=IF(AND([.B17]&lt;=[.E17];[.I17]=1);1;&quot;&quot;)">
            <text:p/>
          </table:table-cell>
          <table:table-cell table:formula="of:=IF(AND([.B17]&gt;[.D17];[.C17]=0);1;&quot;&quot;)" office:value-type="float" office:value="1">
            <text:p>1</text:p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  <table:table-cell/>
          <table:table-cell table:formula="of:=([.D17]/[.E17]*100)-100" office:value-type="float" office:value="-2.54777070063695">
            <text:p>-2.5477707006</text:p>
          </table:table-cell>
          <table:table-cell table:formula="of:=IF(OR(AND([.B17]&gt;[.E17];[.C17]=0);AND([.B17]&lt;=[.E17];[.C17]=1));1;&quot;&quot;)">
            <text:p/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747">
            <text:p>1747</text:p>
          </table:table-cell>
          <table:table-cell office:value-type="float" office:value="0">
            <text:p>0</text:p>
          </table:table-cell>
          <table:table-cell office:value-type="float" office:value="1735">
            <text:p>1735</text:p>
          </table:table-cell>
          <table:table-cell office:value-type="float" office:value="1726">
            <text:p>1726</text:p>
          </table:table-cell>
          <table:table-cell table:formula="of:=IF(AND([.B18]&gt;[.E18];[.H18]=1);1;&quot;&quot;)" office:value-type="float" office:value="1">
            <text:p>1</text:p>
          </table:table-cell>
          <table:table-cell table:formula="of:=IF(AND([.B18]&lt;=[.E18];[.I18]=1);1;&quot;&quot;)">
            <text:p/>
          </table:table-cell>
          <table:table-cell table:formula="of:=IF(AND([.B18]&gt;[.D18];[.C18]=0);1;&quot;&quot;)" office:value-type="float" office:value="1">
            <text:p>1</text:p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 office:value-type="float" office:value="1">
            <text:p>1</text:p>
          </table:table-cell>
          <table:table-cell/>
          <table:table-cell table:formula="of:=([.D18]/[.E18]*100)-100" office:value-type="float" office:value="0.521436848203933">
            <text:p>0.5214368482</text:p>
          </table:table-cell>
          <table:table-cell table:formula="of:=IF(OR(AND([.B18]&gt;[.E18];[.C18]=0);AND([.B18]&lt;=[.E18];[.C18]=1));1;&quot;&quot;)" office:value-type="float" office:value="1">
            <text:p>1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186">
            <text:p>1186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 office:value-type="float" office:value="1213">
            <text:p>1213</text:p>
          </table:table-cell>
          <table:table-cell table:formula="of:=IF(AND([.B19]&gt;[.E19];[.H19]=1);1;&quot;&quot;)">
            <text:p/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 office:value-type="float" office:value="1">
            <text:p>1</text:p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  <table:table-cell table:formula="of:=([.D19]/[.E19]*100)-100" office:value-type="float" office:value="-3.62737015663643">
            <text:p>-3.6273701566</text:p>
          </table:table-cell>
          <table:table-cell table:formula="of:=IF(OR(AND([.B19]&gt;[.E19];[.C19]=0);AND([.B19]&lt;=[.E19];[.C19]=1));1;&quot;&quot;)">
            <text:p/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380">
            <text:p>4380</text:p>
          </table:table-cell>
          <table:table-cell office:value-type="float" office:value="1">
            <text:p>1</text:p>
          </table:table-cell>
          <table:table-cell office:value-type="float" office:value="4201">
            <text:p>4201</text:p>
          </table:table-cell>
          <table:table-cell office:value-type="float" office:value="4275">
            <text:p>4275</text:p>
          </table:table-cell>
          <table:table-cell table:formula="of:=IF(AND([.B20]&gt;[.E20];[.H20]=1);1;&quot;&quot;)">
            <text:p/>
          </table:table-cell>
          <table:table-cell table:formula="of:=IF(AND([.B20]&lt;=[.E20];[.I20]=1);1;&quot;&quot;)">
            <text:p/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>
            <text:p/>
          </table:table-cell>
          <table:table-cell table:formula="of:=IF(OR(AND([.G20]=1;[.I20]=1);AND([.F20]=1;[.H20]=1));1;&quot;&quot;)">
            <text:p/>
          </table:table-cell>
          <table:table-cell/>
          <table:table-cell table:formula="of:=([.D20]/[.E20]*100)-100" office:value-type="float" office:value="-1.73099415204678">
            <text:p>-1.730994152</text:p>
          </table:table-cell>
          <table:table-cell table:formula="of:=IF(OR(AND([.B20]&gt;[.E20];[.C20]=0);AND([.B20]&lt;=[.E20];[.C20]=1));1;&quot;&quot;)">
            <text:p/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191">
            <text:p>1191</text:p>
          </table:table-cell>
          <table:table-cell office:value-type="float" office:value="0">
            <text:p>0</text:p>
          </table:table-cell>
          <table:table-cell office:value-type="float" office:value="1174">
            <text:p>1174</text:p>
          </table:table-cell>
          <table:table-cell office:value-type="float" office:value="1214">
            <text:p>1214</text:p>
          </table:table-cell>
          <table:table-cell table:formula="of:=IF(AND([.B21]&gt;[.E21];[.H21]=1);1;&quot;&quot;)">
            <text:p/>
          </table:table-cell>
          <table:table-cell table:formula="of:=IF(AND([.B21]&lt;=[.E21];[.I21]=1);1;&quot;&quot;)">
            <text:p/>
          </table:table-cell>
          <table:table-cell table:formula="of:=IF(AND([.B21]&gt;[.D21];[.C21]=0);1;&quot;&quot;)" office:value-type="float" office:value="1">
            <text:p>1</text:p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  <table:table-cell table:formula="of:=([.D21]/[.E21]*100)-100" office:value-type="float" office:value="-3.29489291598023">
            <text:p>-3.294892916</text:p>
          </table:table-cell>
          <table:table-cell table:formula="of:=IF(OR(AND([.B21]&gt;[.E21];[.C21]=0);AND([.B21]&lt;=[.E21];[.C21]=1));1;&quot;&quot;)">
            <text:p/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4875">
            <text:p>4875</text:p>
          </table:table-cell>
          <table:table-cell office:value-type="float" office:value="0">
            <text:p>0</text:p>
          </table:table-cell>
          <table:table-cell office:value-type="float" office:value="4833">
            <text:p>4833</text:p>
          </table:table-cell>
          <table:table-cell office:value-type="float" office:value="4960">
            <text:p>4960</text:p>
          </table:table-cell>
          <table:table-cell table:formula="of:=IF(AND([.B22]&gt;[.E22];[.H22]=1);1;&quot;&quot;)">
            <text:p/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 office:value-type="float" office:value="1">
            <text:p>1</text:p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  <table:table-cell table:formula="of:=([.D22]/[.E22]*100)-100" office:value-type="float" office:value="-2.56048387096774">
            <text:p>-2.560483871</text:p>
          </table:table-cell>
          <table:table-cell table:formula="of:=IF(OR(AND([.B22]&gt;[.E22];[.C22]=0);AND([.B22]&lt;=[.E22];[.C22]=1));1;&quot;&quot;)">
            <text:p/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4405">
            <text:p>4405</text:p>
          </table:table-cell>
          <table:table-cell office:value-type="float" office:value="0">
            <text:p>0</text:p>
          </table:table-cell>
          <table:table-cell office:value-type="float" office:value="4365">
            <text:p>4365</text:p>
          </table:table-cell>
          <table:table-cell office:value-type="float" office:value="4590">
            <text:p>4590</text:p>
          </table:table-cell>
          <table:table-cell table:formula="of:=IF(AND([.B23]&gt;[.E23];[.H23]=1);1;&quot;&quot;)">
            <text:p/>
          </table:table-cell>
          <table:table-cell table:formula="of:=IF(AND([.B23]&lt;=[.E23];[.I23]=1);1;&quot;&quot;)">
            <text:p/>
          </table:table-cell>
          <table:table-cell table:formula="of:=IF(AND([.B23]&gt;[.D23];[.C23]=0);1;&quot;&quot;)" office:value-type="float" office:value="1">
            <text:p>1</text:p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  <table:table-cell/>
          <table:table-cell table:formula="of:=([.D23]/[.E23]*100)-100" office:value-type="float" office:value="-4.90196078431373">
            <text:p>-4.9019607843</text:p>
          </table:table-cell>
          <table:table-cell table:formula="of:=IF(OR(AND([.B23]&gt;[.E23];[.C23]=0);AND([.B23]&lt;=[.E23];[.C23]=1));1;&quot;&quot;)">
            <text:p/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550">
            <text:p>6550</text:p>
          </table:table-cell>
          <table:table-cell office:value-type="float" office:value="0">
            <text:p>0</text:p>
          </table:table-cell>
          <table:table-cell office:value-type="float" office:value="6481">
            <text:p>6481</text:p>
          </table:table-cell>
          <table:table-cell office:value-type="float" office:value="6790">
            <text:p>6790</text:p>
          </table:table-cell>
          <table:table-cell table:formula="of:=IF(AND([.B24]&gt;[.E24];[.H24]=1);1;&quot;&quot;)">
            <text:p/>
          </table:table-cell>
          <table:table-cell table:formula="of:=IF(AND([.B24]&lt;=[.E24];[.I24]=1);1;&quot;&quot;)">
            <text:p/>
          </table:table-cell>
          <table:table-cell table:formula="of:=IF(AND([.B24]&gt;[.D24];[.C24]=0);1;&quot;&quot;)" office:value-type="float" office:value="1">
            <text:p>1</text:p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  <table:table-cell/>
          <table:table-cell table:formula="of:=([.D24]/[.E24]*100)-100" office:value-type="float" office:value="-4.55081001472753">
            <text:p>-4.5508100147</text:p>
          </table:table-cell>
          <table:table-cell table:formula="of:=IF(OR(AND([.B24]&gt;[.E24];[.C24]=0);AND([.B24]&lt;=[.E24];[.C24]=1));1;&quot;&quot;)">
            <text:p/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8310">
            <text:p>18310</text:p>
          </table:table-cell>
          <table:table-cell office:value-type="float" office:value="0">
            <text:p>0</text:p>
          </table:table-cell>
          <table:table-cell office:value-type="float" office:value="18145">
            <text:p>18145</text:p>
          </table:table-cell>
          <table:table-cell office:value-type="float" office:value="19200">
            <text:p>19200</text:p>
          </table:table-cell>
          <table:table-cell table:formula="of:=IF(AND([.B25]&gt;[.E25];[.H25]=1);1;&quot;&quot;)">
            <text:p/>
          </table:table-cell>
          <table:table-cell table:formula="of:=IF(AND([.B25]&lt;=[.E25];[.I25]=1);1;&quot;&quot;)">
            <text:p/>
          </table:table-cell>
          <table:table-cell table:formula="of:=IF(AND([.B25]&gt;[.D25];[.C25]=0);1;&quot;&quot;)" office:value-type="float" office:value="1">
            <text:p>1</text:p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>
            <text:p/>
          </table:table-cell>
          <table:table-cell/>
          <table:table-cell table:formula="of:=([.D25]/[.E25]*100)-100" office:value-type="float" office:value="-5.49479166666667">
            <text:p>-5.4947916667</text:p>
          </table:table-cell>
          <table:table-cell table:formula="of:=IF(OR(AND([.B25]&gt;[.E25];[.C25]=0);AND([.B25]&lt;=[.E25];[.C25]=1));1;&quot;&quot;)">
            <text:p/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665">
            <text:p>2665</text:p>
          </table:table-cell>
          <table:table-cell office:value-type="float" office:value="0">
            <text:p>0</text:p>
          </table:table-cell>
          <table:table-cell office:value-type="float" office:value="2650">
            <text:p>2650</text:p>
          </table:table-cell>
          <table:table-cell office:value-type="float" office:value="2772">
            <text:p>2772</text:p>
          </table:table-cell>
          <table:table-cell table:formula="of:=IF(AND([.B26]&gt;[.E26];[.H26]=1);1;&quot;&quot;)">
            <text:p/>
          </table:table-cell>
          <table:table-cell table:formula="of:=IF(AND([.B26]&lt;=[.E26];[.I26]=1);1;&quot;&quot;)">
            <text:p/>
          </table:table-cell>
          <table:table-cell table:formula="of:=IF(AND([.B26]&gt;[.D26];[.C26]=0);1;&quot;&quot;)" office:value-type="float" office:value="1">
            <text:p>1</text:p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  <table:table-cell/>
          <table:table-cell table:formula="of:=([.D26]/[.E26]*100)-100" office:value-type="float" office:value="-4.4011544011544">
            <text:p>-4.4011544012</text:p>
          </table:table-cell>
          <table:table-cell table:formula="of:=IF(OR(AND([.B26]&gt;[.E26];[.C26]=0);AND([.B26]&lt;=[.E26];[.C26]=1));1;&quot;&quot;)">
            <text:p/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70">
            <text:p>1870</text:p>
          </table:table-cell>
          <table:table-cell office:value-type="float" office:value="0">
            <text:p>0</text:p>
          </table:table-cell>
          <table:table-cell office:value-type="float" office:value="1835">
            <text:p>1835</text:p>
          </table:table-cell>
          <table:table-cell office:value-type="float" office:value="1877">
            <text:p>1877</text:p>
          </table:table-cell>
          <table:table-cell table:formula="of:=IF(AND([.B27]&gt;[.E27];[.H27]=1);1;&quot;&quot;)">
            <text:p/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 office:value-type="float" office:value="1">
            <text:p>1</text:p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  <table:table-cell table:formula="of:=([.D27]/[.E27]*100)-100" office:value-type="float" office:value="-2.23761321257325">
            <text:p>-2.2376132126</text:p>
          </table:table-cell>
          <table:table-cell table:formula="of:=IF(OR(AND([.B27]&gt;[.E27];[.C27]=0);AND([.B27]&lt;=[.E27];[.C27]=1));1;&quot;&quot;)">
            <text:p/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086">
            <text:p>1086</text:p>
          </table:table-cell>
          <table:table-cell office:value-type="float" office:value="0">
            <text:p>0</text:p>
          </table:table-cell>
          <table:table-cell office:value-type="float" office:value="1073">
            <text:p>1073</text:p>
          </table:table-cell>
          <table:table-cell office:value-type="float" office:value="1100">
            <text:p>1100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 office:value-type="float" office:value="1">
            <text:p>1</text:p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-2.45454545454545">
            <text:p>-2.4545454545</text:p>
          </table:table-cell>
          <table:table-cell table:formula="of:=IF(OR(AND([.B28]&gt;[.E28];[.C28]=0);AND([.B28]&lt;=[.E28];[.C28]=1));1;&quot;&quot;)">
            <text:p/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355">
            <text:p>4355</text:p>
          </table:table-cell>
          <table:table-cell office:value-type="float" office:value="0">
            <text:p>0</text:p>
          </table:table-cell>
          <table:table-cell office:value-type="float" office:value="4219">
            <text:p>4219</text:p>
          </table:table-cell>
          <table:table-cell office:value-type="float" office:value="4510">
            <text:p>4510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>
            <text:p/>
          </table:table-cell>
          <table:table-cell table:formula="of:=IF(AND([.B29]&gt;[.D29];[.C29]=0);1;&quot;&quot;)" office:value-type="float" office:value="1">
            <text:p>1</text:p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  <table:table-cell table:formula="of:=([.D29]/[.E29]*100)-100" office:value-type="float" office:value="-6.45232815964523">
            <text:p>-6.4523281596</text:p>
          </table:table-cell>
          <table:table-cell table:formula="of:=IF(OR(AND([.B29]&gt;[.E29];[.C29]=0);AND([.B29]&lt;=[.E29];[.C29]=1));1;&quot;&quot;)">
            <text:p/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4810">
            <text:p>4810</text:p>
          </table:table-cell>
          <table:table-cell office:value-type="float" office:value="1">
            <text:p>1</text:p>
          </table:table-cell>
          <table:table-cell office:value-type="float" office:value="4773">
            <text:p>4773</text:p>
          </table:table-cell>
          <table:table-cell office:value-type="float" office:value="5050">
            <text:p>5050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>
            <text:p/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  <table:table-cell/>
          <table:table-cell table:formula="of:=([.D30]/[.E30]*100)-100" office:value-type="float" office:value="-5.48514851485149">
            <text:p>-5.4851485149</text:p>
          </table:table-cell>
          <table:table-cell table:formula="of:=IF(OR(AND([.B30]&gt;[.E30];[.C30]=0);AND([.B30]&lt;=[.E30];[.C30]=1));1;&quot;&quot;)" office:value-type="float" office:value="1">
            <text:p>1</text:p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791">
            <text:p>791</text:p>
          </table:table-cell>
          <table:table-cell office:value-type="float" office:value="813">
            <text:p>813</text:p>
          </table:table-cell>
          <table:table-cell table:formula="of:=IF(AND([.B31]&gt;[.E31];[.H31]=1);1;&quot;&quot;)">
            <text:p/>
          </table:table-cell>
          <table:table-cell table:formula="of:=IF(AND([.B31]&lt;=[.E31];[.I31]=1);1;&quot;&quot;)">
            <text:p/>
          </table:table-cell>
          <table:table-cell table:formula="of:=IF(AND([.B31]&gt;[.D31];[.C31]=0);1;&quot;&quot;)" office:value-type="float" office:value="1">
            <text:p>1</text:p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  <table:table-cell/>
          <table:table-cell table:formula="of:=([.D31]/[.E31]*100)-100" office:value-type="float" office:value="-2.7060270602706">
            <text:p>-2.7060270603</text:p>
          </table:table-cell>
          <table:table-cell table:formula="of:=IF(OR(AND([.B31]&gt;[.E31];[.C31]=0);AND([.B31]&lt;=[.E31];[.C31]=1));1;&quot;&quot;)">
            <text:p/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930">
            <text:p>1930</text:p>
          </table:table-cell>
          <table:table-cell office:value-type="float" office:value="0">
            <text:p>0</text:p>
          </table:table-cell>
          <table:table-cell office:value-type="float" office:value="1878">
            <text:p>1878</text:p>
          </table:table-cell>
          <table:table-cell office:value-type="float" office:value="1919">
            <text:p>1919</text:p>
          </table:table-cell>
          <table:table-cell table:formula="of:=IF(AND([.B32]&gt;[.E32];[.H32]=1);1;&quot;&quot;)" office:value-type="float" office:value="1">
            <text:p>1</text:p>
          </table:table-cell>
          <table:table-cell table:formula="of:=IF(AND([.B32]&lt;=[.E32];[.I32]=1);1;&quot;&quot;)">
            <text:p/>
          </table:table-cell>
          <table:table-cell table:formula="of:=IF(AND([.B32]&gt;[.D32];[.C32]=0);1;&quot;&quot;)" office:value-type="float" office:value="1">
            <text:p>1</text:p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 office:value-type="float" office:value="1">
            <text:p>1</text:p>
          </table:table-cell>
          <table:table-cell/>
          <table:table-cell table:formula="of:=([.D32]/[.E32]*100)-100" office:value-type="float" office:value="-2.13652944241792">
            <text:p>-2.1365294424</text:p>
          </table:table-cell>
          <table:table-cell table:formula="of:=IF(OR(AND([.B32]&gt;[.E32];[.C32]=0);AND([.B32]&lt;=[.E32];[.C32]=1));1;&quot;&quot;)" office:value-type="float" office:value="1">
            <text:p>1</text:p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473">
            <text:p>473</text:p>
          </table:table-cell>
          <table:table-cell table:formula="of:=IF(AND([.B33]&gt;[.E33];[.H33]=1);1;&quot;&quot;)" office:value-type="float" office:value="1">
            <text:p>1</text:p>
          </table:table-cell>
          <table:table-cell table:formula="of:=IF(AND([.B33]&lt;=[.E33];[.I33]=1);1;&quot;&quot;)">
            <text:p/>
          </table:table-cell>
          <table:table-cell table:formula="of:=IF(AND([.B33]&gt;[.D33];[.C33]=0);1;&quot;&quot;)" office:value-type="float" office:value="1">
            <text:p>1</text:p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 office:value-type="float" office:value="1">
            <text:p>1</text:p>
          </table:table-cell>
          <table:table-cell/>
          <table:table-cell table:formula="of:=([.D33]/[.E33]*100)-100" office:value-type="float" office:value="-2.11416490486258">
            <text:p>-2.1141649049</text:p>
          </table:table-cell>
          <table:table-cell table:formula="of:=IF(OR(AND([.B33]&gt;[.E33];[.C33]=0);AND([.B33]&lt;=[.E33];[.C33]=1));1;&quot;&quot;)" office:value-type="float" office:value="1">
            <text:p>1</text:p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2095">
            <text:p>2095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float" office:value="2171">
            <text:p>2171</text:p>
          </table:table-cell>
          <table:table-cell table:formula="of:=IF(AND([.B34]&gt;[.E34];[.H34]=1);1;&quot;&quot;)">
            <text:p/>
          </table:table-cell>
          <table:table-cell table:formula="of:=IF(AND([.B34]&lt;=[.E34];[.I34]=1);1;&quot;&quot;)">
            <text:p/>
          </table:table-cell>
          <table:table-cell table:formula="of:=IF(AND([.B34]&gt;[.D34];[.C34]=0);1;&quot;&quot;)" office:value-type="float" office:value="1">
            <text:p>1</text:p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  <table:table-cell/>
          <table:table-cell table:formula="of:=([.D34]/[.E34]*100)-100" office:value-type="float" office:value="-7.09350529709812">
            <text:p>-7.0935052971</text:p>
          </table:table-cell>
          <table:table-cell table:formula="of:=IF(OR(AND([.B34]&gt;[.E34];[.C34]=0);AND([.B34]&lt;=[.E34];[.C34]=1));1;&quot;&quot;)">
            <text:p/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669">
            <text:p>2669</text:p>
          </table:table-cell>
          <table:table-cell office:value-type="float" office:value="0">
            <text:p>0</text:p>
          </table:table-cell>
          <table:table-cell office:value-type="float" office:value="2622">
            <text:p>2622</text:p>
          </table:table-cell>
          <table:table-cell office:value-type="float" office:value="2664">
            <text:p>2664</text:p>
          </table:table-cell>
          <table:table-cell table:formula="of:=IF(AND([.B35]&gt;[.E35];[.H35]=1);1;&quot;&quot;)" office:value-type="float" office:value="1">
            <text:p>1</text:p>
          </table:table-cell>
          <table:table-cell table:formula="of:=IF(AND([.B35]&lt;=[.E35];[.I35]=1);1;&quot;&quot;)">
            <text:p/>
          </table:table-cell>
          <table:table-cell table:formula="of:=IF(AND([.B35]&gt;[.D35];[.C35]=0);1;&quot;&quot;)" office:value-type="float" office:value="1">
            <text:p>1</text:p>
          </table:table-cell>
          <table:table-cell table:formula="of:=IF(AND([.B35]&lt;=[.D35];[.C35]=1);1;&quot;&quot;)">
            <text:p/>
          </table:table-cell>
          <table:table-cell table:formula="of:=IF(OR(AND([.G35]=1;[.I35]=1);AND([.F35]=1;[.H35]=1));1;&quot;&quot;)" office:value-type="float" office:value="1">
            <text:p>1</text:p>
          </table:table-cell>
          <table:table-cell/>
          <table:table-cell table:formula="of:=([.D35]/[.E35]*100)-100" office:value-type="float" office:value="-1.57657657657657">
            <text:p>-1.5765765766</text:p>
          </table:table-cell>
          <table:table-cell table:formula="of:=IF(OR(AND([.B35]&gt;[.E35];[.C35]=0);AND([.B35]&lt;=[.E35];[.C35]=1));1;&quot;&quot;)" office:value-type="float" office:value="1">
            <text:p>1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117">
            <text:p>2117</text:p>
          </table:table-cell>
          <table:table-cell office:value-type="float" office:value="1">
            <text:p>1</text:p>
          </table:table-cell>
          <table:table-cell office:value-type="float" office:value="2112">
            <text:p>2112</text:p>
          </table:table-cell>
          <table:table-cell office:value-type="float" office:value="2124">
            <text:p>2124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  <table:table-cell table:formula="of:=([.D36]/[.E36]*100)-100" office:value-type="float" office:value="-0.564971751412429">
            <text:p>-0.5649717514</text:p>
          </table:table-cell>
          <table:table-cell table:formula="of:=IF(OR(AND([.B36]&gt;[.E36];[.C36]=0);AND([.B36]&lt;=[.E36];[.C36]=1));1;&quot;&quot;)" office:value-type="float" office:value="1">
            <text:p>1</text:p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60">
            <text:p>1160</text:p>
          </table:table-cell>
          <table:table-cell office:value-type="float" office:value="0">
            <text:p>0</text:p>
          </table:table-cell>
          <table:table-cell office:value-type="float" office:value="1132">
            <text:p>1132</text:p>
          </table:table-cell>
          <table:table-cell office:value-type="float" office:value="1177">
            <text:p>1177</text:p>
          </table:table-cell>
          <table:table-cell table:formula="of:=IF(AND([.B37]&gt;[.E37];[.H37]=1);1;&quot;&quot;)">
            <text:p/>
          </table:table-cell>
          <table:table-cell table:formula="of:=IF(AND([.B37]&lt;=[.E37];[.I37]=1);1;&quot;&quot;)">
            <text:p/>
          </table:table-cell>
          <table:table-cell table:formula="of:=IF(AND([.B37]&gt;[.D37];[.C37]=0);1;&quot;&quot;)" office:value-type="float" office:value="1">
            <text:p>1</text:p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  <table:table-cell/>
          <table:table-cell table:formula="of:=([.D37]/[.E37]*100)-100" office:value-type="float" office:value="-3.8232795242141">
            <text:p>-3.8232795242</text:p>
          </table:table-cell>
          <table:table-cell table:formula="of:=IF(OR(AND([.B37]&gt;[.E37];[.C37]=0);AND([.B37]&lt;=[.E37];[.C37]=1));1;&quot;&quot;)">
            <text:p/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710">
            <text:p>3710</text:p>
          </table:table-cell>
          <table:table-cell office:value-type="float" office:value="0">
            <text:p>0</text:p>
          </table:table-cell>
          <table:table-cell office:value-type="float" office:value="3692">
            <text:p>3692</text:p>
          </table:table-cell>
          <table:table-cell office:value-type="float" office:value="3863">
            <text:p>3863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>
            <text:p/>
          </table:table-cell>
          <table:table-cell table:formula="of:=IF(AND([.B38]&gt;[.D38];[.C38]=0);1;&quot;&quot;)" office:value-type="float" office:value="1">
            <text:p>1</text:p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  <table:table-cell table:formula="of:=([.D38]/[.E38]*100)-100" office:value-type="float" office:value="-4.42661144188455">
            <text:p>-4.4266114419</text:p>
          </table:table-cell>
          <table:table-cell table:formula="of:=IF(OR(AND([.B38]&gt;[.E38];[.C38]=0);AND([.B38]&lt;=[.E38];[.C38]=1));1;&quot;&quot;)">
            <text:p/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672">
            <text:p>1672</text:p>
          </table:table-cell>
          <table:table-cell office:value-type="float" office:value="0">
            <text:p>0</text:p>
          </table:table-cell>
          <table:table-cell office:value-type="float" office:value="1653">
            <text:p>1653</text:p>
          </table:table-cell>
          <table:table-cell office:value-type="float" office:value="1719">
            <text:p>1719</text:p>
          </table:table-cell>
          <table:table-cell table:formula="of:=IF(AND([.B39]&gt;[.E39];[.H39]=1);1;&quot;&quot;)">
            <text:p/>
          </table:table-cell>
          <table:table-cell table:formula="of:=IF(AND([.B39]&lt;=[.E39];[.I39]=1);1;&quot;&quot;)">
            <text:p/>
          </table:table-cell>
          <table:table-cell table:formula="of:=IF(AND([.B39]&gt;[.D39];[.C39]=0);1;&quot;&quot;)" office:value-type="float" office:value="1">
            <text:p>1</text:p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  <table:table-cell/>
          <table:table-cell table:formula="of:=([.D39]/[.E39]*100)-100" office:value-type="float" office:value="-3.83944153577661">
            <text:p>-3.8394415358</text:p>
          </table:table-cell>
          <table:table-cell table:formula="of:=IF(OR(AND([.B39]&gt;[.E39];[.C39]=0);AND([.B39]&lt;=[.E39];[.C39]=1));1;&quot;&quot;)">
            <text:p/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589">
            <text:p>2589</text:p>
          </table:table-cell>
          <table:table-cell office:value-type="float" office:value="0">
            <text:p>0</text:p>
          </table:table-cell>
          <table:table-cell office:value-type="float" office:value="2635">
            <text:p>2635</text:p>
          </table:table-cell>
          <table:table-cell office:value-type="float" office:value="2627">
            <text:p>2627</text:p>
          </table:table-cell>
          <table:table-cell table:formula="of:=IF(AND([.B40]&gt;[.E40];[.H40]=1);1;&quot;&quot;)">
            <text:p/>
          </table:table-cell>
          <table:table-cell table:formula="of:=IF(AND([.B40]&lt;=[.E40];[.I40]=1);1;&quot;&quot;)">
            <text:p/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  <table:table-cell/>
          <table:table-cell table:formula="of:=([.D40]/[.E40]*100)-100" office:value-type="float" office:value="0.304529881994682">
            <text:p>0.304529882</text:p>
          </table:table-cell>
          <table:table-cell table:formula="of:=IF(OR(AND([.B40]&gt;[.E40];[.C40]=0);AND([.B40]&lt;=[.E40];[.C40]=1));1;&quot;&quot;)">
            <text:p/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430">
            <text:p>8430</text:p>
          </table:table-cell>
          <table:table-cell office:value-type="float" office:value="0">
            <text:p>0</text:p>
          </table:table-cell>
          <table:table-cell office:value-type="float" office:value="8444">
            <text:p>8444</text:p>
          </table:table-cell>
          <table:table-cell office:value-type="float" office:value="8400">
            <text:p>8400</text:p>
          </table:table-cell>
          <table:table-cell table:formula="of:=IF(AND([.B41]&gt;[.E41];[.H41]=1);1;&quot;&quot;)">
            <text:p/>
          </table:table-cell>
          <table:table-cell table:formula="of:=IF(AND([.B41]&lt;=[.E41];[.I41]=1);1;&quot;&quot;)">
            <text:p/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>
            <text:p/>
          </table:table-cell>
          <table:table-cell/>
          <table:table-cell table:formula="of:=([.D41]/[.E41]*100)-100" office:value-type="float" office:value="0.523809523809533">
            <text:p>0.5238095238</text:p>
          </table:table-cell>
          <table:table-cell table:formula="of:=IF(OR(AND([.B41]&gt;[.E41];[.C41]=0);AND([.B41]&lt;=[.E41];[.C41]=1));1;&quot;&quot;)" office:value-type="float" office:value="1">
            <text:p>1</text:p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7050">
            <text:p>7050</text:p>
          </table:table-cell>
          <table:table-cell office:value-type="float" office:value="0">
            <text:p>0</text:p>
          </table:table-cell>
          <table:table-cell office:value-type="float" office:value="7020">
            <text:p>7020</text:p>
          </table:table-cell>
          <table:table-cell office:value-type="float" office:value="7190">
            <text:p>7190</text:p>
          </table:table-cell>
          <table:table-cell table:formula="of:=IF(AND([.B42]&gt;[.E42];[.H42]=1);1;&quot;&quot;)">
            <text:p/>
          </table:table-cell>
          <table:table-cell table:formula="of:=IF(AND([.B42]&lt;=[.E42];[.I42]=1);1;&quot;&quot;)">
            <text:p/>
          </table:table-cell>
          <table:table-cell table:formula="of:=IF(AND([.B42]&gt;[.D42];[.C42]=0);1;&quot;&quot;)" office:value-type="float" office:value="1">
            <text:p>1</text:p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  <table:table-cell/>
          <table:table-cell table:formula="of:=([.D42]/[.E42]*100)-100" office:value-type="float" office:value="-2.36439499304589">
            <text:p>-2.364394993</text:p>
          </table:table-cell>
          <table:table-cell table:formula="of:=IF(OR(AND([.B42]&gt;[.E42];[.C42]=0);AND([.B42]&lt;=[.E42];[.C42]=1));1;&quot;&quot;)">
            <text:p/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422">
            <text:p>1422</text:p>
          </table:table-cell>
          <table:table-cell office:value-type="float" office:value="0">
            <text:p>0</text:p>
          </table:table-cell>
          <table:table-cell office:value-type="float" office:value="1402">
            <text:p>1402</text:p>
          </table:table-cell>
          <table:table-cell office:value-type="float" office:value="1442">
            <text:p>1442</text:p>
          </table:table-cell>
          <table:table-cell table:formula="of:=IF(AND([.B43]&gt;[.E43];[.H43]=1);1;&quot;&quot;)">
            <text:p/>
          </table:table-cell>
          <table:table-cell table:formula="of:=IF(AND([.B43]&lt;=[.E43];[.I43]=1);1;&quot;&quot;)">
            <text:p/>
          </table:table-cell>
          <table:table-cell table:formula="of:=IF(AND([.B43]&gt;[.D43];[.C43]=0);1;&quot;&quot;)" office:value-type="float" office:value="1">
            <text:p>1</text:p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  <table:table-cell/>
          <table:table-cell table:formula="of:=([.D43]/[.E43]*100)-100" office:value-type="float" office:value="-2.7739251040222">
            <text:p>-2.773925104</text:p>
          </table:table-cell>
          <table:table-cell table:formula="of:=IF(OR(AND([.B43]&gt;[.E43];[.C43]=0);AND([.B43]&lt;=[.E43];[.C43]=1));1;&quot;&quot;)">
            <text:p/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714">
            <text:p>1714</text:p>
          </table:table-cell>
          <table:table-cell office:value-type="float" office:value="0">
            <text:p>0</text:p>
          </table:table-cell>
          <table:table-cell office:value-type="float" office:value="1705">
            <text:p>1705</text:p>
          </table:table-cell>
          <table:table-cell office:value-type="float" office:value="1788">
            <text:p>1788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>
            <text:p/>
          </table:table-cell>
          <table:table-cell table:formula="of:=IF(AND([.B44]&gt;[.D44];[.C44]=0);1;&quot;&quot;)" office:value-type="float" office:value="1">
            <text:p>1</text:p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  <table:table-cell table:formula="of:=([.D44]/[.E44]*100)-100" office:value-type="float" office:value="-4.64205816554811">
            <text:p>-4.6420581655</text:p>
          </table:table-cell>
          <table:table-cell table:formula="of:=IF(OR(AND([.B44]&gt;[.E44];[.C44]=0);AND([.B44]&lt;=[.E44];[.C44]=1));1;&quot;&quot;)">
            <text:p/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235">
            <text:p>3235</text:p>
          </table:table-cell>
          <table:table-cell office:value-type="float" office:value="0">
            <text:p>0</text:p>
          </table:table-cell>
          <table:table-cell office:value-type="float" office:value="3180">
            <text:p>3180</text:p>
          </table:table-cell>
          <table:table-cell office:value-type="float" office:value="3330">
            <text:p>3330</text:p>
          </table:table-cell>
          <table:table-cell table:formula="of:=IF(AND([.B45]&gt;[.E45];[.H45]=1);1;&quot;&quot;)">
            <text:p/>
          </table:table-cell>
          <table:table-cell table:formula="of:=IF(AND([.B45]&lt;=[.E45];[.I45]=1);1;&quot;&quot;)">
            <text:p/>
          </table:table-cell>
          <table:table-cell table:formula="of:=IF(AND([.B45]&gt;[.D45];[.C45]=0);1;&quot;&quot;)" office:value-type="float" office:value="1">
            <text:p>1</text:p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  <table:table-cell table:formula="of:=([.D45]/[.E45]*100)-100" office:value-type="float" office:value="-4.5045045045045">
            <text:p>-4.5045045045</text:p>
          </table:table-cell>
          <table:table-cell table:formula="of:=IF(OR(AND([.B45]&gt;[.E45];[.C45]=0);AND([.B45]&lt;=[.E45];[.C45]=1));1;&quot;&quot;)">
            <text:p/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15">
            <text:p>2615</text:p>
          </table:table-cell>
          <table:table-cell office:value-type="float" office:value="0">
            <text:p>0</text:p>
          </table:table-cell>
          <table:table-cell office:value-type="float" office:value="2589">
            <text:p>2589</text:p>
          </table:table-cell>
          <table:table-cell office:value-type="float" office:value="2627">
            <text:p>2627</text:p>
          </table:table-cell>
          <table:table-cell table:formula="of:=IF(AND([.B46]&gt;[.E46];[.H46]=1);1;&quot;&quot;)">
            <text:p/>
          </table:table-cell>
          <table:table-cell table:formula="of:=IF(AND([.B46]&lt;=[.E46];[.I46]=1);1;&quot;&quot;)">
            <text:p/>
          </table:table-cell>
          <table:table-cell table:formula="of:=IF(AND([.B46]&gt;[.D46];[.C46]=0);1;&quot;&quot;)" office:value-type="float" office:value="1">
            <text:p>1</text:p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>
            <text:p/>
          </table:table-cell>
          <table:table-cell/>
          <table:table-cell table:formula="of:=([.D46]/[.E46]*100)-100" office:value-type="float" office:value="-1.44651693947469">
            <text:p>-1.4465169395</text:p>
          </table:table-cell>
          <table:table-cell table:formula="of:=IF(OR(AND([.B46]&gt;[.E46];[.C46]=0);AND([.B46]&lt;=[.E46];[.C46]=1));1;&quot;&quot;)">
            <text:p/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445">
            <text:p>3445</text:p>
          </table:table-cell>
          <table:table-cell office:value-type="float" office:value="0">
            <text:p>0</text:p>
          </table:table-cell>
          <table:table-cell office:value-type="float" office:value="3430">
            <text:p>3430</text:p>
          </table:table-cell>
          <table:table-cell office:value-type="float" office:value="3505">
            <text:p>3505</text:p>
          </table:table-cell>
          <table:table-cell table:formula="of:=IF(AND([.B47]&gt;[.E47];[.H47]=1);1;&quot;&quot;)">
            <text:p/>
          </table:table-cell>
          <table:table-cell table:formula="of:=IF(AND([.B47]&lt;=[.E47];[.I47]=1);1;&quot;&quot;)">
            <text:p/>
          </table:table-cell>
          <table:table-cell table:formula="of:=IF(AND([.B47]&gt;[.D47];[.C47]=0);1;&quot;&quot;)" office:value-type="float" office:value="1">
            <text:p>1</text:p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  <table:table-cell/>
          <table:table-cell table:formula="of:=([.D47]/[.E47]*100)-100" office:value-type="float" office:value="-2.13980028530671">
            <text:p>-2.1398002853</text:p>
          </table:table-cell>
          <table:table-cell table:formula="of:=IF(OR(AND([.B47]&gt;[.E47];[.C47]=0);AND([.B47]&lt;=[.E47];[.C47]=1));1;&quot;&quot;)">
            <text:p/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46">
            <text:p>246</text:p>
          </table:table-cell>
          <table:table-cell table:formula="of:=IF(AND([.B48]&gt;[.E48];[.H48]=1);1;&quot;&quot;)">
            <text:p/>
          </table:table-cell>
          <table:table-cell table:formula="of:=IF(AND([.B48]&lt;=[.E48];[.I48]=1);1;&quot;&quot;)">
            <text:p/>
          </table:table-cell>
          <table:table-cell table:formula="of:=IF(AND([.B48]&gt;[.D48];[.C48]=0);1;&quot;&quot;)" office:value-type="float" office:value="1">
            <text:p>1</text:p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  <table:table-cell/>
          <table:table-cell table:formula="of:=([.D48]/[.E48]*100)-100" office:value-type="float" office:value="-2.84552845528455">
            <text:p>-2.8455284553</text:p>
          </table:table-cell>
          <table:table-cell table:formula="of:=IF(OR(AND([.B48]&gt;[.E48];[.C48]=0);AND([.B48]&lt;=[.E48];[.C48]=1));1;&quot;&quot;)">
            <text:p/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3025">
            <text:p>3025</text:p>
          </table:table-cell>
          <table:table-cell office:value-type="float" office:value="0">
            <text:p>0</text:p>
          </table:table-cell>
          <table:table-cell office:value-type="float" office:value="2948">
            <text:p>2948</text:p>
          </table:table-cell>
          <table:table-cell office:value-type="float" office:value="3010">
            <text:p>3010</text:p>
          </table:table-cell>
          <table:table-cell table:formula="of:=IF(AND([.B49]&gt;[.E49];[.H49]=1);1;&quot;&quot;)" office:value-type="float" office:value="1">
            <text:p>1</text:p>
          </table:table-cell>
          <table:table-cell table:formula="of:=IF(AND([.B49]&lt;=[.E49];[.I49]=1);1;&quot;&quot;)">
            <text:p/>
          </table:table-cell>
          <table:table-cell table:formula="of:=IF(AND([.B49]&gt;[.D49];[.C49]=0);1;&quot;&quot;)" office:value-type="float" office:value="1">
            <text:p>1</text:p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 office:value-type="float" office:value="1">
            <text:p>1</text:p>
          </table:table-cell>
          <table:table-cell/>
          <table:table-cell table:formula="of:=([.D49]/[.E49]*100)-100" office:value-type="float" office:value="-2.05980066445183">
            <text:p>-2.0598006645</text:p>
          </table:table-cell>
          <table:table-cell table:formula="of:=IF(OR(AND([.B49]&gt;[.E49];[.C49]=0);AND([.B49]&lt;=[.E49];[.C49]=1));1;&quot;&quot;)" office:value-type="float" office:value="1">
            <text:p>1</text:p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610">
            <text:p>5610</text:p>
          </table:table-cell>
          <table:table-cell office:value-type="float" office:value="1">
            <text:p>1</text:p>
          </table:table-cell>
          <table:table-cell office:value-type="float" office:value="5570">
            <text:p>5570</text:p>
          </table:table-cell>
          <table:table-cell office:value-type="float" office:value="5700">
            <text:p>5700</text:p>
          </table:table-cell>
          <table:table-cell table:formula="of:=IF(AND([.B50]&gt;[.E50];[.H50]=1);1;&quot;&quot;)">
            <text:p/>
          </table:table-cell>
          <table:table-cell table:formula="of:=IF(AND([.B50]&lt;=[.E50];[.I50]=1);1;&quot;&quot;)">
            <text:p/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  <table:table-cell/>
          <table:table-cell table:formula="of:=([.D50]/[.E50]*100)-100" office:value-type="float" office:value="-2.28070175438596">
            <text:p>-2.2807017544</text:p>
          </table:table-cell>
          <table:table-cell table:formula="of:=IF(OR(AND([.B50]&gt;[.E50];[.C50]=0);AND([.B50]&lt;=[.E50];[.C50]=1));1;&quot;&quot;)" office:value-type="float" office:value="1">
            <text:p>1</text:p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625">
            <text:p>3625</text:p>
          </table:table-cell>
          <table:table-cell office:value-type="float" office:value="0">
            <text:p>0</text:p>
          </table:table-cell>
          <table:table-cell office:value-type="float" office:value="3632">
            <text:p>3632</text:p>
          </table:table-cell>
          <table:table-cell office:value-type="float" office:value="3845">
            <text:p>3845</text:p>
          </table:table-cell>
          <table:table-cell table:formula="of:=IF(AND([.B51]&gt;[.E51];[.H51]=1);1;&quot;&quot;)">
            <text:p/>
          </table:table-cell>
          <table:table-cell table:formula="of:=IF(AND([.B51]&lt;=[.E51];[.I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  <table:table-cell table:formula="of:=([.D51]/[.E51]*100)-100" office:value-type="float" office:value="-5.53966189856958">
            <text:p>-5.5396618986</text:p>
          </table:table-cell>
          <table:table-cell table:formula="of:=IF(OR(AND([.B51]&gt;[.E51];[.C51]=0);AND([.B51]&lt;=[.E51];[.C51]=1));1;&quot;&quot;)">
            <text:p/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468">
            <text:p>2468</text:p>
          </table:table-cell>
          <table:table-cell office:value-type="float" office:value="0">
            <text:p>0</text:p>
          </table:table-cell>
          <table:table-cell office:value-type="float" office:value="2457">
            <text:p>2457</text:p>
          </table:table-cell>
          <table:table-cell office:value-type="float" office:value="2571">
            <text:p>2571</text:p>
          </table:table-cell>
          <table:table-cell table:formula="of:=IF(AND([.B52]&gt;[.E52];[.H52]=1);1;&quot;&quot;)">
            <text:p/>
          </table:table-cell>
          <table:table-cell table:formula="of:=IF(AND([.B52]&lt;=[.E52];[.I52]=1);1;&quot;&quot;)">
            <text:p/>
          </table:table-cell>
          <table:table-cell table:formula="of:=IF(AND([.B52]&gt;[.D52];[.C52]=0);1;&quot;&quot;)" office:value-type="float" office:value="1">
            <text:p>1</text:p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  <table:table-cell/>
          <table:table-cell table:formula="of:=([.D52]/[.E52]*100)-100" office:value-type="float" office:value="-4.43407234539089">
            <text:p>-4.4340723454</text:p>
          </table:table-cell>
          <table:table-cell table:formula="of:=IF(OR(AND([.B52]&gt;[.E52];[.C52]=0);AND([.B52]&lt;=[.E52];[.C52]=1));1;&quot;&quot;)">
            <text:p/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451">
            <text:p>2451</text:p>
          </table:table-cell>
          <table:table-cell office:value-type="float" office:value="0">
            <text:p>0</text:p>
          </table:table-cell>
          <table:table-cell office:value-type="float" office:value="2419">
            <text:p>2419</text:p>
          </table:table-cell>
          <table:table-cell office:value-type="float" office:value="2590">
            <text:p>2590</text:p>
          </table:table-cell>
          <table:table-cell table:formula="of:=IF(AND([.B53]&gt;[.E53];[.H53]=1);1;&quot;&quot;)">
            <text:p/>
          </table:table-cell>
          <table:table-cell table:formula="of:=IF(AND([.B53]&lt;=[.E53];[.I53]=1);1;&quot;&quot;)">
            <text:p/>
          </table:table-cell>
          <table:table-cell table:formula="of:=IF(AND([.B53]&gt;[.D53];[.C53]=0);1;&quot;&quot;)" office:value-type="float" office:value="1">
            <text:p>1</text:p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  <table:table-cell/>
          <table:table-cell table:formula="of:=([.D53]/[.E53]*100)-100" office:value-type="float" office:value="-6.60231660231661">
            <text:p>-6.6023166023</text:p>
          </table:table-cell>
          <table:table-cell table:formula="of:=IF(OR(AND([.B53]&gt;[.E53];[.C53]=0);AND([.B53]&lt;=[.E53];[.C53]=1));1;&quot;&quot;)">
            <text:p/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702">
            <text:p>702</text:p>
          </table:table-cell>
          <table:table-cell office:value-type="float" office:value="723">
            <text:p>723</text:p>
          </table:table-cell>
          <table:table-cell table:formula="of:=IF(AND([.B54]&gt;[.E54];[.H54]=1);1;&quot;&quot;)">
            <text:p/>
          </table:table-cell>
          <table:table-cell table:formula="of:=IF(AND([.B54]&lt;=[.E54];[.I54]=1);1;&quot;&quot;)">
            <text:p/>
          </table:table-cell>
          <table:table-cell table:formula="of:=IF(AND([.B54]&gt;[.D54];[.C54]=0);1;&quot;&quot;)" office:value-type="float" office:value="1">
            <text:p>1</text:p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>
            <text:p/>
          </table:table-cell>
          <table:table-cell/>
          <table:table-cell table:formula="of:=([.D54]/[.E54]*100)-100" office:value-type="float" office:value="-2.9045643153527">
            <text:p>-2.9045643154</text:p>
          </table:table-cell>
          <table:table-cell table:formula="of:=IF(OR(AND([.B54]&gt;[.E54];[.C54]=0);AND([.B54]&lt;=[.E54];[.C54]=1));1;&quot;&quot;)">
            <text:p/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295">
            <text:p>4295</text:p>
          </table:table-cell>
          <table:table-cell office:value-type="float" office:value="0">
            <text:p>0</text:p>
          </table:table-cell>
          <table:table-cell office:value-type="float" office:value="4299">
            <text:p>4299</text:p>
          </table:table-cell>
          <table:table-cell office:value-type="float" office:value="4415">
            <text:p>4415</text:p>
          </table:table-cell>
          <table:table-cell table:formula="of:=IF(AND([.B55]&gt;[.E55];[.H55]=1);1;&quot;&quot;)">
            <text:p/>
          </table:table-cell>
          <table:table-cell table:formula="of:=IF(AND([.B55]&lt;=[.E55];[.I55]=1);1;&quot;&quot;)">
            <text:p/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  <table:table-cell/>
          <table:table-cell table:formula="of:=([.D55]/[.E55]*100)-100" office:value-type="float" office:value="-2.62740656851642">
            <text:p>-2.6274065685</text:p>
          </table:table-cell>
          <table:table-cell table:formula="of:=IF(OR(AND([.B55]&gt;[.E55];[.C55]=0);AND([.B55]&lt;=[.E55];[.C55]=1));1;&quot;&quot;)">
            <text:p/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490">
            <text:p>5490</text:p>
          </table:table-cell>
          <table:table-cell office:value-type="float" office:value="0">
            <text:p>0</text:p>
          </table:table-cell>
          <table:table-cell office:value-type="float" office:value="5499">
            <text:p>5499</text:p>
          </table:table-cell>
          <table:table-cell office:value-type="float" office:value="5680">
            <text:p>5680</text:p>
          </table:table-cell>
          <table:table-cell table:formula="of:=IF(AND([.B56]&gt;[.E56];[.H56]=1);1;&quot;&quot;)">
            <text:p/>
          </table:table-cell>
          <table:table-cell table:formula="of:=IF(AND([.B56]&lt;=[.E56];[.I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  <table:table-cell/>
          <table:table-cell table:formula="of:=([.D56]/[.E56]*100)-100" office:value-type="float" office:value="-3.18661971830986">
            <text:p>-3.1866197183</text:p>
          </table:table-cell>
          <table:table-cell table:formula="of:=IF(OR(AND([.B56]&gt;[.E56];[.C56]=0);AND([.B56]&lt;=[.E56];[.C56]=1));1;&quot;&quot;)">
            <text:p/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080">
            <text:p>4080</text:p>
          </table:table-cell>
          <table:table-cell office:value-type="float" office:value="0">
            <text:p>0</text:p>
          </table:table-cell>
          <table:table-cell office:value-type="float" office:value="4032">
            <text:p>4032</text:p>
          </table:table-cell>
          <table:table-cell office:value-type="float" office:value="4187">
            <text:p>4187</text:p>
          </table:table-cell>
          <table:table-cell table:formula="of:=IF(AND([.B57]&gt;[.E57];[.H57]=1);1;&quot;&quot;)">
            <text:p/>
          </table:table-cell>
          <table:table-cell table:formula="of:=IF(AND([.B57]&lt;=[.E57];[.I57]=1);1;&quot;&quot;)">
            <text:p/>
          </table:table-cell>
          <table:table-cell table:formula="of:=IF(AND([.B57]&gt;[.D57];[.C57]=0);1;&quot;&quot;)" office:value-type="float" office:value="1">
            <text:p>1</text:p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>
            <text:p/>
          </table:table-cell>
          <table:table-cell/>
          <table:table-cell table:formula="of:=([.D57]/[.E57]*100)-100" office:value-type="float" office:value="-3.70193455935038">
            <text:p>-3.7019345594</text:p>
          </table:table-cell>
          <table:table-cell table:formula="of:=IF(OR(AND([.B57]&gt;[.E57];[.C57]=0);AND([.B57]&lt;=[.E57];[.C57]=1));1;&quot;&quot;)">
            <text:p/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592">
            <text:p>1592</text:p>
          </table:table-cell>
          <table:table-cell office:value-type="float" office:value="0">
            <text:p>0</text:p>
          </table:table-cell>
          <table:table-cell office:value-type="float" office:value="1577">
            <text:p>1577</text:p>
          </table:table-cell>
          <table:table-cell office:value-type="float" office:value="1604">
            <text:p>1604</text:p>
          </table:table-cell>
          <table:table-cell table:formula="of:=IF(AND([.B58]&gt;[.E58];[.H58]=1);1;&quot;&quot;)">
            <text:p/>
          </table:table-cell>
          <table:table-cell table:formula="of:=IF(AND([.B58]&lt;=[.E58];[.I58]=1);1;&quot;&quot;)">
            <text:p/>
          </table:table-cell>
          <table:table-cell table:formula="of:=IF(AND([.B58]&gt;[.D58];[.C58]=0);1;&quot;&quot;)" office:value-type="float" office:value="1">
            <text:p>1</text:p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>
            <text:p/>
          </table:table-cell>
          <table:table-cell/>
          <table:table-cell table:formula="of:=([.D58]/[.E58]*100)-100" office:value-type="float" office:value="-1.68329177057358">
            <text:p>-1.6832917706</text:p>
          </table:table-cell>
          <table:table-cell table:formula="of:=IF(OR(AND([.B58]&gt;[.E58];[.C58]=0);AND([.B58]&lt;=[.E58];[.C58]=1));1;&quot;&quot;)">
            <text:p/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79">
            <text:p>1079</text:p>
          </table:table-cell>
          <table:table-cell office:value-type="float" office:value="1108">
            <text:p>1108</text:p>
          </table:table-cell>
          <table:table-cell table:formula="of:=IF(AND([.B59]&gt;[.E59];[.H59]=1);1;&quot;&quot;)">
            <text:p/>
          </table:table-cell>
          <table:table-cell table:formula="of:=IF(AND([.B59]&lt;=[.E59];[.I59]=1);1;&quot;&quot;)">
            <text:p/>
          </table:table-cell>
          <table:table-cell table:formula="of:=IF(AND([.B59]&gt;[.D59];[.C59]=0);1;&quot;&quot;)" office:value-type="float" office:value="1">
            <text:p>1</text:p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  <table:table-cell table:formula="of:=([.D59]/[.E59]*100)-100" office:value-type="float" office:value="-2.6173285198556">
            <text:p>-2.6173285199</text:p>
          </table:table-cell>
          <table:table-cell table:formula="of:=IF(OR(AND([.B59]&gt;[.E59];[.C59]=0);AND([.B59]&lt;=[.E59];[.C59]=1));1;&quot;&quot;)">
            <text:p/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148">
            <text:p>1148</text:p>
          </table:table-cell>
          <table:table-cell office:value-type="float" office:value="0">
            <text:p>0</text:p>
          </table:table-cell>
          <table:table-cell office:value-type="float" office:value="1114">
            <text:p>1114</text:p>
          </table:table-cell>
          <table:table-cell office:value-type="float" office:value="1179">
            <text:p>1179</text:p>
          </table:table-cell>
          <table:table-cell table:formula="of:=IF(AND([.B60]&gt;[.E60];[.H60]=1);1;&quot;&quot;)">
            <text:p/>
          </table:table-cell>
          <table:table-cell table:formula="of:=IF(AND([.B60]&lt;=[.E60];[.I60]=1);1;&quot;&quot;)">
            <text:p/>
          </table:table-cell>
          <table:table-cell table:formula="of:=IF(AND([.B60]&gt;[.D60];[.C60]=0);1;&quot;&quot;)" office:value-type="float" office:value="1">
            <text:p>1</text:p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  <table:table-cell/>
          <table:table-cell table:formula="of:=([.D60]/[.E60]*100)-100" office:value-type="float" office:value="-5.51314673452077">
            <text:p>-5.5131467345</text:p>
          </table:table-cell>
          <table:table-cell table:formula="of:=IF(OR(AND([.B60]&gt;[.E60];[.C60]=0);AND([.B60]&lt;=[.E60];[.C60]=1));1;&quot;&quot;)">
            <text:p/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6050">
            <text:p>6050</text:p>
          </table:table-cell>
          <table:table-cell office:value-type="float" office:value="1">
            <text:p>1</text:p>
          </table:table-cell>
          <table:table-cell office:value-type="float" office:value="5915">
            <text:p>5915</text:p>
          </table:table-cell>
          <table:table-cell office:value-type="float" office:value="6040">
            <text:p>6040</text:p>
          </table:table-cell>
          <table:table-cell table:formula="of:=IF(AND([.B61]&gt;[.E61];[.H61]=1);1;&quot;&quot;)">
            <text:p/>
          </table:table-cell>
          <table:table-cell table:formula="of:=IF(AND([.B61]&lt;=[.E61];[.I61]=1);1;&quot;&quot;)">
            <text:p/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>
            <text:p/>
          </table:table-cell>
          <table:table-cell/>
          <table:table-cell table:formula="of:=([.D61]/[.E61]*100)-100" office:value-type="float" office:value="-2.06953642384106">
            <text:p>-2.0695364238</text:p>
          </table:table-cell>
          <table:table-cell table:formula="of:=IF(OR(AND([.B61]&gt;[.E61];[.C61]=0);AND([.B61]&lt;=[.E61];[.C61]=1));1;&quot;&quot;)">
            <text:p/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928">
            <text:p>1928</text:p>
          </table:table-cell>
          <table:table-cell office:value-type="float" office:value="0">
            <text:p>0</text:p>
          </table:table-cell>
          <table:table-cell office:value-type="float" office:value="1894">
            <text:p>1894</text:p>
          </table:table-cell>
          <table:table-cell office:value-type="float" office:value="1943">
            <text:p>1943</text:p>
          </table:table-cell>
          <table:table-cell table:formula="of:=IF(AND([.B62]&gt;[.E62];[.H62]=1);1;&quot;&quot;)">
            <text:p/>
          </table:table-cell>
          <table:table-cell table:formula="of:=IF(AND([.B62]&lt;=[.E62];[.I62]=1);1;&quot;&quot;)">
            <text:p/>
          </table:table-cell>
          <table:table-cell table:formula="of:=IF(AND([.B62]&gt;[.D62];[.C62]=0);1;&quot;&quot;)" office:value-type="float" office:value="1">
            <text:p>1</text:p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  <table:table-cell/>
          <table:table-cell table:formula="of:=([.D62]/[.E62]*100)-100" office:value-type="float" office:value="-2.52187339166238">
            <text:p>-2.5218733917</text:p>
          </table:table-cell>
          <table:table-cell table:formula="of:=IF(OR(AND([.B62]&gt;[.E62];[.C62]=0);AND([.B62]&lt;=[.E62];[.C62]=1));1;&quot;&quot;)">
            <text:p/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620">
            <text:p>5620</text:p>
          </table:table-cell>
          <table:table-cell office:value-type="float" office:value="0">
            <text:p>0</text:p>
          </table:table-cell>
          <table:table-cell office:value-type="float" office:value="5576">
            <text:p>5576</text:p>
          </table:table-cell>
          <table:table-cell office:value-type="float" office:value="5720">
            <text:p>5720</text:p>
          </table:table-cell>
          <table:table-cell table:formula="of:=IF(AND([.B63]&gt;[.E63];[.H63]=1);1;&quot;&quot;)">
            <text:p/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 office:value-type="float" office:value="1">
            <text:p>1</text:p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  <table:table-cell table:formula="of:=([.D63]/[.E63]*100)-100" office:value-type="float" office:value="-2.51748251748252">
            <text:p>-2.5174825175</text:p>
          </table:table-cell>
          <table:table-cell table:formula="of:=IF(OR(AND([.B63]&gt;[.E63];[.C63]=0);AND([.B63]&lt;=[.E63];[.C63]=1));1;&quot;&quot;)">
            <text:p/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640">
            <text:p>3640</text:p>
          </table:table-cell>
          <table:table-cell office:value-type="float" office:value="0">
            <text:p>0</text:p>
          </table:table-cell>
          <table:table-cell office:value-type="float" office:value="3574">
            <text:p>3574</text:p>
          </table:table-cell>
          <table:table-cell office:value-type="float" office:value="3630">
            <text:p>3630</text:p>
          </table:table-cell>
          <table:table-cell table:formula="of:=IF(AND([.B64]&gt;[.E64];[.H64]=1);1;&quot;&quot;)" office:value-type="float" office:value="1">
            <text:p>1</text:p>
          </table:table-cell>
          <table:table-cell table:formula="of:=IF(AND([.B64]&lt;=[.E64];[.I64]=1);1;&quot;&quot;)">
            <text:p/>
          </table:table-cell>
          <table:table-cell table:formula="of:=IF(AND([.B64]&gt;[.D64];[.C64]=0);1;&quot;&quot;)" office:value-type="float" office:value="1">
            <text:p>1</text:p>
          </table:table-cell>
          <table:table-cell table:formula="of:=IF(AND([.B64]&lt;=[.D64];[.C64]=1);1;&quot;&quot;)">
            <text:p/>
          </table:table-cell>
          <table:table-cell table:formula="of:=IF(OR(AND([.G64]=1;[.I64]=1);AND([.F64]=1;[.H64]=1));1;&quot;&quot;)" office:value-type="float" office:value="1">
            <text:p>1</text:p>
          </table:table-cell>
          <table:table-cell/>
          <table:table-cell table:formula="of:=([.D64]/[.E64]*100)-100" office:value-type="float" office:value="-1.5426997245179">
            <text:p>-1.5426997245</text:p>
          </table:table-cell>
          <table:table-cell table:formula="of:=IF(OR(AND([.B64]&gt;[.E64];[.C64]=0);AND([.B64]&lt;=[.E64];[.C64]=1));1;&quot;&quot;)" office:value-type="float" office:value="1">
            <text:p>1</text:p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871">
            <text:p>1871</text:p>
          </table:table-cell>
          <table:table-cell office:value-type="float" office:value="0">
            <text:p>0</text:p>
          </table:table-cell>
          <table:table-cell office:value-type="float" office:value="1844">
            <text:p>1844</text:p>
          </table:table-cell>
          <table:table-cell office:value-type="float" office:value="1886">
            <text:p>1886</text:p>
          </table:table-cell>
          <table:table-cell table:formula="of:=IF(AND([.B65]&gt;[.E65];[.H65]=1);1;&quot;&quot;)">
            <text:p/>
          </table:table-cell>
          <table:table-cell table:formula="of:=IF(AND([.B65]&lt;=[.E65];[.I65]=1);1;&quot;&quot;)">
            <text:p/>
          </table:table-cell>
          <table:table-cell table:formula="of:=IF(AND([.B65]&gt;[.D65];[.C65]=0);1;&quot;&quot;)" office:value-type="float" office:value="1">
            <text:p>1</text:p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  <table:table-cell/>
          <table:table-cell table:formula="of:=([.D65]/[.E65]*100)-100" office:value-type="float" office:value="-2.22693531283139">
            <text:p>-2.2269353128</text:p>
          </table:table-cell>
          <table:table-cell table:formula="of:=IF(OR(AND([.B65]&gt;[.E65];[.C65]=0);AND([.B65]&lt;=[.E65];[.C65]=1));1;&quot;&quot;)">
            <text:p/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1946">
            <text:p>1946</text:p>
          </table:table-cell>
          <table:table-cell office:value-type="float" office:value="0">
            <text:p>0</text:p>
          </table:table-cell>
          <table:table-cell office:value-type="float" office:value="1917">
            <text:p>1917</text:p>
          </table:table-cell>
          <table:table-cell office:value-type="float" office:value="1957">
            <text:p>1957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>
            <text:p/>
          </table:table-cell>
          <table:table-cell table:formula="of:=IF(AND([.B66]&gt;[.D66];[.C66]=0);1;&quot;&quot;)" office:value-type="float" office:value="1">
            <text:p>1</text:p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  <table:table-cell table:formula="of:=([.D66]/[.E66]*100)-100" office:value-type="float" office:value="-2.04394481349004">
            <text:p>-2.0439448135</text:p>
          </table:table-cell>
          <table:table-cell table:formula="of:=IF(OR(AND([.B66]&gt;[.E66];[.C66]=0);AND([.B66]&lt;=[.E66];[.C66]=1));1;&quot;&quot;)">
            <text:p/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040">
            <text:p>5040</text:p>
          </table:table-cell>
          <table:table-cell office:value-type="float" office:value="0">
            <text:p>0</text:p>
          </table:table-cell>
          <table:table-cell office:value-type="float" office:value="4969">
            <text:p>4969</text:p>
          </table:table-cell>
          <table:table-cell office:value-type="float" office:value="5340">
            <text:p>5340</text:p>
          </table:table-cell>
          <table:table-cell table:formula="of:=IF(AND([.B67]&gt;[.E67];[.H67]=1);1;&quot;&quot;)">
            <text:p/>
          </table:table-cell>
          <table:table-cell table:formula="of:=IF(AND([.B67]&lt;=[.E67];[.I67]=1);1;&quot;&quot;)">
            <text:p/>
          </table:table-cell>
          <table:table-cell table:formula="of:=IF(AND([.B67]&gt;[.D67];[.C67]=0);1;&quot;&quot;)" office:value-type="float" office:value="1">
            <text:p>1</text:p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  <table:table-cell/>
          <table:table-cell table:formula="of:=([.D67]/[.E67]*100)-100" office:value-type="float" office:value="-6.94756554307116">
            <text:p>-6.9475655431</text:p>
          </table:table-cell>
          <table:table-cell table:formula="of:=IF(OR(AND([.B67]&gt;[.E67];[.C67]=0);AND([.B67]&lt;=[.E67];[.C67]=1));1;&quot;&quot;)">
            <text:p/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714">
            <text:p>1714</text:p>
          </table:table-cell>
          <table:table-cell office:value-type="float" office:value="0">
            <text:p>0</text:p>
          </table:table-cell>
          <table:table-cell office:value-type="float" office:value="1697">
            <text:p>1697</text:p>
          </table:table-cell>
          <table:table-cell office:value-type="float" office:value="1765">
            <text:p>1765</text:p>
          </table:table-cell>
          <table:table-cell table:formula="of:=IF(AND([.B68]&gt;[.E68];[.H68]=1);1;&quot;&quot;)">
            <text:p/>
          </table:table-cell>
          <table:table-cell table:formula="of:=IF(AND([.B68]&lt;=[.E68];[.I68]=1);1;&quot;&quot;)">
            <text:p/>
          </table:table-cell>
          <table:table-cell table:formula="of:=IF(AND([.B68]&gt;[.D68];[.C68]=0);1;&quot;&quot;)" office:value-type="float" office:value="1">
            <text:p>1</text:p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  <table:table-cell/>
          <table:table-cell table:formula="of:=([.D68]/[.E68]*100)-100" office:value-type="float" office:value="-3.85269121813032">
            <text:p>-3.8526912181</text:p>
          </table:table-cell>
          <table:table-cell table:formula="of:=IF(OR(AND([.B68]&gt;[.E68];[.C68]=0);AND([.B68]&lt;=[.E68];[.C68]=1));1;&quot;&quot;)">
            <text:p/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33">
            <text:p>2233</text:p>
          </table:table-cell>
          <table:table-cell office:value-type="float" office:value="0">
            <text:p>0</text:p>
          </table:table-cell>
          <table:table-cell office:value-type="float" office:value="2227">
            <text:p>2227</text:p>
          </table:table-cell>
          <table:table-cell office:value-type="float" office:value="2256">
            <text:p>2256</text:p>
          </table:table-cell>
          <table:table-cell table:formula="of:=IF(AND([.B69]&gt;[.E69];[.H69]=1);1;&quot;&quot;)">
            <text:p/>
          </table:table-cell>
          <table:table-cell table:formula="of:=IF(AND([.B69]&lt;=[.E69];[.I69]=1);1;&quot;&quot;)">
            <text:p/>
          </table:table-cell>
          <table:table-cell table:formula="of:=IF(AND([.B69]&gt;[.D69];[.C69]=0);1;&quot;&quot;)" office:value-type="float" office:value="1">
            <text:p>1</text:p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  <table:table-cell/>
          <table:table-cell table:formula="of:=([.D69]/[.E69]*100)-100" office:value-type="float" office:value="-1.2854609929078">
            <text:p>-1.2854609929</text:p>
          </table:table-cell>
          <table:table-cell table:formula="of:=IF(OR(AND([.B69]&gt;[.E69];[.C69]=0);AND([.B69]&lt;=[.E69];[.C69]=1));1;&quot;&quot;)">
            <text:p/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798">
            <text:p>798</text:p>
          </table:table-cell>
          <table:table-cell office:value-type="float" office:value="814">
            <text:p>814</text:p>
          </table:table-cell>
          <table:table-cell table:formula="of:=IF(AND([.B70]&gt;[.E70];[.H70]=1);1;&quot;&quot;)">
            <text:p/>
          </table:table-cell>
          <table:table-cell table:formula="of:=IF(AND([.B70]&lt;=[.E70];[.I70]=1);1;&quot;&quot;)">
            <text:p/>
          </table:table-cell>
          <table:table-cell table:formula="of:=IF(AND([.B70]&gt;[.D70];[.C70]=0);1;&quot;&quot;)" office:value-type="float" office:value="1">
            <text:p>1</text:p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>
            <text:p/>
          </table:table-cell>
          <table:table-cell/>
          <table:table-cell table:formula="of:=([.D70]/[.E70]*100)-100" office:value-type="float" office:value="-1.96560196560198">
            <text:p>-1.9656019656</text:p>
          </table:table-cell>
          <table:table-cell table:formula="of:=IF(OR(AND([.B70]&gt;[.E70];[.C70]=0);AND([.B70]&lt;=[.E70];[.C70]=1));1;&quot;&quot;)">
            <text:p/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1968">
            <text:p>1968</text:p>
          </table:table-cell>
          <table:table-cell office:value-type="float" office:value="0">
            <text:p>0</text:p>
          </table:table-cell>
          <table:table-cell office:value-type="float" office:value="1933">
            <text:p>1933</text:p>
          </table:table-cell>
          <table:table-cell office:value-type="float" office:value="2023">
            <text:p>2023</text:p>
          </table:table-cell>
          <table:table-cell table:formula="of:=IF(AND([.B71]&gt;[.E71];[.H71]=1);1;&quot;&quot;)">
            <text:p/>
          </table:table-cell>
          <table:table-cell table:formula="of:=IF(AND([.B71]&lt;=[.E71];[.I71]=1);1;&quot;&quot;)">
            <text:p/>
          </table:table-cell>
          <table:table-cell table:formula="of:=IF(AND([.B71]&gt;[.D71];[.C71]=0);1;&quot;&quot;)" office:value-type="float" office:value="1">
            <text:p>1</text:p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  <table:table-cell table:formula="of:=([.D71]/[.E71]*100)-100" office:value-type="float" office:value="-4.44883835887296">
            <text:p>-4.4488383589</text:p>
          </table:table-cell>
          <table:table-cell table:formula="of:=IF(OR(AND([.B71]&gt;[.E71];[.C71]=0);AND([.B71]&lt;=[.E71];[.C71]=1));1;&quot;&quot;)">
            <text:p/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620">
            <text:p>14620</text:p>
          </table:table-cell>
          <table:table-cell office:value-type="float" office:value="0">
            <text:p>0</text:p>
          </table:table-cell>
          <table:table-cell office:value-type="float" office:value="14455">
            <text:p>14455</text:p>
          </table:table-cell>
          <table:table-cell office:value-type="float" office:value="14930">
            <text:p>14930</text:p>
          </table:table-cell>
          <table:table-cell table:formula="of:=IF(AND([.B72]&gt;[.E72];[.H72]=1);1;&quot;&quot;)">
            <text:p/>
          </table:table-cell>
          <table:table-cell table:formula="of:=IF(AND([.B72]&lt;=[.E72];[.I72]=1);1;&quot;&quot;)">
            <text:p/>
          </table:table-cell>
          <table:table-cell table:formula="of:=IF(AND([.B72]&gt;[.D72];[.C72]=0);1;&quot;&quot;)" office:value-type="float" office:value="1">
            <text:p>1</text:p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  <table:table-cell/>
          <table:table-cell table:formula="of:=([.D72]/[.E72]*100)-100" office:value-type="float" office:value="-3.18151373074346">
            <text:p>-3.1815137307</text:p>
          </table:table-cell>
          <table:table-cell table:formula="of:=IF(OR(AND([.B72]&gt;[.E72];[.C72]=0);AND([.B72]&lt;=[.E72];[.C72]=1));1;&quot;&quot;)">
            <text:p/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546">
            <text:p>2546</text:p>
          </table:table-cell>
          <table:table-cell office:value-type="float" office:value="0">
            <text:p>0</text:p>
          </table:table-cell>
          <table:table-cell office:value-type="float" office:value="2544">
            <text:p>2544</text:p>
          </table:table-cell>
          <table:table-cell office:value-type="float" office:value="2597">
            <text:p>2597</text:p>
          </table:table-cell>
          <table:table-cell table:formula="of:=IF(AND([.B73]&gt;[.E73];[.H73]=1);1;&quot;&quot;)">
            <text:p/>
          </table:table-cell>
          <table:table-cell table:formula="of:=IF(AND([.B73]&lt;=[.E73];[.I73]=1);1;&quot;&quot;)">
            <text:p/>
          </table:table-cell>
          <table:table-cell table:formula="of:=IF(AND([.B73]&gt;[.D73];[.C73]=0);1;&quot;&quot;)" office:value-type="float" office:value="1">
            <text:p>1</text:p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  <table:table-cell/>
          <table:table-cell table:formula="of:=([.D73]/[.E73]*100)-100" office:value-type="float" office:value="-2.04081632653062">
            <text:p>-2.0408163265</text:p>
          </table:table-cell>
          <table:table-cell table:formula="of:=IF(OR(AND([.B73]&gt;[.E73];[.C73]=0);AND([.B73]&lt;=[.E73];[.C73]=1));1;&quot;&quot;)">
            <text:p/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144">
            <text:p>5144</text:p>
          </table:table-cell>
          <table:table-cell office:value-type="float" office:value="0">
            <text:p>0</text:p>
          </table:table-cell>
          <table:table-cell office:value-type="float" office:value="5070">
            <text:p>5070</text:p>
          </table:table-cell>
          <table:table-cell office:value-type="float" office:value="5236">
            <text:p>5236</text:p>
          </table:table-cell>
          <table:table-cell table:formula="of:=IF(AND([.B74]&gt;[.E74];[.H74]=1);1;&quot;&quot;)">
            <text:p/>
          </table:table-cell>
          <table:table-cell table:formula="of:=IF(AND([.B74]&lt;=[.E74];[.I74]=1);1;&quot;&quot;)">
            <text:p/>
          </table:table-cell>
          <table:table-cell table:formula="of:=IF(AND([.B74]&gt;[.D74];[.C74]=0);1;&quot;&quot;)" office:value-type="float" office:value="1">
            <text:p>1</text:p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  <table:table-cell/>
          <table:table-cell table:formula="of:=([.D74]/[.E74]*100)-100" office:value-type="float" office:value="-3.17035905271199">
            <text:p>-3.1703590527</text:p>
          </table:table-cell>
          <table:table-cell table:formula="of:=IF(OR(AND([.B74]&gt;[.E74];[.C74]=0);AND([.B74]&lt;=[.E74];[.C74]=1));1;&quot;&quot;)">
            <text:p/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380">
            <text:p>9380</text:p>
          </table:table-cell>
          <table:table-cell office:value-type="float" office:value="0">
            <text:p>0</text:p>
          </table:table-cell>
          <table:table-cell office:value-type="float" office:value="9345">
            <text:p>9345</text:p>
          </table:table-cell>
          <table:table-cell office:value-type="float" office:value="9770">
            <text:p>9770</text:p>
          </table:table-cell>
          <table:table-cell table:formula="of:=IF(AND([.B75]&gt;[.E75];[.H75]=1);1;&quot;&quot;)">
            <text:p/>
          </table:table-cell>
          <table:table-cell table:formula="of:=IF(AND([.B75]&lt;=[.E75];[.I75]=1);1;&quot;&quot;)">
            <text:p/>
          </table:table-cell>
          <table:table-cell table:formula="of:=IF(AND([.B75]&gt;[.D75];[.C75]=0);1;&quot;&quot;)" office:value-type="float" office:value="1">
            <text:p>1</text:p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>
            <text:p/>
          </table:table-cell>
          <table:table-cell/>
          <table:table-cell table:formula="of:=([.D75]/[.E75]*100)-100" office:value-type="float" office:value="-4.35005117707267">
            <text:p>-4.3500511771</text:p>
          </table:table-cell>
          <table:table-cell table:formula="of:=IF(OR(AND([.B75]&gt;[.E75];[.C75]=0);AND([.B75]&lt;=[.E75];[.C75]=1));1;&quot;&quot;)">
            <text:p/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26">
            <text:p>1026</text:p>
          </table:table-cell>
          <table:table-cell office:value-type="float" office:value="0">
            <text:p>0</text:p>
          </table:table-cell>
          <table:table-cell office:value-type="float" office:value="1008">
            <text:p>1008</text:p>
          </table:table-cell>
          <table:table-cell office:value-type="float" office:value="1050">
            <text:p>1050</text:p>
          </table:table-cell>
          <table:table-cell table:formula="of:=IF(AND([.B76]&gt;[.E76];[.H76]=1);1;&quot;&quot;)">
            <text:p/>
          </table:table-cell>
          <table:table-cell table:formula="of:=IF(AND([.B76]&lt;=[.E76];[.I76]=1);1;&quot;&quot;)">
            <text:p/>
          </table:table-cell>
          <table:table-cell table:formula="of:=IF(AND([.B76]&gt;[.D76];[.C76]=0);1;&quot;&quot;)" office:value-type="float" office:value="1">
            <text:p>1</text:p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  <table:table-cell/>
          <table:table-cell table:formula="of:=([.D76]/[.E76]*100)-100" office:value-type="float" office:value="-4">
            <text:p>-4</text:p>
          </table:table-cell>
          <table:table-cell table:formula="of:=IF(OR(AND([.B76]&gt;[.E76];[.C76]=0);AND([.B76]&lt;=[.E76];[.C76]=1));1;&quot;&quot;)">
            <text:p/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12">
            <text:p>1412</text:p>
          </table:table-cell>
          <table:table-cell office:value-type="float" office:value="0">
            <text:p>0</text:p>
          </table:table-cell>
          <table:table-cell office:value-type="float" office:value="1395">
            <text:p>1395</text:p>
          </table:table-cell>
          <table:table-cell office:value-type="float" office:value="1430">
            <text:p>1430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>
            <text:p/>
          </table:table-cell>
          <table:table-cell table:formula="of:=IF(AND([.B77]&gt;[.D77];[.C77]=0);1;&quot;&quot;)" office:value-type="float" office:value="1">
            <text:p>1</text:p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  <table:table-cell table:formula="of:=([.D77]/[.E77]*100)-100" office:value-type="float" office:value="-2.44755244755245">
            <text:p>-2.4475524476</text:p>
          </table:table-cell>
          <table:table-cell table:formula="of:=IF(OR(AND([.B77]&gt;[.E77];[.C77]=0);AND([.B77]&lt;=[.E77];[.C77]=1));1;&quot;&quot;)">
            <text:p/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33">
            <text:p>933</text:p>
          </table:table-cell>
          <table:table-cell office:value-type="float" office:value="0">
            <text:p>0</text:p>
          </table:table-cell>
          <table:table-cell office:value-type="float" office:value="922">
            <text:p>922</text:p>
          </table:table-cell>
          <table:table-cell office:value-type="float" office:value="940">
            <text:p>940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>
            <text:p/>
          </table:table-cell>
          <table:table-cell table:formula="of:=IF(AND([.B78]&gt;[.D78];[.C78]=0);1;&quot;&quot;)" office:value-type="float" office:value="1">
            <text:p>1</text:p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  <table:table-cell table:formula="of:=([.D78]/[.E78]*100)-100" office:value-type="float" office:value="-1.91489361702128">
            <text:p>-1.914893617</text:p>
          </table:table-cell>
          <table:table-cell table:formula="of:=IF(OR(AND([.B78]&gt;[.E78];[.C78]=0);AND([.B78]&lt;=[.E78];[.C78]=1));1;&quot;&quot;)">
            <text:p/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097">
            <text:p>1097</text:p>
          </table:table-cell>
          <table:table-cell office:value-type="float" office:value="0">
            <text:p>0</text:p>
          </table:table-cell>
          <table:table-cell office:value-type="float" office:value="1069">
            <text:p>1069</text:p>
          </table:table-cell>
          <table:table-cell office:value-type="float" office:value="1065">
            <text:p>1065</text:p>
          </table:table-cell>
          <table:table-cell table:formula="of:=IF(AND([.B79]&gt;[.E79];[.H79]=1);1;&quot;&quot;)" office:value-type="float" office:value="1">
            <text:p>1</text:p>
          </table:table-cell>
          <table:table-cell table:formula="of:=IF(AND([.B79]&lt;=[.E79];[.I79]=1);1;&quot;&quot;)">
            <text:p/>
          </table:table-cell>
          <table:table-cell table:formula="of:=IF(AND([.B79]&gt;[.D79];[.C79]=0);1;&quot;&quot;)" office:value-type="float" office:value="1">
            <text:p>1</text:p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 office:value-type="float" office:value="1">
            <text:p>1</text:p>
          </table:table-cell>
          <table:table-cell/>
          <table:table-cell table:formula="of:=([.D79]/[.E79]*100)-100" office:value-type="float" office:value="0.375586854460082">
            <text:p>0.3755868545</text:p>
          </table:table-cell>
          <table:table-cell table:formula="of:=IF(OR(AND([.B79]&gt;[.E79];[.C79]=0);AND([.B79]&lt;=[.E79];[.C79]=1));1;&quot;&quot;)" office:value-type="float" office:value="1">
            <text:p>1</text:p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494">
            <text:p>494</text:p>
          </table:table-cell>
          <table:table-cell office:value-type="float" office:value="509">
            <text:p>509</text:p>
          </table:table-cell>
          <table:table-cell table:formula="of:=IF(AND([.B80]&gt;[.E80];[.H80]=1);1;&quot;&quot;)">
            <text:p/>
          </table:table-cell>
          <table:table-cell table:formula="of:=IF(AND([.B80]&lt;=[.E80];[.I80]=1);1;&quot;&quot;)">
            <text:p/>
          </table:table-cell>
          <table:table-cell table:formula="of:=IF(AND([.B80]&gt;[.D80];[.C80]=0);1;&quot;&quot;)" office:value-type="float" office:value="1">
            <text:p>1</text:p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  <table:table-cell/>
          <table:table-cell table:formula="of:=([.D80]/[.E80]*100)-100" office:value-type="float" office:value="-2.94695481335953">
            <text:p>-2.9469548134</text:p>
          </table:table-cell>
          <table:table-cell table:formula="of:=IF(OR(AND([.B80]&gt;[.E80];[.C80]=0);AND([.B80]&lt;=[.E80];[.C80]=1));1;&quot;&quot;)">
            <text:p/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table:formula="of:=IF(AND([.B81]&gt;[.E81];[.H81]=1);1;&quot;&quot;)">
            <text:p/>
          </table:table-cell>
          <table:table-cell table:formula="of:=IF(AND([.B81]&lt;=[.E81];[.I81]=1);1;&quot;&quot;)">
            <text:p/>
          </table:table-cell>
          <table:table-cell table:formula="of:=IF(AND([.B81]&gt;[.D81];[.C81]=0);1;&quot;&quot;)" office:value-type="float" office:value="1">
            <text:p>1</text:p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  <table:table-cell table:formula="of:=([.D81]/[.E81]*100)-100" office:value-type="float" office:value="-4.0268456375839">
            <text:p>-4.0268456376</text:p>
          </table:table-cell>
          <table:table-cell table:formula="of:=IF(OR(AND([.B81]&gt;[.E81];[.C81]=0);AND([.B81]&lt;=[.E81];[.C81]=1));1;&quot;&quot;)">
            <text:p/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636">
            <text:p>2636</text:p>
          </table:table-cell>
          <table:table-cell office:value-type="float" office:value="0">
            <text:p>0</text:p>
          </table:table-cell>
          <table:table-cell office:value-type="float" office:value="2599">
            <text:p>2599</text:p>
          </table:table-cell>
          <table:table-cell office:value-type="float" office:value="2751">
            <text:p>2751</text:p>
          </table:table-cell>
          <table:table-cell table:formula="of:=IF(AND([.B82]&gt;[.E82];[.H82]=1);1;&quot;&quot;)">
            <text:p/>
          </table:table-cell>
          <table:table-cell table:formula="of:=IF(AND([.B82]&lt;=[.E82];[.I82]=1);1;&quot;&quot;)">
            <text:p/>
          </table:table-cell>
          <table:table-cell table:formula="of:=IF(AND([.B82]&gt;[.D82];[.C82]=0);1;&quot;&quot;)" office:value-type="float" office:value="1">
            <text:p>1</text:p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  <table:table-cell/>
          <table:table-cell table:formula="of:=([.D82]/[.E82]*100)-100" office:value-type="float" office:value="-5.52526354053072">
            <text:p>-5.5252635405</text:p>
          </table:table-cell>
          <table:table-cell table:formula="of:=IF(OR(AND([.B82]&gt;[.E82];[.C82]=0);AND([.B82]&lt;=[.E82];[.C82]=1));1;&quot;&quot;)">
            <text:p/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59">
            <text:p>559</text:p>
          </table:table-cell>
          <table:table-cell office:value-type="float" office:value="0">
            <text:p>0</text:p>
          </table:table-cell>
          <table:table-cell office:value-type="float" office:value="559">
            <text:p>559</text:p>
          </table:table-cell>
          <table:table-cell office:value-type="float" office:value="564">
            <text:p>564</text:p>
          </table:table-cell>
          <table:table-cell table:formula="of:=IF(AND([.B83]&gt;[.E83];[.H83]=1);1;&quot;&quot;)">
            <text:p/>
          </table:table-cell>
          <table:table-cell table:formula="of:=IF(AND([.B83]&lt;=[.E83];[.I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  <table:table-cell/>
          <table:table-cell table:formula="of:=([.D83]/[.E83]*100)-100" office:value-type="float" office:value="-0.886524822695037">
            <text:p>-0.8865248227</text:p>
          </table:table-cell>
          <table:table-cell table:formula="of:=IF(OR(AND([.B83]&gt;[.E83];[.C83]=0);AND([.B83]&lt;=[.E83];[.C83]=1));1;&quot;&quot;)">
            <text:p/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824">
            <text:p>2824</text:p>
          </table:table-cell>
          <table:table-cell office:value-type="float" office:value="0">
            <text:p>0</text:p>
          </table:table-cell>
          <table:table-cell office:value-type="float" office:value="2780">
            <text:p>2780</text:p>
          </table:table-cell>
          <table:table-cell office:value-type="float" office:value="2843">
            <text:p>2843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>
            <text:p/>
          </table:table-cell>
          <table:table-cell table:formula="of:=IF(AND([.B84]&gt;[.D84];[.C84]=0);1;&quot;&quot;)" office:value-type="float" office:value="1">
            <text:p>1</text:p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  <table:table-cell/>
          <table:table-cell table:formula="of:=([.D84]/[.E84]*100)-100" office:value-type="float" office:value="-2.21596904678158">
            <text:p>-2.2159690468</text:p>
          </table:table-cell>
          <table:table-cell table:formula="of:=IF(OR(AND([.B84]&gt;[.E84];[.C84]=0);AND([.B84]&lt;=[.E84];[.C84]=1));1;&quot;&quot;)">
            <text:p/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487">
            <text:p>1487</text:p>
          </table:table-cell>
          <table:table-cell office:value-type="float" office:value="0">
            <text:p>0</text:p>
          </table:table-cell>
          <table:table-cell office:value-type="float" office:value="1450">
            <text:p>1450</text:p>
          </table:table-cell>
          <table:table-cell office:value-type="float" office:value="1490">
            <text:p>1490</text:p>
          </table:table-cell>
          <table:table-cell table:formula="of:=IF(AND([.B85]&gt;[.E85];[.H85]=1);1;&quot;&quot;)">
            <text:p/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 office:value-type="float" office:value="1">
            <text:p>1</text:p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  <table:table-cell/>
          <table:table-cell table:formula="of:=([.D85]/[.E85]*100)-100" office:value-type="float" office:value="-2.68456375838926">
            <text:p>-2.6845637584</text:p>
          </table:table-cell>
          <table:table-cell table:formula="of:=IF(OR(AND([.B85]&gt;[.E85];[.C85]=0);AND([.B85]&lt;=[.E85];[.C85]=1));1;&quot;&quot;)">
            <text:p/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450">
            <text:p>3450</text:p>
          </table:table-cell>
          <table:table-cell office:value-type="float" office:value="1">
            <text:p>1</text:p>
          </table:table-cell>
          <table:table-cell office:value-type="float" office:value="3361">
            <text:p>3361</text:p>
          </table:table-cell>
          <table:table-cell office:value-type="float" office:value="3415">
            <text:p>3415</text:p>
          </table:table-cell>
          <table:table-cell table:formula="of:=IF(AND([.B86]&gt;[.E86];[.H86]=1);1;&quot;&quot;)">
            <text:p/>
          </table:table-cell>
          <table:table-cell table:formula="of:=IF(AND([.B86]&lt;=[.E86];[.I86]=1);1;&quot;&quot;)">
            <text:p/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>
            <text:p/>
          </table:table-cell>
          <table:table-cell/>
          <table:table-cell table:formula="of:=([.D86]/[.E86]*100)-100" office:value-type="float" office:value="-1.58125915080527">
            <text:p>-1.5812591508</text:p>
          </table:table-cell>
          <table:table-cell table:formula="of:=IF(OR(AND([.B86]&gt;[.E86];[.C86]=0);AND([.B86]&lt;=[.E86];[.C86]=1));1;&quot;&quot;)">
            <text:p/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433">
            <text:p>1433</text:p>
          </table:table-cell>
          <table:table-cell office:value-type="float" office:value="0">
            <text:p>0</text:p>
          </table:table-cell>
          <table:table-cell office:value-type="float" office:value="1398">
            <text:p>1398</text:p>
          </table:table-cell>
          <table:table-cell office:value-type="float" office:value="1429">
            <text:p>1429</text:p>
          </table:table-cell>
          <table:table-cell table:formula="of:=IF(AND([.B87]&gt;[.E87];[.H87]=1);1;&quot;&quot;)" office:value-type="float" office:value="1">
            <text:p>1</text:p>
          </table:table-cell>
          <table:table-cell table:formula="of:=IF(AND([.B87]&lt;=[.E87];[.I87]=1);1;&quot;&quot;)">
            <text:p/>
          </table:table-cell>
          <table:table-cell table:formula="of:=IF(AND([.B87]&gt;[.D87];[.C87]=0);1;&quot;&quot;)" office:value-type="float" office:value="1">
            <text:p>1</text:p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 office:value-type="float" office:value="1">
            <text:p>1</text:p>
          </table:table-cell>
          <table:table-cell/>
          <table:table-cell table:formula="of:=([.D87]/[.E87]*100)-100" office:value-type="float" office:value="-2.16934919524144">
            <text:p>-2.1693491952</text:p>
          </table:table-cell>
          <table:table-cell table:formula="of:=IF(OR(AND([.B87]&gt;[.E87];[.C87]=0);AND([.B87]&lt;=[.E87];[.C87]=1));1;&quot;&quot;)" office:value-type="float" office:value="1">
            <text:p>1</text:p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525">
            <text:p>1525</text:p>
          </table:table-cell>
          <table:table-cell office:value-type="float" office:value="0">
            <text:p>0</text:p>
          </table:table-cell>
          <table:table-cell office:value-type="float" office:value="1516">
            <text:p>1516</text:p>
          </table:table-cell>
          <table:table-cell office:value-type="float" office:value="1595">
            <text:p>1595</text:p>
          </table:table-cell>
          <table:table-cell table:formula="of:=IF(AND([.B88]&gt;[.E88];[.H88]=1);1;&quot;&quot;)">
            <text:p/>
          </table:table-cell>
          <table:table-cell table:formula="of:=IF(AND([.B88]&lt;=[.E88];[.I88]=1);1;&quot;&quot;)">
            <text:p/>
          </table:table-cell>
          <table:table-cell table:formula="of:=IF(AND([.B88]&gt;[.D88];[.C88]=0);1;&quot;&quot;)" office:value-type="float" office:value="1">
            <text:p>1</text:p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  <table:table-cell/>
          <table:table-cell table:formula="of:=([.D88]/[.E88]*100)-100" office:value-type="float" office:value="-4.95297805642633">
            <text:p>-4.9529780564</text:p>
          </table:table-cell>
          <table:table-cell table:formula="of:=IF(OR(AND([.B88]&gt;[.E88];[.C88]=0);AND([.B88]&lt;=[.E88];[.C88]=1));1;&quot;&quot;)">
            <text:p/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73">
            <text:p>573</text:p>
          </table:table-cell>
          <table:table-cell office:value-type="float" office:value="559">
            <text:p>559</text:p>
          </table:table-cell>
          <table:table-cell table:formula="of:=IF(AND([.B89]&gt;[.E89];[.H89]=1);1;&quot;&quot;)" office:value-type="float" office:value="1">
            <text:p>1</text:p>
          </table:table-cell>
          <table:table-cell table:formula="of:=IF(AND([.B89]&lt;=[.E89];[.I89]=1);1;&quot;&quot;)">
            <text:p/>
          </table:table-cell>
          <table:table-cell table:formula="of:=IF(AND([.B89]&gt;[.D89];[.C89]=0);1;&quot;&quot;)" office:value-type="float" office:value="1">
            <text:p>1</text:p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 office:value-type="float" office:value="1">
            <text:p>1</text:p>
          </table:table-cell>
          <table:table-cell/>
          <table:table-cell table:formula="of:=([.D89]/[.E89]*100)-100" office:value-type="float" office:value="2.50447227191412">
            <text:p>2.5044722719</text:p>
          </table:table-cell>
          <table:table-cell table:formula="of:=IF(OR(AND([.B89]&gt;[.E89];[.C89]=0);AND([.B89]&lt;=[.E89];[.C89]=1));1;&quot;&quot;)" office:value-type="float" office:value="1">
            <text:p>1</text:p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143">
            <text:p>2143</text:p>
          </table:table-cell>
          <table:table-cell office:value-type="float" office:value="1">
            <text:p>1</text:p>
          </table:table-cell>
          <table:table-cell office:value-type="float" office:value="2085">
            <text:p>2085</text:p>
          </table:table-cell>
          <table:table-cell office:value-type="float" office:value="2107">
            <text:p>2107</text:p>
          </table:table-cell>
          <table:table-cell table:formula="of:=IF(AND([.B90]&gt;[.E90];[.H90]=1);1;&quot;&quot;)">
            <text:p/>
          </table:table-cell>
          <table:table-cell table:formula="of:=IF(AND([.B90]&lt;=[.E90];[.I90]=1);1;&quot;&quot;)">
            <text:p/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>
            <text:p/>
          </table:table-cell>
          <table:table-cell table:formula="of:=IF(OR(AND([.G90]=1;[.I90]=1);AND([.F90]=1;[.H90]=1));1;&quot;&quot;)">
            <text:p/>
          </table:table-cell>
          <table:table-cell/>
          <table:table-cell table:formula="of:=([.D90]/[.E90]*100)-100" office:value-type="float" office:value="-1.04413858566681">
            <text:p>-1.0441385857</text:p>
          </table:table-cell>
          <table:table-cell table:formula="of:=IF(OR(AND([.B90]&gt;[.E90];[.C90]=0);AND([.B90]&lt;=[.E90];[.C90]=1));1;&quot;&quot;)">
            <text:p/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901">
            <text:p>1901</text:p>
          </table:table-cell>
          <table:table-cell office:value-type="float" office:value="0">
            <text:p>0</text:p>
          </table:table-cell>
          <table:table-cell office:value-type="float" office:value="1861">
            <text:p>1861</text:p>
          </table:table-cell>
          <table:table-cell office:value-type="float" office:value="1948">
            <text:p>1948</text:p>
          </table:table-cell>
          <table:table-cell table:formula="of:=IF(AND([.B91]&gt;[.E91];[.H91]=1);1;&quot;&quot;)">
            <text:p/>
          </table:table-cell>
          <table:table-cell table:formula="of:=IF(AND([.B91]&lt;=[.E91];[.I91]=1);1;&quot;&quot;)">
            <text:p/>
          </table:table-cell>
          <table:table-cell table:formula="of:=IF(AND([.B91]&gt;[.D91];[.C91]=0);1;&quot;&quot;)" office:value-type="float" office:value="1">
            <text:p>1</text:p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  <table:table-cell/>
          <table:table-cell table:formula="of:=([.D91]/[.E91]*100)-100" office:value-type="float" office:value="-4.46611909650923">
            <text:p>-4.4661190965</text:p>
          </table:table-cell>
          <table:table-cell table:formula="of:=IF(OR(AND([.B91]&gt;[.E91];[.C91]=0);AND([.B91]&lt;=[.E91];[.C91]=1));1;&quot;&quot;)">
            <text:p/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047">
            <text:p>1047</text:p>
          </table:table-cell>
          <table:table-cell office:value-type="float" office:value="1">
            <text:p>1</text:p>
          </table:table-cell>
          <table:table-cell office:value-type="float" office:value="987">
            <text:p>987</text:p>
          </table:table-cell>
          <table:table-cell office:value-type="float" office:value="1073">
            <text:p>1073</text:p>
          </table:table-cell>
          <table:table-cell table:formula="of:=IF(AND([.B92]&gt;[.E92];[.H92]=1);1;&quot;&quot;)">
            <text:p/>
          </table:table-cell>
          <table:table-cell table:formula="of:=IF(AND([.B92]&lt;=[.E92];[.I92]=1);1;&quot;&quot;)">
            <text:p/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  <table:table-cell/>
          <table:table-cell table:formula="of:=([.D92]/[.E92]*100)-100" office:value-type="float" office:value="-8.01491146318732">
            <text:p>-8.0149114632</text:p>
          </table:table-cell>
          <table:table-cell table:formula="of:=IF(OR(AND([.B92]&gt;[.E92];[.C92]=0);AND([.B92]&lt;=[.E92];[.C92]=1));1;&quot;&quot;)" office:value-type="float" office:value="1">
            <text:p>1</text:p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office:value-type="float" office:value="356">
            <text:p>356</text:p>
          </table:table-cell>
          <table:table-cell table:formula="of:=IF(AND([.B93]&gt;[.E93];[.H93]=1);1;&quot;&quot;)">
            <text:p/>
          </table:table-cell>
          <table:table-cell table:formula="of:=IF(AND([.B93]&lt;=[.E93];[.I93]=1);1;&quot;&quot;)">
            <text:p/>
          </table:table-cell>
          <table:table-cell table:formula="of:=IF(AND([.B93]&gt;[.D93];[.C93]=0);1;&quot;&quot;)" office:value-type="float" office:value="1">
            <text:p>1</text:p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  <table:table-cell/>
          <table:table-cell table:formula="of:=([.D93]/[.E93]*100)-100" office:value-type="float" office:value="-4.21348314606742">
            <text:p>-4.2134831461</text:p>
          </table:table-cell>
          <table:table-cell table:formula="of:=IF(OR(AND([.B93]&gt;[.E93];[.C93]=0);AND([.B93]&lt;=[.E93];[.C93]=1));1;&quot;&quot;)">
            <text:p/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148">
            <text:p>2148</text:p>
          </table:table-cell>
          <table:table-cell office:value-type="float" office:value="0">
            <text:p>0</text:p>
          </table:table-cell>
          <table:table-cell office:value-type="float" office:value="2095">
            <text:p>2095</text:p>
          </table:table-cell>
          <table:table-cell office:value-type="float" office:value="2132">
            <text:p>2132</text:p>
          </table:table-cell>
          <table:table-cell table:formula="of:=IF(AND([.B94]&gt;[.E94];[.H94]=1);1;&quot;&quot;)" office:value-type="float" office:value="1">
            <text:p>1</text:p>
          </table:table-cell>
          <table:table-cell table:formula="of:=IF(AND([.B94]&lt;=[.E94];[.I94]=1);1;&quot;&quot;)">
            <text:p/>
          </table:table-cell>
          <table:table-cell table:formula="of:=IF(AND([.B94]&gt;[.D94];[.C94]=0);1;&quot;&quot;)" office:value-type="float" office:value="1">
            <text:p>1</text:p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 office:value-type="float" office:value="1">
            <text:p>1</text:p>
          </table:table-cell>
          <table:table-cell/>
          <table:table-cell table:formula="of:=([.D94]/[.E94]*100)-100" office:value-type="float" office:value="-1.73545966228893">
            <text:p>-1.7354596623</text:p>
          </table:table-cell>
          <table:table-cell table:formula="of:=IF(OR(AND([.B94]&gt;[.E94];[.C94]=0);AND([.B94]&lt;=[.E94];[.C94]=1));1;&quot;&quot;)" office:value-type="float" office:value="1">
            <text:p>1</text:p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45">
            <text:p>745</text:p>
          </table:table-cell>
          <table:table-cell office:value-type="float" office:value="0">
            <text:p>0</text:p>
          </table:table-cell>
          <table:table-cell office:value-type="float" office:value="726">
            <text:p>726</text:p>
          </table:table-cell>
          <table:table-cell office:value-type="float" office:value="776">
            <text:p>776</text:p>
          </table:table-cell>
          <table:table-cell table:formula="of:=IF(AND([.B95]&gt;[.E95];[.H95]=1);1;&quot;&quot;)">
            <text:p/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 office:value-type="float" office:value="1">
            <text:p>1</text:p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  <table:table-cell table:formula="of:=([.D95]/[.E95]*100)-100" office:value-type="float" office:value="-6.44329896907216">
            <text:p>-6.4432989691</text:p>
          </table:table-cell>
          <table:table-cell table:formula="of:=IF(OR(AND([.B95]&gt;[.E95];[.C95]=0);AND([.B95]&lt;=[.E95];[.C95]=1));1;&quot;&quot;)">
            <text:p/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790">
            <text:p>790</text:p>
          </table:table-cell>
          <table:table-cell office:value-type="float" office:value="0">
            <text:p>0</text:p>
          </table:table-cell>
          <table:table-cell office:value-type="float" office:value="745">
            <text:p>745</text:p>
          </table:table-cell>
          <table:table-cell office:value-type="float" office:value="791">
            <text:p>791</text:p>
          </table:table-cell>
          <table:table-cell table:formula="of:=IF(AND([.B96]&gt;[.E96];[.H96]=1);1;&quot;&quot;)">
            <text:p/>
          </table:table-cell>
          <table:table-cell table:formula="of:=IF(AND([.B96]&lt;=[.E96];[.I96]=1);1;&quot;&quot;)">
            <text:p/>
          </table:table-cell>
          <table:table-cell table:formula="of:=IF(AND([.B96]&gt;[.D96];[.C96]=0);1;&quot;&quot;)" office:value-type="float" office:value="1">
            <text:p>1</text:p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  <table:table-cell/>
          <table:table-cell table:formula="of:=([.D96]/[.E96]*100)-100" office:value-type="float" office:value="-5.81542351453855">
            <text:p>-5.8154235145</text:p>
          </table:table-cell>
          <table:table-cell table:formula="of:=IF(OR(AND([.B96]&gt;[.E96];[.C96]=0);AND([.B96]&lt;=[.E96];[.C96]=1));1;&quot;&quot;)">
            <text:p/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81">
            <text:p>581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562">
            <text:p>562</text:p>
          </table:table-cell>
          <table:table-cell table:formula="of:=IF(AND([.B97]&gt;[.E97];[.H97]=1);1;&quot;&quot;)" office:value-type="float" office:value="1">
            <text:p>1</text:p>
          </table:table-cell>
          <table:table-cell table:formula="of:=IF(AND([.B97]&lt;=[.E97];[.I97]=1);1;&quot;&quot;)">
            <text:p/>
          </table:table-cell>
          <table:table-cell table:formula="of:=IF(AND([.B97]&gt;[.D97];[.C97]=0);1;&quot;&quot;)" office:value-type="float" office:value="1">
            <text:p>1</text:p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 office:value-type="float" office:value="1">
            <text:p>1</text:p>
          </table:table-cell>
          <table:table-cell/>
          <table:table-cell table:formula="of:=([.D97]/[.E97]*100)-100" office:value-type="float" office:value="-2.66903914590748">
            <text:p>-2.6690391459</text:p>
          </table:table-cell>
          <table:table-cell table:formula="of:=IF(OR(AND([.B97]&gt;[.E97];[.C97]=0);AND([.B97]&lt;=[.E97];[.C97]=1));1;&quot;&quot;)" office:value-type="float" office:value="1">
            <text:p>1</text:p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090">
            <text:p>2090</text:p>
          </table:table-cell>
          <table:table-cell office:value-type="float" office:value="0">
            <text:p>0</text:p>
          </table:table-cell>
          <table:table-cell office:value-type="float" office:value="2034">
            <text:p>2034</text:p>
          </table:table-cell>
          <table:table-cell office:value-type="float" office:value="2128">
            <text:p>2128</text:p>
          </table:table-cell>
          <table:table-cell table:formula="of:=IF(AND([.B98]&gt;[.E98];[.H98]=1);1;&quot;&quot;)">
            <text:p/>
          </table:table-cell>
          <table:table-cell table:formula="of:=IF(AND([.B98]&lt;=[.E98];[.I98]=1);1;&quot;&quot;)">
            <text:p/>
          </table:table-cell>
          <table:table-cell table:formula="of:=IF(AND([.B98]&gt;[.D98];[.C98]=0);1;&quot;&quot;)" office:value-type="float" office:value="1">
            <text:p>1</text:p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  <table:table-cell/>
          <table:table-cell table:formula="of:=([.D98]/[.E98]*100)-100" office:value-type="float" office:value="-4.4172932330827">
            <text:p>-4.4172932331</text:p>
          </table:table-cell>
          <table:table-cell table:formula="of:=IF(OR(AND([.B98]&gt;[.E98];[.C98]=0);AND([.B98]&lt;=[.E98];[.C98]=1));1;&quot;&quot;)">
            <text:p/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  <table:table-cell office:value-type="float" office:value="549">
            <text:p>549</text:p>
          </table:table-cell>
          <table:table-cell office:value-type="float" office:value="546">
            <text:p>546</text:p>
          </table:table-cell>
          <table:table-cell table:formula="of:=IF(AND([.B99]&gt;[.E99];[.H99]=1);1;&quot;&quot;)">
            <text:p/>
          </table:table-cell>
          <table:table-cell table:formula="of:=IF(AND([.B99]&lt;=[.E99];[.I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  <table:table-cell/>
          <table:table-cell table:formula="of:=([.D99]/[.E99]*100)-100" office:value-type="float" office:value="0.54945054945054">
            <text:p>0.5494505495</text:p>
          </table:table-cell>
          <table:table-cell table:formula="of:=IF(OR(AND([.B99]&gt;[.E99];[.C99]=0);AND([.B99]&lt;=[.E99];[.C99]=1));1;&quot;&quot;)" office:value-type="float" office:value="1">
            <text:p>1</text:p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142">
            <text:p>1142</text:p>
          </table:table-cell>
          <table:table-cell office:value-type="float" office:value="0">
            <text:p>0</text:p>
          </table:table-cell>
          <table:table-cell office:value-type="float" office:value="1109">
            <text:p>1109</text:p>
          </table:table-cell>
          <table:table-cell office:value-type="float" office:value="1215">
            <text:p>1215</text:p>
          </table:table-cell>
          <table:table-cell table:formula="of:=IF(AND([.B100]&gt;[.E100];[.H100]=1);1;&quot;&quot;)">
            <text:p/>
          </table:table-cell>
          <table:table-cell table:formula="of:=IF(AND([.B100]&lt;=[.E100];[.I100]=1);1;&quot;&quot;)">
            <text:p/>
          </table:table-cell>
          <table:table-cell table:formula="of:=IF(AND([.B100]&gt;[.D100];[.C100]=0);1;&quot;&quot;)" office:value-type="float" office:value="1">
            <text:p>1</text:p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  <table:table-cell table:formula="of:=([.D100]/[.E100]*100)-100" office:value-type="float" office:value="-8.72427983539095">
            <text:p>-8.7242798354</text:p>
          </table:table-cell>
          <table:table-cell table:formula="of:=IF(OR(AND([.B100]&gt;[.E100];[.C100]=0);AND([.B100]&lt;=[.E100];[.C100]=1));1;&quot;&quot;)">
            <text:p/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92">
            <text:p>592</text:p>
          </table:table-cell>
          <table:table-cell office:value-type="float" office:value="0">
            <text:p>0</text:p>
          </table:table-cell>
          <table:table-cell office:value-type="float" office:value="561">
            <text:p>561</text:p>
          </table:table-cell>
          <table:table-cell office:value-type="float" office:value="574">
            <text:p>574</text:p>
          </table:table-cell>
          <table:table-cell table:formula="of:=IF(AND([.B101]&gt;[.E101];[.H101]=1);1;&quot;&quot;)" office:value-type="float" office:value="1">
            <text:p>1</text:p>
          </table:table-cell>
          <table:table-cell table:formula="of:=IF(AND([.B101]&lt;=[.E101];[.I101]=1);1;&quot;&quot;)">
            <text:p/>
          </table:table-cell>
          <table:table-cell table:formula="of:=IF(AND([.B101]&gt;[.D101];[.C101]=0);1;&quot;&quot;)" office:value-type="float" office:value="1">
            <text:p>1</text:p>
          </table:table-cell>
          <table:table-cell table:formula="of:=IF(AND([.B101]&lt;=[.D101];[.C101]=1);1;&quot;&quot;)">
            <text:p/>
          </table:table-cell>
          <table:table-cell table:formula="of:=IF(OR(AND([.G101]=1;[.I101]=1);AND([.F101]=1;[.H101]=1));1;&quot;&quot;)" office:value-type="float" office:value="1">
            <text:p>1</text:p>
          </table:table-cell>
          <table:table-cell/>
          <table:table-cell table:formula="of:=([.D101]/[.E101]*100)-100" office:value-type="float" office:value="-2.26480836236934">
            <text:p>-2.2648083624</text:p>
          </table:table-cell>
          <table:table-cell table:formula="of:=IF(OR(AND([.B101]&gt;[.E101];[.C101]=0);AND([.B101]&lt;=[.E101];[.C101]=1));1;&quot;&quot;)" office:value-type="float" office:value="1">
            <text:p>1</text:p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3671">
            <text:p>3671</text:p>
          </table:table-cell>
          <table:table-cell office:value-type="float" office:value="3940">
            <text:p>3940</text:p>
          </table:table-cell>
          <table:table-cell table:formula="of:=IF(AND([.B102]&gt;[.E102];[.H102]=1);1;&quot;&quot;)">
            <text:p/>
          </table:table-cell>
          <table:table-cell table:formula="of:=IF(AND([.B102]&lt;=[.E102];[.I102]=1);1;&quot;&quot;)">
            <text:p/>
          </table:table-cell>
          <table:table-cell table:formula="of:=IF(AND([.B102]&gt;[.D102];[.C102]=0);1;&quot;&quot;)" office:value-type="float" office:value="1">
            <text:p>1</text:p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  <table:table-cell table:formula="of:=([.D102]/[.E102]*100)-100" office:value-type="float" office:value="-6.82741116751269">
            <text:p>-6.8274111675</text:p>
          </table:table-cell>
          <table:table-cell table:formula="of:=IF(OR(AND([.B102]&gt;[.E102];[.C102]=0);AND([.B102]&lt;=[.E102];[.C102]=1));1;&quot;&quot;)">
            <text:p/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226">
            <text:p>1226</text:p>
          </table:table-cell>
          <table:table-cell office:value-type="float" office:value="1">
            <text:p>1</text:p>
          </table:table-cell>
          <table:table-cell office:value-type="float" office:value="1211">
            <text:p>1211</text:p>
          </table:table-cell>
          <table:table-cell office:value-type="float" office:value="1180">
            <text:p>1180</text:p>
          </table:table-cell>
          <table:table-cell table:formula="of:=IF(AND([.B103]&gt;[.E103];[.H103]=1);1;&quot;&quot;)">
            <text:p/>
          </table:table-cell>
          <table:table-cell table:formula="of:=IF(AND([.B103]&lt;=[.E103];[.I103]=1);1;&quot;&quot;)">
            <text:p/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>
            <text:p/>
          </table:table-cell>
          <table:table-cell table:formula="of:=IF(OR(AND([.G103]=1;[.I103]=1);AND([.F103]=1;[.H103]=1));1;&quot;&quot;)">
            <text:p/>
          </table:table-cell>
          <table:table-cell/>
          <table:table-cell table:formula="of:=([.D103]/[.E103]*100)-100" office:value-type="float" office:value="2.62711864406779">
            <text:p>2.6271186441</text:p>
          </table:table-cell>
          <table:table-cell table:formula="of:=IF(OR(AND([.B103]&gt;[.E103];[.C103]=0);AND([.B103]&lt;=[.E103];[.C103]=1));1;&quot;&quot;)">
            <text:p/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139">
            <text:p>139</text:p>
          </table:table-cell>
          <table:table-cell table:formula="of:=IF(AND([.B104]&gt;[.E104];[.H104]=1);1;&quot;&quot;)">
            <text:p/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 office:value-type="float" office:value="1">
            <text:p>1</text:p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  <table:table-cell table:formula="of:=([.D104]/[.E104]*100)-100" office:value-type="float" office:value="-2.15827338129496">
            <text:p>-2.1582733813</text:p>
          </table:table-cell>
          <table:table-cell table:formula="of:=IF(OR(AND([.B104]&gt;[.E104];[.C104]=0);AND([.B104]&lt;=[.E104];[.C104]=1));1;&quot;&quot;)">
            <text:p/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667">
            <text:p>2667</text:p>
          </table:table-cell>
          <table:table-cell office:value-type="float" office:value="0">
            <text:p>0</text:p>
          </table:table-cell>
          <table:table-cell office:value-type="float" office:value="2615">
            <text:p>2615</text:p>
          </table:table-cell>
          <table:table-cell office:value-type="float" office:value="2726">
            <text:p>2726</text:p>
          </table:table-cell>
          <table:table-cell table:formula="of:=IF(AND([.B105]&gt;[.E105];[.H105]=1);1;&quot;&quot;)">
            <text:p/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 office:value-type="float" office:value="1">
            <text:p>1</text:p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  <table:table-cell table:formula="of:=([.D105]/[.E105]*100)-100" office:value-type="float" office:value="-4.07190022010272">
            <text:p>-4.0719002201</text:p>
          </table:table-cell>
          <table:table-cell table:formula="of:=IF(OR(AND([.B105]&gt;[.E105];[.C105]=0);AND([.B105]&lt;=[.E105];[.C105]=1));1;&quot;&quot;)">
            <text:p/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  <table:table-cell office:value-type="float" office:value="522">
            <text:p>522</text:p>
          </table:table-cell>
          <table:table-cell office:value-type="float" office:value="539">
            <text:p>539</text:p>
          </table:table-cell>
          <table:table-cell table:formula="of:=IF(AND([.B106]&gt;[.E106];[.H106]=1);1;&quot;&quot;)">
            <text:p/>
          </table:table-cell>
          <table:table-cell table:formula="of:=IF(AND([.B106]&lt;=[.E106];[.I106]=1);1;&quot;&quot;)">
            <text:p/>
          </table:table-cell>
          <table:table-cell table:formula="of:=IF(AND([.B106]&gt;[.D106];[.C106]=0);1;&quot;&quot;)" office:value-type="float" office:value="1">
            <text:p>1</text:p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  <table:table-cell/>
          <table:table-cell table:formula="of:=([.D106]/[.E106]*100)-100" office:value-type="float" office:value="-3.15398886827458">
            <text:p>-3.1539888683</text:p>
          </table:table-cell>
          <table:table-cell table:formula="of:=IF(OR(AND([.B106]&gt;[.E106];[.C106]=0);AND([.B106]&lt;=[.E106];[.C106]=1));1;&quot;&quot;)">
            <text:p/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494">
            <text:p>494</text:p>
          </table:table-cell>
          <table:table-cell office:value-type="float" office:value="0">
            <text:p>0</text:p>
          </table:table-cell>
          <table:table-cell office:value-type="float" office:value="488">
            <text:p>488</text:p>
          </table:table-cell>
          <table:table-cell office:value-type="float" office:value="501">
            <text:p>501</text:p>
          </table:table-cell>
          <table:table-cell table:formula="of:=IF(AND([.B107]&gt;[.E107];[.H107]=1);1;&quot;&quot;)">
            <text:p/>
          </table:table-cell>
          <table:table-cell table:formula="of:=IF(AND([.B107]&lt;=[.E107];[.I107]=1);1;&quot;&quot;)">
            <text:p/>
          </table:table-cell>
          <table:table-cell table:formula="of:=IF(AND([.B107]&gt;[.D107];[.C107]=0);1;&quot;&quot;)" office:value-type="float" office:value="1">
            <text:p>1</text:p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  <table:table-cell/>
          <table:table-cell table:formula="of:=([.D107]/[.E107]*100)-100" office:value-type="float" office:value="-2.59481037924152">
            <text:p>-2.5948103792</text:p>
          </table:table-cell>
          <table:table-cell table:formula="of:=IF(OR(AND([.B107]&gt;[.E107];[.C107]=0);AND([.B107]&lt;=[.E107];[.C107]=1));1;&quot;&quot;)">
            <text:p/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573">
            <text:p>6573</text:p>
          </table:table-cell>
          <table:table-cell office:value-type="float" office:value="0">
            <text:p>0</text:p>
          </table:table-cell>
          <table:table-cell office:value-type="float" office:value="6508">
            <text:p>6508</text:p>
          </table:table-cell>
          <table:table-cell office:value-type="float" office:value="6585">
            <text:p>6585</text:p>
          </table:table-cell>
          <table:table-cell table:formula="of:=IF(AND([.B108]&gt;[.E108];[.H108]=1);1;&quot;&quot;)">
            <text:p/>
          </table:table-cell>
          <table:table-cell table:formula="of:=IF(AND([.B108]&lt;=[.E108];[.I108]=1);1;&quot;&quot;)">
            <text:p/>
          </table:table-cell>
          <table:table-cell table:formula="of:=IF(AND([.B108]&gt;[.D108];[.C108]=0);1;&quot;&quot;)" office:value-type="float" office:value="1">
            <text:p>1</text:p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  <table:table-cell table:formula="of:=([.D108]/[.E108]*100)-100" office:value-type="float" office:value="-1.16932422171601">
            <text:p>-1.1693242217</text:p>
          </table:table-cell>
          <table:table-cell table:formula="of:=IF(OR(AND([.B108]&gt;[.E108];[.C108]=0);AND([.B108]&lt;=[.E108];[.C108]=1));1;&quot;&quot;)">
            <text:p/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907">
            <text:p>1907</text:p>
          </table:table-cell>
          <table:table-cell office:value-type="float" office:value="0">
            <text:p>0</text:p>
          </table:table-cell>
          <table:table-cell office:value-type="float" office:value="1893">
            <text:p>1893</text:p>
          </table:table-cell>
          <table:table-cell office:value-type="float" office:value="1884">
            <text:p>1884</text:p>
          </table:table-cell>
          <table:table-cell table:formula="of:=IF(AND([.B109]&gt;[.E109];[.H109]=1);1;&quot;&quot;)" office:value-type="float" office:value="1">
            <text:p>1</text:p>
          </table:table-cell>
          <table:table-cell table:formula="of:=IF(AND([.B109]&lt;=[.E109];[.I109]=1);1;&quot;&quot;)">
            <text:p/>
          </table:table-cell>
          <table:table-cell table:formula="of:=IF(AND([.B109]&gt;[.D109];[.C109]=0);1;&quot;&quot;)" office:value-type="float" office:value="1">
            <text:p>1</text:p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 office:value-type="float" office:value="1">
            <text:p>1</text:p>
          </table:table-cell>
          <table:table-cell/>
          <table:table-cell table:formula="of:=([.D109]/[.E109]*100)-100" office:value-type="float" office:value="0.477707006369428">
            <text:p>0.4777070064</text:p>
          </table:table-cell>
          <table:table-cell table:formula="of:=IF(OR(AND([.B109]&gt;[.E109];[.C109]=0);AND([.B109]&lt;=[.E109];[.C109]=1));1;&quot;&quot;)" office:value-type="float" office:value="1">
            <text:p>1</text:p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422">
            <text:p>1422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office:value-type="float" office:value="1423">
            <text:p>1423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>
            <text:p/>
          </table:table-cell>
          <table:table-cell table:formula="of:=IF(AND([.B110]&gt;[.D110];[.C110]=0);1;&quot;&quot;)" office:value-type="float" office:value="1">
            <text:p>1</text:p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  <table:table-cell table:formula="of:=([.D110]/[.E110]*100)-100" office:value-type="float" office:value="-2.38931834153198">
            <text:p>-2.3893183415</text:p>
          </table:table-cell>
          <table:table-cell table:formula="of:=IF(OR(AND([.B110]&gt;[.E110];[.C110]=0);AND([.B110]&lt;=[.E110];[.C110]=1));1;&quot;&quot;)">
            <text:p/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754">
            <text:p>1754</text:p>
          </table:table-cell>
          <table:table-cell office:value-type="float" office:value="0">
            <text:p>0</text:p>
          </table:table-cell>
          <table:table-cell office:value-type="float" office:value="1730">
            <text:p>1730</text:p>
          </table:table-cell>
          <table:table-cell office:value-type="float" office:value="1717">
            <text:p>1717</text:p>
          </table:table-cell>
          <table:table-cell table:formula="of:=IF(AND([.B111]&gt;[.E111];[.H111]=1);1;&quot;&quot;)" office:value-type="float" office:value="1">
            <text:p>1</text:p>
          </table:table-cell>
          <table:table-cell table:formula="of:=IF(AND([.B111]&lt;=[.E111];[.I111]=1);1;&quot;&quot;)">
            <text:p/>
          </table:table-cell>
          <table:table-cell table:formula="of:=IF(AND([.B111]&gt;[.D111];[.C111]=0);1;&quot;&quot;)" office:value-type="float" office:value="1">
            <text:p>1</text:p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 office:value-type="float" office:value="1">
            <text:p>1</text:p>
          </table:table-cell>
          <table:table-cell/>
          <table:table-cell table:formula="of:=([.D111]/[.E111]*100)-100" office:value-type="float" office:value="0.757134536983116">
            <text:p>0.757134537</text:p>
          </table:table-cell>
          <table:table-cell table:formula="of:=IF(OR(AND([.B111]&gt;[.E111];[.C111]=0);AND([.B111]&lt;=[.E111];[.C111]=1));1;&quot;&quot;)" office:value-type="float" office:value="1">
            <text:p>1</text:p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19">
            <text:p>519</text:p>
          </table:table-cell>
          <table:table-cell office:value-type="float" office:value="543">
            <text:p>543</text:p>
          </table:table-cell>
          <table:table-cell table:formula="of:=IF(AND([.B112]&gt;[.E112];[.H112]=1);1;&quot;&quot;)">
            <text:p/>
          </table:table-cell>
          <table:table-cell table:formula="of:=IF(AND([.B112]&lt;=[.E112];[.I112]=1);1;&quot;&quot;)">
            <text:p/>
          </table:table-cell>
          <table:table-cell table:formula="of:=IF(AND([.B112]&gt;[.D112];[.C112]=0);1;&quot;&quot;)" office:value-type="float" office:value="1">
            <text:p>1</text:p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  <table:table-cell/>
          <table:table-cell table:formula="of:=([.D112]/[.E112]*100)-100" office:value-type="float" office:value="-4.41988950276243">
            <text:p>-4.4198895028</text:p>
          </table:table-cell>
          <table:table-cell table:formula="of:=IF(OR(AND([.B112]&gt;[.E112];[.C112]=0);AND([.B112]&lt;=[.E112];[.C112]=1));1;&quot;&quot;)">
            <text:p/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1973">
            <text:p>1973</text:p>
          </table:table-cell>
          <table:table-cell office:value-type="float" office:value="0">
            <text:p>0</text:p>
          </table:table-cell>
          <table:table-cell office:value-type="float" office:value="1941">
            <text:p>1941</text:p>
          </table:table-cell>
          <table:table-cell office:value-type="float" office:value="2012">
            <text:p>2012</text:p>
          </table:table-cell>
          <table:table-cell table:formula="of:=IF(AND([.B113]&gt;[.E113];[.H113]=1);1;&quot;&quot;)">
            <text:p/>
          </table:table-cell>
          <table:table-cell table:formula="of:=IF(AND([.B113]&lt;=[.E113];[.I113]=1);1;&quot;&quot;)">
            <text:p/>
          </table:table-cell>
          <table:table-cell table:formula="of:=IF(AND([.B113]&gt;[.D113];[.C113]=0);1;&quot;&quot;)" office:value-type="float" office:value="1">
            <text:p>1</text:p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  <table:table-cell/>
          <table:table-cell table:formula="of:=([.D113]/[.E113]*100)-100" office:value-type="float" office:value="-3.52882703777337">
            <text:p>-3.5288270378</text:p>
          </table:table-cell>
          <table:table-cell table:formula="of:=IF(OR(AND([.B113]&gt;[.E113];[.C113]=0);AND([.B113]&lt;=[.E113];[.C113]=1));1;&quot;&quot;)">
            <text:p/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869">
            <text:p>1869</text:p>
          </table:table-cell>
          <table:table-cell office:value-type="float" office:value="0">
            <text:p>0</text:p>
          </table:table-cell>
          <table:table-cell office:value-type="float" office:value="1854">
            <text:p>1854</text:p>
          </table:table-cell>
          <table:table-cell office:value-type="float" office:value="1889">
            <text:p>1889</text:p>
          </table:table-cell>
          <table:table-cell table:formula="of:=IF(AND([.B114]&gt;[.E114];[.H114]=1);1;&quot;&quot;)">
            <text:p/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 office:value-type="float" office:value="1">
            <text:p>1</text:p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  <table:table-cell/>
          <table:table-cell table:formula="of:=([.D114]/[.E114]*100)-100" office:value-type="float" office:value="-1.85283218634198">
            <text:p>-1.8528321863</text:p>
          </table:table-cell>
          <table:table-cell table:formula="of:=IF(OR(AND([.B114]&gt;[.E114];[.C114]=0);AND([.B114]&lt;=[.E114];[.C114]=1));1;&quot;&quot;)">
            <text:p/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office:value-type="float" office:value="657">
            <text:p>657</text:p>
          </table:table-cell>
          <table:table-cell office:value-type="float" office:value="695">
            <text:p>695</text:p>
          </table:table-cell>
          <table:table-cell table:formula="of:=IF(AND([.B115]&gt;[.E115];[.H115]=1);1;&quot;&quot;)">
            <text:p/>
          </table:table-cell>
          <table:table-cell table:formula="of:=IF(AND([.B115]&lt;=[.E115];[.I115]=1);1;&quot;&quot;)">
            <text:p/>
          </table:table-cell>
          <table:table-cell table:formula="of:=IF(AND([.B115]&gt;[.D115];[.C115]=0);1;&quot;&quot;)" office:value-type="float" office:value="1">
            <text:p>1</text:p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  <table:table-cell/>
          <table:table-cell table:formula="of:=([.D115]/[.E115]*100)-100" office:value-type="float" office:value="-5.46762589928058">
            <text:p>-5.4676258993</text:p>
          </table:table-cell>
          <table:table-cell table:formula="of:=IF(OR(AND([.B115]&gt;[.E115];[.C115]=0);AND([.B115]&lt;=[.E115];[.C115]=1));1;&quot;&quot;)">
            <text:p/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  <table:table-cell office:value-type="float" office:value="817">
            <text:p>817</text:p>
          </table:table-cell>
          <table:table-cell office:value-type="float" office:value="846">
            <text:p>846</text:p>
          </table:table-cell>
          <table:table-cell table:formula="of:=IF(AND([.B116]&gt;[.E116];[.H116]=1);1;&quot;&quot;)">
            <text:p/>
          </table:table-cell>
          <table:table-cell table:formula="of:=IF(AND([.B116]&lt;=[.E116];[.I116]=1);1;&quot;&quot;)">
            <text:p/>
          </table:table-cell>
          <table:table-cell table:formula="of:=IF(AND([.B116]&gt;[.D116];[.C116]=0);1;&quot;&quot;)" office:value-type="float" office:value="1">
            <text:p>1</text:p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  <table:table-cell/>
          <table:table-cell table:formula="of:=([.D116]/[.E116]*100)-100" office:value-type="float" office:value="-3.42789598108747">
            <text:p>-3.4278959811</text:p>
          </table:table-cell>
          <table:table-cell table:formula="of:=IF(OR(AND([.B116]&gt;[.E116];[.C116]=0);AND([.B116]&lt;=[.E116];[.C116]=1));1;&quot;&quot;)">
            <text:p/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496">
            <text:p>1496</text:p>
          </table:table-cell>
          <table:table-cell office:value-type="float" office:value="0">
            <text:p>0</text:p>
          </table:table-cell>
          <table:table-cell office:value-type="float" office:value="1457">
            <text:p>1457</text:p>
          </table:table-cell>
          <table:table-cell office:value-type="float" office:value="1557">
            <text:p>1557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>
            <text:p/>
          </table:table-cell>
          <table:table-cell table:formula="of:=IF(AND([.B117]&gt;[.D117];[.C117]=0);1;&quot;&quot;)" office:value-type="float" office:value="1">
            <text:p>1</text:p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  <table:table-cell table:formula="of:=([.D117]/[.E117]*100)-100" office:value-type="float" office:value="-6.42260757867695">
            <text:p>-6.4226075787</text:p>
          </table:table-cell>
          <table:table-cell table:formula="of:=IF(OR(AND([.B117]&gt;[.E117];[.C117]=0);AND([.B117]&lt;=[.E117];[.C117]=1));1;&quot;&quot;)">
            <text:p/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292">
            <text:p>1292</text:p>
          </table:table-cell>
          <table:table-cell office:value-type="float" office:value="0">
            <text:p>0</text:p>
          </table:table-cell>
          <table:table-cell office:value-type="float" office:value="1278">
            <text:p>1278</text:p>
          </table:table-cell>
          <table:table-cell office:value-type="float" office:value="1323">
            <text:p>1323</text:p>
          </table:table-cell>
          <table:table-cell table:formula="of:=IF(AND([.B118]&gt;[.E118];[.H118]=1);1;&quot;&quot;)">
            <text:p/>
          </table:table-cell>
          <table:table-cell table:formula="of:=IF(AND([.B118]&lt;=[.E118];[.I118]=1);1;&quot;&quot;)">
            <text:p/>
          </table:table-cell>
          <table:table-cell table:formula="of:=IF(AND([.B118]&gt;[.D118];[.C118]=0);1;&quot;&quot;)" office:value-type="float" office:value="1">
            <text:p>1</text:p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  <table:table-cell/>
          <table:table-cell table:formula="of:=([.D118]/[.E118]*100)-100" office:value-type="float" office:value="-3.4013605442177">
            <text:p>-3.4013605442</text:p>
          </table:table-cell>
          <table:table-cell table:formula="of:=IF(OR(AND([.B118]&gt;[.E118];[.C118]=0);AND([.B118]&lt;=[.E118];[.C118]=1));1;&quot;&quot;)">
            <text:p/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998">
            <text:p>998</text:p>
          </table:table-cell>
          <table:table-cell office:value-type="float" office:value="0">
            <text:p>0</text:p>
          </table:table-cell>
          <table:table-cell office:value-type="float" office:value="982">
            <text:p>982</text:p>
          </table:table-cell>
          <table:table-cell office:value-type="float" office:value="992">
            <text:p>992</text:p>
          </table:table-cell>
          <table:table-cell table:formula="of:=IF(AND([.B119]&gt;[.E119];[.H119]=1);1;&quot;&quot;)" office:value-type="float" office:value="1">
            <text:p>1</text:p>
          </table:table-cell>
          <table:table-cell table:formula="of:=IF(AND([.B119]&lt;=[.E119];[.I119]=1);1;&quot;&quot;)">
            <text:p/>
          </table:table-cell>
          <table:table-cell table:formula="of:=IF(AND([.B119]&gt;[.D119];[.C119]=0);1;&quot;&quot;)" office:value-type="float" office:value="1">
            <text:p>1</text:p>
          </table:table-cell>
          <table:table-cell table:formula="of:=IF(AND([.B119]&lt;=[.D119];[.C119]=1);1;&quot;&quot;)">
            <text:p/>
          </table:table-cell>
          <table:table-cell table:formula="of:=IF(OR(AND([.G119]=1;[.I119]=1);AND([.F119]=1;[.H119]=1));1;&quot;&quot;)" office:value-type="float" office:value="1">
            <text:p>1</text:p>
          </table:table-cell>
          <table:table-cell/>
          <table:table-cell table:formula="of:=([.D119]/[.E119]*100)-100" office:value-type="float" office:value="-1.00806451612904">
            <text:p>-1.0080645161</text:p>
          </table:table-cell>
          <table:table-cell table:formula="of:=IF(OR(AND([.B119]&gt;[.E119];[.C119]=0);AND([.B119]&lt;=[.E119];[.C119]=1));1;&quot;&quot;)" office:value-type="float" office:value="1">
            <text:p>1</text:p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435">
            <text:p>2435</text:p>
          </table:table-cell>
          <table:table-cell office:value-type="float" office:value="0">
            <text:p>0</text:p>
          </table:table-cell>
          <table:table-cell office:value-type="float" office:value="2416">
            <text:p>2416</text:p>
          </table:table-cell>
          <table:table-cell office:value-type="float" office:value="2529">
            <text:p>2529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>
            <text:p/>
          </table:table-cell>
          <table:table-cell table:formula="of:=IF(AND([.B120]&gt;[.D120];[.C120]=0);1;&quot;&quot;)" office:value-type="float" office:value="1">
            <text:p>1</text:p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  <table:table-cell table:formula="of:=([.D120]/[.E120]*100)-100" office:value-type="float" office:value="-4.46816923685252">
            <text:p>-4.4681692369</text:p>
          </table:table-cell>
          <table:table-cell table:formula="of:=IF(OR(AND([.B120]&gt;[.E120];[.C120]=0);AND([.B120]&lt;=[.E120];[.C120]=1));1;&quot;&quot;)">
            <text:p/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04">
            <text:p>204</text:p>
          </table:table-cell>
          <table:table-cell table:formula="of:=IF(AND([.B121]&gt;[.E121];[.H121]=1);1;&quot;&quot;)">
            <text:p/>
          </table:table-cell>
          <table:table-cell table:formula="of:=IF(AND([.B121]&lt;=[.E121];[.I121]=1);1;&quot;&quot;)">
            <text:p/>
          </table:table-cell>
          <table:table-cell table:formula="of:=IF(AND([.B121]&gt;[.D121];[.C121]=0);1;&quot;&quot;)" office:value-type="float" office:value="1">
            <text:p>1</text:p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>
            <text:p/>
          </table:table-cell>
          <table:table-cell/>
          <table:table-cell table:formula="of:=([.D121]/[.E121]*100)-100" office:value-type="float" office:value="-1.9607843137255">
            <text:p>-1.9607843137</text:p>
          </table:table-cell>
          <table:table-cell table:formula="of:=IF(OR(AND([.B121]&gt;[.E121];[.C121]=0);AND([.B121]&lt;=[.E121];[.C121]=1));1;&quot;&quot;)">
            <text:p/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810">
            <text:p>1810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1816">
            <text:p>1816</text:p>
          </table:table-cell>
          <table:table-cell table:formula="of:=IF(AND([.B122]&gt;[.E122];[.H122]=1);1;&quot;&quot;)">
            <text:p/>
          </table:table-cell>
          <table:table-cell table:formula="of:=IF(AND([.B122]&lt;=[.E122];[.I122]=1);1;&quot;&quot;)">
            <text:p/>
          </table:table-cell>
          <table:table-cell table:formula="of:=IF(AND([.B122]&gt;[.D122];[.C122]=0);1;&quot;&quot;)" office:value-type="float" office:value="1">
            <text:p>1</text:p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  <table:table-cell table:formula="of:=([.D122]/[.E122]*100)-100" office:value-type="float" office:value="-2.09251101321585">
            <text:p>-2.0925110132</text:p>
          </table:table-cell>
          <table:table-cell table:formula="of:=IF(OR(AND([.B122]&gt;[.E122];[.C122]=0);AND([.B122]&lt;=[.E122];[.C122]=1));1;&quot;&quot;)">
            <text:p/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692">
            <text:p>692</text:p>
          </table:table-cell>
          <table:table-cell office:value-type="float" office:value="0">
            <text:p>0</text:p>
          </table:table-cell>
          <table:table-cell office:value-type="float" office:value="672">
            <text:p>672</text:p>
          </table:table-cell>
          <table:table-cell office:value-type="float" office:value="673">
            <text:p>673</text:p>
          </table:table-cell>
          <table:table-cell table:formula="of:=IF(AND([.B123]&gt;[.E123];[.H123]=1);1;&quot;&quot;)" office:value-type="float" office:value="1">
            <text:p>1</text:p>
          </table:table-cell>
          <table:table-cell table:formula="of:=IF(AND([.B123]&lt;=[.E123];[.I123]=1);1;&quot;&quot;)">
            <text:p/>
          </table:table-cell>
          <table:table-cell table:formula="of:=IF(AND([.B123]&gt;[.D123];[.C123]=0);1;&quot;&quot;)" office:value-type="float" office:value="1">
            <text:p>1</text:p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 office:value-type="float" office:value="1">
            <text:p>1</text:p>
          </table:table-cell>
          <table:table-cell/>
          <table:table-cell table:formula="of:=([.D123]/[.E123]*100)-100" office:value-type="float" office:value="-0.148588410104011">
            <text:p>-0.1485884101</text:p>
          </table:table-cell>
          <table:table-cell table:formula="of:=IF(OR(AND([.B123]&gt;[.E123];[.C123]=0);AND([.B123]&lt;=[.E123];[.C123]=1));1;&quot;&quot;)" office:value-type="float" office:value="1">
            <text:p>1</text:p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177">
            <text:p>1177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office:value-type="float" office:value="1214">
            <text:p>1214</text:p>
          </table:table-cell>
          <table:table-cell table:formula="of:=IF(AND([.B124]&gt;[.E124];[.H124]=1);1;&quot;&quot;)">
            <text:p/>
          </table:table-cell>
          <table:table-cell table:formula="of:=IF(AND([.B124]&lt;=[.E124];[.I124]=1);1;&quot;&quot;)">
            <text:p/>
          </table:table-cell>
          <table:table-cell table:formula="of:=IF(AND([.B124]&gt;[.D124];[.C124]=0);1;&quot;&quot;)" office:value-type="float" office:value="1">
            <text:p>1</text:p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  <table:table-cell table:formula="of:=([.D124]/[.E124]*100)-100" office:value-type="float" office:value="-3.37726523887973">
            <text:p>-3.3772652389</text:p>
          </table:table-cell>
          <table:table-cell table:formula="of:=IF(OR(AND([.B124]&gt;[.E124];[.C124]=0);AND([.B124]&lt;=[.E124];[.C124]=1));1;&quot;&quot;)">
            <text:p/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H125]=1);1;&quot;&quot;)">
            <text:p/>
          </table:table-cell>
          <table:table-cell table:formula="of:=IF(AND([.B125]&lt;=[.E125];[.I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  <table:table-cell table:formula="of:=([.D125]/[.E125]*100)-100" office:value-type="float" office:value="4.42384105960265">
            <text:p>4.4238410596</text:p>
          </table:table-cell>
          <table:table-cell table:formula="of:=IF(OR(AND([.B125]&gt;[.E125];[.C125]=0);AND([.B125]&lt;=[.E125];[.C125]=1));1;&quot;&quot;)">
            <text:p/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640">
            <text:p>1640</text:p>
          </table:table-cell>
          <table:table-cell office:value-type="float" office:value="0">
            <text:p>0</text:p>
          </table:table-cell>
          <table:table-cell office:value-type="float" office:value="1620">
            <text:p>1620</text:p>
          </table:table-cell>
          <table:table-cell office:value-type="float" office:value="1710">
            <text:p>1710</text:p>
          </table:table-cell>
          <table:table-cell table:formula="of:=IF(AND([.B126]&gt;[.E126];[.H126]=1);1;&quot;&quot;)">
            <text:p/>
          </table:table-cell>
          <table:table-cell table:formula="of:=IF(AND([.B126]&lt;=[.E126];[.I126]=1);1;&quot;&quot;)">
            <text:p/>
          </table:table-cell>
          <table:table-cell table:formula="of:=IF(AND([.B126]&gt;[.D126];[.C126]=0);1;&quot;&quot;)" office:value-type="float" office:value="1">
            <text:p>1</text:p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  <table:table-cell/>
          <table:table-cell table:formula="of:=([.D126]/[.E126]*100)-100" office:value-type="float" office:value="-5.26315789473685">
            <text:p>-5.2631578947</text:p>
          </table:table-cell>
          <table:table-cell table:formula="of:=IF(OR(AND([.B126]&gt;[.E126];[.C126]=0);AND([.B126]&lt;=[.E126];[.C126]=1));1;&quot;&quot;)">
            <text:p/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690">
            <text:p>4690</text:p>
          </table:table-cell>
          <table:table-cell office:value-type="float" office:value="0">
            <text:p>0</text:p>
          </table:table-cell>
          <table:table-cell office:value-type="float" office:value="4564">
            <text:p>4564</text:p>
          </table:table-cell>
          <table:table-cell office:value-type="float" office:value="4715">
            <text:p>4715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 office:value-type="float" office:value="1">
            <text:p>1</text:p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-3.20254506892896">
            <text:p>-3.2025450689</text:p>
          </table:table-cell>
          <table:table-cell table:formula="of:=IF(OR(AND([.B127]&gt;[.E127];[.C127]=0);AND([.B127]&lt;=[.E127];[.C127]=1));1;&quot;&quot;)">
            <text:p/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5940">
            <text:p>5940</text:p>
          </table:table-cell>
          <table:table-cell office:value-type="float" office:value="0">
            <text:p>0</text:p>
          </table:table-cell>
          <table:table-cell office:value-type="float" office:value="5788">
            <text:p>5788</text:p>
          </table:table-cell>
          <table:table-cell office:value-type="float" office:value="5990">
            <text:p>5990</text:p>
          </table:table-cell>
          <table:table-cell table:formula="of:=IF(AND([.B128]&gt;[.E128];[.H128]=1);1;&quot;&quot;)">
            <text:p/>
          </table:table-cell>
          <table:table-cell table:formula="of:=IF(AND([.B128]&lt;=[.E128];[.I128]=1);1;&quot;&quot;)">
            <text:p/>
          </table:table-cell>
          <table:table-cell table:formula="of:=IF(AND([.B128]&gt;[.D128];[.C128]=0);1;&quot;&quot;)" office:value-type="float" office:value="1">
            <text:p>1</text:p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  <table:table-cell table:formula="of:=([.D128]/[.E128]*100)-100" office:value-type="float" office:value="-3.37228714524207">
            <text:p>-3.3722871452</text:p>
          </table:table-cell>
          <table:table-cell table:formula="of:=IF(OR(AND([.B128]&gt;[.E128];[.C128]=0);AND([.B128]&lt;=[.E128];[.C128]=1));1;&quot;&quot;)">
            <text:p/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086">
            <text:p>1086</text:p>
          </table:table-cell>
          <table:table-cell office:value-type="float" office:value="0">
            <text:p>0</text:p>
          </table:table-cell>
          <table:table-cell office:value-type="float" office:value="1061">
            <text:p>1061</text:p>
          </table:table-cell>
          <table:table-cell office:value-type="float" office:value="1149">
            <text:p>1149</text:p>
          </table:table-cell>
          <table:table-cell table:formula="of:=IF(AND([.B129]&gt;[.E129];[.H129]=1);1;&quot;&quot;)">
            <text:p/>
          </table:table-cell>
          <table:table-cell table:formula="of:=IF(AND([.B129]&lt;=[.E129];[.I129]=1);1;&quot;&quot;)">
            <text:p/>
          </table:table-cell>
          <table:table-cell table:formula="of:=IF(AND([.B129]&gt;[.D129];[.C129]=0);1;&quot;&quot;)" office:value-type="float" office:value="1">
            <text:p>1</text:p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  <table:table-cell/>
          <table:table-cell table:formula="of:=([.D129]/[.E129]*100)-100" office:value-type="float" office:value="-7.65883376849435">
            <text:p>-7.6588337685</text:p>
          </table:table-cell>
          <table:table-cell table:formula="of:=IF(OR(AND([.B129]&gt;[.E129];[.C129]=0);AND([.B129]&lt;=[.E129];[.C129]=1));1;&quot;&quot;)">
            <text:p/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389">
            <text:p>5389</text:p>
          </table:table-cell>
          <table:table-cell office:value-type="float" office:value="0">
            <text:p>0</text:p>
          </table:table-cell>
          <table:table-cell office:value-type="float" office:value="5360">
            <text:p>5360</text:p>
          </table:table-cell>
          <table:table-cell office:value-type="float" office:value="5617">
            <text:p>5617</text:p>
          </table:table-cell>
          <table:table-cell table:formula="of:=IF(AND([.B130]&gt;[.E130];[.H130]=1);1;&quot;&quot;)">
            <text:p/>
          </table:table-cell>
          <table:table-cell table:formula="of:=IF(AND([.B130]&lt;=[.E130];[.I130]=1);1;&quot;&quot;)">
            <text:p/>
          </table:table-cell>
          <table:table-cell table:formula="of:=IF(AND([.B130]&gt;[.D130];[.C130]=0);1;&quot;&quot;)" office:value-type="float" office:value="1">
            <text:p>1</text:p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  <table:table-cell/>
          <table:table-cell table:formula="of:=([.D130]/[.E130]*100)-100" office:value-type="float" office:value="-4.57539611892469">
            <text:p>-4.5753961189</text:p>
          </table:table-cell>
          <table:table-cell table:formula="of:=IF(OR(AND([.B130]&gt;[.E130];[.C130]=0);AND([.B130]&lt;=[.E130];[.C130]=1));1;&quot;&quot;)">
            <text:p/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770">
            <text:p>5770</text:p>
          </table:table-cell>
          <table:table-cell office:value-type="float" office:value="0">
            <text:p>0</text:p>
          </table:table-cell>
          <table:table-cell office:value-type="float" office:value="5730">
            <text:p>5730</text:p>
          </table:table-cell>
          <table:table-cell office:value-type="float" office:value="5835">
            <text:p>5835</text:p>
          </table:table-cell>
          <table:table-cell table:formula="of:=IF(AND([.B131]&gt;[.E131];[.H131]=1);1;&quot;&quot;)">
            <text:p/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 office:value-type="float" office:value="1">
            <text:p>1</text:p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  <table:table-cell table:formula="of:=([.D131]/[.E131]*100)-100" office:value-type="float" office:value="-1.79948586118252">
            <text:p>-1.7994858612</text:p>
          </table:table-cell>
          <table:table-cell table:formula="of:=IF(OR(AND([.B131]&gt;[.E131];[.C131]=0);AND([.B131]&lt;=[.E131];[.C131]=1));1;&quot;&quot;)">
            <text:p/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768">
            <text:p>1768</text:p>
          </table:table-cell>
          <table:table-cell office:value-type="float" office:value="0">
            <text:p>0</text:p>
          </table:table-cell>
          <table:table-cell office:value-type="float" office:value="1743">
            <text:p>1743</text:p>
          </table:table-cell>
          <table:table-cell office:value-type="float" office:value="1781">
            <text:p>1781</text:p>
          </table:table-cell>
          <table:table-cell table:formula="of:=IF(AND([.B132]&gt;[.E132];[.H132]=1);1;&quot;&quot;)">
            <text:p/>
          </table:table-cell>
          <table:table-cell table:formula="of:=IF(AND([.B132]&lt;=[.E132];[.I132]=1);1;&quot;&quot;)">
            <text:p/>
          </table:table-cell>
          <table:table-cell table:formula="of:=IF(AND([.B132]&gt;[.D132];[.C132]=0);1;&quot;&quot;)" office:value-type="float" office:value="1">
            <text:p>1</text:p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  <table:table-cell/>
          <table:table-cell table:formula="of:=([.D132]/[.E132]*100)-100" office:value-type="float" office:value="-2.13363279056709">
            <text:p>-2.1336327906</text:p>
          </table:table-cell>
          <table:table-cell table:formula="of:=IF(OR(AND([.B132]&gt;[.E132];[.C132]=0);AND([.B132]&lt;=[.E132];[.C132]=1));1;&quot;&quot;)">
            <text:p/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308">
            <text:p>1308</text:p>
          </table:table-cell>
          <table:table-cell office:value-type="float" office:value="0">
            <text:p>0</text:p>
          </table:table-cell>
          <table:table-cell office:value-type="float" office:value="1286">
            <text:p>1286</text:p>
          </table:table-cell>
          <table:table-cell office:value-type="float" office:value="1310">
            <text:p>1310</text:p>
          </table:table-cell>
          <table:table-cell table:formula="of:=IF(AND([.B133]&gt;[.E133];[.H133]=1);1;&quot;&quot;)">
            <text:p/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 office:value-type="float" office:value="1">
            <text:p>1</text:p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  <table:table-cell/>
          <table:table-cell table:formula="of:=([.D133]/[.E133]*100)-100" office:value-type="float" office:value="-1.8320610687023">
            <text:p>-1.8320610687</text:p>
          </table:table-cell>
          <table:table-cell table:formula="of:=IF(OR(AND([.B133]&gt;[.E133];[.C133]=0);AND([.B133]&lt;=[.E133];[.C133]=1));1;&quot;&quot;)">
            <text:p/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4512">
            <text:p>4512</text:p>
          </table:table-cell>
          <table:table-cell office:value-type="float" office:value="4655">
            <text:p>4655</text:p>
          </table:table-cell>
          <table:table-cell table:formula="of:=IF(AND([.B134]&gt;[.E134];[.H134]=1);1;&quot;&quot;)">
            <text:p/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 office:value-type="float" office:value="1">
            <text:p>1</text:p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  <table:table-cell/>
          <table:table-cell table:formula="of:=([.D134]/[.E134]*100)-100" office:value-type="float" office:value="-3.07196562835661">
            <text:p>-3.0719656284</text:p>
          </table:table-cell>
          <table:table-cell table:formula="of:=IF(OR(AND([.B134]&gt;[.E134];[.C134]=0);AND([.B134]&lt;=[.E134];[.C134]=1));1;&quot;&quot;)">
            <text:p/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068">
            <text:p>2068</text:p>
          </table:table-cell>
          <table:table-cell office:value-type="float" office:value="0">
            <text:p>0</text:p>
          </table:table-cell>
          <table:table-cell office:value-type="float" office:value="2036">
            <text:p>2036</text:p>
          </table:table-cell>
          <table:table-cell office:value-type="float" office:value="2094">
            <text:p>2094</text:p>
          </table:table-cell>
          <table:table-cell table:formula="of:=IF(AND([.B135]&gt;[.E135];[.H135]=1);1;&quot;&quot;)">
            <text:p/>
          </table:table-cell>
          <table:table-cell table:formula="of:=IF(AND([.B135]&lt;=[.E135];[.I135]=1);1;&quot;&quot;)">
            <text:p/>
          </table:table-cell>
          <table:table-cell table:formula="of:=IF(AND([.B135]&gt;[.D135];[.C135]=0);1;&quot;&quot;)" office:value-type="float" office:value="1">
            <text:p>1</text:p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  <table:table-cell/>
          <table:table-cell table:formula="of:=([.D135]/[.E135]*100)-100" office:value-type="float" office:value="-2.76981852913084">
            <text:p>-2.7698185291</text:p>
          </table:table-cell>
          <table:table-cell table:formula="of:=IF(OR(AND([.B135]&gt;[.E135];[.C135]=0);AND([.B135]&lt;=[.E135];[.C135]=1));1;&quot;&quot;)">
            <text:p/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420">
            <text:p>4420</text:p>
          </table:table-cell>
          <table:table-cell office:value-type="float" office:value="0">
            <text:p>0</text:p>
          </table:table-cell>
          <table:table-cell office:value-type="float" office:value="4365">
            <text:p>4365</text:p>
          </table:table-cell>
          <table:table-cell office:value-type="float" office:value="4520">
            <text:p>4520</text:p>
          </table:table-cell>
          <table:table-cell table:formula="of:=IF(AND([.B136]&gt;[.E136];[.H136]=1);1;&quot;&quot;)">
            <text:p/>
          </table:table-cell>
          <table:table-cell table:formula="of:=IF(AND([.B136]&lt;=[.E136];[.I136]=1);1;&quot;&quot;)">
            <text:p/>
          </table:table-cell>
          <table:table-cell table:formula="of:=IF(AND([.B136]&gt;[.D136];[.C136]=0);1;&quot;&quot;)" office:value-type="float" office:value="1">
            <text:p>1</text:p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  <table:table-cell/>
          <table:table-cell table:formula="of:=([.D136]/[.E136]*100)-100" office:value-type="float" office:value="-3.42920353982301">
            <text:p>-3.4292035398</text:p>
          </table:table-cell>
          <table:table-cell table:formula="of:=IF(OR(AND([.B136]&gt;[.E136];[.C136]=0);AND([.B136]&lt;=[.E136];[.C136]=1));1;&quot;&quot;)">
            <text:p/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490">
            <text:p>5490</text:p>
          </table:table-cell>
          <table:table-cell office:value-type="float" office:value="1">
            <text:p>1</text:p>
          </table:table-cell>
          <table:table-cell office:value-type="float" office:value="5429">
            <text:p>5429</text:p>
          </table:table-cell>
          <table:table-cell office:value-type="float" office:value="5480">
            <text:p>5480</text:p>
          </table:table-cell>
          <table:table-cell table:formula="of:=IF(AND([.B137]&gt;[.E137];[.H137]=1);1;&quot;&quot;)">
            <text:p/>
          </table:table-cell>
          <table:table-cell table:formula="of:=IF(AND([.B137]&lt;=[.E137];[.I137]=1);1;&quot;&quot;)">
            <text:p/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  <table:table-cell/>
          <table:table-cell table:formula="of:=([.D137]/[.E137]*100)-100" office:value-type="float" office:value="-0.930656934306569">
            <text:p>-0.9306569343</text:p>
          </table:table-cell>
          <table:table-cell table:formula="of:=IF(OR(AND([.B137]&gt;[.E137];[.C137]=0);AND([.B137]&lt;=[.E137];[.C137]=1));1;&quot;&quot;)">
            <text:p/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7630">
            <text:p>7630</text:p>
          </table:table-cell>
          <table:table-cell office:value-type="float" office:value="0">
            <text:p>0</text:p>
          </table:table-cell>
          <table:table-cell office:value-type="float" office:value="7548">
            <text:p>7548</text:p>
          </table:table-cell>
          <table:table-cell office:value-type="float" office:value="7714">
            <text:p>7714</text:p>
          </table:table-cell>
          <table:table-cell table:formula="of:=IF(AND([.B138]&gt;[.E138];[.H138]=1);1;&quot;&quot;)">
            <text:p/>
          </table:table-cell>
          <table:table-cell table:formula="of:=IF(AND([.B138]&lt;=[.E138];[.I138]=1);1;&quot;&quot;)">
            <text:p/>
          </table:table-cell>
          <table:table-cell table:formula="of:=IF(AND([.B138]&gt;[.D138];[.C138]=0);1;&quot;&quot;)" office:value-type="float" office:value="1">
            <text:p>1</text:p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  <table:table-cell table:formula="of:=([.D138]/[.E138]*100)-100" office:value-type="float" office:value="-2.15193155302047">
            <text:p>-2.151931553</text:p>
          </table:table-cell>
          <table:table-cell table:formula="of:=IF(OR(AND([.B138]&gt;[.E138];[.C138]=0);AND([.B138]&lt;=[.E138];[.C138]=1));1;&quot;&quot;)">
            <text:p/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2001">
            <text:p>2001</text:p>
          </table:table-cell>
          <table:table-cell office:value-type="float" office:value="2061">
            <text:p>2061</text:p>
          </table:table-cell>
          <table:table-cell table:formula="of:=IF(AND([.B139]&gt;[.E139];[.H139]=1);1;&quot;&quot;)">
            <text:p/>
          </table:table-cell>
          <table:table-cell table:formula="of:=IF(AND([.B139]&lt;=[.E139];[.I139]=1);1;&quot;&quot;)">
            <text:p/>
          </table:table-cell>
          <table:table-cell table:formula="of:=IF(AND([.B139]&gt;[.D139];[.C139]=0);1;&quot;&quot;)" office:value-type="float" office:value="1">
            <text:p>1</text:p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  <table:table-cell/>
          <table:table-cell table:formula="of:=([.D139]/[.E139]*100)-100" office:value-type="float" office:value="-2.91120815138282">
            <text:p>-2.9112081514</text:p>
          </table:table-cell>
          <table:table-cell table:formula="of:=IF(OR(AND([.B139]&gt;[.E139];[.C139]=0);AND([.B139]&lt;=[.E139];[.C139]=1));1;&quot;&quot;)">
            <text:p/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4990">
            <text:p>14990</text:p>
          </table:table-cell>
          <table:table-cell office:value-type="float" office:value="0">
            <text:p>0</text:p>
          </table:table-cell>
          <table:table-cell office:value-type="float" office:value="14606">
            <text:p>14606</text:p>
          </table:table-cell>
          <table:table-cell office:value-type="float" office:value="15120">
            <text:p>15120</text:p>
          </table:table-cell>
          <table:table-cell table:formula="of:=IF(AND([.B140]&gt;[.E140];[.H140]=1);1;&quot;&quot;)">
            <text:p/>
          </table:table-cell>
          <table:table-cell table:formula="of:=IF(AND([.B140]&lt;=[.E140];[.I140]=1);1;&quot;&quot;)">
            <text:p/>
          </table:table-cell>
          <table:table-cell table:formula="of:=IF(AND([.B140]&gt;[.D140];[.C140]=0);1;&quot;&quot;)" office:value-type="float" office:value="1">
            <text:p>1</text:p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  <table:table-cell/>
          <table:table-cell table:formula="of:=([.D140]/[.E140]*100)-100" office:value-type="float" office:value="-3.3994708994709">
            <text:p>-3.3994708995</text:p>
          </table:table-cell>
          <table:table-cell table:formula="of:=IF(OR(AND([.B140]&gt;[.E140];[.C140]=0);AND([.B140]&lt;=[.E140];[.C140]=1));1;&quot;&quot;)">
            <text:p/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090">
            <text:p>4090</text:p>
          </table:table-cell>
          <table:table-cell office:value-type="float" office:value="0">
            <text:p>0</text:p>
          </table:table-cell>
          <table:table-cell office:value-type="float" office:value="4048">
            <text:p>4048</text:p>
          </table:table-cell>
          <table:table-cell office:value-type="float" office:value="4035">
            <text:p>4035</text:p>
          </table:table-cell>
          <table:table-cell table:formula="of:=IF(AND([.B141]&gt;[.E141];[.H141]=1);1;&quot;&quot;)" office:value-type="float" office:value="1">
            <text:p>1</text:p>
          </table:table-cell>
          <table:table-cell table:formula="of:=IF(AND([.B141]&lt;=[.E141];[.I141]=1);1;&quot;&quot;)">
            <text:p/>
          </table:table-cell>
          <table:table-cell table:formula="of:=IF(AND([.B141]&gt;[.D141];[.C141]=0);1;&quot;&quot;)" office:value-type="float" office:value="1">
            <text:p>1</text:p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 office:value-type="float" office:value="1">
            <text:p>1</text:p>
          </table:table-cell>
          <table:table-cell/>
          <table:table-cell table:formula="of:=([.D141]/[.E141]*100)-100" office:value-type="float" office:value="0.322180916976464">
            <text:p>0.322180917</text:p>
          </table:table-cell>
          <table:table-cell table:formula="of:=IF(OR(AND([.B141]&gt;[.E141];[.C141]=0);AND([.B141]&lt;=[.E141];[.C141]=1));1;&quot;&quot;)" office:value-type="float" office:value="1">
            <text:p>1</text:p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320">
            <text:p>732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office:value-type="float" office:value="7300">
            <text:p>7300</text:p>
          </table:table-cell>
          <table:table-cell table:formula="of:=IF(AND([.B142]&gt;[.E142];[.H142]=1);1;&quot;&quot;)" office:value-type="float" office:value="1">
            <text:p>1</text:p>
          </table:table-cell>
          <table:table-cell table:formula="of:=IF(AND([.B142]&lt;=[.E142];[.I142]=1);1;&quot;&quot;)">
            <text:p/>
          </table:table-cell>
          <table:table-cell table:formula="of:=IF(AND([.B142]&gt;[.D142];[.C142]=0);1;&quot;&quot;)" office:value-type="float" office:value="1">
            <text:p>1</text:p>
          </table:table-cell>
          <table:table-cell table:formula="of:=IF(AND([.B142]&lt;=[.D142];[.C142]=1);1;&quot;&quot;)">
            <text:p/>
          </table:table-cell>
          <table:table-cell table:formula="of:=IF(OR(AND([.G142]=1;[.I142]=1);AND([.F142]=1;[.H142]=1));1;&quot;&quot;)" office:value-type="float" office:value="1">
            <text:p>1</text:p>
          </table:table-cell>
          <table:table-cell/>
          <table:table-cell table:formula="of:=([.D142]/[.E142]*100)-100" office:value-type="float" office:value="-0.821917808219169">
            <text:p>-0.8219178082</text:p>
          </table:table-cell>
          <table:table-cell table:formula="of:=IF(OR(AND([.B142]&gt;[.E142];[.C142]=0);AND([.B142]&lt;=[.E142];[.C142]=1));1;&quot;&quot;)" office:value-type="float" office:value="1">
            <text:p>1</text:p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602">
            <text:p>2602</text:p>
          </table:table-cell>
          <table:table-cell office:value-type="float" office:value="0">
            <text:p>0</text:p>
          </table:table-cell>
          <table:table-cell office:value-type="float" office:value="2577">
            <text:p>2577</text:p>
          </table:table-cell>
          <table:table-cell office:value-type="float" office:value="2639">
            <text:p>2639</text:p>
          </table:table-cell>
          <table:table-cell table:formula="of:=IF(AND([.B143]&gt;[.E143];[.H143]=1);1;&quot;&quot;)">
            <text:p/>
          </table:table-cell>
          <table:table-cell table:formula="of:=IF(AND([.B143]&lt;=[.E143];[.I143]=1);1;&quot;&quot;)">
            <text:p/>
          </table:table-cell>
          <table:table-cell table:formula="of:=IF(AND([.B143]&gt;[.D143];[.C143]=0);1;&quot;&quot;)" office:value-type="float" office:value="1">
            <text:p>1</text:p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  <table:table-cell/>
          <table:table-cell table:formula="of:=([.D143]/[.E143]*100)-100" office:value-type="float" office:value="-2.34937476316787">
            <text:p>-2.3493747632</text:p>
          </table:table-cell>
          <table:table-cell table:formula="of:=IF(OR(AND([.B143]&gt;[.E143];[.C143]=0);AND([.B143]&lt;=[.E143];[.C143]=1));1;&quot;&quot;)">
            <text:p/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160">
            <text:p>3160</text:p>
          </table:table-cell>
          <table:table-cell office:value-type="float" office:value="0">
            <text:p>0</text:p>
          </table:table-cell>
          <table:table-cell office:value-type="float" office:value="3147">
            <text:p>3147</text:p>
          </table:table-cell>
          <table:table-cell office:value-type="float" office:value="3255">
            <text:p>3255</text:p>
          </table:table-cell>
          <table:table-cell table:formula="of:=IF(AND([.B144]&gt;[.E144];[.H144]=1);1;&quot;&quot;)">
            <text:p/>
          </table:table-cell>
          <table:table-cell table:formula="of:=IF(AND([.B144]&lt;=[.E144];[.I144]=1);1;&quot;&quot;)">
            <text:p/>
          </table:table-cell>
          <table:table-cell table:formula="of:=IF(AND([.B144]&gt;[.D144];[.C144]=0);1;&quot;&quot;)" office:value-type="float" office:value="1">
            <text:p>1</text:p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  <table:table-cell table:formula="of:=([.D144]/[.E144]*100)-100" office:value-type="float" office:value="-3.31797235023042">
            <text:p>-3.3179723502</text:p>
          </table:table-cell>
          <table:table-cell table:formula="of:=IF(OR(AND([.B144]&gt;[.E144];[.C144]=0);AND([.B144]&lt;=[.E144];[.C144]=1));1;&quot;&quot;)">
            <text:p/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4967">
            <text:p>4967</text:p>
          </table:table-cell>
          <table:table-cell office:value-type="float" office:value="5220">
            <text:p>5220</text:p>
          </table:table-cell>
          <table:table-cell table:formula="of:=IF(AND([.B145]&gt;[.E145];[.H145]=1);1;&quot;&quot;)">
            <text:p/>
          </table:table-cell>
          <table:table-cell table:formula="of:=IF(AND([.B145]&lt;=[.E145];[.I145]=1);1;&quot;&quot;)">
            <text:p/>
          </table:table-cell>
          <table:table-cell table:formula="of:=IF(AND([.B145]&gt;[.D145];[.C145]=0);1;&quot;&quot;)" office:value-type="float" office:value="1">
            <text:p>1</text:p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  <table:table-cell/>
          <table:table-cell table:formula="of:=([.D145]/[.E145]*100)-100" office:value-type="float" office:value="-4.84674329501917">
            <text:p>-4.846743295</text:p>
          </table:table-cell>
          <table:table-cell table:formula="of:=IF(OR(AND([.B145]&gt;[.E145];[.C145]=0);AND([.B145]&lt;=[.E145];[.C145]=1));1;&quot;&quot;)">
            <text:p/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630">
            <text:p>7630</text:p>
          </table:table-cell>
          <table:table-cell office:value-type="float" office:value="0">
            <text:p>0</text:p>
          </table:table-cell>
          <table:table-cell office:value-type="float" office:value="7510">
            <text:p>7510</text:p>
          </table:table-cell>
          <table:table-cell office:value-type="float" office:value="7600">
            <text:p>7600</text:p>
          </table:table-cell>
          <table:table-cell table:formula="of:=IF(AND([.B146]&gt;[.E146];[.H146]=1);1;&quot;&quot;)" office:value-type="float" office:value="1">
            <text:p>1</text:p>
          </table:table-cell>
          <table:table-cell table:formula="of:=IF(AND([.B146]&lt;=[.E146];[.I146]=1);1;&quot;&quot;)">
            <text:p/>
          </table:table-cell>
          <table:table-cell table:formula="of:=IF(AND([.B146]&gt;[.D146];[.C146]=0);1;&quot;&quot;)" office:value-type="float" office:value="1">
            <text:p>1</text:p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 office:value-type="float" office:value="1">
            <text:p>1</text:p>
          </table:table-cell>
          <table:table-cell/>
          <table:table-cell table:formula="of:=([.D146]/[.E146]*100)-100" office:value-type="float" office:value="-1.18421052631578">
            <text:p>-1.1842105263</text:p>
          </table:table-cell>
          <table:table-cell table:formula="of:=IF(OR(AND([.B146]&gt;[.E146];[.C146]=0);AND([.B146]&lt;=[.E146];[.C146]=1));1;&quot;&quot;)" office:value-type="float" office:value="1">
            <text:p>1</text:p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220">
            <text:p>2220</text:p>
          </table:table-cell>
          <table:table-cell office:value-type="float" office:value="0">
            <text:p>0</text:p>
          </table:table-cell>
          <table:table-cell office:value-type="float" office:value="2207">
            <text:p>2207</text:p>
          </table:table-cell>
          <table:table-cell office:value-type="float" office:value="2253">
            <text:p>2253</text:p>
          </table:table-cell>
          <table:table-cell table:formula="of:=IF(AND([.B147]&gt;[.E147];[.H147]=1);1;&quot;&quot;)">
            <text:p/>
          </table:table-cell>
          <table:table-cell table:formula="of:=IF(AND([.B147]&lt;=[.E147];[.I147]=1);1;&quot;&quot;)">
            <text:p/>
          </table:table-cell>
          <table:table-cell table:formula="of:=IF(AND([.B147]&gt;[.D147];[.C147]=0);1;&quot;&quot;)" office:value-type="float" office:value="1">
            <text:p>1</text:p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  <table:table-cell/>
          <table:table-cell table:formula="of:=([.D147]/[.E147]*100)-100" office:value-type="float" office:value="-2.04172214824678">
            <text:p>-2.0417221482</text:p>
          </table:table-cell>
          <table:table-cell table:formula="of:=IF(OR(AND([.B147]&gt;[.E147];[.C147]=0);AND([.B147]&lt;=[.E147];[.C147]=1));1;&quot;&quot;)">
            <text:p/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2074">
            <text:p>2074</text:p>
          </table:table-cell>
          <table:table-cell office:value-type="float" office:value="0">
            <text:p>0</text:p>
          </table:table-cell>
          <table:table-cell office:value-type="float" office:value="2039">
            <text:p>2039</text:p>
          </table:table-cell>
          <table:table-cell office:value-type="float" office:value="2057">
            <text:p>2057</text:p>
          </table:table-cell>
          <table:table-cell table:formula="of:=IF(AND([.B148]&gt;[.E148];[.H148]=1);1;&quot;&quot;)" office:value-type="float" office:value="1">
            <text:p>1</text:p>
          </table:table-cell>
          <table:table-cell table:formula="of:=IF(AND([.B148]&lt;=[.E148];[.I148]=1);1;&quot;&quot;)">
            <text:p/>
          </table:table-cell>
          <table:table-cell table:formula="of:=IF(AND([.B148]&gt;[.D148];[.C148]=0);1;&quot;&quot;)" office:value-type="float" office:value="1">
            <text:p>1</text:p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 office:value-type="float" office:value="1">
            <text:p>1</text:p>
          </table:table-cell>
          <table:table-cell/>
          <table:table-cell table:formula="of:=([.D148]/[.E148]*100)-100" office:value-type="float" office:value="-0.875060768108895">
            <text:p>-0.8750607681</text:p>
          </table:table-cell>
          <table:table-cell table:formula="of:=IF(OR(AND([.B148]&gt;[.E148];[.C148]=0);AND([.B148]&lt;=[.E148];[.C148]=1));1;&quot;&quot;)" office:value-type="float" office:value="1">
            <text:p>1</text:p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3250">
            <text:p>3250</text:p>
          </table:table-cell>
          <table:table-cell office:value-type="float" office:value="1">
            <text:p>1</text:p>
          </table:table-cell>
          <table:table-cell office:value-type="float" office:value="3220">
            <text:p>3220</text:p>
          </table:table-cell>
          <table:table-cell office:value-type="float" office:value="3155">
            <text:p>3155</text:p>
          </table:table-cell>
          <table:table-cell table:formula="of:=IF(AND([.B149]&gt;[.E149];[.H149]=1);1;&quot;&quot;)">
            <text:p/>
          </table:table-cell>
          <table:table-cell table:formula="of:=IF(AND([.B149]&lt;=[.E149];[.I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  <table:table-cell/>
          <table:table-cell table:formula="of:=([.D149]/[.E149]*100)-100" office:value-type="float" office:value="2.06022187004756">
            <text:p>2.06022187</text:p>
          </table:table-cell>
          <table:table-cell table:formula="of:=IF(OR(AND([.B149]&gt;[.E149];[.C149]=0);AND([.B149]&lt;=[.E149];[.C149]=1));1;&quot;&quot;)">
            <text:p/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3914">
            <text:p>3914</text:p>
          </table:table-cell>
          <table:table-cell office:value-type="float" office:value="0">
            <text:p>0</text:p>
          </table:table-cell>
          <table:table-cell office:value-type="float" office:value="3840">
            <text:p>3840</text:p>
          </table:table-cell>
          <table:table-cell office:value-type="float" office:value="3954">
            <text:p>3954</text:p>
          </table:table-cell>
          <table:table-cell table:formula="of:=IF(AND([.B150]&gt;[.E150];[.H150]=1);1;&quot;&quot;)">
            <text:p/>
          </table:table-cell>
          <table:table-cell table:formula="of:=IF(AND([.B150]&lt;=[.E150];[.I150]=1);1;&quot;&quot;)">
            <text:p/>
          </table:table-cell>
          <table:table-cell table:formula="of:=IF(AND([.B150]&gt;[.D150];[.C150]=0);1;&quot;&quot;)" office:value-type="float" office:value="1">
            <text:p>1</text:p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  <table:table-cell/>
          <table:table-cell table:formula="of:=([.D150]/[.E150]*100)-100" office:value-type="float" office:value="-2.88315629742033">
            <text:p>-2.8831562974</text:p>
          </table:table-cell>
          <table:table-cell table:formula="of:=IF(OR(AND([.B150]&gt;[.E150];[.C150]=0);AND([.B150]&lt;=[.E150];[.C150]=1));1;&quot;&quot;)">
            <text:p/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720">
            <text:p>7720</text:p>
          </table:table-cell>
          <table:table-cell office:value-type="float" office:value="0">
            <text:p>0</text:p>
          </table:table-cell>
          <table:table-cell office:value-type="float" office:value="7645">
            <text:p>7645</text:p>
          </table:table-cell>
          <table:table-cell office:value-type="float" office:value="7760">
            <text:p>7760</text:p>
          </table:table-cell>
          <table:table-cell table:formula="of:=IF(AND([.B151]&gt;[.E151];[.H151]=1);1;&quot;&quot;)">
            <text:p/>
          </table:table-cell>
          <table:table-cell table:formula="of:=IF(AND([.B151]&lt;=[.E151];[.I151]=1);1;&quot;&quot;)">
            <text:p/>
          </table:table-cell>
          <table:table-cell table:formula="of:=IF(AND([.B151]&gt;[.D151];[.C151]=0);1;&quot;&quot;)" office:value-type="float" office:value="1">
            <text:p>1</text:p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>
            <text:p/>
          </table:table-cell>
          <table:table-cell/>
          <table:table-cell table:formula="of:=([.D151]/[.E151]*100)-100" office:value-type="float" office:value="-1.48195876288659">
            <text:p>-1.4819587629</text:p>
          </table:table-cell>
          <table:table-cell table:formula="of:=IF(OR(AND([.B151]&gt;[.E151];[.C151]=0);AND([.B151]&lt;=[.E151];[.C151]=1));1;&quot;&quot;)">
            <text:p/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H152]=1);1;&quot;&quot;)">
            <text:p/>
          </table:table-cell>
          <table:table-cell table:formula="of:=IF(AND([.B152]&lt;=[.E152];[.I152]=1);1;&quot;&quot;)">
            <text:p/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  <table:table-cell table:formula="of:=([.D152]/[.E152]*100)-100" office:value-type="float" office:value="-1.59538357094365">
            <text:p>-1.5953835709</text:p>
          </table:table-cell>
          <table:table-cell table:formula="of:=IF(OR(AND([.B152]&gt;[.E152];[.C152]=0);AND([.B152]&lt;=[.E152];[.C152]=1));1;&quot;&quot;)" office:value-type="float" office:value="1">
            <text:p>1</text:p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504">
            <text:p>2504</text:p>
          </table:table-cell>
          <table:table-cell office:value-type="float" office:value="0">
            <text:p>0</text:p>
          </table:table-cell>
          <table:table-cell office:value-type="float" office:value="2456">
            <text:p>2456</text:p>
          </table:table-cell>
          <table:table-cell office:value-type="float" office:value="2516">
            <text:p>2516</text:p>
          </table:table-cell>
          <table:table-cell table:formula="of:=IF(AND([.B153]&gt;[.E153];[.H153]=1);1;&quot;&quot;)">
            <text:p/>
          </table:table-cell>
          <table:table-cell table:formula="of:=IF(AND([.B153]&lt;=[.E153];[.I153]=1);1;&quot;&quot;)">
            <text:p/>
          </table:table-cell>
          <table:table-cell table:formula="of:=IF(AND([.B153]&gt;[.D153];[.C153]=0);1;&quot;&quot;)" office:value-type="float" office:value="1">
            <text:p>1</text:p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  <table:table-cell/>
          <table:table-cell table:formula="of:=([.D153]/[.E153]*100)-100" office:value-type="float" office:value="-2.38473767885533">
            <text:p>-2.3847376789</text:p>
          </table:table-cell>
          <table:table-cell table:formula="of:=IF(OR(AND([.B153]&gt;[.E153];[.C153]=0);AND([.B153]&lt;=[.E153];[.C153]=1));1;&quot;&quot;)">
            <text:p/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838">
            <text:p>1838</text:p>
          </table:table-cell>
          <table:table-cell office:value-type="float" office:value="0">
            <text:p>0</text:p>
          </table:table-cell>
          <table:table-cell office:value-type="float" office:value="1807">
            <text:p>1807</text:p>
          </table:table-cell>
          <table:table-cell office:value-type="float" office:value="1866">
            <text:p>1866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 office:value-type="float" office:value="1">
            <text:p>1</text:p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-3.16184351554126">
            <text:p>-3.1618435155</text:p>
          </table:table-cell>
          <table:table-cell table:formula="of:=IF(OR(AND([.B154]&gt;[.E154];[.C154]=0);AND([.B154]&lt;=[.E154];[.C154]=1));1;&quot;&quot;)">
            <text:p/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277">
            <text:p>277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>
            <text:p/>
          </table:table-cell>
          <table:table-cell table:formula="of:=IF(AND([.B155]&gt;[.D155];[.C155]=0);1;&quot;&quot;)" office:value-type="float" office:value="1">
            <text:p>1</text:p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  <table:table-cell table:formula="of:=([.D155]/[.E155]*100)-100" office:value-type="float" office:value="-3.61010830324909">
            <text:p>-3.6101083032</text:p>
          </table:table-cell>
          <table:table-cell table:formula="of:=IF(OR(AND([.B155]&gt;[.E155];[.C155]=0);AND([.B155]&lt;=[.E155];[.C155]=1));1;&quot;&quot;)">
            <text:p/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444">
            <text:p>444</text:p>
          </table:table-cell>
          <table:table-cell office:value-type="float" office:value="461">
            <text:p>461</text:p>
          </table:table-cell>
          <table:table-cell table:formula="of:=IF(AND([.B156]&gt;[.E156];[.H156]=1);1;&quot;&quot;)">
            <text:p/>
          </table:table-cell>
          <table:table-cell table:formula="of:=IF(AND([.B156]&lt;=[.E156];[.I156]=1);1;&quot;&quot;)">
            <text:p/>
          </table:table-cell>
          <table:table-cell table:formula="of:=IF(AND([.B156]&gt;[.D156];[.C156]=0);1;&quot;&quot;)" office:value-type="float" office:value="1">
            <text:p>1</text:p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  <table:table-cell/>
          <table:table-cell table:formula="of:=([.D156]/[.E156]*100)-100" office:value-type="float" office:value="-3.68763557483732">
            <text:p>-3.6876355748</text:p>
          </table:table-cell>
          <table:table-cell table:formula="of:=IF(OR(AND([.B156]&gt;[.E156];[.C156]=0);AND([.B156]&lt;=[.E156];[.C156]=1));1;&quot;&quot;)">
            <text:p/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2306">
            <text:p>2306</text:p>
          </table:table-cell>
          <table:table-cell office:value-type="float" office:value="2453">
            <text:p>2453</text:p>
          </table:table-cell>
          <table:table-cell table:formula="of:=IF(AND([.B157]&gt;[.E157];[.H157]=1);1;&quot;&quot;)">
            <text:p/>
          </table:table-cell>
          <table:table-cell table:formula="of:=IF(AND([.B157]&lt;=[.E157];[.I157]=1);1;&quot;&quot;)">
            <text:p/>
          </table:table-cell>
          <table:table-cell table:formula="of:=IF(AND([.B157]&gt;[.D157];[.C157]=0);1;&quot;&quot;)" office:value-type="float" office:value="1">
            <text:p>1</text:p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  <table:table-cell table:formula="of:=([.D157]/[.E157]*100)-100" office:value-type="float" office:value="-5.99266204647371">
            <text:p>-5.9926620465</text:p>
          </table:table-cell>
          <table:table-cell table:formula="of:=IF(OR(AND([.B157]&gt;[.E157];[.C157]=0);AND([.B157]&lt;=[.E157];[.C157]=1));1;&quot;&quot;)">
            <text:p/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304">
            <text:p>2304</text:p>
          </table:table-cell>
          <table:table-cell office:value-type="float" office:value="0">
            <text:p>0</text:p>
          </table:table-cell>
          <table:table-cell office:value-type="float" office:value="2256">
            <text:p>2256</text:p>
          </table:table-cell>
          <table:table-cell office:value-type="float" office:value="2362">
            <text:p>2362</text:p>
          </table:table-cell>
          <table:table-cell table:formula="of:=IF(AND([.B158]&gt;[.E158];[.H158]=1);1;&quot;&quot;)">
            <text:p/>
          </table:table-cell>
          <table:table-cell table:formula="of:=IF(AND([.B158]&lt;=[.E158];[.I158]=1);1;&quot;&quot;)">
            <text:p/>
          </table:table-cell>
          <table:table-cell table:formula="of:=IF(AND([.B158]&gt;[.D158];[.C158]=0);1;&quot;&quot;)" office:value-type="float" office:value="1">
            <text:p>1</text:p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  <table:table-cell/>
          <table:table-cell table:formula="of:=([.D158]/[.E158]*100)-100" office:value-type="float" office:value="-4.48772226926334">
            <text:p>-4.4877222693</text:p>
          </table:table-cell>
          <table:table-cell table:formula="of:=IF(OR(AND([.B158]&gt;[.E158];[.C158]=0);AND([.B158]&lt;=[.E158];[.C158]=1));1;&quot;&quot;)">
            <text:p/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365">
            <text:p>1365</text:p>
          </table:table-cell>
          <table:table-cell office:value-type="float" office:value="0">
            <text:p>0</text:p>
          </table:table-cell>
          <table:table-cell office:value-type="float" office:value="1374">
            <text:p>1374</text:p>
          </table:table-cell>
          <table:table-cell office:value-type="float" office:value="1380">
            <text:p>1380</text:p>
          </table:table-cell>
          <table:table-cell table:formula="of:=IF(AND([.B159]&gt;[.E159];[.H159]=1);1;&quot;&quot;)">
            <text:p/>
          </table:table-cell>
          <table:table-cell table:formula="of:=IF(AND([.B159]&lt;=[.E159];[.I159]=1);1;&quot;&quot;)">
            <text:p/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  <table:table-cell/>
          <table:table-cell table:formula="of:=([.D159]/[.E159]*100)-100" office:value-type="float" office:value="-0.434782608695656">
            <text:p>-0.4347826087</text:p>
          </table:table-cell>
          <table:table-cell table:formula="of:=IF(OR(AND([.B159]&gt;[.E159];[.C159]=0);AND([.B159]&lt;=[.E159];[.C159]=1));1;&quot;&quot;)">
            <text:p/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3060">
            <text:p>3060</text:p>
          </table:table-cell>
          <table:table-cell office:value-type="float" office:value="0">
            <text:p>0</text:p>
          </table:table-cell>
          <table:table-cell office:value-type="float" office:value="3038">
            <text:p>3038</text:p>
          </table:table-cell>
          <table:table-cell office:value-type="float" office:value="3150">
            <text:p>3150</text:p>
          </table:table-cell>
          <table:table-cell table:formula="of:=IF(AND([.B160]&gt;[.E160];[.H160]=1);1;&quot;&quot;)">
            <text:p/>
          </table:table-cell>
          <table:table-cell table:formula="of:=IF(AND([.B160]&lt;=[.E160];[.I160]=1);1;&quot;&quot;)">
            <text:p/>
          </table:table-cell>
          <table:table-cell table:formula="of:=IF(AND([.B160]&gt;[.D160];[.C160]=0);1;&quot;&quot;)" office:value-type="float" office:value="1">
            <text:p>1</text:p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  <table:table-cell/>
          <table:table-cell table:formula="of:=([.D160]/[.E160]*100)-100" office:value-type="float" office:value="-3.55555555555556">
            <text:p>-3.5555555556</text:p>
          </table:table-cell>
          <table:table-cell table:formula="of:=IF(OR(AND([.B160]&gt;[.E160];[.C160]=0);AND([.B160]&lt;=[.E160];[.C160]=1));1;&quot;&quot;)">
            <text:p/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5140">
            <text:p>5140</text:p>
          </table:table-cell>
          <table:table-cell office:value-type="float" office:value="5300">
            <text:p>5300</text:p>
          </table:table-cell>
          <table:table-cell table:formula="of:=IF(AND([.B161]&gt;[.E161];[.H161]=1);1;&quot;&quot;)">
            <text:p/>
          </table:table-cell>
          <table:table-cell table:formula="of:=IF(AND([.B161]&lt;=[.E161];[.I161]=1);1;&quot;&quot;)">
            <text:p/>
          </table:table-cell>
          <table:table-cell table:formula="of:=IF(AND([.B161]&gt;[.D161];[.C161]=0);1;&quot;&quot;)" office:value-type="float" office:value="1">
            <text:p>1</text:p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  <table:table-cell/>
          <table:table-cell table:formula="of:=([.D161]/[.E161]*100)-100" office:value-type="float" office:value="-3.01886792452831">
            <text:p>-3.0188679245</text:p>
          </table:table-cell>
          <table:table-cell table:formula="of:=IF(OR(AND([.B161]&gt;[.E161];[.C161]=0);AND([.B161]&lt;=[.E161];[.C161]=1));1;&quot;&quot;)">
            <text:p/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80">
            <text:p>480</text:p>
          </table:table-cell>
          <table:table-cell table:formula="of:=IF(AND([.B162]&gt;[.E162];[.H162]=1);1;&quot;&quot;)" office:value-type="float" office:value="1">
            <text:p>1</text:p>
          </table:table-cell>
          <table:table-cell table:formula="of:=IF(AND([.B162]&lt;=[.E162];[.I162]=1);1;&quot;&quot;)">
            <text:p/>
          </table:table-cell>
          <table:table-cell table:formula="of:=IF(AND([.B162]&gt;[.D162];[.C162]=0);1;&quot;&quot;)" office:value-type="float" office:value="1">
            <text:p>1</text:p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 office:value-type="float" office:value="1">
            <text:p>1</text:p>
          </table:table-cell>
          <table:table-cell/>
          <table:table-cell table:formula="of:=([.D162]/[.E162]*100)-100" office:value-type="float" office:value="-0.208333333333329">
            <text:p>-0.2083333333</text:p>
          </table:table-cell>
          <table:table-cell table:formula="of:=IF(OR(AND([.B162]&gt;[.E162];[.C162]=0);AND([.B162]&lt;=[.E162];[.C162]=1));1;&quot;&quot;)" office:value-type="float" office:value="1">
            <text:p>1</text:p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245">
            <text:p>4245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4285">
            <text:p>4285</text:p>
          </table:table-cell>
          <table:table-cell table:formula="of:=IF(AND([.B163]&gt;[.E163];[.H163]=1);1;&quot;&quot;)">
            <text:p/>
          </table:table-cell>
          <table:table-cell table:formula="of:=IF(AND([.B163]&lt;=[.E163];[.I163]=1);1;&quot;&quot;)">
            <text:p/>
          </table:table-cell>
          <table:table-cell table:formula="of:=IF(AND([.B163]&gt;[.D163];[.C163]=0);1;&quot;&quot;)" office:value-type="float" office:value="1">
            <text:p>1</text:p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>
            <text:p/>
          </table:table-cell>
          <table:table-cell/>
          <table:table-cell table:formula="of:=([.D163]/[.E163]*100)-100" office:value-type="float" office:value="-1.98366394399066">
            <text:p>-1.983663944</text:p>
          </table:table-cell>
          <table:table-cell table:formula="of:=IF(OR(AND([.B163]&gt;[.E163];[.C163]=0);AND([.B163]&lt;=[.E163];[.C163]=1));1;&quot;&quot;)">
            <text:p/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171">
            <text:p>1171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 office:value-type="float" office:value="1184">
            <text:p>1184</text:p>
          </table:table-cell>
          <table:table-cell table:formula="of:=IF(AND([.B164]&gt;[.E164];[.H164]=1);1;&quot;&quot;)">
            <text:p/>
          </table:table-cell>
          <table:table-cell table:formula="of:=IF(AND([.B164]&lt;=[.E164];[.I164]=1);1;&quot;&quot;)">
            <text:p/>
          </table:table-cell>
          <table:table-cell table:formula="of:=IF(AND([.B164]&gt;[.D164];[.C164]=0);1;&quot;&quot;)" office:value-type="float" office:value="1">
            <text:p>1</text:p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  <table:table-cell/>
          <table:table-cell table:formula="of:=([.D164]/[.E164]*100)-100" office:value-type="float" office:value="-2.61824324324324">
            <text:p>-2.6182432432</text:p>
          </table:table-cell>
          <table:table-cell table:formula="of:=IF(OR(AND([.B164]&gt;[.E164];[.C164]=0);AND([.B164]&lt;=[.E164];[.C164]=1));1;&quot;&quot;)">
            <text:p/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4950">
            <text:p>4950</text:p>
          </table:table-cell>
          <table:table-cell office:value-type="float" office:value="0">
            <text:p>0</text:p>
          </table:table-cell>
          <table:table-cell office:value-type="float" office:value="4852">
            <text:p>4852</text:p>
          </table:table-cell>
          <table:table-cell office:value-type="float" office:value="5010">
            <text:p>5010</text:p>
          </table:table-cell>
          <table:table-cell table:formula="of:=IF(AND([.B165]&gt;[.E165];[.H165]=1);1;&quot;&quot;)">
            <text:p/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 office:value-type="float" office:value="1">
            <text:p>1</text:p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  <table:table-cell/>
          <table:table-cell table:formula="of:=([.D165]/[.E165]*100)-100" office:value-type="float" office:value="-3.15369261477045">
            <text:p>-3.1536926148</text:p>
          </table:table-cell>
          <table:table-cell table:formula="of:=IF(OR(AND([.B165]&gt;[.E165];[.C165]=0);AND([.B165]&lt;=[.E165];[.C165]=1));1;&quot;&quot;)">
            <text:p/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698">
            <text:p>1698</text:p>
          </table:table-cell>
          <table:table-cell office:value-type="float" office:value="0">
            <text:p>0</text:p>
          </table:table-cell>
          <table:table-cell office:value-type="float" office:value="1670">
            <text:p>1670</text:p>
          </table:table-cell>
          <table:table-cell office:value-type="float" office:value="1712">
            <text:p>1712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>
            <text:p/>
          </table:table-cell>
          <table:table-cell table:formula="of:=IF(AND([.B166]&gt;[.D166];[.C166]=0);1;&quot;&quot;)" office:value-type="float" office:value="1">
            <text:p>1</text:p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  <table:table-cell/>
          <table:table-cell table:formula="of:=([.D166]/[.E166]*100)-100" office:value-type="float" office:value="-2.45327102803739">
            <text:p>-2.453271028</text:p>
          </table:table-cell>
          <table:table-cell table:formula="of:=IF(OR(AND([.B166]&gt;[.E166];[.C166]=0);AND([.B166]&lt;=[.E166];[.C166]=1));1;&quot;&quot;)">
            <text:p/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678">
            <text:p>678</text:p>
          </table:table-cell>
          <table:table-cell office:value-type="float" office:value="0">
            <text:p>0</text:p>
          </table:table-cell>
          <table:table-cell office:value-type="float" office:value="653">
            <text:p>653</text:p>
          </table:table-cell>
          <table:table-cell office:value-type="float" office:value="683">
            <text:p>683</text:p>
          </table:table-cell>
          <table:table-cell table:formula="of:=IF(AND([.B167]&gt;[.E167];[.H167]=1);1;&quot;&quot;)">
            <text:p/>
          </table:table-cell>
          <table:table-cell table:formula="of:=IF(AND([.B167]&lt;=[.E167];[.I167]=1);1;&quot;&quot;)">
            <text:p/>
          </table:table-cell>
          <table:table-cell table:formula="of:=IF(AND([.B167]&gt;[.D167];[.C167]=0);1;&quot;&quot;)" office:value-type="float" office:value="1">
            <text:p>1</text:p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  <table:table-cell table:formula="of:=([.D167]/[.E167]*100)-100" office:value-type="float" office:value="-4.39238653001463">
            <text:p>-4.39238653</text:p>
          </table:table-cell>
          <table:table-cell table:formula="of:=IF(OR(AND([.B167]&gt;[.E167];[.C167]=0);AND([.B167]&lt;=[.E167];[.C167]=1));1;&quot;&quot;)">
            <text:p/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207">
            <text:p>1207</text:p>
          </table:table-cell>
          <table:table-cell office:value-type="float" office:value="0">
            <text:p>0</text:p>
          </table:table-cell>
          <table:table-cell office:value-type="float" office:value="1176">
            <text:p>1176</text:p>
          </table:table-cell>
          <table:table-cell office:value-type="float" office:value="1228">
            <text:p>1228</text:p>
          </table:table-cell>
          <table:table-cell table:formula="of:=IF(AND([.B168]&gt;[.E168];[.H168]=1);1;&quot;&quot;)">
            <text:p/>
          </table:table-cell>
          <table:table-cell table:formula="of:=IF(AND([.B168]&lt;=[.E168];[.I168]=1);1;&quot;&quot;)">
            <text:p/>
          </table:table-cell>
          <table:table-cell table:formula="of:=IF(AND([.B168]&gt;[.D168];[.C168]=0);1;&quot;&quot;)" office:value-type="float" office:value="1">
            <text:p>1</text:p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  <table:table-cell table:formula="of:=([.D168]/[.E168]*100)-100" office:value-type="float" office:value="-4.23452768729642">
            <text:p>-4.2345276873</text:p>
          </table:table-cell>
          <table:table-cell table:formula="of:=IF(OR(AND([.B168]&gt;[.E168];[.C168]=0);AND([.B168]&lt;=[.E168];[.C168]=1));1;&quot;&quot;)">
            <text:p/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2051">
            <text:p>2051</text:p>
          </table:table-cell>
          <table:table-cell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float" office:value="2061">
            <text:p>2061</text:p>
          </table:table-cell>
          <table:table-cell table:formula="of:=IF(AND([.B169]&gt;[.E169];[.H169]=1);1;&quot;&quot;)">
            <text:p/>
          </table:table-cell>
          <table:table-cell table:formula="of:=IF(AND([.B169]&lt;=[.E169];[.I169]=1);1;&quot;&quot;)">
            <text:p/>
          </table:table-cell>
          <table:table-cell table:formula="of:=IF(AND([.B169]&gt;[.D169];[.C169]=0);1;&quot;&quot;)" office:value-type="float" office:value="1">
            <text:p>1</text:p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  <table:table-cell table:formula="of:=([.D169]/[.E169]*100)-100" office:value-type="float" office:value="-2.52304706453178">
            <text:p>-2.5230470645</text:p>
          </table:table-cell>
          <table:table-cell table:formula="of:=IF(OR(AND([.B169]&gt;[.E169];[.C169]=0);AND([.B169]&lt;=[.E169];[.C169]=1));1;&quot;&quot;)">
            <text:p/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820">
            <text:p>4820</text:p>
          </table:table-cell>
          <table:table-cell office:value-type="float" office:value="1">
            <text:p>1</text:p>
          </table:table-cell>
          <table:table-cell office:value-type="float" office:value="4854">
            <text:p>4854</text:p>
          </table:table-cell>
          <table:table-cell office:value-type="float" office:value="4745">
            <text:p>4745</text:p>
          </table:table-cell>
          <table:table-cell table:formula="of:=IF(AND([.B170]&gt;[.E170];[.H170]=1);1;&quot;&quot;)">
            <text:p/>
          </table:table-cell>
          <table:table-cell table:formula="of:=IF(AND([.B170]&lt;=[.E170];[.I170]=1);1;&quot;&quot;)">
            <text:p/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 office:value-type="float" office:value="1">
            <text:p>1</text:p>
          </table:table-cell>
          <table:table-cell table:formula="of:=IF(OR(AND([.G170]=1;[.I170]=1);AND([.F170]=1;[.H170]=1));1;&quot;&quot;)">
            <text:p/>
          </table:table-cell>
          <table:table-cell/>
          <table:table-cell table:formula="of:=([.D170]/[.E170]*100)-100" office:value-type="float" office:value="2.29715489989462">
            <text:p>2.2971548999</text:p>
          </table:table-cell>
          <table:table-cell table:formula="of:=IF(OR(AND([.B170]&gt;[.E170];[.C170]=0);AND([.B170]&lt;=[.E170];[.C170]=1));1;&quot;&quot;)">
            <text:p/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623">
            <text:p>1623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1662">
            <text:p>1662</text:p>
          </table:table-cell>
          <table:table-cell table:formula="of:=IF(AND([.B171]&gt;[.E171];[.H171]=1);1;&quot;&quot;)">
            <text:p/>
          </table:table-cell>
          <table:table-cell table:formula="of:=IF(AND([.B171]&lt;=[.E171];[.I171]=1);1;&quot;&quot;)">
            <text:p/>
          </table:table-cell>
          <table:table-cell table:formula="of:=IF(AND([.B171]&gt;[.D171];[.C171]=0);1;&quot;&quot;)" office:value-type="float" office:value="1">
            <text:p>1</text:p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  <table:table-cell/>
          <table:table-cell table:formula="of:=([.D171]/[.E171]*100)-100" office:value-type="float" office:value="-3.18892900120336">
            <text:p>-3.1889290012</text:p>
          </table:table-cell>
          <table:table-cell table:formula="of:=IF(OR(AND([.B171]&gt;[.E171];[.C171]=0);AND([.B171]&lt;=[.E171];[.C171]=1));1;&quot;&quot;)">
            <text:p/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38">
            <text:p>638</text:p>
          </table:table-cell>
          <table:table-cell office:value-type="float" office:value="661">
            <text:p>661</text:p>
          </table:table-cell>
          <table:table-cell table:formula="of:=IF(AND([.B172]&gt;[.E172];[.H172]=1);1;&quot;&quot;)">
            <text:p/>
          </table:table-cell>
          <table:table-cell table:formula="of:=IF(AND([.B172]&lt;=[.E172];[.I172]=1);1;&quot;&quot;)">
            <text:p/>
          </table:table-cell>
          <table:table-cell table:formula="of:=IF(AND([.B172]&gt;[.D172];[.C172]=0);1;&quot;&quot;)" office:value-type="float" office:value="1">
            <text:p>1</text:p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  <table:table-cell table:formula="of:=([.D172]/[.E172]*100)-100" office:value-type="float" office:value="-3.47957639939486">
            <text:p>-3.4795763994</text:p>
          </table:table-cell>
          <table:table-cell table:formula="of:=IF(OR(AND([.B172]&gt;[.E172];[.C172]=0);AND([.B172]&lt;=[.E172];[.C172]=1));1;&quot;&quot;)">
            <text:p/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6301">
            <text:p>6301</text:p>
          </table:table-cell>
          <table:table-cell office:value-type="float" office:value="6540">
            <text:p>6540</text:p>
          </table:table-cell>
          <table:table-cell table:formula="of:=IF(AND([.B173]&gt;[.E173];[.H173]=1);1;&quot;&quot;)">
            <text:p/>
          </table:table-cell>
          <table:table-cell table:formula="of:=IF(AND([.B173]&lt;=[.E173];[.I173]=1);1;&quot;&quot;)">
            <text:p/>
          </table:table-cell>
          <table:table-cell table:formula="of:=IF(AND([.B173]&gt;[.D173];[.C173]=0);1;&quot;&quot;)" office:value-type="float" office:value="1">
            <text:p>1</text:p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>
            <text:p/>
          </table:table-cell>
          <table:table-cell/>
          <table:table-cell table:formula="of:=([.D173]/[.E173]*100)-100" office:value-type="float" office:value="-3.65443425076452">
            <text:p>-3.6544342508</text:p>
          </table:table-cell>
          <table:table-cell table:formula="of:=IF(OR(AND([.B173]&gt;[.E173];[.C173]=0);AND([.B173]&lt;=[.E173];[.C173]=1));1;&quot;&quot;)">
            <text:p/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825">
            <text:p>825</text:p>
          </table:table-cell>
          <table:table-cell office:value-type="float" office:value="1">
            <text:p>1</text:p>
          </table:table-cell>
          <table:table-cell office:value-type="float" office:value="798">
            <text:p>798</text:p>
          </table:table-cell>
          <table:table-cell office:value-type="float" office:value="830">
            <text:p>830</text:p>
          </table:table-cell>
          <table:table-cell table:formula="of:=IF(AND([.B174]&gt;[.E174];[.H174]=1);1;&quot;&quot;)">
            <text:p/>
          </table:table-cell>
          <table:table-cell table:formula="of:=IF(AND([.B174]&lt;=[.E174];[.I174]=1);1;&quot;&quot;)">
            <text:p/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  <table:table-cell table:formula="of:=([.D174]/[.E174]*100)-100" office:value-type="float" office:value="-3.85542168674698">
            <text:p>-3.8554216867</text:p>
          </table:table-cell>
          <table:table-cell table:formula="of:=IF(OR(AND([.B174]&gt;[.E174];[.C174]=0);AND([.B174]&lt;=[.E174];[.C174]=1));1;&quot;&quot;)" office:value-type="float" office:value="1">
            <text:p>1</text:p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890">
            <text:p>890</text:p>
          </table:table-cell>
          <table:table-cell office:value-type="float" office:value="0">
            <text:p>0</text:p>
          </table:table-cell>
          <table:table-cell office:value-type="float" office:value="880">
            <text:p>880</text:p>
          </table:table-cell>
          <table:table-cell office:value-type="float" office:value="907">
            <text:p>907</text:p>
          </table:table-cell>
          <table:table-cell table:formula="of:=IF(AND([.B175]&gt;[.E175];[.H175]=1);1;&quot;&quot;)">
            <text:p/>
          </table:table-cell>
          <table:table-cell table:formula="of:=IF(AND([.B175]&lt;=[.E175];[.I175]=1);1;&quot;&quot;)">
            <text:p/>
          </table:table-cell>
          <table:table-cell table:formula="of:=IF(AND([.B175]&gt;[.D175];[.C175]=0);1;&quot;&quot;)" office:value-type="float" office:value="1">
            <text:p>1</text:p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  <table:table-cell/>
          <table:table-cell table:formula="of:=([.D175]/[.E175]*100)-100" office:value-type="float" office:value="-2.97684674751929">
            <text:p>-2.9768467475</text:p>
          </table:table-cell>
          <table:table-cell table:formula="of:=IF(OR(AND([.B175]&gt;[.E175];[.C175]=0);AND([.B175]&lt;=[.E175];[.C175]=1));1;&quot;&quot;)">
            <text:p/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343">
            <text:p>1343</text:p>
          </table:table-cell>
          <table:table-cell office:value-type="float" office:value="0">
            <text:p>0</text:p>
          </table:table-cell>
          <table:table-cell office:value-type="float" office:value="1306">
            <text:p>1306</text:p>
          </table:table-cell>
          <table:table-cell office:value-type="float" office:value="1377">
            <text:p>1377</text:p>
          </table:table-cell>
          <table:table-cell table:formula="of:=IF(AND([.B176]&gt;[.E176];[.H176]=1);1;&quot;&quot;)">
            <text:p/>
          </table:table-cell>
          <table:table-cell table:formula="of:=IF(AND([.B176]&lt;=[.E176];[.I176]=1);1;&quot;&quot;)">
            <text:p/>
          </table:table-cell>
          <table:table-cell table:formula="of:=IF(AND([.B176]&gt;[.D176];[.C176]=0);1;&quot;&quot;)" office:value-type="float" office:value="1">
            <text:p>1</text:p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  <table:table-cell/>
          <table:table-cell table:formula="of:=([.D176]/[.E176]*100)-100" office:value-type="float" office:value="-5.15613652868555">
            <text:p>-5.1561365287</text:p>
          </table:table-cell>
          <table:table-cell table:formula="of:=IF(OR(AND([.B176]&gt;[.E176];[.C176]=0);AND([.B176]&lt;=[.E176];[.C176]=1));1;&quot;&quot;)">
            <text:p/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01">
            <text:p>1101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office:value-type="float" office:value="1190">
            <text:p>1190</text:p>
          </table:table-cell>
          <table:table-cell table:formula="of:=IF(AND([.B177]&gt;[.E177];[.H177]=1);1;&quot;&quot;)">
            <text:p/>
          </table:table-cell>
          <table:table-cell table:formula="of:=IF(AND([.B177]&lt;=[.E177];[.I177]=1);1;&quot;&quot;)">
            <text:p/>
          </table:table-cell>
          <table:table-cell table:formula="of:=IF(AND([.B177]&gt;[.D177];[.C177]=0);1;&quot;&quot;)">
            <text:p/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  <table:table-cell/>
          <table:table-cell table:formula="of:=([.D177]/[.E177]*100)-100" office:value-type="float" office:value="-6.72268907563026">
            <text:p>-6.7226890756</text:p>
          </table:table-cell>
          <table:table-cell table:formula="of:=IF(OR(AND([.B177]&gt;[.E177];[.C177]=0);AND([.B177]&lt;=[.E177];[.C177]=1));1;&quot;&quot;)">
            <text:p/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table:formula="of:=IF(AND([.B178]&gt;[.E178];[.H178]=1);1;&quot;&quot;)">
            <text:p/>
          </table:table-cell>
          <table:table-cell table:formula="of:=IF(AND([.B178]&lt;=[.E178];[.I178]=1);1;&quot;&quot;)">
            <text:p/>
          </table:table-cell>
          <table:table-cell table:formula="of:=IF(AND([.B178]&gt;[.D178];[.C178]=0);1;&quot;&quot;)" office:value-type="float" office:value="1">
            <text:p>1</text:p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  <table:table-cell table:formula="of:=([.D178]/[.E178]*100)-100" office:value-type="float" office:value="-1.36452241715401">
            <text:p>-1.3645224172</text:p>
          </table:table-cell>
          <table:table-cell table:formula="of:=IF(OR(AND([.B178]&gt;[.E178];[.C178]=0);AND([.B178]&lt;=[.E178];[.C178]=1));1;&quot;&quot;)">
            <text:p/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12">
            <text:p>312</text:p>
          </table:table-cell>
          <table:table-cell office:value-type="float" office:value="0">
            <text:p>0</text:p>
          </table:table-cell>
          <table:table-cell table:number-columns-repeated="2" office:value-type="float" office:value="308">
            <text:p>308</text:p>
          </table:table-cell>
          <table:table-cell table:formula="of:=IF(AND([.B179]&gt;[.E179];[.H179]=1);1;&quot;&quot;)" office:value-type="float" office:value="1">
            <text:p>1</text:p>
          </table:table-cell>
          <table:table-cell table:formula="of:=IF(AND([.B179]&lt;=[.E179];[.I179]=1);1;&quot;&quot;)">
            <text:p/>
          </table:table-cell>
          <table:table-cell table:formula="of:=IF(AND([.B179]&gt;[.D179];[.C179]=0);1;&quot;&quot;)" office:value-type="float" office:value="1">
            <text:p>1</text:p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 office:value-type="float" office:value="1">
            <text:p>1</text:p>
          </table:table-cell>
          <table:table-cell/>
          <table:table-cell table:formula="of:=([.D179]/[.E179]*100)-100" office:value-type="float" office:value="0">
            <text:p>0</text:p>
          </table:table-cell>
          <table:table-cell table:formula="of:=IF(OR(AND([.B179]&gt;[.E179];[.C179]=0);AND([.B179]&lt;=[.E179];[.C179]=1));1;&quot;&quot;)" office:value-type="float" office:value="1">
            <text:p>1</text:p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686">
            <text:p>4686</text:p>
          </table:table-cell>
          <table:table-cell office:value-type="float" office:value="0">
            <text:p>0</text:p>
          </table:table-cell>
          <table:table-cell office:value-type="float" office:value="4629">
            <text:p>4629</text:p>
          </table:table-cell>
          <table:table-cell office:value-type="float" office:value="4734">
            <text:p>4734</text:p>
          </table:table-cell>
          <table:table-cell table:formula="of:=IF(AND([.B180]&gt;[.E180];[.H180]=1);1;&quot;&quot;)">
            <text:p/>
          </table:table-cell>
          <table:table-cell table:formula="of:=IF(AND([.B180]&lt;=[.E180];[.I180]=1);1;&quot;&quot;)">
            <text:p/>
          </table:table-cell>
          <table:table-cell table:formula="of:=IF(AND([.B180]&gt;[.D180];[.C180]=0);1;&quot;&quot;)" office:value-type="float" office:value="1">
            <text:p>1</text:p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  <table:table-cell table:formula="of:=([.D180]/[.E180]*100)-100" office:value-type="float" office:value="-2.21799746514574">
            <text:p>-2.2179974651</text:p>
          </table:table-cell>
          <table:table-cell table:formula="of:=IF(OR(AND([.B180]&gt;[.E180];[.C180]=0);AND([.B180]&lt;=[.E180];[.C180]=1));1;&quot;&quot;)">
            <text:p/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303">
            <text:p>1303</text:p>
          </table:table-cell>
          <table:table-cell office:value-type="float" office:value="0">
            <text:p>0</text:p>
          </table:table-cell>
          <table:table-cell office:value-type="float" office:value="1286">
            <text:p>1286</text:p>
          </table:table-cell>
          <table:table-cell office:value-type="float" office:value="1299">
            <text:p>1299</text:p>
          </table:table-cell>
          <table:table-cell table:formula="of:=IF(AND([.B181]&gt;[.E181];[.H181]=1);1;&quot;&quot;)" office:value-type="float" office:value="1">
            <text:p>1</text:p>
          </table:table-cell>
          <table:table-cell table:formula="of:=IF(AND([.B181]&lt;=[.E181];[.I181]=1);1;&quot;&quot;)">
            <text:p/>
          </table:table-cell>
          <table:table-cell table:formula="of:=IF(AND([.B181]&gt;[.D181];[.C181]=0);1;&quot;&quot;)" office:value-type="float" office:value="1">
            <text:p>1</text:p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 office:value-type="float" office:value="1">
            <text:p>1</text:p>
          </table:table-cell>
          <table:table-cell/>
          <table:table-cell table:formula="of:=([.D181]/[.E181]*100)-100" office:value-type="float" office:value="-1.00076982294073">
            <text:p>-1.0007698229</text:p>
          </table:table-cell>
          <table:table-cell table:formula="of:=IF(OR(AND([.B181]&gt;[.E181];[.C181]=0);AND([.B181]&lt;=[.E181];[.C181]=1));1;&quot;&quot;)" office:value-type="float" office:value="1">
            <text:p>1</text:p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599">
            <text:p>2599</text:p>
          </table:table-cell>
          <table:table-cell office:value-type="float" office:value="0">
            <text:p>0</text:p>
          </table:table-cell>
          <table:table-cell office:value-type="float" office:value="2512">
            <text:p>2512</text:p>
          </table:table-cell>
          <table:table-cell office:value-type="float" office:value="2626">
            <text:p>2626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>
            <text:p/>
          </table:table-cell>
          <table:table-cell table:formula="of:=IF(AND([.B182]&gt;[.D182];[.C182]=0);1;&quot;&quot;)" office:value-type="float" office:value="1">
            <text:p>1</text:p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  <table:table-cell table:formula="of:=([.D182]/[.E182]*100)-100" office:value-type="float" office:value="-4.34120335110434">
            <text:p>-4.3412033511</text:p>
          </table:table-cell>
          <table:table-cell table:formula="of:=IF(OR(AND([.B182]&gt;[.E182];[.C182]=0);AND([.B182]&lt;=[.E182];[.C182]=1));1;&quot;&quot;)">
            <text:p/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33">
            <text:p>1033</text:p>
          </table:table-cell>
          <table:table-cell office:value-type="float" office:value="0">
            <text:p>0</text:p>
          </table:table-cell>
          <table:table-cell office:value-type="float" office:value="1026">
            <text:p>1026</text:p>
          </table:table-cell>
          <table:table-cell office:value-type="float" office:value="1056">
            <text:p>1056</text:p>
          </table:table-cell>
          <table:table-cell table:formula="of:=IF(AND([.B183]&gt;[.E183];[.H183]=1);1;&quot;&quot;)">
            <text:p/>
          </table:table-cell>
          <table:table-cell table:formula="of:=IF(AND([.B183]&lt;=[.E183];[.I183]=1);1;&quot;&quot;)">
            <text:p/>
          </table:table-cell>
          <table:table-cell table:formula="of:=IF(AND([.B183]&gt;[.D183];[.C183]=0);1;&quot;&quot;)" office:value-type="float" office:value="1">
            <text:p>1</text:p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>
            <text:p/>
          </table:table-cell>
          <table:table-cell/>
          <table:table-cell table:formula="of:=([.D183]/[.E183]*100)-100" office:value-type="float" office:value="-2.84090909090909">
            <text:p>-2.8409090909</text:p>
          </table:table-cell>
          <table:table-cell table:formula="of:=IF(OR(AND([.B183]&gt;[.E183];[.C183]=0);AND([.B183]&lt;=[.E183];[.C183]=1));1;&quot;&quot;)">
            <text:p/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1360">
            <text:p>11360</text:p>
          </table:table-cell>
          <table:table-cell office:value-type="float" office:value="1">
            <text:p>1</text:p>
          </table:table-cell>
          <table:table-cell office:value-type="float" office:value="10989">
            <text:p>10989</text:p>
          </table:table-cell>
          <table:table-cell office:value-type="float" office:value="11620">
            <text:p>11620</text:p>
          </table:table-cell>
          <table:table-cell table:formula="of:=IF(AND([.B184]&gt;[.E184];[.H184]=1);1;&quot;&quot;)">
            <text:p/>
          </table:table-cell>
          <table:table-cell table:formula="of:=IF(AND([.B184]&lt;=[.E184];[.I184]=1);1;&quot;&quot;)">
            <text:p/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  <table:table-cell/>
          <table:table-cell table:formula="of:=([.D184]/[.E184]*100)-100" office:value-type="float" office:value="-5.4302925989673">
            <text:p>-5.430292599</text:p>
          </table:table-cell>
          <table:table-cell table:formula="of:=IF(OR(AND([.B184]&gt;[.E184];[.C184]=0);AND([.B184]&lt;=[.E184];[.C184]=1));1;&quot;&quot;)" office:value-type="float" office:value="1">
            <text:p>1</text:p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6667">
            <text:p>6667</text:p>
          </table:table-cell>
          <table:table-cell office:value-type="float" office:value="7120">
            <text:p>7120</text:p>
          </table:table-cell>
          <table:table-cell table:formula="of:=IF(AND([.B185]&gt;[.E185];[.H185]=1);1;&quot;&quot;)">
            <text:p/>
          </table:table-cell>
          <table:table-cell table:formula="of:=IF(AND([.B185]&lt;=[.E185];[.I185]=1);1;&quot;&quot;)">
            <text:p/>
          </table:table-cell>
          <table:table-cell table:formula="of:=IF(AND([.B185]&gt;[.D185];[.C185]=0);1;&quot;&quot;)" office:value-type="float" office:value="1">
            <text:p>1</text:p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  <table:table-cell/>
          <table:table-cell table:formula="of:=([.D185]/[.E185]*100)-100" office:value-type="float" office:value="-6.36235955056181">
            <text:p>-6.3623595506</text:p>
          </table:table-cell>
          <table:table-cell table:formula="of:=IF(OR(AND([.B185]&gt;[.E185];[.C185]=0);AND([.B185]&lt;=[.E185];[.C185]=1));1;&quot;&quot;)">
            <text:p/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9050">
            <text:p>9050</text:p>
          </table:table-cell>
          <table:table-cell office:value-type="float" office:value="1">
            <text:p>1</text:p>
          </table:table-cell>
          <table:table-cell office:value-type="float" office:value="9030">
            <text:p>9030</text:p>
          </table:table-cell>
          <table:table-cell office:value-type="float" office:value="9230">
            <text:p>9230</text:p>
          </table:table-cell>
          <table:table-cell table:formula="of:=IF(AND([.B186]&gt;[.E186];[.H186]=1);1;&quot;&quot;)">
            <text:p/>
          </table:table-cell>
          <table:table-cell table:formula="of:=IF(AND([.B186]&lt;=[.E186];[.I186]=1);1;&quot;&quot;)">
            <text:p/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  <table:table-cell/>
          <table:table-cell table:formula="of:=([.D186]/[.E186]*100)-100" office:value-type="float" office:value="-2.16684723726978">
            <text:p>-2.1668472373</text:p>
          </table:table-cell>
          <table:table-cell table:formula="of:=IF(OR(AND([.B186]&gt;[.E186];[.C186]=0);AND([.B186]&lt;=[.E186];[.C186]=1));1;&quot;&quot;)" office:value-type="float" office:value="1">
            <text:p>1</text:p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105">
            <text:p>1105</text:p>
          </table:table-cell>
          <table:table-cell office:value-type="float" office:value="0">
            <text:p>0</text:p>
          </table:table-cell>
          <table:table-cell office:value-type="float" office:value="1071">
            <text:p>1071</text:p>
          </table:table-cell>
          <table:table-cell office:value-type="float" office:value="1087">
            <text:p>1087</text:p>
          </table:table-cell>
          <table:table-cell table:formula="of:=IF(AND([.B187]&gt;[.E187];[.H187]=1);1;&quot;&quot;)" office:value-type="float" office:value="1">
            <text:p>1</text:p>
          </table:table-cell>
          <table:table-cell table:formula="of:=IF(AND([.B187]&lt;=[.E187];[.I187]=1);1;&quot;&quot;)">
            <text:p/>
          </table:table-cell>
          <table:table-cell table:formula="of:=IF(AND([.B187]&gt;[.D187];[.C187]=0);1;&quot;&quot;)" office:value-type="float" office:value="1">
            <text:p>1</text:p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 office:value-type="float" office:value="1">
            <text:p>1</text:p>
          </table:table-cell>
          <table:table-cell/>
          <table:table-cell table:formula="of:=([.D187]/[.E187]*100)-100" office:value-type="float" office:value="-1.47194112235511">
            <text:p>-1.4719411224</text:p>
          </table:table-cell>
          <table:table-cell table:formula="of:=IF(OR(AND([.B187]&gt;[.E187];[.C187]=0);AND([.B187]&lt;=[.E187];[.C187]=1));1;&quot;&quot;)" office:value-type="float" office:value="1">
            <text:p>1</text:p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1003">
            <text:p>1003</text:p>
          </table:table-cell>
          <table:table-cell office:value-type="float" office:value="0">
            <text:p>0</text:p>
          </table:table-cell>
          <table:table-cell office:value-type="float" office:value="985">
            <text:p>985</text:p>
          </table:table-cell>
          <table:table-cell office:value-type="float" office:value="992">
            <text:p>992</text:p>
          </table:table-cell>
          <table:table-cell table:formula="of:=IF(AND([.B188]&gt;[.E188];[.H188]=1);1;&quot;&quot;)" office:value-type="float" office:value="1">
            <text:p>1</text:p>
          </table:table-cell>
          <table:table-cell table:formula="of:=IF(AND([.B188]&lt;=[.E188];[.I188]=1);1;&quot;&quot;)">
            <text:p/>
          </table:table-cell>
          <table:table-cell table:formula="of:=IF(AND([.B188]&gt;[.D188];[.C188]=0);1;&quot;&quot;)" office:value-type="float" office:value="1">
            <text:p>1</text:p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 office:value-type="float" office:value="1">
            <text:p>1</text:p>
          </table:table-cell>
          <table:table-cell/>
          <table:table-cell table:formula="of:=([.D188]/[.E188]*100)-100" office:value-type="float" office:value="-0.70564516129032">
            <text:p>-0.7056451613</text:p>
          </table:table-cell>
          <table:table-cell table:formula="of:=IF(OR(AND([.B188]&gt;[.E188];[.C188]=0);AND([.B188]&lt;=[.E188];[.C188]=1));1;&quot;&quot;)" office:value-type="float" office:value="1">
            <text:p>1</text:p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20">
            <text:p>1120</text:p>
          </table:table-cell>
          <table:table-cell office:value-type="float" office:value="1">
            <text:p>1</text:p>
          </table:table-cell>
          <table:table-cell office:value-type="float" office:value="1119">
            <text:p>1119</text:p>
          </table:table-cell>
          <table:table-cell office:value-type="float" office:value="1151">
            <text:p>1151</text:p>
          </table:table-cell>
          <table:table-cell table:formula="of:=IF(AND([.B189]&gt;[.E189];[.H189]=1);1;&quot;&quot;)">
            <text:p/>
          </table:table-cell>
          <table:table-cell table:formula="of:=IF(AND([.B189]&lt;=[.E189];[.I189]=1);1;&quot;&quot;)">
            <text:p/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>
            <text:p/>
          </table:table-cell>
          <table:table-cell table:formula="of:=IF(OR(AND([.G189]=1;[.I189]=1);AND([.F189]=1;[.H189]=1));1;&quot;&quot;)">
            <text:p/>
          </table:table-cell>
          <table:table-cell/>
          <table:table-cell table:formula="of:=([.D189]/[.E189]*100)-100" office:value-type="float" office:value="-2.78019113814074">
            <text:p>-2.7801911381</text:p>
          </table:table-cell>
          <table:table-cell table:formula="of:=IF(OR(AND([.B189]&gt;[.E189];[.C189]=0);AND([.B189]&lt;=[.E189];[.C189]=1));1;&quot;&quot;)" office:value-type="float" office:value="1">
            <text:p>1</text:p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1933">
            <text:p>1933</text:p>
          </table:table-cell>
          <table:table-cell office:value-type="float" office:value="0">
            <text:p>0</text:p>
          </table:table-cell>
          <table:table-cell office:value-type="float" office:value="1925">
            <text:p>1925</text:p>
          </table:table-cell>
          <table:table-cell office:value-type="float" office:value="1949">
            <text:p>1949</text:p>
          </table:table-cell>
          <table:table-cell table:formula="of:=IF(AND([.B190]&gt;[.E190];[.H190]=1);1;&quot;&quot;)">
            <text:p/>
          </table:table-cell>
          <table:table-cell table:formula="of:=IF(AND([.B190]&lt;=[.E190];[.I190]=1);1;&quot;&quot;)">
            <text:p/>
          </table:table-cell>
          <table:table-cell table:formula="of:=IF(AND([.B190]&gt;[.D190];[.C190]=0);1;&quot;&quot;)" office:value-type="float" office:value="1">
            <text:p>1</text:p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  <table:table-cell/>
          <table:table-cell table:formula="of:=([.D190]/[.E190]*100)-100" office:value-type="float" office:value="-1.23140071831709">
            <text:p>-1.2314007183</text:p>
          </table:table-cell>
          <table:table-cell table:formula="of:=IF(OR(AND([.B190]&gt;[.E190];[.C190]=0);AND([.B190]&lt;=[.E190];[.C190]=1));1;&quot;&quot;)">
            <text:p/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438">
            <text:p>438</text:p>
          </table:table-cell>
          <table:table-cell office:value-type="float" office:value="443">
            <text:p>443</text:p>
          </table:table-cell>
          <table:table-cell table:formula="of:=IF(AND([.B191]&gt;[.E191];[.H191]=1);1;&quot;&quot;)" office:value-type="float" office:value="1">
            <text:p>1</text:p>
          </table:table-cell>
          <table:table-cell table:formula="of:=IF(AND([.B191]&lt;=[.E191];[.I191]=1);1;&quot;&quot;)">
            <text:p/>
          </table:table-cell>
          <table:table-cell table:formula="of:=IF(AND([.B191]&gt;[.D191];[.C191]=0);1;&quot;&quot;)" office:value-type="float" office:value="1">
            <text:p>1</text:p>
          </table:table-cell>
          <table:table-cell table:formula="of:=IF(AND([.B191]&lt;=[.D191];[.C191]=1);1;&quot;&quot;)">
            <text:p/>
          </table:table-cell>
          <table:table-cell table:formula="of:=IF(OR(AND([.G191]=1;[.I191]=1);AND([.F191]=1;[.H191]=1));1;&quot;&quot;)" office:value-type="float" office:value="1">
            <text:p>1</text:p>
          </table:table-cell>
          <table:table-cell/>
          <table:table-cell table:formula="of:=([.D191]/[.E191]*100)-100" office:value-type="float" office:value="-1.12866817155756">
            <text:p>-1.1286681716</text:p>
          </table:table-cell>
          <table:table-cell table:formula="of:=IF(OR(AND([.B191]&gt;[.E191];[.C191]=0);AND([.B191]&lt;=[.E191];[.C191]=1));1;&quot;&quot;)" office:value-type="float" office:value="1">
            <text:p>1</text:p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H192]=1);1;&quot;&quot;)">
            <text:p/>
          </table:table-cell>
          <table:table-cell table:formula="of:=IF(AND([.B192]&lt;=[.E192];[.I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  <table:table-cell/>
          <table:table-cell table:formula="of:=([.D192]/[.E192]*100)-100" office:value-type="float" office:value="1.28885519332829">
            <text:p>1.2888551933</text:p>
          </table:table-cell>
          <table:table-cell table:formula="of:=IF(OR(AND([.B192]&gt;[.E192];[.C192]=0);AND([.B192]&lt;=[.E192];[.C192]=1));1;&quot;&quot;)" office:value-type="float" office:value="1">
            <text:p>1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635">
            <text:p>2635</text:p>
          </table:table-cell>
          <table:table-cell office:value-type="float" office:value="0">
            <text:p>0</text:p>
          </table:table-cell>
          <table:table-cell office:value-type="float" office:value="2583">
            <text:p>2583</text:p>
          </table:table-cell>
          <table:table-cell office:value-type="float" office:value="2655">
            <text:p>2655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>
            <text:p/>
          </table:table-cell>
          <table:table-cell table:formula="of:=IF(AND([.B193]&gt;[.D193];[.C193]=0);1;&quot;&quot;)" office:value-type="float" office:value="1">
            <text:p>1</text:p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  <table:table-cell table:formula="of:=([.D193]/[.E193]*100)-100" office:value-type="float" office:value="-2.71186440677967">
            <text:p>-2.7118644068</text:p>
          </table:table-cell>
          <table:table-cell table:formula="of:=IF(OR(AND([.B193]&gt;[.E193];[.C193]=0);AND([.B193]&lt;=[.E193];[.C193]=1));1;&quot;&quot;)">
            <text:p/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3945">
            <text:p>3945</text:p>
          </table:table-cell>
          <table:table-cell office:value-type="float" office:value="0">
            <text:p>0</text:p>
          </table:table-cell>
          <table:table-cell office:value-type="float" office:value="3873">
            <text:p>3873</text:p>
          </table:table-cell>
          <table:table-cell office:value-type="float" office:value="3985">
            <text:p>3985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>
            <text:p/>
          </table:table-cell>
          <table:table-cell table:formula="of:=IF(AND([.B194]&gt;[.D194];[.C194]=0);1;&quot;&quot;)" office:value-type="float" office:value="1">
            <text:p>1</text:p>
          </table:table-cell>
          <table:table-cell table:formula="of:=IF(AND([.B194]&lt;=[.D194];[.C194]=1);1;&quot;&quot;)">
            <text:p/>
          </table:table-cell>
          <table:table-cell table:formula="of:=IF(OR(AND([.G194]=1;[.I194]=1);AND([.F194]=1;[.H194]=1));1;&quot;&quot;)">
            <text:p/>
          </table:table-cell>
          <table:table-cell/>
          <table:table-cell table:formula="of:=([.D194]/[.E194]*100)-100" office:value-type="float" office:value="-2.81053952321204">
            <text:p>-2.8105395232</text:p>
          </table:table-cell>
          <table:table-cell table:formula="of:=IF(OR(AND([.B194]&gt;[.E194];[.C194]=0);AND([.B194]&lt;=[.E194];[.C194]=1));1;&quot;&quot;)">
            <text:p/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661">
            <text:p>1661</text:p>
          </table:table-cell>
          <table:table-cell office:value-type="float" office:value="0">
            <text:p>0</text:p>
          </table:table-cell>
          <table:table-cell office:value-type="float" office:value="1650">
            <text:p>1650</text:p>
          </table:table-cell>
          <table:table-cell office:value-type="float" office:value="1684">
            <text:p>1684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>
            <text:p/>
          </table:table-cell>
          <table:table-cell table:formula="of:=IF(AND([.B195]&gt;[.D195];[.C195]=0);1;&quot;&quot;)" office:value-type="float" office:value="1">
            <text:p>1</text:p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  <table:table-cell table:formula="of:=([.D195]/[.E195]*100)-100" office:value-type="float" office:value="-2.01900237529691">
            <text:p>-2.0190023753</text:p>
          </table:table-cell>
          <table:table-cell table:formula="of:=IF(OR(AND([.B195]&gt;[.E195];[.C195]=0);AND([.B195]&lt;=[.E195];[.C195]=1));1;&quot;&quot;)">
            <text:p/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769">
            <text:p>2769</text:p>
          </table:table-cell>
          <table:table-cell office:value-type="float" office:value="0">
            <text:p>0</text:p>
          </table:table-cell>
          <table:table-cell office:value-type="float" office:value="2768">
            <text:p>2768</text:p>
          </table:table-cell>
          <table:table-cell office:value-type="float" office:value="2802">
            <text:p>2802</text:p>
          </table:table-cell>
          <table:table-cell table:formula="of:=IF(AND([.B196]&gt;[.E196];[.H196]=1);1;&quot;&quot;)">
            <text:p/>
          </table:table-cell>
          <table:table-cell table:formula="of:=IF(AND([.B196]&lt;=[.E196];[.I196]=1);1;&quot;&quot;)">
            <text:p/>
          </table:table-cell>
          <table:table-cell table:formula="of:=IF(AND([.B196]&gt;[.D196];[.C196]=0);1;&quot;&quot;)" office:value-type="float" office:value="1">
            <text:p>1</text:p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  <table:table-cell table:formula="of:=([.D196]/[.E196]*100)-100" office:value-type="float" office:value="-1.21341898643827">
            <text:p>-1.2134189864</text:p>
          </table:table-cell>
          <table:table-cell table:formula="of:=IF(OR(AND([.B196]&gt;[.E196];[.C196]=0);AND([.B196]&lt;=[.E196];[.C196]=1));1;&quot;&quot;)">
            <text:p/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87">
            <text:p>587</text:p>
          </table:table-cell>
          <table:table-cell office:value-type="float" office:value="0">
            <text:p>0</text:p>
          </table:table-cell>
          <table:table-cell office:value-type="float" office:value="577">
            <text:p>577</text:p>
          </table:table-cell>
          <table:table-cell office:value-type="float" office:value="582">
            <text:p>582</text:p>
          </table:table-cell>
          <table:table-cell table:formula="of:=IF(AND([.B197]&gt;[.E197];[.H197]=1);1;&quot;&quot;)" office:value-type="float" office:value="1">
            <text:p>1</text:p>
          </table:table-cell>
          <table:table-cell table:formula="of:=IF(AND([.B197]&lt;=[.E197];[.I197]=1);1;&quot;&quot;)">
            <text:p/>
          </table:table-cell>
          <table:table-cell table:formula="of:=IF(AND([.B197]&gt;[.D197];[.C197]=0);1;&quot;&quot;)" office:value-type="float" office:value="1">
            <text:p>1</text:p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 office:value-type="float" office:value="1">
            <text:p>1</text:p>
          </table:table-cell>
          <table:table-cell/>
          <table:table-cell table:formula="of:=([.D197]/[.E197]*100)-100" office:value-type="float" office:value="-0.859106529209612">
            <text:p>-0.8591065292</text:p>
          </table:table-cell>
          <table:table-cell table:formula="of:=IF(OR(AND([.B197]&gt;[.E197];[.C197]=0);AND([.B197]&lt;=[.E197];[.C197]=1));1;&quot;&quot;)" office:value-type="float" office:value="1">
            <text:p>1</text:p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27">
            <text:p>727</text:p>
          </table:table-cell>
          <table:table-cell office:value-type="float" office:value="0">
            <text:p>0</text:p>
          </table:table-cell>
          <table:table-cell office:value-type="float" office:value="717">
            <text:p>717</text:p>
          </table:table-cell>
          <table:table-cell office:value-type="float" office:value="709">
            <text:p>709</text:p>
          </table:table-cell>
          <table:table-cell table:formula="of:=IF(AND([.B198]&gt;[.E198];[.H198]=1);1;&quot;&quot;)" office:value-type="float" office:value="1">
            <text:p>1</text:p>
          </table:table-cell>
          <table:table-cell table:formula="of:=IF(AND([.B198]&lt;=[.E198];[.I198]=1);1;&quot;&quot;)">
            <text:p/>
          </table:table-cell>
          <table:table-cell table:formula="of:=IF(AND([.B198]&gt;[.D198];[.C198]=0);1;&quot;&quot;)" office:value-type="float" office:value="1">
            <text:p>1</text:p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 office:value-type="float" office:value="1">
            <text:p>1</text:p>
          </table:table-cell>
          <table:table-cell/>
          <table:table-cell table:formula="of:=([.D198]/[.E198]*100)-100" office:value-type="float" office:value="1.12834978843441">
            <text:p>1.1283497884</text:p>
          </table:table-cell>
          <table:table-cell table:formula="of:=IF(OR(AND([.B198]&gt;[.E198];[.C198]=0);AND([.B198]&lt;=[.E198];[.C198]=1));1;&quot;&quot;)" office:value-type="float" office:value="1">
            <text:p>1</text:p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33">
            <text:p>533</text:p>
          </table:table-cell>
          <table:table-cell office:value-type="float" office:value="0">
            <text:p>0</text:p>
          </table:table-cell>
          <table:table-cell office:value-type="float" office:value="526">
            <text:p>526</text:p>
          </table:table-cell>
          <table:table-cell office:value-type="float" office:value="530">
            <text:p>530</text:p>
          </table:table-cell>
          <table:table-cell table:formula="of:=IF(AND([.B199]&gt;[.E199];[.H199]=1);1;&quot;&quot;)" office:value-type="float" office:value="1">
            <text:p>1</text:p>
          </table:table-cell>
          <table:table-cell table:formula="of:=IF(AND([.B199]&lt;=[.E199];[.I199]=1);1;&quot;&quot;)">
            <text:p/>
          </table:table-cell>
          <table:table-cell table:formula="of:=IF(AND([.B199]&gt;[.D199];[.C199]=0);1;&quot;&quot;)" office:value-type="float" office:value="1">
            <text:p>1</text:p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 office:value-type="float" office:value="1">
            <text:p>1</text:p>
          </table:table-cell>
          <table:table-cell/>
          <table:table-cell table:formula="of:=([.D199]/[.E199]*100)-100" office:value-type="float" office:value="-0.754716981132077">
            <text:p>-0.7547169811</text:p>
          </table:table-cell>
          <table:table-cell table:formula="of:=IF(OR(AND([.B199]&gt;[.E199];[.C199]=0);AND([.B199]&lt;=[.E199];[.C199]=1));1;&quot;&quot;)" office:value-type="float" office:value="1">
            <text:p>1</text:p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395">
            <text:p>395</text:p>
          </table:table-cell>
          <table:table-cell office:value-type="float" office:value="0">
            <text:p>0</text:p>
          </table:table-cell>
          <table:table-cell office:value-type="float" office:value="389">
            <text:p>389</text:p>
          </table:table-cell>
          <table:table-cell office:value-type="float" office:value="407">
            <text:p>407</text:p>
          </table:table-cell>
          <table:table-cell table:formula="of:=IF(AND([.B200]&gt;[.E200];[.H200]=1);1;&quot;&quot;)">
            <text:p/>
          </table:table-cell>
          <table:table-cell table:formula="of:=IF(AND([.B200]&lt;=[.E200];[.I200]=1);1;&quot;&quot;)">
            <text:p/>
          </table:table-cell>
          <table:table-cell table:formula="of:=IF(AND([.B200]&gt;[.D200];[.C200]=0);1;&quot;&quot;)" office:value-type="float" office:value="1">
            <text:p>1</text:p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  <table:table-cell/>
          <table:table-cell table:formula="of:=([.D200]/[.E200]*100)-100" office:value-type="float" office:value="-4.42260442260442">
            <text:p>-4.4226044226</text:p>
          </table:table-cell>
          <table:table-cell table:formula="of:=IF(OR(AND([.B200]&gt;[.E200];[.C200]=0);AND([.B200]&lt;=[.E200];[.C200]=1));1;&quot;&quot;)">
            <text:p/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760">
            <text:p>1760</text:p>
          </table:table-cell>
          <table:table-cell office:value-type="float" office:value="0">
            <text:p>0</text:p>
          </table:table-cell>
          <table:table-cell office:value-type="float" office:value="1768">
            <text:p>1768</text:p>
          </table:table-cell>
          <table:table-cell office:value-type="float" office:value="1795">
            <text:p>1795</text:p>
          </table:table-cell>
          <table:table-cell table:formula="of:=IF(AND([.B201]&gt;[.E201];[.H201]=1);1;&quot;&quot;)">
            <text:p/>
          </table:table-cell>
          <table:table-cell table:formula="of:=IF(AND([.B201]&lt;=[.E201];[.I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  <table:table-cell table:formula="of:=([.D201]/[.E201]*100)-100" office:value-type="float" office:value="-1.50417827298051">
            <text:p>-1.504178273</text:p>
          </table:table-cell>
          <table:table-cell table:formula="of:=IF(OR(AND([.B201]&gt;[.E201];[.C201]=0);AND([.B201]&lt;=[.E201];[.C201]=1));1;&quot;&quot;)">
            <text:p/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936">
            <text:p>2936</text:p>
          </table:table-cell>
          <table:table-cell office:value-type="float" office:value="0">
            <text:p>0</text:p>
          </table:table-cell>
          <table:table-cell office:value-type="float" office:value="2898">
            <text:p>2898</text:p>
          </table:table-cell>
          <table:table-cell office:value-type="float" office:value="2960">
            <text:p>2960</text:p>
          </table:table-cell>
          <table:table-cell table:formula="of:=IF(AND([.B202]&gt;[.E202];[.H202]=1);1;&quot;&quot;)">
            <text:p/>
          </table:table-cell>
          <table:table-cell table:formula="of:=IF(AND([.B202]&lt;=[.E202];[.I202]=1);1;&quot;&quot;)">
            <text:p/>
          </table:table-cell>
          <table:table-cell table:formula="of:=IF(AND([.B202]&gt;[.D202];[.C202]=0);1;&quot;&quot;)" office:value-type="float" office:value="1">
            <text:p>1</text:p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  <table:table-cell/>
          <table:table-cell table:formula="of:=([.D202]/[.E202]*100)-100" office:value-type="float" office:value="-2.0945945945946">
            <text:p>-2.0945945946</text:p>
          </table:table-cell>
          <table:table-cell table:formula="of:=IF(OR(AND([.B202]&gt;[.E202];[.C202]=0);AND([.B202]&lt;=[.E202];[.C202]=1));1;&quot;&quot;)">
            <text:p/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39">
            <text:p>739</text:p>
          </table:table-cell>
          <table:table-cell office:value-type="float" office:value="0">
            <text:p>0</text:p>
          </table:table-cell>
          <table:table-cell office:value-type="float" office:value="734">
            <text:p>734</text:p>
          </table:table-cell>
          <table:table-cell office:value-type="float" office:value="742">
            <text:p>742</text:p>
          </table:table-cell>
          <table:table-cell table:formula="of:=IF(AND([.B203]&gt;[.E203];[.H203]=1);1;&quot;&quot;)">
            <text:p/>
          </table:table-cell>
          <table:table-cell table:formula="of:=IF(AND([.B203]&lt;=[.E203];[.I203]=1);1;&quot;&quot;)">
            <text:p/>
          </table:table-cell>
          <table:table-cell table:formula="of:=IF(AND([.B203]&gt;[.D203];[.C203]=0);1;&quot;&quot;)" office:value-type="float" office:value="1">
            <text:p>1</text:p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  <table:table-cell table:formula="of:=([.D203]/[.E203]*100)-100" office:value-type="float" office:value="-1.07816711590296">
            <text:p>-1.0781671159</text:p>
          </table:table-cell>
          <table:table-cell table:formula="of:=IF(OR(AND([.B203]&gt;[.E203];[.C203]=0);AND([.B203]&lt;=[.E203];[.C203]=1));1;&quot;&quot;)">
            <text:p/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table:formula="of:=IF(AND([.B204]&gt;[.E204];[.H204]=1);1;&quot;&quot;)" office:value-type="float" office:value="1">
            <text:p>1</text:p>
          </table:table-cell>
          <table:table-cell table:formula="of:=IF(AND([.B204]&lt;=[.E204];[.I204]=1);1;&quot;&quot;)">
            <text:p/>
          </table:table-cell>
          <table:table-cell table:formula="of:=IF(AND([.B204]&gt;[.D204];[.C204]=0);1;&quot;&quot;)" office:value-type="float" office:value="1">
            <text:p>1</text:p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 office:value-type="float" office:value="1">
            <text:p>1</text:p>
          </table:table-cell>
          <table:table-cell/>
          <table:table-cell table:formula="of:=([.D204]/[.E204]*100)-100" office:value-type="float" office:value="-1.25523012552301">
            <text:p>-1.2552301255</text:p>
          </table:table-cell>
          <table:table-cell table:formula="of:=IF(OR(AND([.B204]&gt;[.E204];[.C204]=0);AND([.B204]&lt;=[.E204];[.C204]=1));1;&quot;&quot;)" office:value-type="float" office:value="1">
            <text:p>1</text:p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859">
            <text:p>1859</text:p>
          </table:table-cell>
          <table:table-cell office:value-type="float" office:value="0">
            <text:p>0</text:p>
          </table:table-cell>
          <table:table-cell office:value-type="float" office:value="1815">
            <text:p>1815</text:p>
          </table:table-cell>
          <table:table-cell office:value-type="float" office:value="1813">
            <text:p>1813</text:p>
          </table:table-cell>
          <table:table-cell table:formula="of:=IF(AND([.B205]&gt;[.E205];[.H205]=1);1;&quot;&quot;)" office:value-type="float" office:value="1">
            <text:p>1</text:p>
          </table:table-cell>
          <table:table-cell table:formula="of:=IF(AND([.B205]&lt;=[.E205];[.I205]=1);1;&quot;&quot;)">
            <text:p/>
          </table:table-cell>
          <table:table-cell table:formula="of:=IF(AND([.B205]&gt;[.D205];[.C205]=0);1;&quot;&quot;)" office:value-type="float" office:value="1">
            <text:p>1</text:p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 office:value-type="float" office:value="1">
            <text:p>1</text:p>
          </table:table-cell>
          <table:table-cell/>
          <table:table-cell table:formula="of:=([.D205]/[.E205]*100)-100" office:value-type="float" office:value="0.110314396028684">
            <text:p>0.110314396</text:p>
          </table:table-cell>
          <table:table-cell table:formula="of:=IF(OR(AND([.B205]&gt;[.E205];[.C205]=0);AND([.B205]&lt;=[.E205];[.C205]=1));1;&quot;&quot;)" office:value-type="float" office:value="1">
            <text:p>1</text:p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27">
            <text:p>427</text:p>
          </table:table-cell>
          <table:table-cell office:value-type="float" office:value="0">
            <text:p>0</text:p>
          </table:table-cell>
          <table:table-cell office:value-type="float" office:value="422">
            <text:p>422</text:p>
          </table:table-cell>
          <table:table-cell office:value-type="float" office:value="431">
            <text:p>431</text:p>
          </table:table-cell>
          <table:table-cell table:formula="of:=IF(AND([.B206]&gt;[.E206];[.H206]=1);1;&quot;&quot;)">
            <text:p/>
          </table:table-cell>
          <table:table-cell table:formula="of:=IF(AND([.B206]&lt;=[.E206];[.I206]=1);1;&quot;&quot;)">
            <text:p/>
          </table:table-cell>
          <table:table-cell table:formula="of:=IF(AND([.B206]&gt;[.D206];[.C206]=0);1;&quot;&quot;)" office:value-type="float" office:value="1">
            <text:p>1</text:p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  <table:table-cell table:formula="of:=([.D206]/[.E206]*100)-100" office:value-type="float" office:value="-2.08816705336426">
            <text:p>-2.0881670534</text:p>
          </table:table-cell>
          <table:table-cell table:formula="of:=IF(OR(AND([.B206]&gt;[.E206];[.C206]=0);AND([.B206]&lt;=[.E206];[.C206]=1));1;&quot;&quot;)">
            <text:p/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482">
            <text:p>1482</text:p>
          </table:table-cell>
          <table:table-cell office:value-type="float" office:value="0">
            <text:p>0</text:p>
          </table:table-cell>
          <table:table-cell office:value-type="float" office:value="1477">
            <text:p>1477</text:p>
          </table:table-cell>
          <table:table-cell office:value-type="float" office:value="1502">
            <text:p>1502</text:p>
          </table:table-cell>
          <table:table-cell table:formula="of:=IF(AND([.B207]&gt;[.E207];[.H207]=1);1;&quot;&quot;)">
            <text:p/>
          </table:table-cell>
          <table:table-cell table:formula="of:=IF(AND([.B207]&lt;=[.E207];[.I207]=1);1;&quot;&quot;)">
            <text:p/>
          </table:table-cell>
          <table:table-cell table:formula="of:=IF(AND([.B207]&gt;[.D207];[.C207]=0);1;&quot;&quot;)" office:value-type="float" office:value="1">
            <text:p>1</text:p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  <table:table-cell table:formula="of:=([.D207]/[.E207]*100)-100" office:value-type="float" office:value="-1.66444740346205">
            <text:p>-1.6644474035</text:p>
          </table:table-cell>
          <table:table-cell table:formula="of:=IF(OR(AND([.B207]&gt;[.E207];[.C207]=0);AND([.B207]&lt;=[.E207];[.C207]=1));1;&quot;&quot;)">
            <text:p/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table:number-columns-repeated="2" office:value-type="float" office:value="394">
            <text:p>394</text:p>
          </table:table-cell>
          <table:table-cell table:formula="of:=IF(AND([.B208]&gt;[.E208];[.H208]=1);1;&quot;&quot;)" office:value-type="float" office:value="1">
            <text:p>1</text:p>
          </table:table-cell>
          <table:table-cell table:formula="of:=IF(AND([.B208]&lt;=[.E208];[.I208]=1);1;&quot;&quot;)">
            <text:p/>
          </table:table-cell>
          <table:table-cell table:formula="of:=IF(AND([.B208]&gt;[.D208];[.C208]=0);1;&quot;&quot;)" office:value-type="float" office:value="1">
            <text:p>1</text:p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 office:value-type="float" office:value="1">
            <text:p>1</text:p>
          </table:table-cell>
          <table:table-cell/>
          <table:table-cell table:formula="of:=([.D208]/[.E208]*100)-100" office:value-type="float" office:value="0">
            <text:p>0</text:p>
          </table:table-cell>
          <table:table-cell table:formula="of:=IF(OR(AND([.B208]&gt;[.E208];[.C208]=0);AND([.B208]&lt;=[.E208];[.C208]=1));1;&quot;&quot;)" office:value-type="float" office:value="1">
            <text:p>1</text:p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table:number-columns-repeated="2" office:value-type="float" office:value="240">
            <text:p>240</text:p>
          </table:table-cell>
          <table:table-cell table:formula="of:=IF(AND([.B209]&gt;[.E209];[.H209]=1);1;&quot;&quot;)" office:value-type="float" office:value="1">
            <text:p>1</text:p>
          </table:table-cell>
          <table:table-cell table:formula="of:=IF(AND([.B209]&lt;=[.E209];[.I209]=1);1;&quot;&quot;)">
            <text:p/>
          </table:table-cell>
          <table:table-cell table:formula="of:=IF(AND([.B209]&gt;[.D209];[.C209]=0);1;&quot;&quot;)" office:value-type="float" office:value="1">
            <text:p>1</text:p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 office:value-type="float" office:value="1">
            <text:p>1</text:p>
          </table:table-cell>
          <table:table-cell/>
          <table:table-cell table:formula="of:=([.D209]/[.E209]*100)-100" office:value-type="float" office:value="0">
            <text:p>0</text:p>
          </table:table-cell>
          <table:table-cell table:formula="of:=IF(OR(AND([.B209]&gt;[.E209];[.C209]=0);AND([.B209]&lt;=[.E209];[.C209]=1));1;&quot;&quot;)" office:value-type="float" office:value="1">
            <text:p>1</text:p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office:value-type="float" office:value="366">
            <text:p>366</text:p>
          </table:table-cell>
          <table:table-cell table:formula="of:=IF(AND([.B210]&gt;[.E210];[.H210]=1);1;&quot;&quot;)" office:value-type="float" office:value="1">
            <text:p>1</text:p>
          </table:table-cell>
          <table:table-cell table:formula="of:=IF(AND([.B210]&lt;=[.E210];[.I210]=1);1;&quot;&quot;)">
            <text:p/>
          </table:table-cell>
          <table:table-cell table:formula="of:=IF(AND([.B210]&gt;[.D210];[.C210]=0);1;&quot;&quot;)" office:value-type="float" office:value="1">
            <text:p>1</text:p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 office:value-type="float" office:value="1">
            <text:p>1</text:p>
          </table:table-cell>
          <table:table-cell/>
          <table:table-cell table:formula="of:=([.D210]/[.E210]*100)-100" office:value-type="float" office:value="-0.273224043715842">
            <text:p>-0.2732240437</text:p>
          </table:table-cell>
          <table:table-cell table:formula="of:=IF(OR(AND([.B210]&gt;[.E210];[.C210]=0);AND([.B210]&lt;=[.E210];[.C210]=1));1;&quot;&quot;)" office:value-type="float" office:value="1">
            <text:p>1</text:p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433">
            <text:p>1433</text:p>
          </table:table-cell>
          <table:table-cell office:value-type="float" office:value="0">
            <text:p>0</text:p>
          </table:table-cell>
          <table:table-cell table:number-columns-repeated="2" office:value-type="float" office:value="1418">
            <text:p>1418</text:p>
          </table:table-cell>
          <table:table-cell table:formula="of:=IF(AND([.B211]&gt;[.E211];[.H211]=1);1;&quot;&quot;)" office:value-type="float" office:value="1">
            <text:p>1</text:p>
          </table:table-cell>
          <table:table-cell table:formula="of:=IF(AND([.B211]&lt;=[.E211];[.I211]=1);1;&quot;&quot;)">
            <text:p/>
          </table:table-cell>
          <table:table-cell table:formula="of:=IF(AND([.B211]&gt;[.D211];[.C211]=0);1;&quot;&quot;)" office:value-type="float" office:value="1">
            <text:p>1</text:p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 office:value-type="float" office:value="1">
            <text:p>1</text:p>
          </table:table-cell>
          <table:table-cell/>
          <table:table-cell table:formula="of:=([.D211]/[.E211]*100)-100" office:value-type="float" office:value="0">
            <text:p>0</text:p>
          </table:table-cell>
          <table:table-cell table:formula="of:=IF(OR(AND([.B211]&gt;[.E211];[.C211]=0);AND([.B211]&lt;=[.E211];[.C211]=1));1;&quot;&quot;)" office:value-type="float" office:value="1">
            <text:p>1</text:p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1006">
            <text:p>1006</text:p>
          </table:table-cell>
          <table:table-cell office:value-type="float" office:value="0">
            <text:p>0</text:p>
          </table:table-cell>
          <table:table-cell office:value-type="float" office:value="1001">
            <text:p>1001</text:p>
          </table:table-cell>
          <table:table-cell office:value-type="float" office:value="1013">
            <text:p>1013</text:p>
          </table:table-cell>
          <table:table-cell table:formula="of:=IF(AND([.B212]&gt;[.E212];[.H212]=1);1;&quot;&quot;)">
            <text:p/>
          </table:table-cell>
          <table:table-cell table:formula="of:=IF(AND([.B212]&lt;=[.E212];[.I212]=1);1;&quot;&quot;)">
            <text:p/>
          </table:table-cell>
          <table:table-cell table:formula="of:=IF(AND([.B212]&gt;[.D212];[.C212]=0);1;&quot;&quot;)" office:value-type="float" office:value="1">
            <text:p>1</text:p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  <table:table-cell table:formula="of:=([.D212]/[.E212]*100)-100" office:value-type="float" office:value="-1.18460019743335">
            <text:p>-1.1846001974</text:p>
          </table:table-cell>
          <table:table-cell table:formula="of:=IF(OR(AND([.B212]&gt;[.E212];[.C212]=0);AND([.B212]&lt;=[.E212];[.C212]=1));1;&quot;&quot;)">
            <text:p/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612">
            <text:p>1612</text:p>
          </table:table-cell>
          <table:table-cell office:value-type="float" office:value="0">
            <text:p>0</text:p>
          </table:table-cell>
          <table:table-cell office:value-type="float" office:value="1585">
            <text:p>1585</text:p>
          </table:table-cell>
          <table:table-cell office:value-type="float" office:value="1620">
            <text:p>1620</text:p>
          </table:table-cell>
          <table:table-cell table:formula="of:=IF(AND([.B213]&gt;[.E213];[.H213]=1);1;&quot;&quot;)">
            <text:p/>
          </table:table-cell>
          <table:table-cell table:formula="of:=IF(AND([.B213]&lt;=[.E213];[.I213]=1);1;&quot;&quot;)">
            <text:p/>
          </table:table-cell>
          <table:table-cell table:formula="of:=IF(AND([.B213]&gt;[.D213];[.C213]=0);1;&quot;&quot;)" office:value-type="float" office:value="1">
            <text:p>1</text:p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  <table:table-cell/>
          <table:table-cell table:formula="of:=([.D213]/[.E213]*100)-100" office:value-type="float" office:value="-2.16049382716049">
            <text:p>-2.1604938272</text:p>
          </table:table-cell>
          <table:table-cell table:formula="of:=IF(OR(AND([.B213]&gt;[.E213];[.C213]=0);AND([.B213]&lt;=[.E213];[.C213]=1));1;&quot;&quot;)">
            <text:p/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710">
            <text:p>1710</text:p>
          </table:table-cell>
          <table:table-cell office:value-type="float" office:value="0">
            <text:p>0</text:p>
          </table:table-cell>
          <table:table-cell office:value-type="float" office:value="1693">
            <text:p>1693</text:p>
          </table:table-cell>
          <table:table-cell office:value-type="float" office:value="1723">
            <text:p>1723</text:p>
          </table:table-cell>
          <table:table-cell table:formula="of:=IF(AND([.B214]&gt;[.E214];[.H214]=1);1;&quot;&quot;)">
            <text:p/>
          </table:table-cell>
          <table:table-cell table:formula="of:=IF(AND([.B214]&lt;=[.E214];[.I214]=1);1;&quot;&quot;)">
            <text:p/>
          </table:table-cell>
          <table:table-cell table:formula="of:=IF(AND([.B214]&gt;[.D214];[.C214]=0);1;&quot;&quot;)" office:value-type="float" office:value="1">
            <text:p>1</text:p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  <table:table-cell/>
          <table:table-cell table:formula="of:=([.D214]/[.E214]*100)-100" office:value-type="float" office:value="-1.74114915844457">
            <text:p>-1.7411491584</text:p>
          </table:table-cell>
          <table:table-cell table:formula="of:=IF(OR(AND([.B214]&gt;[.E214];[.C214]=0);AND([.B214]&lt;=[.E214];[.C214]=1));1;&quot;&quot;)">
            <text:p/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927">
            <text:p>927</text:p>
          </table:table-cell>
          <table:table-cell office:value-type="float" office:value="0">
            <text:p>0</text:p>
          </table:table-cell>
          <table:table-cell office:value-type="float" office:value="899">
            <text:p>899</text:p>
          </table:table-cell>
          <table:table-cell office:value-type="float" office:value="897">
            <text:p>897</text:p>
          </table:table-cell>
          <table:table-cell table:formula="of:=IF(AND([.B215]&gt;[.E215];[.H215]=1);1;&quot;&quot;)" office:value-type="float" office:value="1">
            <text:p>1</text:p>
          </table:table-cell>
          <table:table-cell table:formula="of:=IF(AND([.B215]&lt;=[.E215];[.I215]=1);1;&quot;&quot;)">
            <text:p/>
          </table:table-cell>
          <table:table-cell table:formula="of:=IF(AND([.B215]&gt;[.D215];[.C215]=0);1;&quot;&quot;)" office:value-type="float" office:value="1">
            <text:p>1</text:p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 office:value-type="float" office:value="1">
            <text:p>1</text:p>
          </table:table-cell>
          <table:table-cell/>
          <table:table-cell table:formula="of:=([.D215]/[.E215]*100)-100" office:value-type="float" office:value="0.222965440356731">
            <text:p>0.2229654404</text:p>
          </table:table-cell>
          <table:table-cell table:formula="of:=IF(OR(AND([.B215]&gt;[.E215];[.C215]=0);AND([.B215]&lt;=[.E215];[.C215]=1));1;&quot;&quot;)" office:value-type="float" office:value="1">
            <text:p>1</text:p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375">
            <text:p>2375</text:p>
          </table:table-cell>
          <table:table-cell office:value-type="float" office:value="0">
            <text:p>0</text:p>
          </table:table-cell>
          <table:table-cell office:value-type="float" office:value="2354">
            <text:p>2354</text:p>
          </table:table-cell>
          <table:table-cell office:value-type="float" office:value="2389">
            <text:p>2389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>
            <text:p/>
          </table:table-cell>
          <table:table-cell table:formula="of:=IF(AND([.B216]&gt;[.D216];[.C216]=0);1;&quot;&quot;)" office:value-type="float" office:value="1">
            <text:p>1</text:p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  <table:table-cell table:formula="of:=([.D216]/[.E216]*100)-100" office:value-type="float" office:value="-1.46504813729594">
            <text:p>-1.4650481373</text:p>
          </table:table-cell>
          <table:table-cell table:formula="of:=IF(OR(AND([.B216]&gt;[.E216];[.C216]=0);AND([.B216]&lt;=[.E216];[.C216]=1));1;&quot;&quot;)">
            <text:p/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8660">
            <text:p>8660</text:p>
          </table:table-cell>
          <table:table-cell office:value-type="float" office:value="0">
            <text:p>0</text:p>
          </table:table-cell>
          <table:table-cell office:value-type="float" office:value="8505">
            <text:p>8505</text:p>
          </table:table-cell>
          <table:table-cell office:value-type="float" office:value="8920">
            <text:p>8920</text:p>
          </table:table-cell>
          <table:table-cell table:formula="of:=IF(AND([.B217]&gt;[.E217];[.H217]=1);1;&quot;&quot;)">
            <text:p/>
          </table:table-cell>
          <table:table-cell table:formula="of:=IF(AND([.B217]&lt;=[.E217];[.I217]=1);1;&quot;&quot;)">
            <text:p/>
          </table:table-cell>
          <table:table-cell table:formula="of:=IF(AND([.B217]&gt;[.D217];[.C217]=0);1;&quot;&quot;)" office:value-type="float" office:value="1">
            <text:p>1</text:p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  <table:table-cell/>
          <table:table-cell table:formula="of:=([.D217]/[.E217]*100)-100" office:value-type="float" office:value="-4.652466367713">
            <text:p>-4.6524663677</text:p>
          </table:table-cell>
          <table:table-cell table:formula="of:=IF(OR(AND([.B217]&gt;[.E217];[.C217]=0);AND([.B217]&lt;=[.E217];[.C217]=1));1;&quot;&quot;)">
            <text:p/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203">
            <text:p>2203</text:p>
          </table:table-cell>
          <table:table-cell office:value-type="float" office:value="0">
            <text:p>0</text:p>
          </table:table-cell>
          <table:table-cell office:value-type="float" office:value="2174">
            <text:p>2174</text:p>
          </table:table-cell>
          <table:table-cell office:value-type="float" office:value="2214">
            <text:p>2214</text:p>
          </table:table-cell>
          <table:table-cell table:formula="of:=IF(AND([.B218]&gt;[.E218];[.H218]=1);1;&quot;&quot;)">
            <text:p/>
          </table:table-cell>
          <table:table-cell table:formula="of:=IF(AND([.B218]&lt;=[.E218];[.I218]=1);1;&quot;&quot;)">
            <text:p/>
          </table:table-cell>
          <table:table-cell table:formula="of:=IF(AND([.B218]&gt;[.D218];[.C218]=0);1;&quot;&quot;)" office:value-type="float" office:value="1">
            <text:p>1</text:p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  <table:table-cell/>
          <table:table-cell table:formula="of:=([.D218]/[.E218]*100)-100" office:value-type="float" office:value="-1.806684733514">
            <text:p>-1.8066847335</text:p>
          </table:table-cell>
          <table:table-cell table:formula="of:=IF(OR(AND([.B218]&gt;[.E218];[.C218]=0);AND([.B218]&lt;=[.E218];[.C218]=1));1;&quot;&quot;)">
            <text:p/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193">
            <text:p>1193</text:p>
          </table:table-cell>
          <table:table-cell office:value-type="float" office:value="0">
            <text:p>0</text:p>
          </table:table-cell>
          <table:table-cell office:value-type="float" office:value="1176">
            <text:p>1176</text:p>
          </table:table-cell>
          <table:table-cell office:value-type="float" office:value="1200">
            <text:p>1200</text:p>
          </table:table-cell>
          <table:table-cell table:formula="of:=IF(AND([.B219]&gt;[.E219];[.H219]=1);1;&quot;&quot;)">
            <text:p/>
          </table:table-cell>
          <table:table-cell table:formula="of:=IF(AND([.B219]&lt;=[.E219];[.I219]=1);1;&quot;&quot;)">
            <text:p/>
          </table:table-cell>
          <table:table-cell table:formula="of:=IF(AND([.B219]&gt;[.D219];[.C219]=0);1;&quot;&quot;)" office:value-type="float" office:value="1">
            <text:p>1</text:p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  <table:table-cell/>
          <table:table-cell table:formula="of:=([.D219]/[.E219]*100)-100" office:value-type="float" office:value="-2">
            <text:p>-2</text:p>
          </table:table-cell>
          <table:table-cell table:formula="of:=IF(OR(AND([.B219]&gt;[.E219];[.C219]=0);AND([.B219]&lt;=[.E219];[.C219]=1));1;&quot;&quot;)">
            <text:p/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302">
            <text:p>302</text:p>
          </table:table-cell>
          <table:table-cell table:formula="of:=IF(AND([.B220]&gt;[.E220];[.H220]=1);1;&quot;&quot;)">
            <text:p/>
          </table:table-cell>
          <table:table-cell table:formula="of:=IF(AND([.B220]&lt;=[.E220];[.I220]=1);1;&quot;&quot;)">
            <text:p/>
          </table:table-cell>
          <table:table-cell table:formula="of:=IF(AND([.B220]&gt;[.D220];[.C220]=0);1;&quot;&quot;)" office:value-type="float" office:value="1">
            <text:p>1</text:p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  <table:table-cell table:formula="of:=([.D220]/[.E220]*100)-100" office:value-type="float" office:value="-2.64900662251655">
            <text:p>-2.6490066225</text:p>
          </table:table-cell>
          <table:table-cell table:formula="of:=IF(OR(AND([.B220]&gt;[.E220];[.C220]=0);AND([.B220]&lt;=[.E220];[.C220]=1));1;&quot;&quot;)">
            <text:p/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37">
            <text:p>1137</text:p>
          </table:table-cell>
          <table:table-cell office:value-type="float" office:value="0">
            <text:p>0</text:p>
          </table:table-cell>
          <table:table-cell office:value-type="float" office:value="1126">
            <text:p>1126</text:p>
          </table:table-cell>
          <table:table-cell office:value-type="float" office:value="1141">
            <text:p>1141</text:p>
          </table:table-cell>
          <table:table-cell table:formula="of:=IF(AND([.B221]&gt;[.E221];[.H221]=1);1;&quot;&quot;)">
            <text:p/>
          </table:table-cell>
          <table:table-cell table:formula="of:=IF(AND([.B221]&lt;=[.E221];[.I221]=1);1;&quot;&quot;)">
            <text:p/>
          </table:table-cell>
          <table:table-cell table:formula="of:=IF(AND([.B221]&gt;[.D221];[.C221]=0);1;&quot;&quot;)" office:value-type="float" office:value="1">
            <text:p>1</text:p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  <table:table-cell/>
          <table:table-cell table:formula="of:=([.D221]/[.E221]*100)-100" office:value-type="float" office:value="-1.31463628396143">
            <text:p>-1.314636284</text:p>
          </table:table-cell>
          <table:table-cell table:formula="of:=IF(OR(AND([.B221]&gt;[.E221];[.C221]=0);AND([.B221]&lt;=[.E221];[.C221]=1));1;&quot;&quot;)">
            <text:p/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1955">
            <text:p>1955</text:p>
          </table:table-cell>
          <table:table-cell office:value-type="float" office:value="2210">
            <text:p>2210</text:p>
          </table:table-cell>
          <table:table-cell table:formula="of:=IF(AND([.B222]&gt;[.E222];[.H222]=1);1;&quot;&quot;)">
            <text:p/>
          </table:table-cell>
          <table:table-cell table:formula="of:=IF(AND([.B222]&lt;=[.E222];[.I222]=1);1;&quot;&quot;)">
            <text:p/>
          </table:table-cell>
          <table:table-cell table:formula="of:=IF(AND([.B222]&gt;[.D222];[.C222]=0);1;&quot;&quot;)" office:value-type="float" office:value="1">
            <text:p>1</text:p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  <table:table-cell table:formula="of:=([.D222]/[.E222]*100)-100" office:value-type="float" office:value="-11.5384615384615">
            <text:p>-11.5384615385</text:p>
          </table:table-cell>
          <table:table-cell table:formula="of:=IF(OR(AND([.B222]&gt;[.E222];[.C222]=0);AND([.B222]&lt;=[.E222];[.C222]=1));1;&quot;&quot;)">
            <text:p/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office:value-type="float" office:value="9100">
            <text:p>9100</text:p>
          </table:table-cell>
          <table:table-cell table:formula="of:=IF(AND([.B223]&gt;[.E223];[.H223]=1);1;&quot;&quot;)">
            <text:p/>
          </table:table-cell>
          <table:table-cell table:formula="of:=IF(AND([.B223]&lt;=[.E223];[.I223]=1);1;&quot;&quot;)">
            <text:p/>
          </table:table-cell>
          <table:table-cell table:formula="of:=IF(AND([.B223]&gt;[.D223];[.C223]=0);1;&quot;&quot;)" office:value-type="float" office:value="1">
            <text:p>1</text:p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  <table:table-cell table:formula="of:=([.D223]/[.E223]*100)-100" office:value-type="float" office:value="-2.74725274725274">
            <text:p>-2.7472527473</text:p>
          </table:table-cell>
          <table:table-cell table:formula="of:=IF(OR(AND([.B223]&gt;[.E223];[.C223]=0);AND([.B223]&lt;=[.E223];[.C223]=1));1;&quot;&quot;)">
            <text:p/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420">
            <text:p>1420</text:p>
          </table:table-cell>
          <table:table-cell office:value-type="float" office:value="0">
            <text:p>0</text:p>
          </table:table-cell>
          <table:table-cell office:value-type="float" office:value="1370">
            <text:p>1370</text:p>
          </table:table-cell>
          <table:table-cell office:value-type="float" office:value="1454">
            <text:p>1454</text:p>
          </table:table-cell>
          <table:table-cell table:formula="of:=IF(AND([.B224]&gt;[.E224];[.H224]=1);1;&quot;&quot;)">
            <text:p/>
          </table:table-cell>
          <table:table-cell table:formula="of:=IF(AND([.B224]&lt;=[.E224];[.I224]=1);1;&quot;&quot;)">
            <text:p/>
          </table:table-cell>
          <table:table-cell table:formula="of:=IF(AND([.B224]&gt;[.D224];[.C224]=0);1;&quot;&quot;)" office:value-type="float" office:value="1">
            <text:p>1</text:p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  <table:table-cell/>
          <table:table-cell table:formula="of:=([.D224]/[.E224]*100)-100" office:value-type="float" office:value="-5.77716643741402">
            <text:p>-5.7771664374</text:p>
          </table:table-cell>
          <table:table-cell table:formula="of:=IF(OR(AND([.B224]&gt;[.E224];[.C224]=0);AND([.B224]&lt;=[.E224];[.C224]=1));1;&quot;&quot;)">
            <text:p/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283">
            <text:p>2283</text:p>
          </table:table-cell>
          <table:table-cell office:value-type="float" office:value="0">
            <text:p>0</text:p>
          </table:table-cell>
          <table:table-cell office:value-type="float" office:value="2229">
            <text:p>2229</text:p>
          </table:table-cell>
          <table:table-cell office:value-type="float" office:value="2327">
            <text:p>2327</text:p>
          </table:table-cell>
          <table:table-cell table:formula="of:=IF(AND([.B225]&gt;[.E225];[.H225]=1);1;&quot;&quot;)">
            <text:p/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 office:value-type="float" office:value="1">
            <text:p>1</text:p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  <table:table-cell table:formula="of:=([.D225]/[.E225]*100)-100" office:value-type="float" office:value="-4.21143102707349">
            <text:p>-4.2114310271</text:p>
          </table:table-cell>
          <table:table-cell table:formula="of:=IF(OR(AND([.B225]&gt;[.E225];[.C225]=0);AND([.B225]&lt;=[.E225];[.C225]=1));1;&quot;&quot;)">
            <text:p/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8970">
            <text:p>8970</text:p>
          </table:table-cell>
          <table:table-cell office:value-type="float" office:value="0">
            <text:p>0</text:p>
          </table:table-cell>
          <table:table-cell office:value-type="float" office:value="8785">
            <text:p>8785</text:p>
          </table:table-cell>
          <table:table-cell office:value-type="float" office:value="8850">
            <text:p>8850</text:p>
          </table:table-cell>
          <table:table-cell table:formula="of:=IF(AND([.B226]&gt;[.E226];[.H226]=1);1;&quot;&quot;)" office:value-type="float" office:value="1">
            <text:p>1</text:p>
          </table:table-cell>
          <table:table-cell table:formula="of:=IF(AND([.B226]&lt;=[.E226];[.I226]=1);1;&quot;&quot;)">
            <text:p/>
          </table:table-cell>
          <table:table-cell table:formula="of:=IF(AND([.B226]&gt;[.D226];[.C226]=0);1;&quot;&quot;)" office:value-type="float" office:value="1">
            <text:p>1</text:p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 office:value-type="float" office:value="1">
            <text:p>1</text:p>
          </table:table-cell>
          <table:table-cell/>
          <table:table-cell table:formula="of:=([.D226]/[.E226]*100)-100" office:value-type="float" office:value="-0.734463276836166">
            <text:p>-0.7344632768</text:p>
          </table:table-cell>
          <table:table-cell table:formula="of:=IF(OR(AND([.B226]&gt;[.E226];[.C226]=0);AND([.B226]&lt;=[.E226];[.C226]=1));1;&quot;&quot;)" office:value-type="float" office:value="1">
            <text:p>1</text:p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5740">
            <text:p>5740</text:p>
          </table:table-cell>
          <table:table-cell office:value-type="float" office:value="0">
            <text:p>0</text:p>
          </table:table-cell>
          <table:table-cell office:value-type="float" office:value="5596">
            <text:p>5596</text:p>
          </table:table-cell>
          <table:table-cell office:value-type="float" office:value="5840">
            <text:p>5840</text:p>
          </table:table-cell>
          <table:table-cell table:formula="of:=IF(AND([.B227]&gt;[.E227];[.H227]=1);1;&quot;&quot;)">
            <text:p/>
          </table:table-cell>
          <table:table-cell table:formula="of:=IF(AND([.B227]&lt;=[.E227];[.I227]=1);1;&quot;&quot;)">
            <text:p/>
          </table:table-cell>
          <table:table-cell table:formula="of:=IF(AND([.B227]&gt;[.D227];[.C227]=0);1;&quot;&quot;)" office:value-type="float" office:value="1">
            <text:p>1</text:p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  <table:table-cell/>
          <table:table-cell table:formula="of:=([.D227]/[.E227]*100)-100" office:value-type="float" office:value="-4.17808219178082">
            <text:p>-4.1780821918</text:p>
          </table:table-cell>
          <table:table-cell table:formula="of:=IF(OR(AND([.B227]&gt;[.E227];[.C227]=0);AND([.B227]&lt;=[.E227];[.C227]=1));1;&quot;&quot;)">
            <text:p/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380">
            <text:p>4380</text:p>
          </table:table-cell>
          <table:table-cell office:value-type="float" office:value="0">
            <text:p>0</text:p>
          </table:table-cell>
          <table:table-cell office:value-type="float" office:value="4389">
            <text:p>4389</text:p>
          </table:table-cell>
          <table:table-cell office:value-type="float" office:value="4680">
            <text:p>4680</text:p>
          </table:table-cell>
          <table:table-cell table:formula="of:=IF(AND([.B228]&gt;[.E228];[.H228]=1);1;&quot;&quot;)">
            <text:p/>
          </table:table-cell>
          <table:table-cell table:formula="of:=IF(AND([.B228]&lt;=[.E228];[.I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  <table:table-cell/>
          <table:table-cell table:formula="of:=([.D228]/[.E228]*100)-100" office:value-type="float" office:value="-6.21794871794872">
            <text:p>-6.2179487179</text:p>
          </table:table-cell>
          <table:table-cell table:formula="of:=IF(OR(AND([.B228]&gt;[.E228];[.C228]=0);AND([.B228]&lt;=[.E228];[.C228]=1));1;&quot;&quot;)">
            <text:p/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428">
            <text:p>2428</text:p>
          </table:table-cell>
          <table:table-cell office:value-type="float" office:value="0">
            <text:p>0</text:p>
          </table:table-cell>
          <table:table-cell office:value-type="float" office:value="2388">
            <text:p>2388</text:p>
          </table:table-cell>
          <table:table-cell office:value-type="float" office:value="2404">
            <text:p>2404</text:p>
          </table:table-cell>
          <table:table-cell table:formula="of:=IF(AND([.B229]&gt;[.E229];[.H229]=1);1;&quot;&quot;)" office:value-type="float" office:value="1">
            <text:p>1</text:p>
          </table:table-cell>
          <table:table-cell table:formula="of:=IF(AND([.B229]&lt;=[.E229];[.I229]=1);1;&quot;&quot;)">
            <text:p/>
          </table:table-cell>
          <table:table-cell table:formula="of:=IF(AND([.B229]&gt;[.D229];[.C229]=0);1;&quot;&quot;)" office:value-type="float" office:value="1">
            <text:p>1</text:p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 office:value-type="float" office:value="1">
            <text:p>1</text:p>
          </table:table-cell>
          <table:table-cell/>
          <table:table-cell table:formula="of:=([.D229]/[.E229]*100)-100" office:value-type="float" office:value="-0.665557404326123">
            <text:p>-0.6655574043</text:p>
          </table:table-cell>
          <table:table-cell table:formula="of:=IF(OR(AND([.B229]&gt;[.E229];[.C229]=0);AND([.B229]&lt;=[.E229];[.C229]=1));1;&quot;&quot;)" office:value-type="float" office:value="1">
            <text:p>1</text:p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8865">
            <text:p>28865</text:p>
          </table:table-cell>
          <table:table-cell office:value-type="float" office:value="0">
            <text:p>0</text:p>
          </table:table-cell>
          <table:table-cell office:value-type="float" office:value="28145">
            <text:p>28145</text:p>
          </table:table-cell>
          <table:table-cell office:value-type="float" office:value="29040">
            <text:p>29040</text:p>
          </table:table-cell>
          <table:table-cell table:formula="of:=IF(AND([.B230]&gt;[.E230];[.H230]=1);1;&quot;&quot;)">
            <text:p/>
          </table:table-cell>
          <table:table-cell table:formula="of:=IF(AND([.B230]&lt;=[.E230];[.I230]=1);1;&quot;&quot;)">
            <text:p/>
          </table:table-cell>
          <table:table-cell table:formula="of:=IF(AND([.B230]&gt;[.D230];[.C230]=0);1;&quot;&quot;)" office:value-type="float" office:value="1">
            <text:p>1</text:p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  <table:table-cell table:formula="of:=([.D230]/[.E230]*100)-100" office:value-type="float" office:value="-3.08195592286501">
            <text:p>-3.0819559229</text:p>
          </table:table-cell>
          <table:table-cell table:formula="of:=IF(OR(AND([.B230]&gt;[.E230];[.C230]=0);AND([.B230]&lt;=[.E230];[.C230]=1));1;&quot;&quot;)">
            <text:p/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544">
            <text:p>1544</text:p>
          </table:table-cell>
          <table:table-cell office:value-type="float" office:value="0">
            <text:p>0</text:p>
          </table:table-cell>
          <table:table-cell office:value-type="float" office:value="1499">
            <text:p>1499</text:p>
          </table:table-cell>
          <table:table-cell office:value-type="float" office:value="1545">
            <text:p>1545</text:p>
          </table:table-cell>
          <table:table-cell table:formula="of:=IF(AND([.B231]&gt;[.E231];[.H231]=1);1;&quot;&quot;)">
            <text:p/>
          </table:table-cell>
          <table:table-cell table:formula="of:=IF(AND([.B231]&lt;=[.E231];[.I231]=1);1;&quot;&quot;)">
            <text:p/>
          </table:table-cell>
          <table:table-cell table:formula="of:=IF(AND([.B231]&gt;[.D231];[.C231]=0);1;&quot;&quot;)" office:value-type="float" office:value="1">
            <text:p>1</text:p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>
            <text:p/>
          </table:table-cell>
          <table:table-cell/>
          <table:table-cell table:formula="of:=([.D231]/[.E231]*100)-100" office:value-type="float" office:value="-2.97734627831716">
            <text:p>-2.9773462783</text:p>
          </table:table-cell>
          <table:table-cell table:formula="of:=IF(OR(AND([.B231]&gt;[.E231];[.C231]=0);AND([.B231]&lt;=[.E231];[.C231]=1));1;&quot;&quot;)">
            <text:p/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1962">
            <text:p>1962</text:p>
          </table:table-cell>
          <table:table-cell office:value-type="float" office:value="0">
            <text:p>0</text:p>
          </table:table-cell>
          <table:table-cell office:value-type="float" office:value="1981">
            <text:p>1981</text:p>
          </table:table-cell>
          <table:table-cell office:value-type="float" office:value="1994">
            <text:p>1994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  <table:table-cell table:formula="of:=([.D232]/[.E232]*100)-100" office:value-type="float" office:value="-0.651955867602808">
            <text:p>-0.6519558676</text:p>
          </table:table-cell>
          <table:table-cell table:formula="of:=IF(OR(AND([.B232]&gt;[.E232];[.C232]=0);AND([.B232]&lt;=[.E232];[.C232]=1));1;&quot;&quot;)">
            <text:p/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14">
            <text:p>514</text:p>
          </table:table-cell>
          <table:table-cell office:value-type="float" office:value="0">
            <text:p>0</text:p>
          </table:table-cell>
          <table:table-cell office:value-type="float" office:value="506">
            <text:p>506</text:p>
          </table:table-cell>
          <table:table-cell office:value-type="float" office:value="516">
            <text:p>516</text:p>
          </table:table-cell>
          <table:table-cell table:formula="of:=IF(AND([.B233]&gt;[.E233];[.H233]=1);1;&quot;&quot;)">
            <text:p/>
          </table:table-cell>
          <table:table-cell table:formula="of:=IF(AND([.B233]&lt;=[.E233];[.I233]=1);1;&quot;&quot;)">
            <text:p/>
          </table:table-cell>
          <table:table-cell table:formula="of:=IF(AND([.B233]&gt;[.D233];[.C233]=0);1;&quot;&quot;)" office:value-type="float" office:value="1">
            <text:p>1</text:p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  <table:table-cell table:formula="of:=([.D233]/[.E233]*100)-100" office:value-type="float" office:value="-1.93798449612403">
            <text:p>-1.9379844961</text:p>
          </table:table-cell>
          <table:table-cell table:formula="of:=IF(OR(AND([.B233]&gt;[.E233];[.C233]=0);AND([.B233]&lt;=[.E233];[.C233]=1));1;&quot;&quot;)">
            <text:p/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705">
            <text:p>1705</text:p>
          </table:table-cell>
          <table:table-cell office:value-type="float" office:value="0">
            <text:p>0</text:p>
          </table:table-cell>
          <table:table-cell office:value-type="float" office:value="1707">
            <text:p>1707</text:p>
          </table:table-cell>
          <table:table-cell office:value-type="float" office:value="1721">
            <text:p>1721</text:p>
          </table:table-cell>
          <table:table-cell table:formula="of:=IF(AND([.B234]&gt;[.E234];[.H234]=1);1;&quot;&quot;)">
            <text:p/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  <table:table-cell table:formula="of:=([.D234]/[.E234]*100)-100" office:value-type="float" office:value="-0.813480534572918">
            <text:p>-0.8134805346</text:p>
          </table:table-cell>
          <table:table-cell table:formula="of:=IF(OR(AND([.B234]&gt;[.E234];[.C234]=0);AND([.B234]&lt;=[.E234];[.C234]=1));1;&quot;&quot;)">
            <text:p/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772">
            <text:p>1772</text:p>
          </table:table-cell>
          <table:table-cell office:value-type="float" office:value="1824">
            <text:p>1824</text:p>
          </table:table-cell>
          <table:table-cell table:formula="of:=IF(AND([.B235]&gt;[.E235];[.H235]=1);1;&quot;&quot;)">
            <text:p/>
          </table:table-cell>
          <table:table-cell table:formula="of:=IF(AND([.B235]&lt;=[.E235];[.I235]=1);1;&quot;&quot;)">
            <text:p/>
          </table:table-cell>
          <table:table-cell table:formula="of:=IF(AND([.B235]&gt;[.D235];[.C235]=0);1;&quot;&quot;)" office:value-type="float" office:value="1">
            <text:p>1</text:p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  <table:table-cell table:formula="of:=([.D235]/[.E235]*100)-100" office:value-type="float" office:value="-2.85087719298247">
            <text:p>-2.850877193</text:p>
          </table:table-cell>
          <table:table-cell table:formula="of:=IF(OR(AND([.B235]&gt;[.E235];[.C235]=0);AND([.B235]&lt;=[.E235];[.C235]=1));1;&quot;&quot;)">
            <text:p/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78">
            <text:p>478</text:p>
          </table:table-cell>
          <table:table-cell office:value-type="float" office:value="0">
            <text:p>0</text:p>
          </table:table-cell>
          <table:table-cell table:number-columns-repeated="2" office:value-type="float" office:value="473">
            <text:p>473</text:p>
          </table:table-cell>
          <table:table-cell table:formula="of:=IF(AND([.B236]&gt;[.E236];[.H236]=1);1;&quot;&quot;)" office:value-type="float" office:value="1">
            <text:p>1</text:p>
          </table:table-cell>
          <table:table-cell table:formula="of:=IF(AND([.B236]&lt;=[.E236];[.I236]=1);1;&quot;&quot;)">
            <text:p/>
          </table:table-cell>
          <table:table-cell table:formula="of:=IF(AND([.B236]&gt;[.D236];[.C236]=0);1;&quot;&quot;)" office:value-type="float" office:value="1">
            <text:p>1</text:p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 office:value-type="float" office:value="1">
            <text:p>1</text:p>
          </table:table-cell>
          <table:table-cell/>
          <table:table-cell table:formula="of:=([.D236]/[.E236]*100)-100" office:value-type="float" office:value="0">
            <text:p>0</text:p>
          </table:table-cell>
          <table:table-cell table:formula="of:=IF(OR(AND([.B236]&gt;[.E236];[.C236]=0);AND([.B236]&lt;=[.E236];[.C236]=1));1;&quot;&quot;)" office:value-type="float" office:value="1">
            <text:p>1</text:p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53">
            <text:p>853</text:p>
          </table:table-cell>
          <table:table-cell office:value-type="float" office:value="0">
            <text:p>0</text:p>
          </table:table-cell>
          <table:table-cell office:value-type="float" office:value="842">
            <text:p>842</text:p>
          </table:table-cell>
          <table:table-cell office:value-type="float" office:value="847">
            <text:p>847</text:p>
          </table:table-cell>
          <table:table-cell table:formula="of:=IF(AND([.B237]&gt;[.E237];[.H237]=1);1;&quot;&quot;)" office:value-type="float" office:value="1">
            <text:p>1</text:p>
          </table:table-cell>
          <table:table-cell table:formula="of:=IF(AND([.B237]&lt;=[.E237];[.I237]=1);1;&quot;&quot;)">
            <text:p/>
          </table:table-cell>
          <table:table-cell table:formula="of:=IF(AND([.B237]&gt;[.D237];[.C237]=0);1;&quot;&quot;)" office:value-type="float" office:value="1">
            <text:p>1</text:p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 office:value-type="float" office:value="1">
            <text:p>1</text:p>
          </table:table-cell>
          <table:table-cell/>
          <table:table-cell table:formula="of:=([.D237]/[.E237]*100)-100" office:value-type="float" office:value="-0.590318772136953">
            <text:p>-0.5903187721</text:p>
          </table:table-cell>
          <table:table-cell table:formula="of:=IF(OR(AND([.B237]&gt;[.E237];[.C237]=0);AND([.B237]&lt;=[.E237];[.C237]=1));1;&quot;&quot;)" office:value-type="float" office:value="1">
            <text:p>1</text:p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7282">
            <text:p>7282</text:p>
          </table:table-cell>
          <table:table-cell office:value-type="float" office:value="0">
            <text:p>0</text:p>
          </table:table-cell>
          <table:table-cell office:value-type="float" office:value="7104">
            <text:p>7104</text:p>
          </table:table-cell>
          <table:table-cell office:value-type="float" office:value="7269">
            <text:p>7269</text:p>
          </table:table-cell>
          <table:table-cell table:formula="of:=IF(AND([.B238]&gt;[.E238];[.H238]=1);1;&quot;&quot;)" office:value-type="float" office:value="1">
            <text:p>1</text:p>
          </table:table-cell>
          <table:table-cell table:formula="of:=IF(AND([.B238]&lt;=[.E238];[.I238]=1);1;&quot;&quot;)">
            <text:p/>
          </table:table-cell>
          <table:table-cell table:formula="of:=IF(AND([.B238]&gt;[.D238];[.C238]=0);1;&quot;&quot;)" office:value-type="float" office:value="1">
            <text:p>1</text:p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 office:value-type="float" office:value="1">
            <text:p>1</text:p>
          </table:table-cell>
          <table:table-cell/>
          <table:table-cell table:formula="of:=([.D238]/[.E238]*100)-100" office:value-type="float" office:value="-2.26991333058191">
            <text:p>-2.2699133306</text:p>
          </table:table-cell>
          <table:table-cell table:formula="of:=IF(OR(AND([.B238]&gt;[.E238];[.C238]=0);AND([.B238]&lt;=[.E238];[.C238]=1));1;&quot;&quot;)" office:value-type="float" office:value="1">
            <text:p>1</text:p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450">
            <text:p>2450</text:p>
          </table:table-cell>
          <table:table-cell office:value-type="float" office:value="0">
            <text:p>0</text:p>
          </table:table-cell>
          <table:table-cell office:value-type="float" office:value="2416">
            <text:p>2416</text:p>
          </table:table-cell>
          <table:table-cell office:value-type="float" office:value="2503">
            <text:p>2503</text:p>
          </table:table-cell>
          <table:table-cell table:formula="of:=IF(AND([.B239]&gt;[.E239];[.H239]=1);1;&quot;&quot;)">
            <text:p/>
          </table:table-cell>
          <table:table-cell table:formula="of:=IF(AND([.B239]&lt;=[.E239];[.I239]=1);1;&quot;&quot;)">
            <text:p/>
          </table:table-cell>
          <table:table-cell table:formula="of:=IF(AND([.B239]&gt;[.D239];[.C239]=0);1;&quot;&quot;)" office:value-type="float" office:value="1">
            <text:p>1</text:p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  <table:table-cell/>
          <table:table-cell table:formula="of:=([.D239]/[.E239]*100)-100" office:value-type="float" office:value="-3.47582900519376">
            <text:p>-3.4758290052</text:p>
          </table:table-cell>
          <table:table-cell table:formula="of:=IF(OR(AND([.B239]&gt;[.E239];[.C239]=0);AND([.B239]&lt;=[.E239];[.C239]=1));1;&quot;&quot;)">
            <text:p/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909">
            <text:p>909</text:p>
          </table:table-cell>
          <table:table-cell office:value-type="float" office:value="0">
            <text:p>0</text:p>
          </table:table-cell>
          <table:table-cell office:value-type="float" office:value="893">
            <text:p>893</text:p>
          </table:table-cell>
          <table:table-cell office:value-type="float" office:value="909">
            <text:p>909</text:p>
          </table:table-cell>
          <table:table-cell table:formula="of:=IF(AND([.B240]&gt;[.E240];[.H240]=1);1;&quot;&quot;)">
            <text:p/>
          </table:table-cell>
          <table:table-cell table:formula="of:=IF(AND([.B240]&lt;=[.E240];[.I240]=1);1;&quot;&quot;)">
            <text:p/>
          </table:table-cell>
          <table:table-cell table:formula="of:=IF(AND([.B240]&gt;[.D240];[.C240]=0);1;&quot;&quot;)" office:value-type="float" office:value="1">
            <text:p>1</text:p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  <table:table-cell/>
          <table:table-cell table:formula="of:=([.D240]/[.E240]*100)-100" office:value-type="float" office:value="-1.76017601760175">
            <text:p>-1.7601760176</text:p>
          </table:table-cell>
          <table:table-cell table:formula="of:=IF(OR(AND([.B240]&gt;[.E240];[.C240]=0);AND([.B240]&lt;=[.E240];[.C240]=1));1;&quot;&quot;)">
            <text:p/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602">
            <text:p>1602</text:p>
          </table:table-cell>
          <table:table-cell office:value-type="float" office:value="0">
            <text:p>0</text:p>
          </table:table-cell>
          <table:table-cell office:value-type="float" office:value="1578">
            <text:p>1578</text:p>
          </table:table-cell>
          <table:table-cell office:value-type="float" office:value="1602">
            <text:p>1602</text:p>
          </table:table-cell>
          <table:table-cell table:formula="of:=IF(AND([.B241]&gt;[.E241];[.H241]=1);1;&quot;&quot;)">
            <text:p/>
          </table:table-cell>
          <table:table-cell table:formula="of:=IF(AND([.B241]&lt;=[.E241];[.I241]=1);1;&quot;&quot;)">
            <text:p/>
          </table:table-cell>
          <table:table-cell table:formula="of:=IF(AND([.B241]&gt;[.D241];[.C241]=0);1;&quot;&quot;)" office:value-type="float" office:value="1">
            <text:p>1</text:p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>
            <text:p/>
          </table:table-cell>
          <table:table-cell/>
          <table:table-cell table:formula="of:=([.D241]/[.E241]*100)-100" office:value-type="float" office:value="-1.49812734082397">
            <text:p>-1.4981273408</text:p>
          </table:table-cell>
          <table:table-cell table:formula="of:=IF(OR(AND([.B241]&gt;[.E241];[.C241]=0);AND([.B241]&lt;=[.E241];[.C241]=1));1;&quot;&quot;)">
            <text:p/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347">
            <text:p>2347</text:p>
          </table:table-cell>
          <table:table-cell office:value-type="float" office:value="0">
            <text:p>0</text:p>
          </table:table-cell>
          <table:table-cell office:value-type="float" office:value="2317">
            <text:p>2317</text:p>
          </table:table-cell>
          <table:table-cell office:value-type="float" office:value="2307">
            <text:p>2307</text:p>
          </table:table-cell>
          <table:table-cell table:formula="of:=IF(AND([.B242]&gt;[.E242];[.H242]=1);1;&quot;&quot;)" office:value-type="float" office:value="1">
            <text:p>1</text:p>
          </table:table-cell>
          <table:table-cell table:formula="of:=IF(AND([.B242]&lt;=[.E242];[.I242]=1);1;&quot;&quot;)">
            <text:p/>
          </table:table-cell>
          <table:table-cell table:formula="of:=IF(AND([.B242]&gt;[.D242];[.C242]=0);1;&quot;&quot;)" office:value-type="float" office:value="1">
            <text:p>1</text:p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 office:value-type="float" office:value="1">
            <text:p>1</text:p>
          </table:table-cell>
          <table:table-cell/>
          <table:table-cell table:formula="of:=([.D242]/[.E242]*100)-100" office:value-type="float" office:value="0.433463372345045">
            <text:p>0.4334633723</text:p>
          </table:table-cell>
          <table:table-cell table:formula="of:=IF(OR(AND([.B242]&gt;[.E242];[.C242]=0);AND([.B242]&lt;=[.E242];[.C242]=1));1;&quot;&quot;)" office:value-type="float" office:value="1">
            <text:p>1</text:p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430">
            <text:p>4430</text:p>
          </table:table-cell>
          <table:table-cell office:value-type="float" office:value="0">
            <text:p>0</text:p>
          </table:table-cell>
          <table:table-cell office:value-type="float" office:value="4380">
            <text:p>4380</text:p>
          </table:table-cell>
          <table:table-cell office:value-type="float" office:value="4500">
            <text:p>4500</text:p>
          </table:table-cell>
          <table:table-cell table:formula="of:=IF(AND([.B243]&gt;[.E243];[.H243]=1);1;&quot;&quot;)">
            <text:p/>
          </table:table-cell>
          <table:table-cell table:formula="of:=IF(AND([.B243]&lt;=[.E243];[.I243]=1);1;&quot;&quot;)">
            <text:p/>
          </table:table-cell>
          <table:table-cell table:formula="of:=IF(AND([.B243]&gt;[.D243];[.C243]=0);1;&quot;&quot;)" office:value-type="float" office:value="1">
            <text:p>1</text:p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  <table:table-cell/>
          <table:table-cell table:formula="of:=([.D243]/[.E243]*100)-100" office:value-type="float" office:value="-2.66666666666666">
            <text:p>-2.6666666667</text:p>
          </table:table-cell>
          <table:table-cell table:formula="of:=IF(OR(AND([.B243]&gt;[.E243];[.C243]=0);AND([.B243]&lt;=[.E243];[.C243]=1));1;&quot;&quot;)">
            <text:p/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303">
            <text:p>2303</text:p>
          </table:table-cell>
          <table:table-cell office:value-type="float" office:value="0">
            <text:p>0</text:p>
          </table:table-cell>
          <table:table-cell office:value-type="float" office:value="2218">
            <text:p>2218</text:p>
          </table:table-cell>
          <table:table-cell office:value-type="float" office:value="2332">
            <text:p>2332</text:p>
          </table:table-cell>
          <table:table-cell table:formula="of:=IF(AND([.B244]&gt;[.E244];[.H244]=1);1;&quot;&quot;)">
            <text:p/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 office:value-type="float" office:value="1">
            <text:p>1</text:p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  <table:table-cell/>
          <table:table-cell table:formula="of:=([.D244]/[.E244]*100)-100" office:value-type="float" office:value="-4.8885077186964">
            <text:p>-4.8885077187</text:p>
          </table:table-cell>
          <table:table-cell table:formula="of:=IF(OR(AND([.B244]&gt;[.E244];[.C244]=0);AND([.B244]&lt;=[.E244];[.C244]=1));1;&quot;&quot;)">
            <text:p/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21">
            <text:p>1621</text:p>
          </table:table-cell>
          <table:table-cell office:value-type="float" office:value="0">
            <text:p>0</text:p>
          </table:table-cell>
          <table:table-cell office:value-type="float" office:value="1593">
            <text:p>1593</text:p>
          </table:table-cell>
          <table:table-cell office:value-type="float" office:value="1616">
            <text:p>1616</text:p>
          </table:table-cell>
          <table:table-cell table:formula="of:=IF(AND([.B245]&gt;[.E245];[.H245]=1);1;&quot;&quot;)" office:value-type="float" office:value="1">
            <text:p>1</text:p>
          </table:table-cell>
          <table:table-cell table:formula="of:=IF(AND([.B245]&lt;=[.E245];[.I245]=1);1;&quot;&quot;)">
            <text:p/>
          </table:table-cell>
          <table:table-cell table:formula="of:=IF(AND([.B245]&gt;[.D245];[.C245]=0);1;&quot;&quot;)" office:value-type="float" office:value="1">
            <text:p>1</text:p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 office:value-type="float" office:value="1">
            <text:p>1</text:p>
          </table:table-cell>
          <table:table-cell/>
          <table:table-cell table:formula="of:=([.D245]/[.E245]*100)-100" office:value-type="float" office:value="-1.42326732673267">
            <text:p>-1.4232673267</text:p>
          </table:table-cell>
          <table:table-cell table:formula="of:=IF(OR(AND([.B245]&gt;[.E245];[.C245]=0);AND([.B245]&lt;=[.E245];[.C245]=1));1;&quot;&quot;)" office:value-type="float" office:value="1">
            <text:p>1</text:p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13">
            <text:p>1213</text:p>
          </table:table-cell>
          <table:table-cell office:value-type="float" office:value="0">
            <text:p>0</text:p>
          </table:table-cell>
          <table:table-cell office:value-type="float" office:value="1196">
            <text:p>1196</text:p>
          </table:table-cell>
          <table:table-cell office:value-type="float" office:value="1264">
            <text:p>1264</text:p>
          </table:table-cell>
          <table:table-cell table:formula="of:=IF(AND([.B246]&gt;[.E246];[.H246]=1);1;&quot;&quot;)">
            <text:p/>
          </table:table-cell>
          <table:table-cell table:formula="of:=IF(AND([.B246]&lt;=[.E246];[.I246]=1);1;&quot;&quot;)">
            <text:p/>
          </table:table-cell>
          <table:table-cell table:formula="of:=IF(AND([.B246]&gt;[.D246];[.C246]=0);1;&quot;&quot;)" office:value-type="float" office:value="1">
            <text:p>1</text:p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  <table:table-cell/>
          <table:table-cell table:formula="of:=([.D246]/[.E246]*100)-100" office:value-type="float" office:value="-5.37974683544303">
            <text:p>-5.3797468354</text:p>
          </table:table-cell>
          <table:table-cell table:formula="of:=IF(OR(AND([.B246]&gt;[.E246];[.C246]=0);AND([.B246]&lt;=[.E246];[.C246]=1));1;&quot;&quot;)">
            <text:p/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751">
            <text:p>2751</text:p>
          </table:table-cell>
          <table:table-cell office:value-type="float" office:value="0">
            <text:p>0</text:p>
          </table:table-cell>
          <table:table-cell office:value-type="float" office:value="2713">
            <text:p>2713</text:p>
          </table:table-cell>
          <table:table-cell office:value-type="float" office:value="2794">
            <text:p>2794</text:p>
          </table:table-cell>
          <table:table-cell table:formula="of:=IF(AND([.B247]&gt;[.E247];[.H247]=1);1;&quot;&quot;)">
            <text:p/>
          </table:table-cell>
          <table:table-cell table:formula="of:=IF(AND([.B247]&lt;=[.E247];[.I247]=1);1;&quot;&quot;)">
            <text:p/>
          </table:table-cell>
          <table:table-cell table:formula="of:=IF(AND([.B247]&gt;[.D247];[.C247]=0);1;&quot;&quot;)" office:value-type="float" office:value="1">
            <text:p>1</text:p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  <table:table-cell/>
          <table:table-cell table:formula="of:=([.D247]/[.E247]*100)-100" office:value-type="float" office:value="-2.89906943450251">
            <text:p>-2.8990694345</text:p>
          </table:table-cell>
          <table:table-cell table:formula="of:=IF(OR(AND([.B247]&gt;[.E247];[.C247]=0);AND([.B247]&lt;=[.E247];[.C247]=1));1;&quot;&quot;)">
            <text:p/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7260">
            <text:p>7260</text:p>
          </table:table-cell>
          <table:table-cell office:value-type="float" office:value="0">
            <text:p>0</text:p>
          </table:table-cell>
          <table:table-cell office:value-type="float" office:value="7180">
            <text:p>7180</text:p>
          </table:table-cell>
          <table:table-cell office:value-type="float" office:value="7360">
            <text:p>7360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>
            <text:p/>
          </table:table-cell>
          <table:table-cell table:formula="of:=IF(AND([.B248]&gt;[.D248];[.C248]=0);1;&quot;&quot;)" office:value-type="float" office:value="1">
            <text:p>1</text:p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  <table:table-cell table:formula="of:=([.D248]/[.E248]*100)-100" office:value-type="float" office:value="-2.44565217391305">
            <text:p>-2.4456521739</text:p>
          </table:table-cell>
          <table:table-cell table:formula="of:=IF(OR(AND([.B248]&gt;[.E248];[.C248]=0);AND([.B248]&lt;=[.E248];[.C248]=1));1;&quot;&quot;)">
            <text:p/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514">
            <text:p>1514</text:p>
          </table:table-cell>
          <table:table-cell office:value-type="float" office:value="0">
            <text:p>0</text:p>
          </table:table-cell>
          <table:table-cell office:value-type="float" office:value="1509">
            <text:p>1509</text:p>
          </table:table-cell>
          <table:table-cell office:value-type="float" office:value="1519">
            <text:p>1519</text:p>
          </table:table-cell>
          <table:table-cell table:formula="of:=IF(AND([.B249]&gt;[.E249];[.H249]=1);1;&quot;&quot;)">
            <text:p/>
          </table:table-cell>
          <table:table-cell table:formula="of:=IF(AND([.B249]&lt;=[.E249];[.I249]=1);1;&quot;&quot;)">
            <text:p/>
          </table:table-cell>
          <table:table-cell table:formula="of:=IF(AND([.B249]&gt;[.D249];[.C249]=0);1;&quot;&quot;)" office:value-type="float" office:value="1">
            <text:p>1</text:p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  <table:table-cell table:formula="of:=([.D249]/[.E249]*100)-100" office:value-type="float" office:value="-0.658327847267941">
            <text:p>-0.6583278473</text:p>
          </table:table-cell>
          <table:table-cell table:formula="of:=IF(OR(AND([.B249]&gt;[.E249];[.C249]=0);AND([.B249]&lt;=[.E249];[.C249]=1));1;&quot;&quot;)">
            <text:p/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670">
            <text:p>167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office:value-type="float" office:value="1693">
            <text:p>1693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>
            <text:p/>
          </table:table-cell>
          <table:table-cell table:formula="of:=IF(AND([.B250]&gt;[.D250];[.C250]=0);1;&quot;&quot;)" office:value-type="float" office:value="1">
            <text:p>1</text:p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  <table:table-cell table:formula="of:=([.D250]/[.E250]*100)-100" office:value-type="float" office:value="-1.94920259893679">
            <text:p>-1.9492025989</text:p>
          </table:table-cell>
          <table:table-cell table:formula="of:=IF(OR(AND([.B250]&gt;[.E250];[.C250]=0);AND([.B250]&lt;=[.E250];[.C250]=1));1;&quot;&quot;)">
            <text:p/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  <table:table-cell office:value-type="float" office:value="548">
            <text:p>548</text:p>
          </table:table-cell>
          <table:table-cell office:value-type="float" office:value="550">
            <text:p>550</text:p>
          </table:table-cell>
          <table:table-cell table:formula="of:=IF(AND([.B251]&gt;[.E251];[.H251]=1);1;&quot;&quot;)" office:value-type="float" office:value="1">
            <text:p>1</text:p>
          </table:table-cell>
          <table:table-cell table:formula="of:=IF(AND([.B251]&lt;=[.E251];[.I251]=1);1;&quot;&quot;)">
            <text:p/>
          </table:table-cell>
          <table:table-cell table:formula="of:=IF(AND([.B251]&gt;[.D251];[.C251]=0);1;&quot;&quot;)" office:value-type="float" office:value="1">
            <text:p>1</text:p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 office:value-type="float" office:value="1">
            <text:p>1</text:p>
          </table:table-cell>
          <table:table-cell/>
          <table:table-cell table:formula="of:=([.D251]/[.E251]*100)-100" office:value-type="float" office:value="-0.36363636363636">
            <text:p>-0.3636363636</text:p>
          </table:table-cell>
          <table:table-cell table:formula="of:=IF(OR(AND([.B251]&gt;[.E251];[.C251]=0);AND([.B251]&lt;=[.E251];[.C251]=1));1;&quot;&quot;)" office:value-type="float" office:value="1">
            <text:p>1</text:p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527">
            <text:p>1527</text:p>
          </table:table-cell>
          <table:table-cell office:value-type="float" office:value="0">
            <text:p>0</text:p>
          </table:table-cell>
          <table:table-cell office:value-type="float" office:value="1506">
            <text:p>1506</text:p>
          </table:table-cell>
          <table:table-cell office:value-type="float" office:value="1504">
            <text:p>1504</text:p>
          </table:table-cell>
          <table:table-cell table:formula="of:=IF(AND([.B252]&gt;[.E252];[.H252]=1);1;&quot;&quot;)" office:value-type="float" office:value="1">
            <text:p>1</text:p>
          </table:table-cell>
          <table:table-cell table:formula="of:=IF(AND([.B252]&lt;=[.E252];[.I252]=1);1;&quot;&quot;)">
            <text:p/>
          </table:table-cell>
          <table:table-cell table:formula="of:=IF(AND([.B252]&gt;[.D252];[.C252]=0);1;&quot;&quot;)" office:value-type="float" office:value="1">
            <text:p>1</text:p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 office:value-type="float" office:value="1">
            <text:p>1</text:p>
          </table:table-cell>
          <table:table-cell/>
          <table:table-cell table:formula="of:=([.D252]/[.E252]*100)-100" office:value-type="float" office:value="0.13297872340425">
            <text:p>0.1329787234</text:p>
          </table:table-cell>
          <table:table-cell table:formula="of:=IF(OR(AND([.B252]&gt;[.E252];[.C252]=0);AND([.B252]&lt;=[.E252];[.C252]=1));1;&quot;&quot;)" office:value-type="float" office:value="1">
            <text:p>1</text:p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106">
            <text:p>2106</text:p>
          </table:table-cell>
          <table:table-cell office:value-type="float" office:value="0">
            <text:p>0</text:p>
          </table:table-cell>
          <table:table-cell office:value-type="float" office:value="2071">
            <text:p>2071</text:p>
          </table:table-cell>
          <table:table-cell office:value-type="float" office:value="2047">
            <text:p>2047</text:p>
          </table:table-cell>
          <table:table-cell table:formula="of:=IF(AND([.B253]&gt;[.E253];[.H253]=1);1;&quot;&quot;)" office:value-type="float" office:value="1">
            <text:p>1</text:p>
          </table:table-cell>
          <table:table-cell table:formula="of:=IF(AND([.B253]&lt;=[.E253];[.I253]=1);1;&quot;&quot;)">
            <text:p/>
          </table:table-cell>
          <table:table-cell table:formula="of:=IF(AND([.B253]&gt;[.D253];[.C253]=0);1;&quot;&quot;)" office:value-type="float" office:value="1">
            <text:p>1</text:p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 office:value-type="float" office:value="1">
            <text:p>1</text:p>
          </table:table-cell>
          <table:table-cell/>
          <table:table-cell table:formula="of:=([.D253]/[.E253]*100)-100" office:value-type="float" office:value="1.17244748412311">
            <text:p>1.1724474841</text:p>
          </table:table-cell>
          <table:table-cell table:formula="of:=IF(OR(AND([.B253]&gt;[.E253];[.C253]=0);AND([.B253]&lt;=[.E253];[.C253]=1));1;&quot;&quot;)" office:value-type="float" office:value="1">
            <text:p>1</text:p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72">
            <text:p>672</text:p>
          </table:table-cell>
          <table:table-cell office:value-type="float" office:value="0">
            <text:p>0</text:p>
          </table:table-cell>
          <table:table-cell office:value-type="float" office:value="663">
            <text:p>663</text:p>
          </table:table-cell>
          <table:table-cell office:value-type="float" office:value="676">
            <text:p>676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>
            <text:p/>
          </table:table-cell>
          <table:table-cell table:formula="of:=IF(AND([.B254]&gt;[.D254];[.C254]=0);1;&quot;&quot;)" office:value-type="float" office:value="1">
            <text:p>1</text:p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  <table:table-cell table:formula="of:=([.D254]/[.E254]*100)-100" office:value-type="float" office:value="-1.92307692307693">
            <text:p>-1.9230769231</text:p>
          </table:table-cell>
          <table:table-cell table:formula="of:=IF(OR(AND([.B254]&gt;[.E254];[.C254]=0);AND([.B254]&lt;=[.E254];[.C254]=1));1;&quot;&quot;)">
            <text:p/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  <table:table-cell office:value-type="float" office:value="357">
            <text:p>357</text:p>
          </table:table-cell>
          <table:table-cell office:value-type="float" office:value="366">
            <text:p>366</text:p>
          </table:table-cell>
          <table:table-cell table:formula="of:=IF(AND([.B255]&gt;[.E255];[.H255]=1);1;&quot;&quot;)" office:value-type="float" office:value="1">
            <text:p>1</text:p>
          </table:table-cell>
          <table:table-cell table:formula="of:=IF(AND([.B255]&lt;=[.E255];[.I255]=1);1;&quot;&quot;)">
            <text:p/>
          </table:table-cell>
          <table:table-cell table:formula="of:=IF(AND([.B255]&gt;[.D255];[.C255]=0);1;&quot;&quot;)" office:value-type="float" office:value="1">
            <text:p>1</text:p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 office:value-type="float" office:value="1">
            <text:p>1</text:p>
          </table:table-cell>
          <table:table-cell/>
          <table:table-cell table:formula="of:=([.D255]/[.E255]*100)-100" office:value-type="float" office:value="-2.45901639344262">
            <text:p>-2.4590163934</text:p>
          </table:table-cell>
          <table:table-cell table:formula="of:=IF(OR(AND([.B255]&gt;[.E255];[.C255]=0);AND([.B255]&lt;=[.E255];[.C255]=1));1;&quot;&quot;)" office:value-type="float" office:value="1">
            <text:p>1</text:p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174">
            <text:p>1174</text:p>
          </table:table-cell>
          <table:table-cell office:value-type="float" office:value="0">
            <text:p>0</text:p>
          </table:table-cell>
          <table:table-cell office:value-type="float" office:value="1160">
            <text:p>1160</text:p>
          </table:table-cell>
          <table:table-cell office:value-type="float" office:value="1180">
            <text:p>1180</text:p>
          </table:table-cell>
          <table:table-cell table:formula="of:=IF(AND([.B256]&gt;[.E256];[.H256]=1);1;&quot;&quot;)">
            <text:p/>
          </table:table-cell>
          <table:table-cell table:formula="of:=IF(AND([.B256]&lt;=[.E256];[.I256]=1);1;&quot;&quot;)">
            <text:p/>
          </table:table-cell>
          <table:table-cell table:formula="of:=IF(AND([.B256]&gt;[.D256];[.C256]=0);1;&quot;&quot;)" office:value-type="float" office:value="1">
            <text:p>1</text:p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  <table:table-cell table:formula="of:=([.D256]/[.E256]*100)-100" office:value-type="float" office:value="-1.69491525423729">
            <text:p>-1.6949152542</text:p>
          </table:table-cell>
          <table:table-cell table:formula="of:=IF(OR(AND([.B256]&gt;[.E256];[.C256]=0);AND([.B256]&lt;=[.E256];[.C256]=1));1;&quot;&quot;)">
            <text:p/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461">
            <text:p>461</text:p>
          </table:table-cell>
          <table:table-cell office:value-type="float" office:value="469">
            <text:p>469</text:p>
          </table:table-cell>
          <table:table-cell table:formula="of:=IF(AND([.B257]&gt;[.E257];[.H257]=1);1;&quot;&quot;)">
            <text:p/>
          </table:table-cell>
          <table:table-cell table:formula="of:=IF(AND([.B257]&lt;=[.E257];[.I257]=1);1;&quot;&quot;)">
            <text:p/>
          </table:table-cell>
          <table:table-cell table:formula="of:=IF(AND([.B257]&gt;[.D257];[.C257]=0);1;&quot;&quot;)" office:value-type="float" office:value="1">
            <text:p>1</text:p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  <table:table-cell table:formula="of:=([.D257]/[.E257]*100)-100" office:value-type="float" office:value="-1.70575692963753">
            <text:p>-1.7057569296</text:p>
          </table:table-cell>
          <table:table-cell table:formula="of:=IF(OR(AND([.B257]&gt;[.E257];[.C257]=0);AND([.B257]&lt;=[.E257];[.C257]=1));1;&quot;&quot;)">
            <text:p/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332">
            <text:p>1332</text:p>
          </table:table-cell>
          <table:table-cell office:value-type="float" office:value="0">
            <text:p>0</text:p>
          </table:table-cell>
          <table:table-cell office:value-type="float" office:value="1312">
            <text:p>1312</text:p>
          </table:table-cell>
          <table:table-cell office:value-type="float" office:value="1339">
            <text:p>1339</text:p>
          </table:table-cell>
          <table:table-cell table:formula="of:=IF(AND([.B258]&gt;[.E258];[.H258]=1);1;&quot;&quot;)">
            <text:p/>
          </table:table-cell>
          <table:table-cell table:formula="of:=IF(AND([.B258]&lt;=[.E258];[.I258]=1);1;&quot;&quot;)">
            <text:p/>
          </table:table-cell>
          <table:table-cell table:formula="of:=IF(AND([.B258]&gt;[.D258];[.C258]=0);1;&quot;&quot;)" office:value-type="float" office:value="1">
            <text:p>1</text:p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  <table:table-cell table:formula="of:=([.D258]/[.E258]*100)-100" office:value-type="float" office:value="-2.01643017176998">
            <text:p>-2.0164301718</text:p>
          </table:table-cell>
          <table:table-cell table:formula="of:=IF(OR(AND([.B258]&gt;[.E258];[.C258]=0);AND([.B258]&lt;=[.E258];[.C258]=1));1;&quot;&quot;)">
            <text:p/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6556">
            <text:p>6556</text:p>
          </table:table-cell>
          <table:table-cell office:value-type="float" office:value="6600">
            <text:p>6600</text:p>
          </table:table-cell>
          <table:table-cell table:formula="of:=IF(AND([.B259]&gt;[.E259];[.H259]=1);1;&quot;&quot;)" office:value-type="float" office:value="1">
            <text:p>1</text:p>
          </table:table-cell>
          <table:table-cell table:formula="of:=IF(AND([.B259]&lt;=[.E259];[.I259]=1);1;&quot;&quot;)">
            <text:p/>
          </table:table-cell>
          <table:table-cell table:formula="of:=IF(AND([.B259]&gt;[.D259];[.C259]=0);1;&quot;&quot;)" office:value-type="float" office:value="1">
            <text:p>1</text:p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 office:value-type="float" office:value="1">
            <text:p>1</text:p>
          </table:table-cell>
          <table:table-cell/>
          <table:table-cell table:formula="of:=([.D259]/[.E259]*100)-100" office:value-type="float" office:value="-0.666666666666671">
            <text:p>-0.6666666667</text:p>
          </table:table-cell>
          <table:table-cell table:formula="of:=IF(OR(AND([.B259]&gt;[.E259];[.C259]=0);AND([.B259]&lt;=[.E259];[.C259]=1));1;&quot;&quot;)" office:value-type="float" office:value="1">
            <text:p>1</text:p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9377">
            <text:p>9377</text:p>
          </table:table-cell>
          <table:table-cell office:value-type="float" office:value="0">
            <text:p>0</text:p>
          </table:table-cell>
          <table:table-cell office:value-type="float" office:value="9033">
            <text:p>9033</text:p>
          </table:table-cell>
          <table:table-cell office:value-type="float" office:value="9482">
            <text:p>9482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>
            <text:p/>
          </table:table-cell>
          <table:table-cell table:formula="of:=IF(AND([.B260]&gt;[.D260];[.C260]=0);1;&quot;&quot;)" office:value-type="float" office:value="1">
            <text:p>1</text:p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  <table:table-cell table:formula="of:=([.D260]/[.E260]*100)-100" office:value-type="float" office:value="-4.73528791394222">
            <text:p>-4.7352879139</text:p>
          </table:table-cell>
          <table:table-cell table:formula="of:=IF(OR(AND([.B260]&gt;[.E260];[.C260]=0);AND([.B260]&lt;=[.E260];[.C260]=1));1;&quot;&quot;)">
            <text:p/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445">
            <text:p>4445</text:p>
          </table:table-cell>
          <table:table-cell office:value-type="float" office:value="0">
            <text:p>0</text:p>
          </table:table-cell>
          <table:table-cell office:value-type="float" office:value="4305">
            <text:p>4305</text:p>
          </table:table-cell>
          <table:table-cell office:value-type="float" office:value="4425">
            <text:p>4425</text:p>
          </table:table-cell>
          <table:table-cell table:formula="of:=IF(AND([.B261]&gt;[.E261];[.H261]=1);1;&quot;&quot;)" office:value-type="float" office:value="1">
            <text:p>1</text:p>
          </table:table-cell>
          <table:table-cell table:formula="of:=IF(AND([.B261]&lt;=[.E261];[.I261]=1);1;&quot;&quot;)">
            <text:p/>
          </table:table-cell>
          <table:table-cell table:formula="of:=IF(AND([.B261]&gt;[.D261];[.C261]=0);1;&quot;&quot;)" office:value-type="float" office:value="1">
            <text:p>1</text:p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 office:value-type="float" office:value="1">
            <text:p>1</text:p>
          </table:table-cell>
          <table:table-cell/>
          <table:table-cell table:formula="of:=([.D261]/[.E261]*100)-100" office:value-type="float" office:value="-2.71186440677967">
            <text:p>-2.7118644068</text:p>
          </table:table-cell>
          <table:table-cell table:formula="of:=IF(OR(AND([.B261]&gt;[.E261];[.C261]=0);AND([.B261]&lt;=[.E261];[.C261]=1));1;&quot;&quot;)" office:value-type="float" office:value="1">
            <text:p>1</text:p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266">
            <text:p>2266</text:p>
          </table:table-cell>
          <table:table-cell office:value-type="float" office:value="0">
            <text:p>0</text:p>
          </table:table-cell>
          <table:table-cell office:value-type="float" office:value="2234">
            <text:p>2234</text:p>
          </table:table-cell>
          <table:table-cell office:value-type="float" office:value="2255">
            <text:p>2255</text:p>
          </table:table-cell>
          <table:table-cell table:formula="of:=IF(AND([.B262]&gt;[.E262];[.H262]=1);1;&quot;&quot;)" office:value-type="float" office:value="1">
            <text:p>1</text:p>
          </table:table-cell>
          <table:table-cell table:formula="of:=IF(AND([.B262]&lt;=[.E262];[.I262]=1);1;&quot;&quot;)">
            <text:p/>
          </table:table-cell>
          <table:table-cell table:formula="of:=IF(AND([.B262]&gt;[.D262];[.C262]=0);1;&quot;&quot;)" office:value-type="float" office:value="1">
            <text:p>1</text:p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 office:value-type="float" office:value="1">
            <text:p>1</text:p>
          </table:table-cell>
          <table:table-cell/>
          <table:table-cell table:formula="of:=([.D262]/[.E262]*100)-100" office:value-type="float" office:value="-0.931263858093118">
            <text:p>-0.9312638581</text:p>
          </table:table-cell>
          <table:table-cell table:formula="of:=IF(OR(AND([.B262]&gt;[.E262];[.C262]=0);AND([.B262]&lt;=[.E262];[.C262]=1));1;&quot;&quot;)" office:value-type="float" office:value="1">
            <text:p>1</text:p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41">
            <text:p>441</text:p>
          </table:table-cell>
          <table:table-cell office:value-type="float" office:value="0">
            <text:p>0</text:p>
          </table:table-cell>
          <table:table-cell office:value-type="float" office:value="434">
            <text:p>434</text:p>
          </table:table-cell>
          <table:table-cell office:value-type="float" office:value="445">
            <text:p>445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>
            <text:p/>
          </table:table-cell>
          <table:table-cell table:formula="of:=IF(AND([.B263]&gt;[.D263];[.C263]=0);1;&quot;&quot;)" office:value-type="float" office:value="1">
            <text:p>1</text:p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  <table:table-cell table:formula="of:=([.D263]/[.E263]*100)-100" office:value-type="float" office:value="-2.47191011235955">
            <text:p>-2.4719101124</text:p>
          </table:table-cell>
          <table:table-cell table:formula="of:=IF(OR(AND([.B263]&gt;[.E263];[.C263]=0);AND([.B263]&lt;=[.E263];[.C263]=1));1;&quot;&quot;)">
            <text:p/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549">
            <text:p>549</text:p>
          </table:table-cell>
          <table:table-cell office:value-type="float" office:value="565">
            <text:p>565</text:p>
          </table:table-cell>
          <table:table-cell table:formula="of:=IF(AND([.B264]&gt;[.E264];[.H264]=1);1;&quot;&quot;)">
            <text:p/>
          </table:table-cell>
          <table:table-cell table:formula="of:=IF(AND([.B264]&lt;=[.E264];[.I264]=1);1;&quot;&quot;)">
            <text:p/>
          </table:table-cell>
          <table:table-cell table:formula="of:=IF(AND([.B264]&gt;[.D264];[.C264]=0);1;&quot;&quot;)" office:value-type="float" office:value="1">
            <text:p>1</text:p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  <table:table-cell/>
          <table:table-cell table:formula="of:=([.D264]/[.E264]*100)-100" office:value-type="float" office:value="-2.83185840707965">
            <text:p>-2.8318584071</text:p>
          </table:table-cell>
          <table:table-cell table:formula="of:=IF(OR(AND([.B264]&gt;[.E264];[.C264]=0);AND([.B264]&lt;=[.E264];[.C264]=1));1;&quot;&quot;)">
            <text:p/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  <table:table-cell table:formula="of:=IF(AND([.B265]&gt;[.E265];[.H265]=1);1;&quot;&quot;)">
            <text:p/>
          </table:table-cell>
          <table:table-cell table:formula="of:=IF(AND([.B265]&lt;=[.E265];[.I265]=1);1;&quot;&quot;)">
            <text:p/>
          </table:table-cell>
          <table:table-cell table:formula="of:=IF(AND([.B265]&gt;[.D265];[.C265]=0);1;&quot;&quot;)" office:value-type="float" office:value="1">
            <text:p>1</text:p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  <table:table-cell table:formula="of:=([.D265]/[.E265]*100)-100" office:value-type="float" office:value="-1.37614678899082">
            <text:p>-1.376146789</text:p>
          </table:table-cell>
          <table:table-cell table:formula="of:=IF(OR(AND([.B265]&gt;[.E265];[.C265]=0);AND([.B265]&lt;=[.E265];[.C265]=1));1;&quot;&quot;)">
            <text:p/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office:value-type="float" office:value="426">
            <text:p>426</text:p>
          </table:table-cell>
          <table:table-cell table:formula="of:=IF(AND([.B266]&gt;[.E266];[.H266]=1);1;&quot;&quot;)">
            <text:p/>
          </table:table-cell>
          <table:table-cell table:formula="of:=IF(AND([.B266]&lt;=[.E266];[.I266]=1);1;&quot;&quot;)">
            <text:p/>
          </table:table-cell>
          <table:table-cell table:formula="of:=IF(AND([.B266]&gt;[.D266];[.C266]=0);1;&quot;&quot;)" office:value-type="float" office:value="1">
            <text:p>1</text:p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  <table:table-cell/>
          <table:table-cell table:formula="of:=([.D266]/[.E266]*100)-100" office:value-type="float" office:value="-3.28638497652582">
            <text:p>-3.2863849765</text:p>
          </table:table-cell>
          <table:table-cell table:formula="of:=IF(OR(AND([.B266]&gt;[.E266];[.C266]=0);AND([.B266]&lt;=[.E266];[.C266]=1));1;&quot;&quot;)">
            <text:p/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082">
            <text:p>1082</text:p>
          </table:table-cell>
          <table:table-cell office:value-type="float" office:value="0">
            <text:p>0</text:p>
          </table:table-cell>
          <table:table-cell office:value-type="float" office:value="1068">
            <text:p>1068</text:p>
          </table:table-cell>
          <table:table-cell office:value-type="float" office:value="1066">
            <text:p>1066</text:p>
          </table:table-cell>
          <table:table-cell table:formula="of:=IF(AND([.B267]&gt;[.E267];[.H267]=1);1;&quot;&quot;)" office:value-type="float" office:value="1">
            <text:p>1</text:p>
          </table:table-cell>
          <table:table-cell table:formula="of:=IF(AND([.B267]&lt;=[.E267];[.I267]=1);1;&quot;&quot;)">
            <text:p/>
          </table:table-cell>
          <table:table-cell table:formula="of:=IF(AND([.B267]&gt;[.D267];[.C267]=0);1;&quot;&quot;)" office:value-type="float" office:value="1">
            <text:p>1</text:p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 office:value-type="float" office:value="1">
            <text:p>1</text:p>
          </table:table-cell>
          <table:table-cell/>
          <table:table-cell table:formula="of:=([.D267]/[.E267]*100)-100" office:value-type="float" office:value="0.187617260788002">
            <text:p>0.1876172608</text:p>
          </table:table-cell>
          <table:table-cell table:formula="of:=IF(OR(AND([.B267]&gt;[.E267];[.C267]=0);AND([.B267]&lt;=[.E267];[.C267]=1));1;&quot;&quot;)" office:value-type="float" office:value="1">
            <text:p>1</text:p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286">
            <text:p>1286</text:p>
          </table:table-cell>
          <table:table-cell office:value-type="float" office:value="0">
            <text:p>0</text:p>
          </table:table-cell>
          <table:table-cell office:value-type="float" office:value="1248">
            <text:p>1248</text:p>
          </table:table-cell>
          <table:table-cell office:value-type="float" office:value="1279">
            <text:p>1279</text:p>
          </table:table-cell>
          <table:table-cell table:formula="of:=IF(AND([.B268]&gt;[.E268];[.H268]=1);1;&quot;&quot;)" office:value-type="float" office:value="1">
            <text:p>1</text:p>
          </table:table-cell>
          <table:table-cell table:formula="of:=IF(AND([.B268]&lt;=[.E268];[.I268]=1);1;&quot;&quot;)">
            <text:p/>
          </table:table-cell>
          <table:table-cell table:formula="of:=IF(AND([.B268]&gt;[.D268];[.C268]=0);1;&quot;&quot;)" office:value-type="float" office:value="1">
            <text:p>1</text:p>
          </table:table-cell>
          <table:table-cell table:formula="of:=IF(AND([.B268]&lt;=[.D268];[.C268]=1);1;&quot;&quot;)">
            <text:p/>
          </table:table-cell>
          <table:table-cell table:formula="of:=IF(OR(AND([.G268]=1;[.I268]=1);AND([.F268]=1;[.H268]=1));1;&quot;&quot;)" office:value-type="float" office:value="1">
            <text:p>1</text:p>
          </table:table-cell>
          <table:table-cell/>
          <table:table-cell table:formula="of:=([.D268]/[.E268]*100)-100" office:value-type="float" office:value="-2.42376856919468">
            <text:p>-2.4237685692</text:p>
          </table:table-cell>
          <table:table-cell table:formula="of:=IF(OR(AND([.B268]&gt;[.E268];[.C268]=0);AND([.B268]&lt;=[.E268];[.C268]=1));1;&quot;&quot;)" office:value-type="float" office:value="1">
            <text:p>1</text:p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67">
            <text:p>767</text:p>
          </table:table-cell>
          <table:table-cell office:value-type="float" office:value="0">
            <text:p>0</text:p>
          </table:table-cell>
          <table:table-cell office:value-type="float" office:value="771">
            <text:p>771</text:p>
          </table:table-cell>
          <table:table-cell office:value-type="float" office:value="777">
            <text:p>777</text:p>
          </table:table-cell>
          <table:table-cell table:formula="of:=IF(AND([.B269]&gt;[.E269];[.H269]=1);1;&quot;&quot;)">
            <text:p/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  <table:table-cell table:formula="of:=([.D269]/[.E269]*100)-100" office:value-type="float" office:value="-0.772200772200776">
            <text:p>-0.7722007722</text:p>
          </table:table-cell>
          <table:table-cell table:formula="of:=IF(OR(AND([.B269]&gt;[.E269];[.C269]=0);AND([.B269]&lt;=[.E269];[.C269]=1));1;&quot;&quot;)">
            <text:p/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442">
            <text:p>1442</text:p>
          </table:table-cell>
          <table:table-cell office:value-type="float" office:value="0">
            <text:p>0</text:p>
          </table:table-cell>
          <table:table-cell office:value-type="float" office:value="1421">
            <text:p>1421</text:p>
          </table:table-cell>
          <table:table-cell office:value-type="float" office:value="1485">
            <text:p>1485</text:p>
          </table:table-cell>
          <table:table-cell table:formula="of:=IF(AND([.B270]&gt;[.E270];[.H270]=1);1;&quot;&quot;)">
            <text:p/>
          </table:table-cell>
          <table:table-cell table:formula="of:=IF(AND([.B270]&lt;=[.E270];[.I270]=1);1;&quot;&quot;)">
            <text:p/>
          </table:table-cell>
          <table:table-cell table:formula="of:=IF(AND([.B270]&gt;[.D270];[.C270]=0);1;&quot;&quot;)" office:value-type="float" office:value="1">
            <text:p>1</text:p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  <table:table-cell/>
          <table:table-cell table:formula="of:=([.D270]/[.E270]*100)-100" office:value-type="float" office:value="-4.3097643097643">
            <text:p>-4.3097643098</text:p>
          </table:table-cell>
          <table:table-cell table:formula="of:=IF(OR(AND([.B270]&gt;[.E270];[.C270]=0);AND([.B270]&lt;=[.E270];[.C270]=1));1;&quot;&quot;)">
            <text:p/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2963">
            <text:p>2963</text:p>
          </table:table-cell>
          <table:table-cell office:value-type="float" office:value="0">
            <text:p>0</text:p>
          </table:table-cell>
          <table:table-cell office:value-type="float" office:value="2899">
            <text:p>2899</text:p>
          </table:table-cell>
          <table:table-cell office:value-type="float" office:value="3051">
            <text:p>3051</text:p>
          </table:table-cell>
          <table:table-cell table:formula="of:=IF(AND([.B271]&gt;[.E271];[.H271]=1);1;&quot;&quot;)">
            <text:p/>
          </table:table-cell>
          <table:table-cell table:formula="of:=IF(AND([.B271]&lt;=[.E271];[.I271]=1);1;&quot;&quot;)">
            <text:p/>
          </table:table-cell>
          <table:table-cell table:formula="of:=IF(AND([.B271]&gt;[.D271];[.C271]=0);1;&quot;&quot;)" office:value-type="float" office:value="1">
            <text:p>1</text:p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  <table:table-cell table:formula="of:=([.D271]/[.E271]*100)-100" office:value-type="float" office:value="-4.98197312356604">
            <text:p>-4.9819731236</text:p>
          </table:table-cell>
          <table:table-cell table:formula="of:=IF(OR(AND([.B271]&gt;[.E271];[.C271]=0);AND([.B271]&lt;=[.E271];[.C271]=1));1;&quot;&quot;)">
            <text:p/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480">
            <text:p>7480</text:p>
          </table:table-cell>
          <table:table-cell office:value-type="float" office:value="0">
            <text:p>0</text:p>
          </table:table-cell>
          <table:table-cell office:value-type="float" office:value="7136">
            <text:p>7136</text:p>
          </table:table-cell>
          <table:table-cell office:value-type="float" office:value="7430">
            <text:p>7430</text:p>
          </table:table-cell>
          <table:table-cell table:formula="of:=IF(AND([.B272]&gt;[.E272];[.H272]=1);1;&quot;&quot;)" office:value-type="float" office:value="1">
            <text:p>1</text:p>
          </table:table-cell>
          <table:table-cell table:formula="of:=IF(AND([.B272]&lt;=[.E272];[.I272]=1);1;&quot;&quot;)">
            <text:p/>
          </table:table-cell>
          <table:table-cell table:formula="of:=IF(AND([.B272]&gt;[.D272];[.C272]=0);1;&quot;&quot;)" office:value-type="float" office:value="1">
            <text:p>1</text:p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 office:value-type="float" office:value="1">
            <text:p>1</text:p>
          </table:table-cell>
          <table:table-cell/>
          <table:table-cell table:formula="of:=([.D272]/[.E272]*100)-100" office:value-type="float" office:value="-3.95693135935396">
            <text:p>-3.9569313594</text:p>
          </table:table-cell>
          <table:table-cell table:formula="of:=IF(OR(AND([.B272]&gt;[.E272];[.C272]=0);AND([.B272]&lt;=[.E272];[.C272]=1));1;&quot;&quot;)" office:value-type="float" office:value="1">
            <text:p>1</text:p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403">
            <text:p>1403</text:p>
          </table:table-cell>
          <table:table-cell office:value-type="float" office:value="0">
            <text:p>0</text:p>
          </table:table-cell>
          <table:table-cell office:value-type="float" office:value="1396">
            <text:p>1396</text:p>
          </table:table-cell>
          <table:table-cell office:value-type="float" office:value="1361">
            <text:p>1361</text:p>
          </table:table-cell>
          <table:table-cell table:formula="of:=IF(AND([.B273]&gt;[.E273];[.H273]=1);1;&quot;&quot;)" office:value-type="float" office:value="1">
            <text:p>1</text:p>
          </table:table-cell>
          <table:table-cell table:formula="of:=IF(AND([.B273]&lt;=[.E273];[.I273]=1);1;&quot;&quot;)">
            <text:p/>
          </table:table-cell>
          <table:table-cell table:formula="of:=IF(AND([.B273]&gt;[.D273];[.C273]=0);1;&quot;&quot;)" office:value-type="float" office:value="1">
            <text:p>1</text:p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 office:value-type="float" office:value="1">
            <text:p>1</text:p>
          </table:table-cell>
          <table:table-cell/>
          <table:table-cell table:formula="of:=([.D273]/[.E273]*100)-100" office:value-type="float" office:value="2.57163850110214">
            <text:p>2.5716385011</text:p>
          </table:table-cell>
          <table:table-cell table:formula="of:=IF(OR(AND([.B273]&gt;[.E273];[.C273]=0);AND([.B273]&lt;=[.E273];[.C273]=1));1;&quot;&quot;)" office:value-type="float" office:value="1">
            <text:p>1</text:p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4037">
            <text:p>4037</text:p>
          </table:table-cell>
          <table:table-cell office:value-type="float" office:value="4135">
            <text:p>4135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>
            <text:p/>
          </table:table-cell>
          <table:table-cell table:formula="of:=IF(AND([.B274]&gt;[.D274];[.C274]=0);1;&quot;&quot;)" office:value-type="float" office:value="1">
            <text:p>1</text:p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  <table:table-cell table:formula="of:=([.D274]/[.E274]*100)-100" office:value-type="float" office:value="-2.37001209189843">
            <text:p>-2.3700120919</text:p>
          </table:table-cell>
          <table:table-cell table:formula="of:=IF(OR(AND([.B274]&gt;[.E274];[.C274]=0);AND([.B274]&lt;=[.E274];[.C274]=1));1;&quot;&quot;)">
            <text:p/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4310">
            <text:p>54310</text:p>
          </table:table-cell>
          <table:table-cell office:value-type="float" office:value="0">
            <text:p>0</text:p>
          </table:table-cell>
          <table:table-cell office:value-type="float" office:value="53467">
            <text:p>53467</text:p>
          </table:table-cell>
          <table:table-cell office:value-type="float" office:value="55300">
            <text:p>55300</text:p>
          </table:table-cell>
          <table:table-cell table:formula="of:=IF(AND([.B275]&gt;[.E275];[.H275]=1);1;&quot;&quot;)">
            <text:p/>
          </table:table-cell>
          <table:table-cell table:formula="of:=IF(AND([.B275]&lt;=[.E275];[.I275]=1);1;&quot;&quot;)">
            <text:p/>
          </table:table-cell>
          <table:table-cell table:formula="of:=IF(AND([.B275]&gt;[.D275];[.C275]=0);1;&quot;&quot;)" office:value-type="float" office:value="1">
            <text:p>1</text:p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  <table:table-cell table:formula="of:=([.D275]/[.E275]*100)-100" office:value-type="float" office:value="-3.31464737793851">
            <text:p>-3.3146473779</text:p>
          </table:table-cell>
          <table:table-cell table:formula="of:=IF(OR(AND([.B275]&gt;[.E275];[.C275]=0);AND([.B275]&lt;=[.E275];[.C275]=1));1;&quot;&quot;)">
            <text:p/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7310">
            <text:p>7310</text:p>
          </table:table-cell>
          <table:table-cell office:value-type="float" office:value="0">
            <text:p>0</text:p>
          </table:table-cell>
          <table:table-cell office:value-type="float" office:value="7285">
            <text:p>7285</text:p>
          </table:table-cell>
          <table:table-cell office:value-type="float" office:value="7360">
            <text:p>7360</text:p>
          </table:table-cell>
          <table:table-cell table:formula="of:=IF(AND([.B276]&gt;[.E276];[.H276]=1);1;&quot;&quot;)">
            <text:p/>
          </table:table-cell>
          <table:table-cell table:formula="of:=IF(AND([.B276]&lt;=[.E276];[.I276]=1);1;&quot;&quot;)">
            <text:p/>
          </table:table-cell>
          <table:table-cell table:formula="of:=IF(AND([.B276]&gt;[.D276];[.C276]=0);1;&quot;&quot;)" office:value-type="float" office:value="1">
            <text:p>1</text:p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  <table:table-cell table:formula="of:=([.D276]/[.E276]*100)-100" office:value-type="float" office:value="-1.01902173913044">
            <text:p>-1.0190217391</text:p>
          </table:table-cell>
          <table:table-cell table:formula="of:=IF(OR(AND([.B276]&gt;[.E276];[.C276]=0);AND([.B276]&lt;=[.E276];[.C276]=1));1;&quot;&quot;)">
            <text:p/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248">
            <text:p>5248</text:p>
          </table:table-cell>
          <table:table-cell office:value-type="float" office:value="0">
            <text:p>0</text:p>
          </table:table-cell>
          <table:table-cell office:value-type="float" office:value="5197">
            <text:p>5197</text:p>
          </table:table-cell>
          <table:table-cell office:value-type="float" office:value="5254">
            <text:p>5254</text:p>
          </table:table-cell>
          <table:table-cell table:formula="of:=IF(AND([.B277]&gt;[.E277];[.H277]=1);1;&quot;&quot;)">
            <text:p/>
          </table:table-cell>
          <table:table-cell table:formula="of:=IF(AND([.B277]&lt;=[.E277];[.I277]=1);1;&quot;&quot;)">
            <text:p/>
          </table:table-cell>
          <table:table-cell table:formula="of:=IF(AND([.B277]&gt;[.D277];[.C277]=0);1;&quot;&quot;)" office:value-type="float" office:value="1">
            <text:p>1</text:p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  <table:table-cell table:formula="of:=([.D277]/[.E277]*100)-100" office:value-type="float" office:value="-1.08488770460602">
            <text:p>-1.0848877046</text:p>
          </table:table-cell>
          <table:table-cell table:formula="of:=IF(OR(AND([.B277]&gt;[.E277];[.C277]=0);AND([.B277]&lt;=[.E277];[.C277]=1));1;&quot;&quot;)">
            <text:p/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304">
            <text:p>2304</text:p>
          </table:table-cell>
          <table:table-cell office:value-type="float" office:value="0">
            <text:p>0</text:p>
          </table:table-cell>
          <table:table-cell office:value-type="float" office:value="2270">
            <text:p>2270</text:p>
          </table:table-cell>
          <table:table-cell office:value-type="float" office:value="2330">
            <text:p>2330</text:p>
          </table:table-cell>
          <table:table-cell table:formula="of:=IF(AND([.B278]&gt;[.E278];[.H278]=1);1;&quot;&quot;)">
            <text:p/>
          </table:table-cell>
          <table:table-cell table:formula="of:=IF(AND([.B278]&lt;=[.E278];[.I278]=1);1;&quot;&quot;)">
            <text:p/>
          </table:table-cell>
          <table:table-cell table:formula="of:=IF(AND([.B278]&gt;[.D278];[.C278]=0);1;&quot;&quot;)" office:value-type="float" office:value="1">
            <text:p>1</text:p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  <table:table-cell/>
          <table:table-cell table:formula="of:=([.D278]/[.E278]*100)-100" office:value-type="float" office:value="-2.57510729613733">
            <text:p>-2.5751072961</text:p>
          </table:table-cell>
          <table:table-cell table:formula="of:=IF(OR(AND([.B278]&gt;[.E278];[.C278]=0);AND([.B278]&lt;=[.E278];[.C278]=1));1;&quot;&quot;)">
            <text:p/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254">
            <text:p>2254</text:p>
          </table:table-cell>
          <table:table-cell office:value-type="float" office:value="0">
            <text:p>0</text:p>
          </table:table-cell>
          <table:table-cell office:value-type="float" office:value="2224">
            <text:p>2224</text:p>
          </table:table-cell>
          <table:table-cell office:value-type="float" office:value="2332">
            <text:p>2332</text:p>
          </table:table-cell>
          <table:table-cell table:formula="of:=IF(AND([.B279]&gt;[.E279];[.H279]=1);1;&quot;&quot;)">
            <text:p/>
          </table:table-cell>
          <table:table-cell table:formula="of:=IF(AND([.B279]&lt;=[.E279];[.I279]=1);1;&quot;&quot;)">
            <text:p/>
          </table:table-cell>
          <table:table-cell table:formula="of:=IF(AND([.B279]&gt;[.D279];[.C279]=0);1;&quot;&quot;)" office:value-type="float" office:value="1">
            <text:p>1</text:p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  <table:table-cell table:formula="of:=([.D279]/[.E279]*100)-100" office:value-type="float" office:value="-4.63121783876501">
            <text:p>-4.6312178388</text:p>
          </table:table-cell>
          <table:table-cell table:formula="of:=IF(OR(AND([.B279]&gt;[.E279];[.C279]=0);AND([.B279]&lt;=[.E279];[.C279]=1));1;&quot;&quot;)">
            <text:p/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19665">
            <text:p>19665</text:p>
          </table:table-cell>
          <table:table-cell office:value-type="float" office:value="0">
            <text:p>0</text:p>
          </table:table-cell>
          <table:table-cell office:value-type="float" office:value="19208">
            <text:p>19208</text:p>
          </table:table-cell>
          <table:table-cell office:value-type="float" office:value="19320">
            <text:p>19320</text:p>
          </table:table-cell>
          <table:table-cell table:formula="of:=IF(AND([.B280]&gt;[.E280];[.H280]=1);1;&quot;&quot;)" office:value-type="float" office:value="1">
            <text:p>1</text:p>
          </table:table-cell>
          <table:table-cell table:formula="of:=IF(AND([.B280]&lt;=[.E280];[.I280]=1);1;&quot;&quot;)">
            <text:p/>
          </table:table-cell>
          <table:table-cell table:formula="of:=IF(AND([.B280]&gt;[.D280];[.C280]=0);1;&quot;&quot;)" office:value-type="float" office:value="1">
            <text:p>1</text:p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 office:value-type="float" office:value="1">
            <text:p>1</text:p>
          </table:table-cell>
          <table:table-cell/>
          <table:table-cell table:formula="of:=([.D280]/[.E280]*100)-100" office:value-type="float" office:value="-0.579710144927532">
            <text:p>-0.5797101449</text:p>
          </table:table-cell>
          <table:table-cell table:formula="of:=IF(OR(AND([.B280]&gt;[.E280];[.C280]=0);AND([.B280]&lt;=[.E280];[.C280]=1));1;&quot;&quot;)" office:value-type="float" office:value="1">
            <text:p>1</text:p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6380">
            <text:p>6380</text:p>
          </table:table-cell>
          <table:table-cell office:value-type="float" office:value="0">
            <text:p>0</text:p>
          </table:table-cell>
          <table:table-cell office:value-type="float" office:value="6176">
            <text:p>6176</text:p>
          </table:table-cell>
          <table:table-cell office:value-type="float" office:value="6400">
            <text:p>6400</text:p>
          </table:table-cell>
          <table:table-cell table:formula="of:=IF(AND([.B281]&gt;[.E281];[.H281]=1);1;&quot;&quot;)">
            <text:p/>
          </table:table-cell>
          <table:table-cell table:formula="of:=IF(AND([.B281]&lt;=[.E281];[.I281]=1);1;&quot;&quot;)">
            <text:p/>
          </table:table-cell>
          <table:table-cell table:formula="of:=IF(AND([.B281]&gt;[.D281];[.C281]=0);1;&quot;&quot;)" office:value-type="float" office:value="1">
            <text:p>1</text:p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  <table:table-cell/>
          <table:table-cell table:formula="of:=([.D281]/[.E281]*100)-100" office:value-type="float" office:value="-3.5">
            <text:p>-3.5</text:p>
          </table:table-cell>
          <table:table-cell table:formula="of:=IF(OR(AND([.B281]&gt;[.E281];[.C281]=0);AND([.B281]&lt;=[.E281];[.C281]=1));1;&quot;&quot;)">
            <text:p/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787">
            <text:p>5787</text:p>
          </table:table-cell>
          <table:table-cell office:value-type="float" office:value="0">
            <text:p>0</text:p>
          </table:table-cell>
          <table:table-cell office:value-type="float" office:value="5676">
            <text:p>5676</text:p>
          </table:table-cell>
          <table:table-cell office:value-type="float" office:value="5907">
            <text:p>5907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>
            <text:p/>
          </table:table-cell>
          <table:table-cell table:formula="of:=IF(AND([.B282]&gt;[.D282];[.C282]=0);1;&quot;&quot;)" office:value-type="float" office:value="1">
            <text:p>1</text:p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  <table:table-cell table:formula="of:=([.D282]/[.E282]*100)-100" office:value-type="float" office:value="-3.91061452513966">
            <text:p>-3.9106145251</text:p>
          </table:table-cell>
          <table:table-cell table:formula="of:=IF(OR(AND([.B282]&gt;[.E282];[.C282]=0);AND([.B282]&lt;=[.E282];[.C282]=1));1;&quot;&quot;)">
            <text:p/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6955">
            <text:p>16955</text:p>
          </table:table-cell>
          <table:table-cell office:value-type="float" office:value="1">
            <text:p>1</text:p>
          </table:table-cell>
          <table:table-cell office:value-type="float" office:value="16152">
            <text:p>16152</text:p>
          </table:table-cell>
          <table:table-cell office:value-type="float" office:value="16670">
            <text:p>16670</text:p>
          </table:table-cell>
          <table:table-cell table:formula="of:=IF(AND([.B283]&gt;[.E283];[.H283]=1);1;&quot;&quot;)">
            <text:p/>
          </table:table-cell>
          <table:table-cell table:formula="of:=IF(AND([.B283]&lt;=[.E283];[.I283]=1);1;&quot;&quot;)">
            <text:p/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>
            <text:p/>
          </table:table-cell>
          <table:table-cell/>
          <table:table-cell table:formula="of:=([.D283]/[.E283]*100)-100" office:value-type="float" office:value="-3.10737852429514">
            <text:p>-3.1073785243</text:p>
          </table:table-cell>
          <table:table-cell table:formula="of:=IF(OR(AND([.B283]&gt;[.E283];[.C283]=0);AND([.B283]&lt;=[.E283];[.C283]=1));1;&quot;&quot;)">
            <text:p/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8105">
            <text:p>8105</text:p>
          </table:table-cell>
          <table:table-cell office:value-type="float" office:value="0">
            <text:p>0</text:p>
          </table:table-cell>
          <table:table-cell office:value-type="float" office:value="7765">
            <text:p>7765</text:p>
          </table:table-cell>
          <table:table-cell office:value-type="float" office:value="8151">
            <text:p>8151</text:p>
          </table:table-cell>
          <table:table-cell table:formula="of:=IF(AND([.B284]&gt;[.E284];[.H284]=1);1;&quot;&quot;)">
            <text:p/>
          </table:table-cell>
          <table:table-cell table:formula="of:=IF(AND([.B284]&lt;=[.E284];[.I284]=1);1;&quot;&quot;)">
            <text:p/>
          </table:table-cell>
          <table:table-cell table:formula="of:=IF(AND([.B284]&gt;[.D284];[.C284]=0);1;&quot;&quot;)" office:value-type="float" office:value="1">
            <text:p>1</text:p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  <table:table-cell table:formula="of:=([.D284]/[.E284]*100)-100" office:value-type="float" office:value="-4.73561526193105">
            <text:p>-4.7356152619</text:p>
          </table:table-cell>
          <table:table-cell table:formula="of:=IF(OR(AND([.B284]&gt;[.E284];[.C284]=0);AND([.B284]&lt;=[.E284];[.C284]=1));1;&quot;&quot;)">
            <text:p/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182">
            <text:p>182</text:p>
          </table:table-cell>
          <table:table-cell table:formula="of:=IF(AND([.B285]&gt;[.E285];[.H285]=1);1;&quot;&quot;)">
            <text:p/>
          </table:table-cell>
          <table:table-cell table:formula="of:=IF(AND([.B285]&lt;=[.E285];[.I285]=1);1;&quot;&quot;)">
            <text:p/>
          </table:table-cell>
          <table:table-cell table:formula="of:=IF(AND([.B285]&gt;[.D285];[.C285]=0);1;&quot;&quot;)" office:value-type="float" office:value="1">
            <text:p>1</text:p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  <table:table-cell/>
          <table:table-cell table:formula="of:=([.D285]/[.E285]*100)-100" office:value-type="float" office:value="-1.64835164835165">
            <text:p>-1.6483516484</text:p>
          </table:table-cell>
          <table:table-cell table:formula="of:=IF(OR(AND([.B285]&gt;[.E285];[.C285]=0);AND([.B285]&lt;=[.E285];[.C285]=1));1;&quot;&quot;)">
            <text:p/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66">
            <text:p>566</text:p>
          </table:table-cell>
          <table:table-cell office:value-type="float" office:value="0">
            <text:p>0</text:p>
          </table:table-cell>
          <table:table-cell office:value-type="float" office:value="561">
            <text:p>561</text:p>
          </table:table-cell>
          <table:table-cell office:value-type="float" office:value="575">
            <text:p>575</text:p>
          </table:table-cell>
          <table:table-cell table:formula="of:=IF(AND([.B286]&gt;[.E286];[.H286]=1);1;&quot;&quot;)">
            <text:p/>
          </table:table-cell>
          <table:table-cell table:formula="of:=IF(AND([.B286]&lt;=[.E286];[.I286]=1);1;&quot;&quot;)">
            <text:p/>
          </table:table-cell>
          <table:table-cell table:formula="of:=IF(AND([.B286]&gt;[.D286];[.C286]=0);1;&quot;&quot;)" office:value-type="float" office:value="1">
            <text:p>1</text:p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  <table:table-cell table:formula="of:=([.D286]/[.E286]*100)-100" office:value-type="float" office:value="-2.43478260869566">
            <text:p>-2.4347826087</text:p>
          </table:table-cell>
          <table:table-cell table:formula="of:=IF(OR(AND([.B286]&gt;[.E286];[.C286]=0);AND([.B286]&lt;=[.E286];[.C286]=1));1;&quot;&quot;)">
            <text:p/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49">
            <text:p>449</text:p>
          </table:table-cell>
          <table:table-cell office:value-type="float" office:value="0">
            <text:p>0</text:p>
          </table:table-cell>
          <table:table-cell office:value-type="float" office:value="439">
            <text:p>439</text:p>
          </table:table-cell>
          <table:table-cell office:value-type="float" office:value="448">
            <text:p>448</text:p>
          </table:table-cell>
          <table:table-cell table:formula="of:=IF(AND([.B287]&gt;[.E287];[.H287]=1);1;&quot;&quot;)" office:value-type="float" office:value="1">
            <text:p>1</text:p>
          </table:table-cell>
          <table:table-cell table:formula="of:=IF(AND([.B287]&lt;=[.E287];[.I287]=1);1;&quot;&quot;)">
            <text:p/>
          </table:table-cell>
          <table:table-cell table:formula="of:=IF(AND([.B287]&gt;[.D287];[.C287]=0);1;&quot;&quot;)" office:value-type="float" office:value="1">
            <text:p>1</text:p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 office:value-type="float" office:value="1">
            <text:p>1</text:p>
          </table:table-cell>
          <table:table-cell/>
          <table:table-cell table:formula="of:=([.D287]/[.E287]*100)-100" office:value-type="float" office:value="-2.00892857142857">
            <text:p>-2.0089285714</text:p>
          </table:table-cell>
          <table:table-cell table:formula="of:=IF(OR(AND([.B287]&gt;[.E287];[.C287]=0);AND([.B287]&lt;=[.E287];[.C287]=1));1;&quot;&quot;)" office:value-type="float" office:value="1">
            <text:p>1</text:p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71">
            <text:p>371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office:value-type="float" office:value="370">
            <text:p>370</text:p>
          </table:table-cell>
          <table:table-cell table:formula="of:=IF(AND([.B288]&gt;[.E288];[.H288]=1);1;&quot;&quot;)" office:value-type="float" office:value="1">
            <text:p>1</text:p>
          </table:table-cell>
          <table:table-cell table:formula="of:=IF(AND([.B288]&lt;=[.E288];[.I288]=1);1;&quot;&quot;)">
            <text:p/>
          </table:table-cell>
          <table:table-cell table:formula="of:=IF(AND([.B288]&gt;[.D288];[.C288]=0);1;&quot;&quot;)" office:value-type="float" office:value="1">
            <text:p>1</text:p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 office:value-type="float" office:value="1">
            <text:p>1</text:p>
          </table:table-cell>
          <table:table-cell/>
          <table:table-cell table:formula="of:=([.D288]/[.E288]*100)-100" office:value-type="float" office:value="-1.08108108108108">
            <text:p>-1.0810810811</text:p>
          </table:table-cell>
          <table:table-cell table:formula="of:=IF(OR(AND([.B288]&gt;[.E288];[.C288]=0);AND([.B288]&lt;=[.E288];[.C288]=1));1;&quot;&quot;)" office:value-type="float" office:value="1">
            <text:p>1</text:p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37">
            <text:p>837</text:p>
          </table:table-cell>
          <table:table-cell office:value-type="float" office:value="0">
            <text:p>0</text:p>
          </table:table-cell>
          <table:table-cell office:value-type="float" office:value="814">
            <text:p>814</text:p>
          </table:table-cell>
          <table:table-cell office:value-type="float" office:value="850">
            <text:p>850</text:p>
          </table:table-cell>
          <table:table-cell table:formula="of:=IF(AND([.B289]&gt;[.E289];[.H289]=1);1;&quot;&quot;)">
            <text:p/>
          </table:table-cell>
          <table:table-cell table:formula="of:=IF(AND([.B289]&lt;=[.E289];[.I289]=1);1;&quot;&quot;)">
            <text:p/>
          </table:table-cell>
          <table:table-cell table:formula="of:=IF(AND([.B289]&gt;[.D289];[.C289]=0);1;&quot;&quot;)" office:value-type="float" office:value="1">
            <text:p>1</text:p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  <table:table-cell table:formula="of:=([.D289]/[.E289]*100)-100" office:value-type="float" office:value="-4.23529411764706">
            <text:p>-4.2352941176</text:p>
          </table:table-cell>
          <table:table-cell table:formula="of:=IF(OR(AND([.B289]&gt;[.E289];[.C289]=0);AND([.B289]&lt;=[.E289];[.C289]=1));1;&quot;&quot;)">
            <text:p/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683">
            <text:p>683</text:p>
          </table:table-cell>
          <table:table-cell office:value-type="float" office:value="726">
            <text:p>726</text:p>
          </table:table-cell>
          <table:table-cell table:formula="of:=IF(AND([.B290]&gt;[.E290];[.H290]=1);1;&quot;&quot;)">
            <text:p/>
          </table:table-cell>
          <table:table-cell table:formula="of:=IF(AND([.B290]&lt;=[.E290];[.I290]=1);1;&quot;&quot;)">
            <text:p/>
          </table:table-cell>
          <table:table-cell table:formula="of:=IF(AND([.B290]&gt;[.D290];[.C290]=0);1;&quot;&quot;)" office:value-type="float" office:value="1">
            <text:p>1</text:p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  <table:table-cell table:formula="of:=([.D290]/[.E290]*100)-100" office:value-type="float" office:value="-5.9228650137741">
            <text:p>-5.9228650138</text:p>
          </table:table-cell>
          <table:table-cell table:formula="of:=IF(OR(AND([.B290]&gt;[.E290];[.C290]=0);AND([.B290]&lt;=[.E290];[.C290]=1));1;&quot;&quot;)">
            <text:p/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073">
            <text:p>1073</text:p>
          </table:table-cell>
          <table:table-cell office:value-type="float" office:value="0">
            <text:p>0</text:p>
          </table:table-cell>
          <table:table-cell office:value-type="float" office:value="1046">
            <text:p>1046</text:p>
          </table:table-cell>
          <table:table-cell office:value-type="float" office:value="1064">
            <text:p>1064</text:p>
          </table:table-cell>
          <table:table-cell table:formula="of:=IF(AND([.B291]&gt;[.E291];[.H291]=1);1;&quot;&quot;)" office:value-type="float" office:value="1">
            <text:p>1</text:p>
          </table:table-cell>
          <table:table-cell table:formula="of:=IF(AND([.B291]&lt;=[.E291];[.I291]=1);1;&quot;&quot;)">
            <text:p/>
          </table:table-cell>
          <table:table-cell table:formula="of:=IF(AND([.B291]&gt;[.D291];[.C291]=0);1;&quot;&quot;)" office:value-type="float" office:value="1">
            <text:p>1</text:p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 office:value-type="float" office:value="1">
            <text:p>1</text:p>
          </table:table-cell>
          <table:table-cell/>
          <table:table-cell table:formula="of:=([.D291]/[.E291]*100)-100" office:value-type="float" office:value="-1.69172932330827">
            <text:p>-1.6917293233</text:p>
          </table:table-cell>
          <table:table-cell table:formula="of:=IF(OR(AND([.B291]&gt;[.E291];[.C291]=0);AND([.B291]&lt;=[.E291];[.C291]=1));1;&quot;&quot;)" office:value-type="float" office:value="1">
            <text:p>1</text:p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6920">
            <text:p>6920</text:p>
          </table:table-cell>
          <table:table-cell office:value-type="float" office:value="0">
            <text:p>0</text:p>
          </table:table-cell>
          <table:table-cell office:value-type="float" office:value="6823">
            <text:p>6823</text:p>
          </table:table-cell>
          <table:table-cell office:value-type="float" office:value="7026">
            <text:p>7026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>
            <text:p/>
          </table:table-cell>
          <table:table-cell table:formula="of:=IF(AND([.B292]&gt;[.D292];[.C292]=0);1;&quot;&quot;)" office:value-type="float" office:value="1">
            <text:p>1</text:p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  <table:table-cell table:formula="of:=([.D292]/[.E292]*100)-100" office:value-type="float" office:value="-2.88926843153999">
            <text:p>-2.8892684315</text:p>
          </table:table-cell>
          <table:table-cell table:formula="of:=IF(OR(AND([.B292]&gt;[.E292];[.C292]=0);AND([.B292]&lt;=[.E292];[.C292]=1));1;&quot;&quot;)">
            <text:p/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271">
            <text:p>1271</text:p>
          </table:table-cell>
          <table:table-cell office:value-type="float" office:value="0">
            <text:p>0</text:p>
          </table:table-cell>
          <table:table-cell office:value-type="float" office:value="1243">
            <text:p>1243</text:p>
          </table:table-cell>
          <table:table-cell office:value-type="float" office:value="1279">
            <text:p>1279</text:p>
          </table:table-cell>
          <table:table-cell table:formula="of:=IF(AND([.B293]&gt;[.E293];[.H293]=1);1;&quot;&quot;)">
            <text:p/>
          </table:table-cell>
          <table:table-cell table:formula="of:=IF(AND([.B293]&lt;=[.E293];[.I293]=1);1;&quot;&quot;)">
            <text:p/>
          </table:table-cell>
          <table:table-cell table:formula="of:=IF(AND([.B293]&gt;[.D293];[.C293]=0);1;&quot;&quot;)" office:value-type="float" office:value="1">
            <text:p>1</text:p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  <table:table-cell/>
          <table:table-cell table:formula="of:=([.D293]/[.E293]*100)-100" office:value-type="float" office:value="-2.81469898358093">
            <text:p>-2.8146989836</text:p>
          </table:table-cell>
          <table:table-cell table:formula="of:=IF(OR(AND([.B293]&gt;[.E293];[.C293]=0);AND([.B293]&lt;=[.E293];[.C293]=1));1;&quot;&quot;)">
            <text:p/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25">
            <text:p>925</text:p>
          </table:table-cell>
          <table:table-cell office:value-type="float" office:value="0">
            <text:p>0</text:p>
          </table:table-cell>
          <table:table-cell office:value-type="float" office:value="898">
            <text:p>898</text:p>
          </table:table-cell>
          <table:table-cell office:value-type="float" office:value="922">
            <text:p>922</text:p>
          </table:table-cell>
          <table:table-cell table:formula="of:=IF(AND([.B294]&gt;[.E294];[.H294]=1);1;&quot;&quot;)" office:value-type="float" office:value="1">
            <text:p>1</text:p>
          </table:table-cell>
          <table:table-cell table:formula="of:=IF(AND([.B294]&lt;=[.E294];[.I294]=1);1;&quot;&quot;)">
            <text:p/>
          </table:table-cell>
          <table:table-cell table:formula="of:=IF(AND([.B294]&gt;[.D294];[.C294]=0);1;&quot;&quot;)" office:value-type="float" office:value="1">
            <text:p>1</text:p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 office:value-type="float" office:value="1">
            <text:p>1</text:p>
          </table:table-cell>
          <table:table-cell/>
          <table:table-cell table:formula="of:=([.D294]/[.E294]*100)-100" office:value-type="float" office:value="-2.60303687635574">
            <text:p>-2.6030368764</text:p>
          </table:table-cell>
          <table:table-cell table:formula="of:=IF(OR(AND([.B294]&gt;[.E294];[.C294]=0);AND([.B294]&lt;=[.E294];[.C294]=1));1;&quot;&quot;)" office:value-type="float" office:value="1">
            <text:p>1</text:p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828">
            <text:p>2828</text:p>
          </table:table-cell>
          <table:table-cell office:value-type="float" office:value="0">
            <text:p>0</text:p>
          </table:table-cell>
          <table:table-cell office:value-type="float" office:value="2788">
            <text:p>2788</text:p>
          </table:table-cell>
          <table:table-cell office:value-type="float" office:value="2948">
            <text:p>2948</text:p>
          </table:table-cell>
          <table:table-cell table:formula="of:=IF(AND([.B295]&gt;[.E295];[.H295]=1);1;&quot;&quot;)">
            <text:p/>
          </table:table-cell>
          <table:table-cell table:formula="of:=IF(AND([.B295]&lt;=[.E295];[.I295]=1);1;&quot;&quot;)">
            <text:p/>
          </table:table-cell>
          <table:table-cell table:formula="of:=IF(AND([.B295]&gt;[.D295];[.C295]=0);1;&quot;&quot;)" office:value-type="float" office:value="1">
            <text:p>1</text:p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  <table:table-cell table:formula="of:=([.D295]/[.E295]*100)-100" office:value-type="float" office:value="-5.42740841248303">
            <text:p>-5.4274084125</text:p>
          </table:table-cell>
          <table:table-cell table:formula="of:=IF(OR(AND([.B295]&gt;[.E295];[.C295]=0);AND([.B295]&lt;=[.E295];[.C295]=1));1;&quot;&quot;)">
            <text:p/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350">
            <text:p>350</text:p>
          </table:table-cell>
          <table:table-cell table:formula="of:=IF(AND([.B296]&gt;[.E296];[.H296]=1);1;&quot;&quot;)">
            <text:p/>
          </table:table-cell>
          <table:table-cell table:formula="of:=IF(AND([.B296]&lt;=[.E296];[.I296]=1);1;&quot;&quot;)">
            <text:p/>
          </table:table-cell>
          <table:table-cell table:formula="of:=IF(AND([.B296]&gt;[.D296];[.C296]=0);1;&quot;&quot;)" office:value-type="float" office:value="1">
            <text:p>1</text:p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>
            <text:p/>
          </table:table-cell>
          <table:table-cell/>
          <table:table-cell table:formula="of:=([.D296]/[.E296]*100)-100" office:value-type="float" office:value="-0.857142857142861">
            <text:p>-0.8571428571</text:p>
          </table:table-cell>
          <table:table-cell table:formula="of:=IF(OR(AND([.B296]&gt;[.E296];[.C296]=0);AND([.B296]&lt;=[.E296];[.C296]=1));1;&quot;&quot;)">
            <text:p/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27">
            <text:p>1027</text:p>
          </table:table-cell>
          <table:table-cell office:value-type="float" office:value="0">
            <text:p>0</text:p>
          </table:table-cell>
          <table:table-cell office:value-type="float" office:value="1014">
            <text:p>1014</text:p>
          </table:table-cell>
          <table:table-cell office:value-type="float" office:value="1059">
            <text:p>1059</text:p>
          </table:table-cell>
          <table:table-cell table:formula="of:=IF(AND([.B297]&gt;[.E297];[.H297]=1);1;&quot;&quot;)">
            <text:p/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 office:value-type="float" office:value="1">
            <text:p>1</text:p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  <table:table-cell table:formula="of:=([.D297]/[.E297]*100)-100" office:value-type="float" office:value="-4.24929178470255">
            <text:p>-4.2492917847</text:p>
          </table:table-cell>
          <table:table-cell table:formula="of:=IF(OR(AND([.B297]&gt;[.E297];[.C297]=0);AND([.B297]&lt;=[.E297];[.C297]=1));1;&quot;&quot;)">
            <text:p/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788">
            <text:p>788</text:p>
          </table:table-cell>
          <table:table-cell office:value-type="float" office:value="0">
            <text:p>0</text:p>
          </table:table-cell>
          <table:table-cell office:value-type="float" office:value="769">
            <text:p>769</text:p>
          </table:table-cell>
          <table:table-cell office:value-type="float" office:value="793">
            <text:p>793</text:p>
          </table:table-cell>
          <table:table-cell table:formula="of:=IF(AND([.B298]&gt;[.E298];[.H298]=1);1;&quot;&quot;)">
            <text:p/>
          </table:table-cell>
          <table:table-cell table:formula="of:=IF(AND([.B298]&lt;=[.E298];[.I298]=1);1;&quot;&quot;)">
            <text:p/>
          </table:table-cell>
          <table:table-cell table:formula="of:=IF(AND([.B298]&gt;[.D298];[.C298]=0);1;&quot;&quot;)" office:value-type="float" office:value="1">
            <text:p>1</text:p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  <table:table-cell/>
          <table:table-cell table:formula="of:=([.D298]/[.E298]*100)-100" office:value-type="float" office:value="-3.0264817150063">
            <text:p>-3.026481715</text:p>
          </table:table-cell>
          <table:table-cell table:formula="of:=IF(OR(AND([.B298]&gt;[.E298];[.C298]=0);AND([.B298]&lt;=[.E298];[.C298]=1));1;&quot;&quot;)">
            <text:p/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310">
            <text:p>4310</text:p>
          </table:table-cell>
          <table:table-cell office:value-type="float" office:value="0">
            <text:p>0</text:p>
          </table:table-cell>
          <table:table-cell office:value-type="float" office:value="4238">
            <text:p>4238</text:p>
          </table:table-cell>
          <table:table-cell office:value-type="float" office:value="4280">
            <text:p>4280</text:p>
          </table:table-cell>
          <table:table-cell table:formula="of:=IF(AND([.B299]&gt;[.E299];[.H299]=1);1;&quot;&quot;)" office:value-type="float" office:value="1">
            <text:p>1</text:p>
          </table:table-cell>
          <table:table-cell table:formula="of:=IF(AND([.B299]&lt;=[.E299];[.I299]=1);1;&quot;&quot;)">
            <text:p/>
          </table:table-cell>
          <table:table-cell table:formula="of:=IF(AND([.B299]&gt;[.D299];[.C299]=0);1;&quot;&quot;)" office:value-type="float" office:value="1">
            <text:p>1</text:p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 office:value-type="float" office:value="1">
            <text:p>1</text:p>
          </table:table-cell>
          <table:table-cell/>
          <table:table-cell table:formula="of:=([.D299]/[.E299]*100)-100" office:value-type="float" office:value="-0.981308411214954">
            <text:p>-0.9813084112</text:p>
          </table:table-cell>
          <table:table-cell table:formula="of:=IF(OR(AND([.B299]&gt;[.E299];[.C299]=0);AND([.B299]&lt;=[.E299];[.C299]=1));1;&quot;&quot;)" office:value-type="float" office:value="1">
            <text:p>1</text:p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2032">
            <text:p>2032</text:p>
          </table:table-cell>
          <table:table-cell office:value-type="float" office:value="0">
            <text:p>0</text:p>
          </table:table-cell>
          <table:table-cell office:value-type="float" office:value="1983">
            <text:p>1983</text:p>
          </table:table-cell>
          <table:table-cell office:value-type="float" office:value="2031">
            <text:p>2031</text:p>
          </table:table-cell>
          <table:table-cell table:formula="of:=IF(AND([.B300]&gt;[.E300];[.H300]=1);1;&quot;&quot;)" office:value-type="float" office:value="1">
            <text:p>1</text:p>
          </table:table-cell>
          <table:table-cell table:formula="of:=IF(AND([.B300]&lt;=[.E300];[.I300]=1);1;&quot;&quot;)">
            <text:p/>
          </table:table-cell>
          <table:table-cell table:formula="of:=IF(AND([.B300]&gt;[.D300];[.C300]=0);1;&quot;&quot;)" office:value-type="float" office:value="1">
            <text:p>1</text:p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 office:value-type="float" office:value="1">
            <text:p>1</text:p>
          </table:table-cell>
          <table:table-cell/>
          <table:table-cell table:formula="of:=([.D300]/[.E300]*100)-100" office:value-type="float" office:value="-2.36336779911373">
            <text:p>-2.3633677991</text:p>
          </table:table-cell>
          <table:table-cell table:formula="of:=IF(OR(AND([.B300]&gt;[.E300];[.C300]=0);AND([.B300]&lt;=[.E300];[.C300]=1));1;&quot;&quot;)" office:value-type="float" office:value="1">
            <text:p>1</text:p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467">
            <text:p>1467</text:p>
          </table:table-cell>
          <table:table-cell office:value-type="float" office:value="0">
            <text:p>0</text:p>
          </table:table-cell>
          <table:table-cell office:value-type="float" office:value="1452">
            <text:p>1452</text:p>
          </table:table-cell>
          <table:table-cell office:value-type="float" office:value="1464">
            <text:p>1464</text:p>
          </table:table-cell>
          <table:table-cell table:formula="of:=IF(AND([.B301]&gt;[.E301];[.H301]=1);1;&quot;&quot;)" office:value-type="float" office:value="1">
            <text:p>1</text:p>
          </table:table-cell>
          <table:table-cell table:formula="of:=IF(AND([.B301]&lt;=[.E301];[.I301]=1);1;&quot;&quot;)">
            <text:p/>
          </table:table-cell>
          <table:table-cell table:formula="of:=IF(AND([.B301]&gt;[.D301];[.C301]=0);1;&quot;&quot;)" office:value-type="float" office:value="1">
            <text:p>1</text:p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 office:value-type="float" office:value="1">
            <text:p>1</text:p>
          </table:table-cell>
          <table:table-cell/>
          <table:table-cell table:formula="of:=([.D301]/[.E301]*100)-100" office:value-type="float" office:value="-0.819672131147541">
            <text:p>-0.8196721311</text:p>
          </table:table-cell>
          <table:table-cell table:formula="of:=IF(OR(AND([.B301]&gt;[.E301];[.C301]=0);AND([.B301]&lt;=[.E301];[.C301]=1));1;&quot;&quot;)" office:value-type="float" office:value="1">
            <text:p>1</text:p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671">
            <text:p>3671</text:p>
          </table:table-cell>
          <table:table-cell office:value-type="float" office:value="0">
            <text:p>0</text:p>
          </table:table-cell>
          <table:table-cell office:value-type="float" office:value="3611">
            <text:p>3611</text:p>
          </table:table-cell>
          <table:table-cell office:value-type="float" office:value="3682">
            <text:p>3682</text:p>
          </table:table-cell>
          <table:table-cell table:formula="of:=IF(AND([.B302]&gt;[.E302];[.H302]=1);1;&quot;&quot;)">
            <text:p/>
          </table:table-cell>
          <table:table-cell table:formula="of:=IF(AND([.B302]&lt;=[.E302];[.I302]=1);1;&quot;&quot;)">
            <text:p/>
          </table:table-cell>
          <table:table-cell table:formula="of:=IF(AND([.B302]&gt;[.D302];[.C302]=0);1;&quot;&quot;)" office:value-type="float" office:value="1">
            <text:p>1</text:p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  <table:table-cell table:formula="of:=([.D302]/[.E302]*100)-100" office:value-type="float" office:value="-1.92829983704509">
            <text:p>-1.928299837</text:p>
          </table:table-cell>
          <table:table-cell table:formula="of:=IF(OR(AND([.B302]&gt;[.E302];[.C302]=0);AND([.B302]&lt;=[.E302];[.C302]=1));1;&quot;&quot;)">
            <text:p/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4038">
            <text:p>4038</text:p>
          </table:table-cell>
          <table:table-cell office:value-type="float" office:value="0">
            <text:p>0</text:p>
          </table:table-cell>
          <table:table-cell office:value-type="float" office:value="3926">
            <text:p>3926</text:p>
          </table:table-cell>
          <table:table-cell office:value-type="float" office:value="3945">
            <text:p>3945</text:p>
          </table:table-cell>
          <table:table-cell table:formula="of:=IF(AND([.B303]&gt;[.E303];[.H303]=1);1;&quot;&quot;)" office:value-type="float" office:value="1">
            <text:p>1</text:p>
          </table:table-cell>
          <table:table-cell table:formula="of:=IF(AND([.B303]&lt;=[.E303];[.I303]=1);1;&quot;&quot;)">
            <text:p/>
          </table:table-cell>
          <table:table-cell table:formula="of:=IF(AND([.B303]&gt;[.D303];[.C303]=0);1;&quot;&quot;)" office:value-type="float" office:value="1">
            <text:p>1</text:p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 office:value-type="float" office:value="1">
            <text:p>1</text:p>
          </table:table-cell>
          <table:table-cell/>
          <table:table-cell table:formula="of:=([.D303]/[.E303]*100)-100" office:value-type="float" office:value="-0.48162230671737">
            <text:p>-0.4816223067</text:p>
          </table:table-cell>
          <table:table-cell table:formula="of:=IF(OR(AND([.B303]&gt;[.E303];[.C303]=0);AND([.B303]&lt;=[.E303];[.C303]=1));1;&quot;&quot;)" office:value-type="float" office:value="1">
            <text:p>1</text:p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059">
            <text:p>4059</text:p>
          </table:table-cell>
          <table:table-cell office:value-type="float" office:value="0">
            <text:p>0</text:p>
          </table:table-cell>
          <table:table-cell office:value-type="float" office:value="3932">
            <text:p>3932</text:p>
          </table:table-cell>
          <table:table-cell office:value-type="float" office:value="4067">
            <text:p>4067</text:p>
          </table:table-cell>
          <table:table-cell table:formula="of:=IF(AND([.B304]&gt;[.E304];[.H304]=1);1;&quot;&quot;)">
            <text:p/>
          </table:table-cell>
          <table:table-cell table:formula="of:=IF(AND([.B304]&lt;=[.E304];[.I304]=1);1;&quot;&quot;)">
            <text:p/>
          </table:table-cell>
          <table:table-cell table:formula="of:=IF(AND([.B304]&gt;[.D304];[.C304]=0);1;&quot;&quot;)" office:value-type="float" office:value="1">
            <text:p>1</text:p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  <table:table-cell table:formula="of:=([.D304]/[.E304]*100)-100" office:value-type="float" office:value="-3.31940004917629">
            <text:p>-3.3194000492</text:p>
          </table:table-cell>
          <table:table-cell table:formula="of:=IF(OR(AND([.B304]&gt;[.E304];[.C304]=0);AND([.B304]&lt;=[.E304];[.C304]=1));1;&quot;&quot;)">
            <text:p/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231">
            <text:p>2231</text:p>
          </table:table-cell>
          <table:table-cell office:value-type="float" office:value="0">
            <text:p>0</text:p>
          </table:table-cell>
          <table:table-cell office:value-type="float" office:value="2189">
            <text:p>2189</text:p>
          </table:table-cell>
          <table:table-cell office:value-type="float" office:value="2227">
            <text:p>2227</text:p>
          </table:table-cell>
          <table:table-cell table:formula="of:=IF(AND([.B305]&gt;[.E305];[.H305]=1);1;&quot;&quot;)" office:value-type="float" office:value="1">
            <text:p>1</text:p>
          </table:table-cell>
          <table:table-cell table:formula="of:=IF(AND([.B305]&lt;=[.E305];[.I305]=1);1;&quot;&quot;)">
            <text:p/>
          </table:table-cell>
          <table:table-cell table:formula="of:=IF(AND([.B305]&gt;[.D305];[.C305]=0);1;&quot;&quot;)" office:value-type="float" office:value="1">
            <text:p>1</text:p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 office:value-type="float" office:value="1">
            <text:p>1</text:p>
          </table:table-cell>
          <table:table-cell/>
          <table:table-cell table:formula="of:=([.D305]/[.E305]*100)-100" office:value-type="float" office:value="-1.70633138751684">
            <text:p>-1.7063313875</text:p>
          </table:table-cell>
          <table:table-cell table:formula="of:=IF(OR(AND([.B305]&gt;[.E305];[.C305]=0);AND([.B305]&lt;=[.E305];[.C305]=1));1;&quot;&quot;)" office:value-type="float" office:value="1">
            <text:p>1</text:p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3825">
            <text:p>3825</text:p>
          </table:table-cell>
          <table:table-cell office:value-type="float" office:value="0">
            <text:p>0</text:p>
          </table:table-cell>
          <table:table-cell office:value-type="float" office:value="3780">
            <text:p>3780</text:p>
          </table:table-cell>
          <table:table-cell office:value-type="float" office:value="4025">
            <text:p>4025</text:p>
          </table:table-cell>
          <table:table-cell table:formula="of:=IF(AND([.B306]&gt;[.E306];[.H306]=1);1;&quot;&quot;)">
            <text:p/>
          </table:table-cell>
          <table:table-cell table:formula="of:=IF(AND([.B306]&lt;=[.E306];[.I306]=1);1;&quot;&quot;)">
            <text:p/>
          </table:table-cell>
          <table:table-cell table:formula="of:=IF(AND([.B306]&gt;[.D306];[.C306]=0);1;&quot;&quot;)" office:value-type="float" office:value="1">
            <text:p>1</text:p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  <table:table-cell table:formula="of:=([.D306]/[.E306]*100)-100" office:value-type="float" office:value="-6.08695652173913">
            <text:p>-6.0869565217</text:p>
          </table:table-cell>
          <table:table-cell table:formula="of:=IF(OR(AND([.B306]&gt;[.E306];[.C306]=0);AND([.B306]&lt;=[.E306];[.C306]=1));1;&quot;&quot;)">
            <text:p/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666">
            <text:p>2666</text:p>
          </table:table-cell>
          <table:table-cell office:value-type="float" office:value="0">
            <text:p>0</text:p>
          </table:table-cell>
          <table:table-cell office:value-type="float" office:value="2630">
            <text:p>2630</text:p>
          </table:table-cell>
          <table:table-cell office:value-type="float" office:value="2661">
            <text:p>2661</text:p>
          </table:table-cell>
          <table:table-cell table:formula="of:=IF(AND([.B307]&gt;[.E307];[.H307]=1);1;&quot;&quot;)" office:value-type="float" office:value="1">
            <text:p>1</text:p>
          </table:table-cell>
          <table:table-cell table:formula="of:=IF(AND([.B307]&lt;=[.E307];[.I307]=1);1;&quot;&quot;)">
            <text:p/>
          </table:table-cell>
          <table:table-cell table:formula="of:=IF(AND([.B307]&gt;[.D307];[.C307]=0);1;&quot;&quot;)" office:value-type="float" office:value="1">
            <text:p>1</text:p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 office:value-type="float" office:value="1">
            <text:p>1</text:p>
          </table:table-cell>
          <table:table-cell/>
          <table:table-cell table:formula="of:=([.D307]/[.E307]*100)-100" office:value-type="float" office:value="-1.16497557309282">
            <text:p>-1.1649755731</text:p>
          </table:table-cell>
          <table:table-cell table:formula="of:=IF(OR(AND([.B307]&gt;[.E307];[.C307]=0);AND([.B307]&lt;=[.E307];[.C307]=1));1;&quot;&quot;)" office:value-type="float" office:value="1">
            <text:p>1</text:p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550">
            <text:p>3550</text:p>
          </table:table-cell>
          <table:table-cell office:value-type="float" office:value="0">
            <text:p>0</text:p>
          </table:table-cell>
          <table:table-cell office:value-type="float" office:value="3525">
            <text:p>3525</text:p>
          </table:table-cell>
          <table:table-cell office:value-type="float" office:value="3620">
            <text:p>3620</text:p>
          </table:table-cell>
          <table:table-cell table:formula="of:=IF(AND([.B308]&gt;[.E308];[.H308]=1);1;&quot;&quot;)">
            <text:p/>
          </table:table-cell>
          <table:table-cell table:formula="of:=IF(AND([.B308]&lt;=[.E308];[.I308]=1);1;&quot;&quot;)">
            <text:p/>
          </table:table-cell>
          <table:table-cell table:formula="of:=IF(AND([.B308]&gt;[.D308];[.C308]=0);1;&quot;&quot;)" office:value-type="float" office:value="1">
            <text:p>1</text:p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  <table:table-cell/>
          <table:table-cell table:formula="of:=([.D308]/[.E308]*100)-100" office:value-type="float" office:value="-2.62430939226519">
            <text:p>-2.6243093923</text:p>
          </table:table-cell>
          <table:table-cell table:formula="of:=IF(OR(AND([.B308]&gt;[.E308];[.C308]=0);AND([.B308]&lt;=[.E308];[.C308]=1));1;&quot;&quot;)">
            <text:p/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2061">
            <text:p>2061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float" office:value="2052">
            <text:p>2052</text:p>
          </table:table-cell>
          <table:table-cell table:formula="of:=IF(AND([.B309]&gt;[.E309];[.H309]=1);1;&quot;&quot;)" office:value-type="float" office:value="1">
            <text:p>1</text:p>
          </table:table-cell>
          <table:table-cell table:formula="of:=IF(AND([.B309]&lt;=[.E309];[.I309]=1);1;&quot;&quot;)">
            <text:p/>
          </table:table-cell>
          <table:table-cell table:formula="of:=IF(AND([.B309]&gt;[.D309];[.C309]=0);1;&quot;&quot;)" office:value-type="float" office:value="1">
            <text:p>1</text:p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 office:value-type="float" office:value="1">
            <text:p>1</text:p>
          </table:table-cell>
          <table:table-cell/>
          <table:table-cell table:formula="of:=([.D309]/[.E309]*100)-100" office:value-type="float" office:value="-1.75438596491229">
            <text:p>-1.7543859649</text:p>
          </table:table-cell>
          <table:table-cell table:formula="of:=IF(OR(AND([.B309]&gt;[.E309];[.C309]=0);AND([.B309]&lt;=[.E309];[.C309]=1));1;&quot;&quot;)" office:value-type="float" office:value="1">
            <text:p>1</text:p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319">
            <text:p>2319</text:p>
          </table:table-cell>
          <table:table-cell office:value-type="float" office:value="0">
            <text:p>0</text:p>
          </table:table-cell>
          <table:table-cell office:value-type="float" office:value="2287">
            <text:p>2287</text:p>
          </table:table-cell>
          <table:table-cell office:value-type="float" office:value="2342">
            <text:p>2342</text:p>
          </table:table-cell>
          <table:table-cell table:formula="of:=IF(AND([.B310]&gt;[.E310];[.H310]=1);1;&quot;&quot;)">
            <text:p/>
          </table:table-cell>
          <table:table-cell table:formula="of:=IF(AND([.B310]&lt;=[.E310];[.I310]=1);1;&quot;&quot;)">
            <text:p/>
          </table:table-cell>
          <table:table-cell table:formula="of:=IF(AND([.B310]&gt;[.D310];[.C310]=0);1;&quot;&quot;)" office:value-type="float" office:value="1">
            <text:p>1</text:p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  <table:table-cell table:formula="of:=([.D310]/[.E310]*100)-100" office:value-type="float" office:value="-2.34842015371477">
            <text:p>-2.3484201537</text:p>
          </table:table-cell>
          <table:table-cell table:formula="of:=IF(OR(AND([.B310]&gt;[.E310];[.C310]=0);AND([.B310]&lt;=[.E310];[.C310]=1));1;&quot;&quot;)">
            <text:p/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786">
            <text:p>1786</text:p>
          </table:table-cell>
          <table:table-cell office:value-type="float" office:value="0">
            <text:p>0</text:p>
          </table:table-cell>
          <table:table-cell office:value-type="float" office:value="1798">
            <text:p>1798</text:p>
          </table:table-cell>
          <table:table-cell office:value-type="float" office:value="1769">
            <text:p>1769</text:p>
          </table:table-cell>
          <table:table-cell table:formula="of:=IF(AND([.B311]&gt;[.E311];[.H311]=1);1;&quot;&quot;)">
            <text:p/>
          </table:table-cell>
          <table:table-cell table:formula="of:=IF(AND([.B311]&lt;=[.E311];[.I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>
            <text:p/>
          </table:table-cell>
          <table:table-cell/>
          <table:table-cell table:formula="of:=([.D311]/[.E311]*100)-100" office:value-type="float" office:value="1.63934426229508">
            <text:p>1.6393442623</text:p>
          </table:table-cell>
          <table:table-cell table:formula="of:=IF(OR(AND([.B311]&gt;[.E311];[.C311]=0);AND([.B311]&lt;=[.E311];[.C311]=1));1;&quot;&quot;)" office:value-type="float" office:value="1">
            <text:p>1</text:p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4730">
            <text:p>14730</text:p>
          </table:table-cell>
          <table:table-cell office:value-type="float" office:value="0">
            <text:p>0</text:p>
          </table:table-cell>
          <table:table-cell office:value-type="float" office:value="14361">
            <text:p>14361</text:p>
          </table:table-cell>
          <table:table-cell office:value-type="float" office:value="15610">
            <text:p>15610</text:p>
          </table:table-cell>
          <table:table-cell table:formula="of:=IF(AND([.B312]&gt;[.E312];[.H312]=1);1;&quot;&quot;)">
            <text:p/>
          </table:table-cell>
          <table:table-cell table:formula="of:=IF(AND([.B312]&lt;=[.E312];[.I312]=1);1;&quot;&quot;)">
            <text:p/>
          </table:table-cell>
          <table:table-cell table:formula="of:=IF(AND([.B312]&gt;[.D312];[.C312]=0);1;&quot;&quot;)" office:value-type="float" office:value="1">
            <text:p>1</text:p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  <table:table-cell/>
          <table:table-cell table:formula="of:=([.D312]/[.E312]*100)-100" office:value-type="float" office:value="-8.00128122998078">
            <text:p>-8.00128123</text:p>
          </table:table-cell>
          <table:table-cell table:formula="of:=IF(OR(AND([.B312]&gt;[.E312];[.C312]=0);AND([.B312]&lt;=[.E312];[.C312]=1));1;&quot;&quot;)">
            <text:p/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3087">
            <text:p>3087</text:p>
          </table:table-cell>
          <table:table-cell office:value-type="float" office:value="3175">
            <text:p>3175</text:p>
          </table:table-cell>
          <table:table-cell table:formula="of:=IF(AND([.B313]&gt;[.E313];[.H313]=1);1;&quot;&quot;)">
            <text:p/>
          </table:table-cell>
          <table:table-cell table:formula="of:=IF(AND([.B313]&lt;=[.E313];[.I313]=1);1;&quot;&quot;)">
            <text:p/>
          </table:table-cell>
          <table:table-cell table:formula="of:=IF(AND([.B313]&gt;[.D313];[.C313]=0);1;&quot;&quot;)" office:value-type="float" office:value="1">
            <text:p>1</text:p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  <table:table-cell table:formula="of:=([.D313]/[.E313]*100)-100" office:value-type="float" office:value="-2.77165354330708">
            <text:p>-2.7716535433</text:p>
          </table:table-cell>
          <table:table-cell table:formula="of:=IF(OR(AND([.B313]&gt;[.E313];[.C313]=0);AND([.B313]&lt;=[.E313];[.C313]=1));1;&quot;&quot;)">
            <text:p/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65">
            <text:p>865</text:p>
          </table:table-cell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862">
            <text:p>862</text:p>
          </table:table-cell>
          <table:table-cell table:formula="of:=IF(AND([.B314]&gt;[.E314];[.H314]=1);1;&quot;&quot;)" office:value-type="float" office:value="1">
            <text:p>1</text:p>
          </table:table-cell>
          <table:table-cell table:formula="of:=IF(AND([.B314]&lt;=[.E314];[.I314]=1);1;&quot;&quot;)">
            <text:p/>
          </table:table-cell>
          <table:table-cell table:formula="of:=IF(AND([.B314]&gt;[.D314];[.C314]=0);1;&quot;&quot;)" office:value-type="float" office:value="1">
            <text:p>1</text:p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 office:value-type="float" office:value="1">
            <text:p>1</text:p>
          </table:table-cell>
          <table:table-cell/>
          <table:table-cell table:formula="of:=([.D314]/[.E314]*100)-100" office:value-type="float" office:value="-3.01624129930394">
            <text:p>-3.0162412993</text:p>
          </table:table-cell>
          <table:table-cell table:formula="of:=IF(OR(AND([.B314]&gt;[.E314];[.C314]=0);AND([.B314]&lt;=[.E314];[.C314]=1));1;&quot;&quot;)" office:value-type="float" office:value="1">
            <text:p>1</text:p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391">
            <text:p>2391</text:p>
          </table:table-cell>
          <table:table-cell office:value-type="float" office:value="0">
            <text:p>0</text:p>
          </table:table-cell>
          <table:table-cell office:value-type="float" office:value="2379">
            <text:p>2379</text:p>
          </table:table-cell>
          <table:table-cell office:value-type="float" office:value="2443">
            <text:p>2443</text:p>
          </table:table-cell>
          <table:table-cell table:formula="of:=IF(AND([.B315]&gt;[.E315];[.H315]=1);1;&quot;&quot;)">
            <text:p/>
          </table:table-cell>
          <table:table-cell table:formula="of:=IF(AND([.B315]&lt;=[.E315];[.I315]=1);1;&quot;&quot;)">
            <text:p/>
          </table:table-cell>
          <table:table-cell table:formula="of:=IF(AND([.B315]&gt;[.D315];[.C315]=0);1;&quot;&quot;)" office:value-type="float" office:value="1">
            <text:p>1</text:p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  <table:table-cell/>
          <table:table-cell table:formula="of:=([.D315]/[.E315]*100)-100" office:value-type="float" office:value="-2.61972984036021">
            <text:p>-2.6197298404</text:p>
          </table:table-cell>
          <table:table-cell table:formula="of:=IF(OR(AND([.B315]&gt;[.E315];[.C315]=0);AND([.B315]&lt;=[.E315];[.C315]=1));1;&quot;&quot;)">
            <text:p/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5020">
            <text:p>25020</text:p>
          </table:table-cell>
          <table:table-cell office:value-type="float" office:value="1">
            <text:p>1</text:p>
          </table:table-cell>
          <table:table-cell office:value-type="float" office:value="24592">
            <text:p>24592</text:p>
          </table:table-cell>
          <table:table-cell office:value-type="float" office:value="25360">
            <text:p>25360</text:p>
          </table:table-cell>
          <table:table-cell table:formula="of:=IF(AND([.B316]&gt;[.E316];[.H316]=1);1;&quot;&quot;)">
            <text:p/>
          </table:table-cell>
          <table:table-cell table:formula="of:=IF(AND([.B316]&lt;=[.E316];[.I316]=1);1;&quot;&quot;)">
            <text:p/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  <table:table-cell/>
          <table:table-cell table:formula="of:=([.D316]/[.E316]*100)-100" office:value-type="float" office:value="-3.02839116719242">
            <text:p>-3.0283911672</text:p>
          </table:table-cell>
          <table:table-cell table:formula="of:=IF(OR(AND([.B316]&gt;[.E316];[.C316]=0);AND([.B316]&lt;=[.E316];[.C316]=1));1;&quot;&quot;)" office:value-type="float" office:value="1">
            <text:p>1</text:p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365">
            <text:p>4365</text:p>
          </table:table-cell>
          <table:table-cell office:value-type="float" office:value="0">
            <text:p>0</text:p>
          </table:table-cell>
          <table:table-cell office:value-type="float" office:value="4310">
            <text:p>4310</text:p>
          </table:table-cell>
          <table:table-cell office:value-type="float" office:value="4355">
            <text:p>4355</text:p>
          </table:table-cell>
          <table:table-cell table:formula="of:=IF(AND([.B317]&gt;[.E317];[.H317]=1);1;&quot;&quot;)" office:value-type="float" office:value="1">
            <text:p>1</text:p>
          </table:table-cell>
          <table:table-cell table:formula="of:=IF(AND([.B317]&lt;=[.E317];[.I317]=1);1;&quot;&quot;)">
            <text:p/>
          </table:table-cell>
          <table:table-cell table:formula="of:=IF(AND([.B317]&gt;[.D317];[.C317]=0);1;&quot;&quot;)" office:value-type="float" office:value="1">
            <text:p>1</text:p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 office:value-type="float" office:value="1">
            <text:p>1</text:p>
          </table:table-cell>
          <table:table-cell/>
          <table:table-cell table:formula="of:=([.D317]/[.E317]*100)-100" office:value-type="float" office:value="-1.03329506314581">
            <text:p>-1.0332950631</text:p>
          </table:table-cell>
          <table:table-cell table:formula="of:=IF(OR(AND([.B317]&gt;[.E317];[.C317]=0);AND([.B317]&lt;=[.E317];[.C317]=1));1;&quot;&quot;)" office:value-type="float" office:value="1">
            <text:p>1</text:p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  <table:table-cell office:value-type="float" office:value="1990">
            <text:p>1990</text:p>
          </table:table-cell>
          <table:table-cell office:value-type="float" office:value="2065">
            <text:p>2065</text:p>
          </table:table-cell>
          <table:table-cell table:formula="of:=IF(AND([.B318]&gt;[.E318];[.H318]=1);1;&quot;&quot;)">
            <text:p/>
          </table:table-cell>
          <table:table-cell table:formula="of:=IF(AND([.B318]&lt;=[.E318];[.I318]=1);1;&quot;&quot;)">
            <text:p/>
          </table:table-cell>
          <table:table-cell table:formula="of:=IF(AND([.B318]&gt;[.D318];[.C318]=0);1;&quot;&quot;)" office:value-type="float" office:value="1">
            <text:p>1</text:p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  <table:table-cell/>
          <table:table-cell table:formula="of:=([.D318]/[.E318]*100)-100" office:value-type="float" office:value="-3.6319612590799">
            <text:p>-3.6319612591</text:p>
          </table:table-cell>
          <table:table-cell table:formula="of:=IF(OR(AND([.B318]&gt;[.E318];[.C318]=0);AND([.B318]&lt;=[.E318];[.C318]=1));1;&quot;&quot;)">
            <text:p/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060">
            <text:p>2060</text:p>
          </table:table-cell>
          <table:table-cell office:value-type="float" office:value="0">
            <text:p>0</text:p>
          </table:table-cell>
          <table:table-cell office:value-type="float" office:value="2039">
            <text:p>2039</text:p>
          </table:table-cell>
          <table:table-cell office:value-type="float" office:value="2060">
            <text:p>2060</text:p>
          </table:table-cell>
          <table:table-cell table:formula="of:=IF(AND([.B319]&gt;[.E319];[.H319]=1);1;&quot;&quot;)">
            <text:p/>
          </table:table-cell>
          <table:table-cell table:formula="of:=IF(AND([.B319]&lt;=[.E319];[.I319]=1);1;&quot;&quot;)">
            <text:p/>
          </table:table-cell>
          <table:table-cell table:formula="of:=IF(AND([.B319]&gt;[.D319];[.C319]=0);1;&quot;&quot;)" office:value-type="float" office:value="1">
            <text:p>1</text:p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  <table:table-cell/>
          <table:table-cell table:formula="of:=([.D319]/[.E319]*100)-100" office:value-type="float" office:value="-1.01941747572816">
            <text:p>-1.0194174757</text:p>
          </table:table-cell>
          <table:table-cell table:formula="of:=IF(OR(AND([.B319]&gt;[.E319];[.C319]=0);AND([.B319]&lt;=[.E319];[.C319]=1));1;&quot;&quot;)">
            <text:p/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701">
            <text:p>701</text:p>
          </table:table-cell>
          <table:table-cell office:value-type="float" office:value="0">
            <text:p>0</text:p>
          </table:table-cell>
          <table:table-cell office:value-type="float" office:value="682">
            <text:p>682</text:p>
          </table:table-cell>
          <table:table-cell office:value-type="float" office:value="712">
            <text:p>712</text:p>
          </table:table-cell>
          <table:table-cell table:formula="of:=IF(AND([.B320]&gt;[.E320];[.H320]=1);1;&quot;&quot;)">
            <text:p/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 office:value-type="float" office:value="1">
            <text:p>1</text:p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  <table:table-cell table:formula="of:=([.D320]/[.E320]*100)-100" office:value-type="float" office:value="-4.21348314606742">
            <text:p>-4.2134831461</text:p>
          </table:table-cell>
          <table:table-cell table:formula="of:=IF(OR(AND([.B320]&gt;[.E320];[.C320]=0);AND([.B320]&lt;=[.E320];[.C320]=1));1;&quot;&quot;)">
            <text:p/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11">
            <text:p>1111</text:p>
          </table:table-cell>
          <table:table-cell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131">
            <text:p>1131</text:p>
          </table:table-cell>
          <table:table-cell table:formula="of:=IF(AND([.B321]&gt;[.E321];[.H321]=1);1;&quot;&quot;)">
            <text:p/>
          </table:table-cell>
          <table:table-cell table:formula="of:=IF(AND([.B321]&lt;=[.E321];[.I321]=1);1;&quot;&quot;)">
            <text:p/>
          </table:table-cell>
          <table:table-cell table:formula="of:=IF(AND([.B321]&gt;[.D321];[.C321]=0);1;&quot;&quot;)" office:value-type="float" office:value="1">
            <text:p>1</text:p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  <table:table-cell/>
          <table:table-cell table:formula="of:=([.D321]/[.E321]*100)-100" office:value-type="float" office:value="-2.74093722369585">
            <text:p>-2.7409372237</text:p>
          </table:table-cell>
          <table:table-cell table:formula="of:=IF(OR(AND([.B321]&gt;[.E321];[.C321]=0);AND([.B321]&lt;=[.E321];[.C321]=1));1;&quot;&quot;)">
            <text:p/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H322]=1);1;&quot;&quot;)">
            <text:p/>
          </table:table-cell>
          <table:table-cell table:formula="of:=IF(AND([.B322]&lt;=[.E322];[.I322]=1);1;&quot;&quot;)">
            <text:p/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  <table:table-cell table:formula="of:=([.D322]/[.E322]*100)-100" office:value-type="float" office:value="-2.59047619047618">
            <text:p>-2.5904761905</text:p>
          </table:table-cell>
          <table:table-cell table:formula="of:=IF(OR(AND([.B322]&gt;[.E322];[.C322]=0);AND([.B322]&lt;=[.E322];[.C322]=1));1;&quot;&quot;)" office:value-type="float" office:value="1">
            <text:p>1</text:p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office:value-type="float" office:value="662">
            <text:p>662</text:p>
          </table:table-cell>
          <table:table-cell office:value-type="float" office:value="692">
            <text:p>692</text:p>
          </table:table-cell>
          <table:table-cell table:formula="of:=IF(AND([.B323]&gt;[.E323];[.H323]=1);1;&quot;&quot;)">
            <text:p/>
          </table:table-cell>
          <table:table-cell table:formula="of:=IF(AND([.B323]&lt;=[.E323];[.I323]=1);1;&quot;&quot;)">
            <text:p/>
          </table:table-cell>
          <table:table-cell table:formula="of:=IF(AND([.B323]&gt;[.D323];[.C323]=0);1;&quot;&quot;)" office:value-type="float" office:value="1">
            <text:p>1</text:p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>
            <text:p/>
          </table:table-cell>
          <table:table-cell/>
          <table:table-cell table:formula="of:=([.D323]/[.E323]*100)-100" office:value-type="float" office:value="-4.33526011560693">
            <text:p>-4.3352601156</text:p>
          </table:table-cell>
          <table:table-cell table:formula="of:=IF(OR(AND([.B323]&gt;[.E323];[.C323]=0);AND([.B323]&lt;=[.E323];[.C323]=1));1;&quot;&quot;)">
            <text:p/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669">
            <text:p>1669</text:p>
          </table:table-cell>
          <table:table-cell office:value-type="float" office:value="0">
            <text:p>0</text:p>
          </table:table-cell>
          <table:table-cell office:value-type="float" office:value="1649">
            <text:p>1649</text:p>
          </table:table-cell>
          <table:table-cell office:value-type="float" office:value="1686">
            <text:p>1686</text:p>
          </table:table-cell>
          <table:table-cell table:formula="of:=IF(AND([.B324]&gt;[.E324];[.H324]=1);1;&quot;&quot;)">
            <text:p/>
          </table:table-cell>
          <table:table-cell table:formula="of:=IF(AND([.B324]&lt;=[.E324];[.I324]=1);1;&quot;&quot;)">
            <text:p/>
          </table:table-cell>
          <table:table-cell table:formula="of:=IF(AND([.B324]&gt;[.D324];[.C324]=0);1;&quot;&quot;)" office:value-type="float" office:value="1">
            <text:p>1</text:p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  <table:table-cell table:formula="of:=([.D324]/[.E324]*100)-100" office:value-type="float" office:value="-2.19454329774614">
            <text:p>-2.1945432977</text:p>
          </table:table-cell>
          <table:table-cell table:formula="of:=IF(OR(AND([.B324]&gt;[.E324];[.C324]=0);AND([.B324]&lt;=[.E324];[.C324]=1));1;&quot;&quot;)">
            <text:p/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670">
            <text:p>4670</text:p>
          </table:table-cell>
          <table:table-cell office:value-type="float" office:value="0">
            <text:p>0</text:p>
          </table:table-cell>
          <table:table-cell office:value-type="float" office:value="4570">
            <text:p>4570</text:p>
          </table:table-cell>
          <table:table-cell office:value-type="float" office:value="4605">
            <text:p>4605</text:p>
          </table:table-cell>
          <table:table-cell table:formula="of:=IF(AND([.B325]&gt;[.E325];[.H325]=1);1;&quot;&quot;)" office:value-type="float" office:value="1">
            <text:p>1</text:p>
          </table:table-cell>
          <table:table-cell table:formula="of:=IF(AND([.B325]&lt;=[.E325];[.I325]=1);1;&quot;&quot;)">
            <text:p/>
          </table:table-cell>
          <table:table-cell table:formula="of:=IF(AND([.B325]&gt;[.D325];[.C325]=0);1;&quot;&quot;)" office:value-type="float" office:value="1">
            <text:p>1</text:p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 office:value-type="float" office:value="1">
            <text:p>1</text:p>
          </table:table-cell>
          <table:table-cell/>
          <table:table-cell table:formula="of:=([.D325]/[.E325]*100)-100" office:value-type="float" office:value="-0.760043431053205">
            <text:p>-0.7600434311</text:p>
          </table:table-cell>
          <table:table-cell table:formula="of:=IF(OR(AND([.B325]&gt;[.E325];[.C325]=0);AND([.B325]&lt;=[.E325];[.C325]=1));1;&quot;&quot;)" office:value-type="float" office:value="1">
            <text:p>1</text:p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66">
            <text:p>1366</text:p>
          </table:table-cell>
          <table:table-cell office:value-type="float" office:value="0">
            <text:p>0</text:p>
          </table:table-cell>
          <table:table-cell office:value-type="float" office:value="1359">
            <text:p>1359</text:p>
          </table:table-cell>
          <table:table-cell office:value-type="float" office:value="1364">
            <text:p>1364</text:p>
          </table:table-cell>
          <table:table-cell table:formula="of:=IF(AND([.B326]&gt;[.E326];[.H326]=1);1;&quot;&quot;)" office:value-type="float" office:value="1">
            <text:p>1</text:p>
          </table:table-cell>
          <table:table-cell table:formula="of:=IF(AND([.B326]&lt;=[.E326];[.I326]=1);1;&quot;&quot;)">
            <text:p/>
          </table:table-cell>
          <table:table-cell table:formula="of:=IF(AND([.B326]&gt;[.D326];[.C326]=0);1;&quot;&quot;)" office:value-type="float" office:value="1">
            <text:p>1</text:p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 office:value-type="float" office:value="1">
            <text:p>1</text:p>
          </table:table-cell>
          <table:table-cell/>
          <table:table-cell table:formula="of:=([.D326]/[.E326]*100)-100" office:value-type="float" office:value="-0.366568914956005">
            <text:p>-0.366568915</text:p>
          </table:table-cell>
          <table:table-cell table:formula="of:=IF(OR(AND([.B326]&gt;[.E326];[.C326]=0);AND([.B326]&lt;=[.E326];[.C326]=1));1;&quot;&quot;)" office:value-type="float" office:value="1">
            <text:p>1</text:p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570">
            <text:p>5570</text:p>
          </table:table-cell>
          <table:table-cell office:value-type="float" office:value="0">
            <text:p>0</text:p>
          </table:table-cell>
          <table:table-cell office:value-type="float" office:value="5540">
            <text:p>5540</text:p>
          </table:table-cell>
          <table:table-cell office:value-type="float" office:value="5740">
            <text:p>5740</text:p>
          </table:table-cell>
          <table:table-cell table:formula="of:=IF(AND([.B327]&gt;[.E327];[.H327]=1);1;&quot;&quot;)">
            <text:p/>
          </table:table-cell>
          <table:table-cell table:formula="of:=IF(AND([.B327]&lt;=[.E327];[.I327]=1);1;&quot;&quot;)">
            <text:p/>
          </table:table-cell>
          <table:table-cell table:formula="of:=IF(AND([.B327]&gt;[.D327];[.C327]=0);1;&quot;&quot;)" office:value-type="float" office:value="1">
            <text:p>1</text:p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>
            <text:p/>
          </table:table-cell>
          <table:table-cell/>
          <table:table-cell table:formula="of:=([.D327]/[.E327]*100)-100" office:value-type="float" office:value="-3.48432055749129">
            <text:p>-3.4843205575</text:p>
          </table:table-cell>
          <table:table-cell table:formula="of:=IF(OR(AND([.B327]&gt;[.E327];[.C327]=0);AND([.B327]&lt;=[.E327];[.C327]=1));1;&quot;&quot;)">
            <text:p/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675">
            <text:p>1675</text:p>
          </table:table-cell>
          <table:table-cell office:value-type="float" office:value="0">
            <text:p>0</text:p>
          </table:table-cell>
          <table:table-cell office:value-type="float" office:value="1661">
            <text:p>1661</text:p>
          </table:table-cell>
          <table:table-cell office:value-type="float" office:value="1716">
            <text:p>1716</text:p>
          </table:table-cell>
          <table:table-cell table:formula="of:=IF(AND([.B328]&gt;[.E328];[.H328]=1);1;&quot;&quot;)">
            <text:p/>
          </table:table-cell>
          <table:table-cell table:formula="of:=IF(AND([.B328]&lt;=[.E328];[.I328]=1);1;&quot;&quot;)">
            <text:p/>
          </table:table-cell>
          <table:table-cell table:formula="of:=IF(AND([.B328]&gt;[.D328];[.C328]=0);1;&quot;&quot;)" office:value-type="float" office:value="1">
            <text:p>1</text:p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  <table:table-cell/>
          <table:table-cell table:formula="of:=([.D328]/[.E328]*100)-100" office:value-type="float" office:value="-3.2051282051282">
            <text:p>-3.2051282051</text:p>
          </table:table-cell>
          <table:table-cell table:formula="of:=IF(OR(AND([.B328]&gt;[.E328];[.C328]=0);AND([.B328]&lt;=[.E328];[.C328]=1));1;&quot;&quot;)">
            <text:p/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516">
            <text:p>1516</text:p>
          </table:table-cell>
          <table:table-cell office:value-type="float" office:value="0">
            <text:p>0</text:p>
          </table:table-cell>
          <table:table-cell office:value-type="float" office:value="1499">
            <text:p>1499</text:p>
          </table:table-cell>
          <table:table-cell office:value-type="float" office:value="1529">
            <text:p>1529</text:p>
          </table:table-cell>
          <table:table-cell table:formula="of:=IF(AND([.B329]&gt;[.E329];[.H329]=1);1;&quot;&quot;)">
            <text:p/>
          </table:table-cell>
          <table:table-cell table:formula="of:=IF(AND([.B329]&lt;=[.E329];[.I329]=1);1;&quot;&quot;)">
            <text:p/>
          </table:table-cell>
          <table:table-cell table:formula="of:=IF(AND([.B329]&gt;[.D329];[.C329]=0);1;&quot;&quot;)" office:value-type="float" office:value="1">
            <text:p>1</text:p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  <table:table-cell table:formula="of:=([.D329]/[.E329]*100)-100" office:value-type="float" office:value="-1.96206671026815">
            <text:p>-1.9620667103</text:p>
          </table:table-cell>
          <table:table-cell table:formula="of:=IF(OR(AND([.B329]&gt;[.E329];[.C329]=0);AND([.B329]&lt;=[.E329];[.C329]=1));1;&quot;&quot;)">
            <text:p/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496">
            <text:p>4496</text:p>
          </table:table-cell>
          <table:table-cell office:value-type="float" office:value="0">
            <text:p>0</text:p>
          </table:table-cell>
          <table:table-cell office:value-type="float" office:value="4425">
            <text:p>4425</text:p>
          </table:table-cell>
          <table:table-cell office:value-type="float" office:value="4695">
            <text:p>4695</text:p>
          </table:table-cell>
          <table:table-cell table:formula="of:=IF(AND([.B330]&gt;[.E330];[.H330]=1);1;&quot;&quot;)">
            <text:p/>
          </table:table-cell>
          <table:table-cell table:formula="of:=IF(AND([.B330]&lt;=[.E330];[.I330]=1);1;&quot;&quot;)">
            <text:p/>
          </table:table-cell>
          <table:table-cell table:formula="of:=IF(AND([.B330]&gt;[.D330];[.C330]=0);1;&quot;&quot;)" office:value-type="float" office:value="1">
            <text:p>1</text:p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  <table:table-cell/>
          <table:table-cell table:formula="of:=([.D330]/[.E330]*100)-100" office:value-type="float" office:value="-5.75079872204472">
            <text:p>-5.750798722</text:p>
          </table:table-cell>
          <table:table-cell table:formula="of:=IF(OR(AND([.B330]&gt;[.E330];[.C330]=0);AND([.B330]&lt;=[.E330];[.C330]=1));1;&quot;&quot;)">
            <text:p/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595">
            <text:p>3595</text:p>
          </table:table-cell>
          <table:table-cell office:value-type="float" office:value="0">
            <text:p>0</text:p>
          </table:table-cell>
          <table:table-cell office:value-type="float" office:value="3573">
            <text:p>3573</text:p>
          </table:table-cell>
          <table:table-cell office:value-type="float" office:value="3626">
            <text:p>3626</text:p>
          </table:table-cell>
          <table:table-cell table:formula="of:=IF(AND([.B331]&gt;[.E331];[.H331]=1);1;&quot;&quot;)">
            <text:p/>
          </table:table-cell>
          <table:table-cell table:formula="of:=IF(AND([.B331]&lt;=[.E331];[.I331]=1);1;&quot;&quot;)">
            <text:p/>
          </table:table-cell>
          <table:table-cell table:formula="of:=IF(AND([.B331]&gt;[.D331];[.C331]=0);1;&quot;&quot;)" office:value-type="float" office:value="1">
            <text:p>1</text:p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  <table:table-cell/>
          <table:table-cell table:formula="of:=([.D331]/[.E331]*100)-100" office:value-type="float" office:value="-1.46166574738004">
            <text:p>-1.4616657474</text:p>
          </table:table-cell>
          <table:table-cell table:formula="of:=IF(OR(AND([.B331]&gt;[.E331];[.C331]=0);AND([.B331]&lt;=[.E331];[.C331]=1));1;&quot;&quot;)">
            <text:p/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158">
            <text:p>1158</text:p>
          </table:table-cell>
          <table:table-cell office:value-type="float" office:value="1">
            <text:p>1</text:p>
          </table:table-cell>
          <table:table-cell office:value-type="float" office:value="1152">
            <text:p>1152</text:p>
          </table:table-cell>
          <table:table-cell office:value-type="float" office:value="1157">
            <text:p>1157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>
            <text:p/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  <table:table-cell/>
          <table:table-cell table:formula="of:=([.D332]/[.E332]*100)-100" office:value-type="float" office:value="-0.432152117545385">
            <text:p>-0.4321521175</text:p>
          </table:table-cell>
          <table:table-cell table:formula="of:=IF(OR(AND([.B332]&gt;[.E332];[.C332]=0);AND([.B332]&lt;=[.E332];[.C332]=1));1;&quot;&quot;)">
            <text:p/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680">
            <text:p>2680</text:p>
          </table:table-cell>
          <table:table-cell office:value-type="float" office:value="1">
            <text:p>1</text:p>
          </table:table-cell>
          <table:table-cell office:value-type="float" office:value="2637">
            <text:p>2637</text:p>
          </table:table-cell>
          <table:table-cell office:value-type="float" office:value="2743">
            <text:p>2743</text:p>
          </table:table-cell>
          <table:table-cell table:formula="of:=IF(AND([.B333]&gt;[.E333];[.H333]=1);1;&quot;&quot;)">
            <text:p/>
          </table:table-cell>
          <table:table-cell table:formula="of:=IF(AND([.B333]&lt;=[.E333];[.I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  <table:table-cell table:formula="of:=([.D333]/[.E333]*100)-100" office:value-type="float" office:value="-3.86438206343419">
            <text:p>-3.8643820634</text:p>
          </table:table-cell>
          <table:table-cell table:formula="of:=IF(OR(AND([.B333]&gt;[.E333];[.C333]=0);AND([.B333]&lt;=[.E333];[.C333]=1));1;&quot;&quot;)" office:value-type="float" office:value="1">
            <text:p>1</text:p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1485">
            <text:p>1485</text:p>
          </table:table-cell>
          <table:table-cell office:value-type="float" office:value="1527">
            <text:p>1527</text:p>
          </table:table-cell>
          <table:table-cell table:formula="of:=IF(AND([.B334]&gt;[.E334];[.H334]=1);1;&quot;&quot;)">
            <text:p/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 office:value-type="float" office:value="1">
            <text:p>1</text:p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  <table:table-cell/>
          <table:table-cell table:formula="of:=([.D334]/[.E334]*100)-100" office:value-type="float" office:value="-2.75049115913556">
            <text:p>-2.7504911591</text:p>
          </table:table-cell>
          <table:table-cell table:formula="of:=IF(OR(AND([.B334]&gt;[.E334];[.C334]=0);AND([.B334]&lt;=[.E334];[.C334]=1));1;&quot;&quot;)">
            <text:p/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410">
            <text:p>3410</text:p>
          </table:table-cell>
          <table:table-cell office:value-type="float" office:value="0">
            <text:p>0</text:p>
          </table:table-cell>
          <table:table-cell office:value-type="float" office:value="3301">
            <text:p>3301</text:p>
          </table:table-cell>
          <table:table-cell office:value-type="float" office:value="3410">
            <text:p>3410</text:p>
          </table:table-cell>
          <table:table-cell table:formula="of:=IF(AND([.B335]&gt;[.E335];[.H335]=1);1;&quot;&quot;)">
            <text:p/>
          </table:table-cell>
          <table:table-cell table:formula="of:=IF(AND([.B335]&lt;=[.E335];[.I335]=1);1;&quot;&quot;)">
            <text:p/>
          </table:table-cell>
          <table:table-cell table:formula="of:=IF(AND([.B335]&gt;[.D335];[.C335]=0);1;&quot;&quot;)" office:value-type="float" office:value="1">
            <text:p>1</text:p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>
            <text:p/>
          </table:table-cell>
          <table:table-cell/>
          <table:table-cell table:formula="of:=([.D335]/[.E335]*100)-100" office:value-type="float" office:value="-3.19648093841643">
            <text:p>-3.1964809384</text:p>
          </table:table-cell>
          <table:table-cell table:formula="of:=IF(OR(AND([.B335]&gt;[.E335];[.C335]=0);AND([.B335]&lt;=[.E335];[.C335]=1));1;&quot;&quot;)">
            <text:p/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155">
            <text:p>4155</text:p>
          </table:table-cell>
          <table:table-cell office:value-type="float" office:value="1">
            <text:p>1</text:p>
          </table:table-cell>
          <table:table-cell office:value-type="float" office:value="4057">
            <text:p>4057</text:p>
          </table:table-cell>
          <table:table-cell office:value-type="float" office:value="4170">
            <text:p>4170</text:p>
          </table:table-cell>
          <table:table-cell table:formula="of:=IF(AND([.B336]&gt;[.E336];[.H336]=1);1;&quot;&quot;)">
            <text:p/>
          </table:table-cell>
          <table:table-cell table:formula="of:=IF(AND([.B336]&lt;=[.E336];[.I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  <table:table-cell table:formula="of:=([.D336]/[.E336]*100)-100" office:value-type="float" office:value="-2.70983213429257">
            <text:p>-2.7098321343</text:p>
          </table:table-cell>
          <table:table-cell table:formula="of:=IF(OR(AND([.B336]&gt;[.E336];[.C336]=0);AND([.B336]&lt;=[.E336];[.C336]=1));1;&quot;&quot;)" office:value-type="float" office:value="1">
            <text:p>1</text:p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3880">
            <text:p>23880</text:p>
          </table:table-cell>
          <table:table-cell office:value-type="float" office:value="1">
            <text:p>1</text:p>
          </table:table-cell>
          <table:table-cell office:value-type="float" office:value="23139">
            <text:p>23139</text:p>
          </table:table-cell>
          <table:table-cell office:value-type="float" office:value="23355">
            <text:p>23355</text:p>
          </table:table-cell>
          <table:table-cell table:formula="of:=IF(AND([.B337]&gt;[.E337];[.H337]=1);1;&quot;&quot;)">
            <text:p/>
          </table:table-cell>
          <table:table-cell table:formula="of:=IF(AND([.B337]&lt;=[.E337];[.I337]=1);1;&quot;&quot;)">
            <text:p/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>
            <text:p/>
          </table:table-cell>
          <table:table-cell/>
          <table:table-cell table:formula="of:=([.D337]/[.E337]*100)-100" office:value-type="float" office:value="-0.924855491329481">
            <text:p>-0.9248554913</text:p>
          </table:table-cell>
          <table:table-cell table:formula="of:=IF(OR(AND([.B337]&gt;[.E337];[.C337]=0);AND([.B337]&lt;=[.E337];[.C337]=1));1;&quot;&quot;)">
            <text:p/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570">
            <text:p>4570</text:p>
          </table:table-cell>
          <table:table-cell office:value-type="float" office:value="1">
            <text:p>1</text:p>
          </table:table-cell>
          <table:table-cell office:value-type="float" office:value="4523">
            <text:p>4523</text:p>
          </table:table-cell>
          <table:table-cell office:value-type="float" office:value="4580">
            <text:p>4580</text:p>
          </table:table-cell>
          <table:table-cell table:formula="of:=IF(AND([.B338]&gt;[.E338];[.H338]=1);1;&quot;&quot;)">
            <text:p/>
          </table:table-cell>
          <table:table-cell table:formula="of:=IF(AND([.B338]&lt;=[.E338];[.I338]=1);1;&quot;&quot;)">
            <text:p/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  <table:table-cell/>
          <table:table-cell table:formula="of:=([.D338]/[.E338]*100)-100" office:value-type="float" office:value="-1.24454148471615">
            <text:p>-1.2445414847</text:p>
          </table:table-cell>
          <table:table-cell table:formula="of:=IF(OR(AND([.B338]&gt;[.E338];[.C338]=0);AND([.B338]&lt;=[.E338];[.C338]=1));1;&quot;&quot;)" office:value-type="float" office:value="1">
            <text:p>1</text:p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349">
            <text:p>1349</text:p>
          </table:table-cell>
          <table:table-cell office:value-type="float" office:value="0">
            <text:p>0</text:p>
          </table:table-cell>
          <table:table-cell office:value-type="float" office:value="1334">
            <text:p>1334</text:p>
          </table:table-cell>
          <table:table-cell office:value-type="float" office:value="1372">
            <text:p>1372</text:p>
          </table:table-cell>
          <table:table-cell table:formula="of:=IF(AND([.B339]&gt;[.E339];[.H339]=1);1;&quot;&quot;)">
            <text:p/>
          </table:table-cell>
          <table:table-cell table:formula="of:=IF(AND([.B339]&lt;=[.E339];[.I339]=1);1;&quot;&quot;)">
            <text:p/>
          </table:table-cell>
          <table:table-cell table:formula="of:=IF(AND([.B339]&gt;[.D339];[.C339]=0);1;&quot;&quot;)" office:value-type="float" office:value="1">
            <text:p>1</text:p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  <table:table-cell/>
          <table:table-cell table:formula="of:=([.D339]/[.E339]*100)-100" office:value-type="float" office:value="-2.76967930029156">
            <text:p>-2.7696793003</text:p>
          </table:table-cell>
          <table:table-cell table:formula="of:=IF(OR(AND([.B339]&gt;[.E339];[.C339]=0);AND([.B339]&lt;=[.E339];[.C339]=1));1;&quot;&quot;)">
            <text:p/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44">
            <text:p>644</text:p>
          </table:table-cell>
          <table:table-cell office:value-type="float" office:value="0">
            <text:p>0</text:p>
          </table:table-cell>
          <table:table-cell office:value-type="float" office:value="635">
            <text:p>635</text:p>
          </table:table-cell>
          <table:table-cell office:value-type="float" office:value="648">
            <text:p>648</text:p>
          </table:table-cell>
          <table:table-cell table:formula="of:=IF(AND([.B340]&gt;[.E340];[.H340]=1);1;&quot;&quot;)">
            <text:p/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 office:value-type="float" office:value="1">
            <text:p>1</text:p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  <table:table-cell table:formula="of:=([.D340]/[.E340]*100)-100" office:value-type="float" office:value="-2.00617283950618">
            <text:p>-2.0061728395</text:p>
          </table:table-cell>
          <table:table-cell table:formula="of:=IF(OR(AND([.B340]&gt;[.E340];[.C340]=0);AND([.B340]&lt;=[.E340];[.C340]=1));1;&quot;&quot;)">
            <text:p/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391">
            <text:p>1391</text:p>
          </table:table-cell>
          <table:table-cell office:value-type="float" office:value="0">
            <text:p>0</text:p>
          </table:table-cell>
          <table:table-cell office:value-type="float" office:value="1374">
            <text:p>1374</text:p>
          </table:table-cell>
          <table:table-cell office:value-type="float" office:value="1410">
            <text:p>1410</text:p>
          </table:table-cell>
          <table:table-cell table:formula="of:=IF(AND([.B341]&gt;[.E341];[.H341]=1);1;&quot;&quot;)">
            <text:p/>
          </table:table-cell>
          <table:table-cell table:formula="of:=IF(AND([.B341]&lt;=[.E341];[.I341]=1);1;&quot;&quot;)">
            <text:p/>
          </table:table-cell>
          <table:table-cell table:formula="of:=IF(AND([.B341]&gt;[.D341];[.C341]=0);1;&quot;&quot;)" office:value-type="float" office:value="1">
            <text:p>1</text:p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  <table:table-cell table:formula="of:=([.D341]/[.E341]*100)-100" office:value-type="float" office:value="-2.55319148936171">
            <text:p>-2.5531914894</text:p>
          </table:table-cell>
          <table:table-cell table:formula="of:=IF(OR(AND([.B341]&gt;[.E341];[.C341]=0);AND([.B341]&lt;=[.E341];[.C341]=1));1;&quot;&quot;)">
            <text:p/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652">
            <text:p>2652</text:p>
          </table:table-cell>
          <table:table-cell office:value-type="float" office:value="0">
            <text:p>0</text:p>
          </table:table-cell>
          <table:table-cell office:value-type="float" office:value="2627">
            <text:p>2627</text:p>
          </table:table-cell>
          <table:table-cell office:value-type="float" office:value="2673">
            <text:p>2673</text:p>
          </table:table-cell>
          <table:table-cell table:formula="of:=IF(AND([.B342]&gt;[.E342];[.H342]=1);1;&quot;&quot;)">
            <text:p/>
          </table:table-cell>
          <table:table-cell table:formula="of:=IF(AND([.B342]&lt;=[.E342];[.I342]=1);1;&quot;&quot;)">
            <text:p/>
          </table:table-cell>
          <table:table-cell table:formula="of:=IF(AND([.B342]&gt;[.D342];[.C342]=0);1;&quot;&quot;)" office:value-type="float" office:value="1">
            <text:p>1</text:p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  <table:table-cell table:formula="of:=([.D342]/[.E342]*100)-100" office:value-type="float" office:value="-1.72091283202394">
            <text:p>-1.720912832</text:p>
          </table:table-cell>
          <table:table-cell table:formula="of:=IF(OR(AND([.B342]&gt;[.E342];[.C342]=0);AND([.B342]&lt;=[.E342];[.C342]=1));1;&quot;&quot;)">
            <text:p/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180">
            <text:p>180</text:p>
          </table:table-cell>
          <table:table-cell table:formula="of:=IF(AND([.B343]&gt;[.E343];[.H343]=1);1;&quot;&quot;)">
            <text:p/>
          </table:table-cell>
          <table:table-cell table:formula="of:=IF(AND([.B343]&lt;=[.E343];[.I343]=1);1;&quot;&quot;)">
            <text:p/>
          </table:table-cell>
          <table:table-cell table:formula="of:=IF(AND([.B343]&gt;[.D343];[.C343]=0);1;&quot;&quot;)" office:value-type="float" office:value="1">
            <text:p>1</text:p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  <table:table-cell/>
          <table:table-cell table:formula="of:=([.D343]/[.E343]*100)-100" office:value-type="float" office:value="-4.44444444444444">
            <text:p>-4.4444444444</text:p>
          </table:table-cell>
          <table:table-cell table:formula="of:=IF(OR(AND([.B343]&gt;[.E343];[.C343]=0);AND([.B343]&lt;=[.E343];[.C343]=1));1;&quot;&quot;)">
            <text:p/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310">
            <text:p>5310</text:p>
          </table:table-cell>
          <table:table-cell office:value-type="float" office:value="0">
            <text:p>0</text:p>
          </table:table-cell>
          <table:table-cell office:value-type="float" office:value="5285">
            <text:p>5285</text:p>
          </table:table-cell>
          <table:table-cell office:value-type="float" office:value="5430">
            <text:p>5430</text:p>
          </table:table-cell>
          <table:table-cell table:formula="of:=IF(AND([.B344]&gt;[.E344];[.H344]=1);1;&quot;&quot;)">
            <text:p/>
          </table:table-cell>
          <table:table-cell table:formula="of:=IF(AND([.B344]&lt;=[.E344];[.I344]=1);1;&quot;&quot;)">
            <text:p/>
          </table:table-cell>
          <table:table-cell table:formula="of:=IF(AND([.B344]&gt;[.D344];[.C344]=0);1;&quot;&quot;)" office:value-type="float" office:value="1">
            <text:p>1</text:p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  <table:table-cell/>
          <table:table-cell table:formula="of:=([.D344]/[.E344]*100)-100" office:value-type="float" office:value="-2.67034990791896">
            <text:p>-2.6703499079</text:p>
          </table:table-cell>
          <table:table-cell table:formula="of:=IF(OR(AND([.B344]&gt;[.E344];[.C344]=0);AND([.B344]&lt;=[.E344];[.C344]=1));1;&quot;&quot;)">
            <text:p/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489">
            <text:p>1489</text:p>
          </table:table-cell>
          <table:table-cell office:value-type="float" office:value="0">
            <text:p>0</text:p>
          </table:table-cell>
          <table:table-cell office:value-type="float" office:value="1472">
            <text:p>1472</text:p>
          </table:table-cell>
          <table:table-cell office:value-type="float" office:value="1503">
            <text:p>1503</text:p>
          </table:table-cell>
          <table:table-cell table:formula="of:=IF(AND([.B345]&gt;[.E345];[.H345]=1);1;&quot;&quot;)">
            <text:p/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 office:value-type="float" office:value="1">
            <text:p>1</text:p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  <table:table-cell table:formula="of:=([.D345]/[.E345]*100)-100" office:value-type="float" office:value="-2.06254158349967">
            <text:p>-2.0625415835</text:p>
          </table:table-cell>
          <table:table-cell table:formula="of:=IF(OR(AND([.B345]&gt;[.E345];[.C345]=0);AND([.B345]&lt;=[.E345];[.C345]=1));1;&quot;&quot;)">
            <text:p/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635">
            <text:p>2635</text:p>
          </table:table-cell>
          <table:table-cell office:value-type="float" office:value="0">
            <text:p>0</text:p>
          </table:table-cell>
          <table:table-cell office:value-type="float" office:value="2576">
            <text:p>2576</text:p>
          </table:table-cell>
          <table:table-cell office:value-type="float" office:value="2697">
            <text:p>2697</text:p>
          </table:table-cell>
          <table:table-cell table:formula="of:=IF(AND([.B346]&gt;[.E346];[.H346]=1);1;&quot;&quot;)">
            <text:p/>
          </table:table-cell>
          <table:table-cell table:formula="of:=IF(AND([.B346]&lt;=[.E346];[.I346]=1);1;&quot;&quot;)">
            <text:p/>
          </table:table-cell>
          <table:table-cell table:formula="of:=IF(AND([.B346]&gt;[.D346];[.C346]=0);1;&quot;&quot;)" office:value-type="float" office:value="1">
            <text:p>1</text:p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  <table:table-cell/>
          <table:table-cell table:formula="of:=([.D346]/[.E346]*100)-100" office:value-type="float" office:value="-4.48646644419726">
            <text:p>-4.4864664442</text:p>
          </table:table-cell>
          <table:table-cell table:formula="of:=IF(OR(AND([.B346]&gt;[.E346];[.C346]=0);AND([.B346]&lt;=[.E346];[.C346]=1));1;&quot;&quot;)">
            <text:p/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343">
            <text:p>343</text:p>
          </table:table-cell>
          <table:table-cell table:formula="of:=IF(AND([.B347]&gt;[.E347];[.H347]=1);1;&quot;&quot;)">
            <text:p/>
          </table:table-cell>
          <table:table-cell table:formula="of:=IF(AND([.B347]&lt;=[.E347];[.I347]=1);1;&quot;&quot;)">
            <text:p/>
          </table:table-cell>
          <table:table-cell table:formula="of:=IF(AND([.B347]&gt;[.D347];[.C347]=0);1;&quot;&quot;)" office:value-type="float" office:value="1">
            <text:p>1</text:p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  <table:table-cell/>
          <table:table-cell table:formula="of:=([.D347]/[.E347]*100)-100" office:value-type="float" office:value="-3.79008746355684">
            <text:p>-3.7900874636</text:p>
          </table:table-cell>
          <table:table-cell table:formula="of:=IF(OR(AND([.B347]&gt;[.E347];[.C347]=0);AND([.B347]&lt;=[.E347];[.C347]=1));1;&quot;&quot;)">
            <text:p/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908">
            <text:p>908</text:p>
          </table:table-cell>
          <table:table-cell office:value-type="float" office:value="0">
            <text:p>0</text:p>
          </table:table-cell>
          <table:table-cell office:value-type="float" office:value="895">
            <text:p>895</text:p>
          </table:table-cell>
          <table:table-cell office:value-type="float" office:value="930">
            <text:p>930</text:p>
          </table:table-cell>
          <table:table-cell table:formula="of:=IF(AND([.B348]&gt;[.E348];[.H348]=1);1;&quot;&quot;)">
            <text:p/>
          </table:table-cell>
          <table:table-cell table:formula="of:=IF(AND([.B348]&lt;=[.E348];[.I348]=1);1;&quot;&quot;)">
            <text:p/>
          </table:table-cell>
          <table:table-cell table:formula="of:=IF(AND([.B348]&gt;[.D348];[.C348]=0);1;&quot;&quot;)" office:value-type="float" office:value="1">
            <text:p>1</text:p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  <table:table-cell table:formula="of:=([.D348]/[.E348]*100)-100" office:value-type="float" office:value="-3.76344086021506">
            <text:p>-3.7634408602</text:p>
          </table:table-cell>
          <table:table-cell table:formula="of:=IF(OR(AND([.B348]&gt;[.E348];[.C348]=0);AND([.B348]&lt;=[.E348];[.C348]=1));1;&quot;&quot;)">
            <text:p/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25">
            <text:p>1225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office:value-type="float" office:value="1238">
            <text:p>1238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>
            <text:p/>
          </table:table-cell>
          <table:table-cell table:formula="of:=IF(AND([.B349]&gt;[.D349];[.C349]=0);1;&quot;&quot;)" office:value-type="float" office:value="1">
            <text:p>1</text:p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  <table:table-cell table:formula="of:=([.D349]/[.E349]*100)-100" office:value-type="float" office:value="-2.74636510500808">
            <text:p>-2.746365105</text:p>
          </table:table-cell>
          <table:table-cell table:formula="of:=IF(OR(AND([.B349]&gt;[.E349];[.C349]=0);AND([.B349]&lt;=[.E349];[.C349]=1));1;&quot;&quot;)">
            <text:p/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53">
            <text:p>1253</text:p>
          </table:table-cell>
          <table:table-cell office:value-type="float" office:value="1">
            <text:p>1</text:p>
          </table:table-cell>
          <table:table-cell office:value-type="float" office:value="1240">
            <text:p>1240</text:p>
          </table:table-cell>
          <table:table-cell office:value-type="float" office:value="1268">
            <text:p>1268</text:p>
          </table:table-cell>
          <table:table-cell table:formula="of:=IF(AND([.B350]&gt;[.E350];[.H350]=1);1;&quot;&quot;)">
            <text:p/>
          </table:table-cell>
          <table:table-cell table:formula="of:=IF(AND([.B350]&lt;=[.E350];[.I350]=1);1;&quot;&quot;)">
            <text:p/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  <table:table-cell/>
          <table:table-cell table:formula="of:=([.D350]/[.E350]*100)-100" office:value-type="float" office:value="-2.20820189274448">
            <text:p>-2.2082018927</text:p>
          </table:table-cell>
          <table:table-cell table:formula="of:=IF(OR(AND([.B350]&gt;[.E350];[.C350]=0);AND([.B350]&lt;=[.E350];[.C350]=1));1;&quot;&quot;)" office:value-type="float" office:value="1">
            <text:p>1</text:p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145">
            <text:p>2145</text:p>
          </table:table-cell>
          <table:table-cell office:value-type="float" office:value="0">
            <text:p>0</text:p>
          </table:table-cell>
          <table:table-cell office:value-type="float" office:value="2114">
            <text:p>2114</text:p>
          </table:table-cell>
          <table:table-cell office:value-type="float" office:value="2162">
            <text:p>2162</text:p>
          </table:table-cell>
          <table:table-cell table:formula="of:=IF(AND([.B351]&gt;[.E351];[.H351]=1);1;&quot;&quot;)">
            <text:p/>
          </table:table-cell>
          <table:table-cell table:formula="of:=IF(AND([.B351]&lt;=[.E351];[.I351]=1);1;&quot;&quot;)">
            <text:p/>
          </table:table-cell>
          <table:table-cell table:formula="of:=IF(AND([.B351]&gt;[.D351];[.C351]=0);1;&quot;&quot;)" office:value-type="float" office:value="1">
            <text:p>1</text:p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  <table:table-cell/>
          <table:table-cell table:formula="of:=([.D351]/[.E351]*100)-100" office:value-type="float" office:value="-2.22016651248845">
            <text:p>-2.2201665125</text:p>
          </table:table-cell>
          <table:table-cell table:formula="of:=IF(OR(AND([.B351]&gt;[.E351];[.C351]=0);AND([.B351]&lt;=[.E351];[.C351]=1));1;&quot;&quot;)">
            <text:p/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693">
            <text:p>693</text:p>
          </table:table-cell>
          <table:table-cell office:value-type="float" office:value="0">
            <text:p>0</text:p>
          </table:table-cell>
          <table:table-cell office:value-type="float" office:value="680">
            <text:p>680</text:p>
          </table:table-cell>
          <table:table-cell office:value-type="float" office:value="700">
            <text:p>700</text:p>
          </table:table-cell>
          <table:table-cell table:formula="of:=IF(AND([.B352]&gt;[.E352];[.H352]=1);1;&quot;&quot;)">
            <text:p/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 office:value-type="float" office:value="1">
            <text:p>1</text:p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  <table:table-cell table:formula="of:=([.D352]/[.E352]*100)-100" office:value-type="float" office:value="-2.85714285714286">
            <text:p>-2.8571428571</text:p>
          </table:table-cell>
          <table:table-cell table:formula="of:=IF(OR(AND([.B352]&gt;[.E352];[.C352]=0);AND([.B352]&lt;=[.E352];[.C352]=1));1;&quot;&quot;)">
            <text:p/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1593">
            <text:p>1593</text:p>
          </table:table-cell>
          <table:table-cell office:value-type="float" office:value="1622">
            <text:p>1622</text:p>
          </table:table-cell>
          <table:table-cell table:formula="of:=IF(AND([.B353]&gt;[.E353];[.H353]=1);1;&quot;&quot;)">
            <text:p/>
          </table:table-cell>
          <table:table-cell table:formula="of:=IF(AND([.B353]&lt;=[.E353];[.I353]=1);1;&quot;&quot;)">
            <text:p/>
          </table:table-cell>
          <table:table-cell table:formula="of:=IF(AND([.B353]&gt;[.D353];[.C353]=0);1;&quot;&quot;)" office:value-type="float" office:value="1">
            <text:p>1</text:p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  <table:table-cell/>
          <table:table-cell table:formula="of:=([.D353]/[.E353]*100)-100" office:value-type="float" office:value="-1.78791615289767">
            <text:p>-1.7879161529</text:p>
          </table:table-cell>
          <table:table-cell table:formula="of:=IF(OR(AND([.B353]&gt;[.E353];[.C353]=0);AND([.B353]&lt;=[.E353];[.C353]=1));1;&quot;&quot;)">
            <text:p/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556">
            <text:p>2556</text:p>
          </table:table-cell>
          <table:table-cell office:value-type="float" office:value="0">
            <text:p>0</text:p>
          </table:table-cell>
          <table:table-cell office:value-type="float" office:value="2528">
            <text:p>2528</text:p>
          </table:table-cell>
          <table:table-cell office:value-type="float" office:value="2636">
            <text:p>2636</text:p>
          </table:table-cell>
          <table:table-cell table:formula="of:=IF(AND([.B354]&gt;[.E354];[.H354]=1);1;&quot;&quot;)">
            <text:p/>
          </table:table-cell>
          <table:table-cell table:formula="of:=IF(AND([.B354]&lt;=[.E354];[.I354]=1);1;&quot;&quot;)">
            <text:p/>
          </table:table-cell>
          <table:table-cell table:formula="of:=IF(AND([.B354]&gt;[.D354];[.C354]=0);1;&quot;&quot;)" office:value-type="float" office:value="1">
            <text:p>1</text:p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  <table:table-cell/>
          <table:table-cell table:formula="of:=([.D354]/[.E354]*100)-100" office:value-type="float" office:value="-4.09711684370258">
            <text:p>-4.0971168437</text:p>
          </table:table-cell>
          <table:table-cell table:formula="of:=IF(OR(AND([.B354]&gt;[.E354];[.C354]=0);AND([.B354]&lt;=[.E354];[.C354]=1));1;&quot;&quot;)">
            <text:p/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office:value-type="float" office:value="3730">
            <text:p>3730</text:p>
          </table:table-cell>
          <table:table-cell table:formula="of:=IF(AND([.B355]&gt;[.E355];[.H355]=1);1;&quot;&quot;)" office:value-type="float" office:value="1">
            <text:p>1</text:p>
          </table:table-cell>
          <table:table-cell table:formula="of:=IF(AND([.B355]&lt;=[.E355];[.I355]=1);1;&quot;&quot;)">
            <text:p/>
          </table:table-cell>
          <table:table-cell table:formula="of:=IF(AND([.B355]&gt;[.D355];[.C355]=0);1;&quot;&quot;)" office:value-type="float" office:value="1">
            <text:p>1</text:p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 office:value-type="float" office:value="1">
            <text:p>1</text:p>
          </table:table-cell>
          <table:table-cell/>
          <table:table-cell table:formula="of:=([.D355]/[.E355]*100)-100" office:value-type="float" office:value="-0.777479892761392">
            <text:p>-0.7774798928</text:p>
          </table:table-cell>
          <table:table-cell table:formula="of:=IF(OR(AND([.B355]&gt;[.E355];[.C355]=0);AND([.B355]&lt;=[.E355];[.C355]=1));1;&quot;&quot;)" office:value-type="float" office:value="1">
            <text:p>1</text:p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070">
            <text:p>1070</text:p>
          </table:table-cell>
          <table:table-cell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088">
            <text:p>1088</text:p>
          </table:table-cell>
          <table:table-cell table:formula="of:=IF(AND([.B356]&gt;[.E356];[.H356]=1);1;&quot;&quot;)">
            <text:p/>
          </table:table-cell>
          <table:table-cell table:formula="of:=IF(AND([.B356]&lt;=[.E356];[.I356]=1);1;&quot;&quot;)">
            <text:p/>
          </table:table-cell>
          <table:table-cell table:formula="of:=IF(AND([.B356]&gt;[.D356];[.C356]=0);1;&quot;&quot;)" office:value-type="float" office:value="1">
            <text:p>1</text:p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>
            <text:p/>
          </table:table-cell>
          <table:table-cell/>
          <table:table-cell table:formula="of:=([.D356]/[.E356]*100)-100" office:value-type="float" office:value="-4.41176470588235">
            <text:p>-4.4117647059</text:p>
          </table:table-cell>
          <table:table-cell table:formula="of:=IF(OR(AND([.B356]&gt;[.E356];[.C356]=0);AND([.B356]&lt;=[.E356];[.C356]=1));1;&quot;&quot;)">
            <text:p/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876">
            <text:p>2876</text:p>
          </table:table-cell>
          <table:table-cell office:value-type="float" office:value="0">
            <text:p>0</text:p>
          </table:table-cell>
          <table:table-cell office:value-type="float" office:value="2852">
            <text:p>2852</text:p>
          </table:table-cell>
          <table:table-cell office:value-type="float" office:value="2921">
            <text:p>2921</text:p>
          </table:table-cell>
          <table:table-cell table:formula="of:=IF(AND([.B357]&gt;[.E357];[.H357]=1);1;&quot;&quot;)">
            <text:p/>
          </table:table-cell>
          <table:table-cell table:formula="of:=IF(AND([.B357]&lt;=[.E357];[.I357]=1);1;&quot;&quot;)">
            <text:p/>
          </table:table-cell>
          <table:table-cell table:formula="of:=IF(AND([.B357]&gt;[.D357];[.C357]=0);1;&quot;&quot;)" office:value-type="float" office:value="1">
            <text:p>1</text:p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  <table:table-cell/>
          <table:table-cell table:formula="of:=([.D357]/[.E357]*100)-100" office:value-type="float" office:value="-2.36220472440945">
            <text:p>-2.3622047244</text:p>
          </table:table-cell>
          <table:table-cell table:formula="of:=IF(OR(AND([.B357]&gt;[.E357];[.C357]=0);AND([.B357]&lt;=[.E357];[.C357]=1));1;&quot;&quot;)">
            <text:p/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09">
            <text:p>1409</text:p>
          </table:table-cell>
          <table:table-cell office:value-type="float" office:value="0">
            <text:p>0</text:p>
          </table:table-cell>
          <table:table-cell office:value-type="float" office:value="1394">
            <text:p>1394</text:p>
          </table:table-cell>
          <table:table-cell office:value-type="float" office:value="1438">
            <text:p>1438</text:p>
          </table:table-cell>
          <table:table-cell table:formula="of:=IF(AND([.B358]&gt;[.E358];[.H358]=1);1;&quot;&quot;)">
            <text:p/>
          </table:table-cell>
          <table:table-cell table:formula="of:=IF(AND([.B358]&lt;=[.E358];[.I358]=1);1;&quot;&quot;)">
            <text:p/>
          </table:table-cell>
          <table:table-cell table:formula="of:=IF(AND([.B358]&gt;[.D358];[.C358]=0);1;&quot;&quot;)" office:value-type="float" office:value="1">
            <text:p>1</text:p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  <table:table-cell/>
          <table:table-cell table:formula="of:=([.D358]/[.E358]*100)-100" office:value-type="float" office:value="-3.05980528511822">
            <text:p>-3.0598052851</text:p>
          </table:table-cell>
          <table:table-cell table:formula="of:=IF(OR(AND([.B358]&gt;[.E358];[.C358]=0);AND([.B358]&lt;=[.E358];[.C358]=1));1;&quot;&quot;)">
            <text:p/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574">
            <text:p>2574</text:p>
          </table:table-cell>
          <table:table-cell office:value-type="float" office:value="0">
            <text:p>0</text:p>
          </table:table-cell>
          <table:table-cell office:value-type="float" office:value="2554">
            <text:p>2554</text:p>
          </table:table-cell>
          <table:table-cell office:value-type="float" office:value="2658">
            <text:p>2658</text:p>
          </table:table-cell>
          <table:table-cell table:formula="of:=IF(AND([.B359]&gt;[.E359];[.H359]=1);1;&quot;&quot;)">
            <text:p/>
          </table:table-cell>
          <table:table-cell table:formula="of:=IF(AND([.B359]&lt;=[.E359];[.I359]=1);1;&quot;&quot;)">
            <text:p/>
          </table:table-cell>
          <table:table-cell table:formula="of:=IF(AND([.B359]&gt;[.D359];[.C359]=0);1;&quot;&quot;)" office:value-type="float" office:value="1">
            <text:p>1</text:p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  <table:table-cell/>
          <table:table-cell table:formula="of:=([.D359]/[.E359]*100)-100" office:value-type="float" office:value="-3.91271632806621">
            <text:p>-3.9127163281</text:p>
          </table:table-cell>
          <table:table-cell table:formula="of:=IF(OR(AND([.B359]&gt;[.E359];[.C359]=0);AND([.B359]&lt;=[.E359];[.C359]=1));1;&quot;&quot;)">
            <text:p/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0970">
            <text:p>10970</text:p>
          </table:table-cell>
          <table:table-cell office:value-type="float" office:value="0">
            <text:p>0</text:p>
          </table:table-cell>
          <table:table-cell office:value-type="float" office:value="10905">
            <text:p>10905</text:p>
          </table:table-cell>
          <table:table-cell office:value-type="float" office:value="11180">
            <text:p>11180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>
            <text:p/>
          </table:table-cell>
          <table:table-cell table:formula="of:=IF(AND([.B360]&gt;[.D360];[.C360]=0);1;&quot;&quot;)" office:value-type="float" office:value="1">
            <text:p>1</text:p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  <table:table-cell table:formula="of:=([.D360]/[.E360]*100)-100" office:value-type="float" office:value="-2.45974955277281">
            <text:p>-2.4597495528</text:p>
          </table:table-cell>
          <table:table-cell table:formula="of:=IF(OR(AND([.B360]&gt;[.E360];[.C360]=0);AND([.B360]&lt;=[.E360];[.C360]=1));1;&quot;&quot;)">
            <text:p/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1045">
            <text:p>1045</text:p>
          </table:table-cell>
          <table:table-cell office:value-type="float" office:value="0">
            <text:p>0</text:p>
          </table:table-cell>
          <table:table-cell office:value-type="float" office:value="1032">
            <text:p>1032</text:p>
          </table:table-cell>
          <table:table-cell office:value-type="float" office:value="1049">
            <text:p>1049</text:p>
          </table:table-cell>
          <table:table-cell table:formula="of:=IF(AND([.B361]&gt;[.E361];[.H361]=1);1;&quot;&quot;)">
            <text:p/>
          </table:table-cell>
          <table:table-cell table:formula="of:=IF(AND([.B361]&lt;=[.E361];[.I361]=1);1;&quot;&quot;)">
            <text:p/>
          </table:table-cell>
          <table:table-cell table:formula="of:=IF(AND([.B361]&gt;[.D361];[.C361]=0);1;&quot;&quot;)" office:value-type="float" office:value="1">
            <text:p>1</text:p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  <table:table-cell/>
          <table:table-cell table:formula="of:=([.D361]/[.E361]*100)-100" office:value-type="float" office:value="-1.62059103908484">
            <text:p>-1.6205910391</text:p>
          </table:table-cell>
          <table:table-cell table:formula="of:=IF(OR(AND([.B361]&gt;[.E361];[.C361]=0);AND([.B361]&lt;=[.E361];[.C361]=1));1;&quot;&quot;)">
            <text:p/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324">
            <text:p>2324</text:p>
          </table:table-cell>
          <table:table-cell office:value-type="float" office:value="0">
            <text:p>0</text:p>
          </table:table-cell>
          <table:table-cell office:value-type="float" office:value="2289">
            <text:p>2289</text:p>
          </table:table-cell>
          <table:table-cell office:value-type="float" office:value="2400">
            <text:p>2400</text:p>
          </table:table-cell>
          <table:table-cell table:formula="of:=IF(AND([.B362]&gt;[.E362];[.H362]=1);1;&quot;&quot;)">
            <text:p/>
          </table:table-cell>
          <table:table-cell table:formula="of:=IF(AND([.B362]&lt;=[.E362];[.I362]=1);1;&quot;&quot;)">
            <text:p/>
          </table:table-cell>
          <table:table-cell table:formula="of:=IF(AND([.B362]&gt;[.D362];[.C362]=0);1;&quot;&quot;)" office:value-type="float" office:value="1">
            <text:p>1</text:p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  <table:table-cell/>
          <table:table-cell table:formula="of:=([.D362]/[.E362]*100)-100" office:value-type="float" office:value="-4.625">
            <text:p>-4.625</text:p>
          </table:table-cell>
          <table:table-cell table:formula="of:=IF(OR(AND([.B362]&gt;[.E362];[.C362]=0);AND([.B362]&lt;=[.E362];[.C362]=1));1;&quot;&quot;)">
            <text:p/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775">
            <text:p>1775</text:p>
          </table:table-cell>
          <table:table-cell office:value-type="float" office:value="0">
            <text:p>0</text:p>
          </table:table-cell>
          <table:table-cell office:value-type="float" office:value="1745">
            <text:p>1745</text:p>
          </table:table-cell>
          <table:table-cell office:value-type="float" office:value="1804">
            <text:p>1804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>
            <text:p/>
          </table:table-cell>
          <table:table-cell table:formula="of:=IF(AND([.B363]&gt;[.D363];[.C363]=0);1;&quot;&quot;)" office:value-type="float" office:value="1">
            <text:p>1</text:p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  <table:table-cell table:formula="of:=([.D363]/[.E363]*100)-100" office:value-type="float" office:value="-3.27050997782705">
            <text:p>-3.2705099778</text:p>
          </table:table-cell>
          <table:table-cell table:formula="of:=IF(OR(AND([.B363]&gt;[.E363];[.C363]=0);AND([.B363]&lt;=[.E363];[.C363]=1));1;&quot;&quot;)">
            <text:p/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46">
            <text:p>746</text:p>
          </table:table-cell>
          <table:table-cell office:value-type="float" office:value="0">
            <text:p>0</text:p>
          </table:table-cell>
          <table:table-cell office:value-type="float" office:value="739">
            <text:p>739</text:p>
          </table:table-cell>
          <table:table-cell office:value-type="float" office:value="754">
            <text:p>754</text:p>
          </table:table-cell>
          <table:table-cell table:formula="of:=IF(AND([.B364]&gt;[.E364];[.H364]=1);1;&quot;&quot;)">
            <text:p/>
          </table:table-cell>
          <table:table-cell table:formula="of:=IF(AND([.B364]&lt;=[.E364];[.I364]=1);1;&quot;&quot;)">
            <text:p/>
          </table:table-cell>
          <table:table-cell table:formula="of:=IF(AND([.B364]&gt;[.D364];[.C364]=0);1;&quot;&quot;)" office:value-type="float" office:value="1">
            <text:p>1</text:p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  <table:table-cell/>
          <table:table-cell table:formula="of:=([.D364]/[.E364]*100)-100" office:value-type="float" office:value="-1.9893899204244">
            <text:p>-1.9893899204</text:p>
          </table:table-cell>
          <table:table-cell table:formula="of:=IF(OR(AND([.B364]&gt;[.E364];[.C364]=0);AND([.B364]&lt;=[.E364];[.C364]=1));1;&quot;&quot;)">
            <text:p/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5060">
            <text:p>5060</text:p>
          </table:table-cell>
          <table:table-cell office:value-type="float" office:value="0">
            <text:p>0</text:p>
          </table:table-cell>
          <table:table-cell office:value-type="float" office:value="5008">
            <text:p>5008</text:p>
          </table:table-cell>
          <table:table-cell office:value-type="float" office:value="5080">
            <text:p>5080</text:p>
          </table:table-cell>
          <table:table-cell table:formula="of:=IF(AND([.B365]&gt;[.E365];[.H365]=1);1;&quot;&quot;)">
            <text:p/>
          </table:table-cell>
          <table:table-cell table:formula="of:=IF(AND([.B365]&lt;=[.E365];[.I365]=1);1;&quot;&quot;)">
            <text:p/>
          </table:table-cell>
          <table:table-cell table:formula="of:=IF(AND([.B365]&gt;[.D365];[.C365]=0);1;&quot;&quot;)" office:value-type="float" office:value="1">
            <text:p>1</text:p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  <table:table-cell/>
          <table:table-cell table:formula="of:=([.D365]/[.E365]*100)-100" office:value-type="float" office:value="-1.41732283464567">
            <text:p>-1.4173228346</text:p>
          </table:table-cell>
          <table:table-cell table:formula="of:=IF(OR(AND([.B365]&gt;[.E365];[.C365]=0);AND([.B365]&lt;=[.E365];[.C365]=1));1;&quot;&quot;)">
            <text:p/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745">
            <text:p>3745</text:p>
          </table:table-cell>
          <table:table-cell office:value-type="float" office:value="0">
            <text:p>0</text:p>
          </table:table-cell>
          <table:table-cell office:value-type="float" office:value="3697">
            <text:p>3697</text:p>
          </table:table-cell>
          <table:table-cell office:value-type="float" office:value="3685">
            <text:p>3685</text:p>
          </table:table-cell>
          <table:table-cell table:formula="of:=IF(AND([.B366]&gt;[.E366];[.H366]=1);1;&quot;&quot;)" office:value-type="float" office:value="1">
            <text:p>1</text:p>
          </table:table-cell>
          <table:table-cell table:formula="of:=IF(AND([.B366]&lt;=[.E366];[.I366]=1);1;&quot;&quot;)">
            <text:p/>
          </table:table-cell>
          <table:table-cell table:formula="of:=IF(AND([.B366]&gt;[.D366];[.C366]=0);1;&quot;&quot;)" office:value-type="float" office:value="1">
            <text:p>1</text:p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 office:value-type="float" office:value="1">
            <text:p>1</text:p>
          </table:table-cell>
          <table:table-cell/>
          <table:table-cell table:formula="of:=([.D366]/[.E366]*100)-100" office:value-type="float" office:value="0.325644504748993">
            <text:p>0.3256445047</text:p>
          </table:table-cell>
          <table:table-cell table:formula="of:=IF(OR(AND([.B366]&gt;[.E366];[.C366]=0);AND([.B366]&lt;=[.E366];[.C366]=1));1;&quot;&quot;)" office:value-type="float" office:value="1">
            <text:p>1</text:p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54">
            <text:p>254</text:p>
          </table:table-cell>
          <table:table-cell table:formula="of:=IF(AND([.B367]&gt;[.E367];[.H367]=1);1;&quot;&quot;)">
            <text:p/>
          </table:table-cell>
          <table:table-cell table:formula="of:=IF(AND([.B367]&lt;=[.E367];[.I367]=1);1;&quot;&quot;)">
            <text:p/>
          </table:table-cell>
          <table:table-cell table:formula="of:=IF(AND([.B367]&gt;[.D367];[.C367]=0);1;&quot;&quot;)" office:value-type="float" office:value="1">
            <text:p>1</text:p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  <table:table-cell/>
          <table:table-cell table:formula="of:=([.D367]/[.E367]*100)-100" office:value-type="float" office:value="-3.93700787401575">
            <text:p>-3.937007874</text:p>
          </table:table-cell>
          <table:table-cell table:formula="of:=IF(OR(AND([.B367]&gt;[.E367];[.C367]=0);AND([.B367]&lt;=[.E367];[.C367]=1));1;&quot;&quot;)">
            <text:p/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float" office:value="417">
            <text:p>417</text:p>
          </table:table-cell>
          <table:table-cell office:value-type="float" office:value="431">
            <text:p>431</text:p>
          </table:table-cell>
          <table:table-cell table:formula="of:=IF(AND([.B368]&gt;[.E368];[.H368]=1);1;&quot;&quot;)">
            <text:p/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 office:value-type="float" office:value="1">
            <text:p>1</text:p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  <table:table-cell table:formula="of:=([.D368]/[.E368]*100)-100" office:value-type="float" office:value="-3.24825986078886">
            <text:p>-3.2482598608</text:p>
          </table:table-cell>
          <table:table-cell table:formula="of:=IF(OR(AND([.B368]&gt;[.E368];[.C368]=0);AND([.B368]&lt;=[.E368];[.C368]=1));1;&quot;&quot;)">
            <text:p/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69">
            <text:p>769</text:p>
          </table:table-cell>
          <table:table-cell office:value-type="float" office:value="0">
            <text:p>0</text:p>
          </table:table-cell>
          <table:table-cell office:value-type="float" office:value="757">
            <text:p>757</text:p>
          </table:table-cell>
          <table:table-cell office:value-type="float" office:value="786">
            <text:p>786</text:p>
          </table:table-cell>
          <table:table-cell table:formula="of:=IF(AND([.B369]&gt;[.E369];[.H369]=1);1;&quot;&quot;)">
            <text:p/>
          </table:table-cell>
          <table:table-cell table:formula="of:=IF(AND([.B369]&lt;=[.E369];[.I369]=1);1;&quot;&quot;)">
            <text:p/>
          </table:table-cell>
          <table:table-cell table:formula="of:=IF(AND([.B369]&gt;[.D369];[.C369]=0);1;&quot;&quot;)" office:value-type="float" office:value="1">
            <text:p>1</text:p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  <table:table-cell table:formula="of:=([.D369]/[.E369]*100)-100" office:value-type="float" office:value="-3.68956743002545">
            <text:p>-3.68956743</text:p>
          </table:table-cell>
          <table:table-cell table:formula="of:=IF(OR(AND([.B369]&gt;[.E369];[.C369]=0);AND([.B369]&lt;=[.E369];[.C369]=1));1;&quot;&quot;)">
            <text:p/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582">
            <text:p>582</text:p>
          </table:table-cell>
          <table:table-cell office:value-type="float" office:value="0">
            <text:p>0</text:p>
          </table:table-cell>
          <table:table-cell office:value-type="float" office:value="571">
            <text:p>571</text:p>
          </table:table-cell>
          <table:table-cell office:value-type="float" office:value="593">
            <text:p>593</text:p>
          </table:table-cell>
          <table:table-cell table:formula="of:=IF(AND([.B370]&gt;[.E370];[.H370]=1);1;&quot;&quot;)">
            <text:p/>
          </table:table-cell>
          <table:table-cell table:formula="of:=IF(AND([.B370]&lt;=[.E370];[.I370]=1);1;&quot;&quot;)">
            <text:p/>
          </table:table-cell>
          <table:table-cell table:formula="of:=IF(AND([.B370]&gt;[.D370];[.C370]=0);1;&quot;&quot;)" office:value-type="float" office:value="1">
            <text:p>1</text:p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  <table:table-cell/>
          <table:table-cell table:formula="of:=([.D370]/[.E370]*100)-100" office:value-type="float" office:value="-3.70994940978078">
            <text:p>-3.7099494098</text:p>
          </table:table-cell>
          <table:table-cell table:formula="of:=IF(OR(AND([.B370]&gt;[.E370];[.C370]=0);AND([.B370]&lt;=[.E370];[.C370]=1));1;&quot;&quot;)">
            <text:p/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87">
            <text:p>487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497">
            <text:p>497</text:p>
          </table:table-cell>
          <table:table-cell table:formula="of:=IF(AND([.B371]&gt;[.E371];[.H371]=1);1;&quot;&quot;)">
            <text:p/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 office:value-type="float" office:value="1">
            <text:p>1</text:p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  <table:table-cell/>
          <table:table-cell table:formula="of:=([.D371]/[.E371]*100)-100" office:value-type="float" office:value="-3.01810865191146">
            <text:p>-3.0181086519</text:p>
          </table:table-cell>
          <table:table-cell table:formula="of:=IF(OR(AND([.B371]&gt;[.E371];[.C371]=0);AND([.B371]&lt;=[.E371];[.C371]=1));1;&quot;&quot;)">
            <text:p/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718">
            <text:p>4718</text:p>
          </table:table-cell>
          <table:table-cell office:value-type="float" office:value="0">
            <text:p>0</text:p>
          </table:table-cell>
          <table:table-cell office:value-type="float" office:value="4638">
            <text:p>4638</text:p>
          </table:table-cell>
          <table:table-cell office:value-type="float" office:value="4842">
            <text:p>4842</text:p>
          </table:table-cell>
          <table:table-cell table:formula="of:=IF(AND([.B372]&gt;[.E372];[.H372]=1);1;&quot;&quot;)">
            <text:p/>
          </table:table-cell>
          <table:table-cell table:formula="of:=IF(AND([.B372]&lt;=[.E372];[.I372]=1);1;&quot;&quot;)">
            <text:p/>
          </table:table-cell>
          <table:table-cell table:formula="of:=IF(AND([.B372]&gt;[.D372];[.C372]=0);1;&quot;&quot;)" office:value-type="float" office:value="1">
            <text:p>1</text:p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  <table:table-cell/>
          <table:table-cell table:formula="of:=([.D372]/[.E372]*100)-100" office:value-type="float" office:value="-4.21313506815365">
            <text:p>-4.2131350682</text:p>
          </table:table-cell>
          <table:table-cell table:formula="of:=IF(OR(AND([.B372]&gt;[.E372];[.C372]=0);AND([.B372]&lt;=[.E372];[.C372]=1));1;&quot;&quot;)">
            <text:p/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18">
            <text:p>318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321">
            <text:p>321</text:p>
          </table:table-cell>
          <table:table-cell table:formula="of:=IF(AND([.B373]&gt;[.E373];[.H373]=1);1;&quot;&quot;)">
            <text:p/>
          </table:table-cell>
          <table:table-cell table:formula="of:=IF(AND([.B373]&lt;=[.E373];[.I373]=1);1;&quot;&quot;)">
            <text:p/>
          </table:table-cell>
          <table:table-cell table:formula="of:=IF(AND([.B373]&gt;[.D373];[.C373]=0);1;&quot;&quot;)" office:value-type="float" office:value="1">
            <text:p>1</text:p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  <table:table-cell/>
          <table:table-cell table:formula="of:=([.D373]/[.E373]*100)-100" office:value-type="float" office:value="-2.18068535825545">
            <text:p>-2.1806853583</text:p>
          </table:table-cell>
          <table:table-cell table:formula="of:=IF(OR(AND([.B373]&gt;[.E373];[.C373]=0);AND([.B373]&lt;=[.E373];[.C373]=1));1;&quot;&quot;)">
            <text:p/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48">
            <text:p>848</text:p>
          </table:table-cell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870">
            <text:p>870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>
            <text:p/>
          </table:table-cell>
          <table:table-cell table:formula="of:=IF(AND([.B374]&gt;[.D374];[.C374]=0);1;&quot;&quot;)" office:value-type="float" office:value="1">
            <text:p>1</text:p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  <table:table-cell table:formula="of:=([.D374]/[.E374]*100)-100" office:value-type="float" office:value="-3.9080459770115">
            <text:p>-3.908045977</text:p>
          </table:table-cell>
          <table:table-cell table:formula="of:=IF(OR(AND([.B374]&gt;[.E374];[.C374]=0);AND([.B374]&lt;=[.E374];[.C374]=1));1;&quot;&quot;)">
            <text:p/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13">
            <text:p>713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float" office:value="724">
            <text:p>724</text:p>
          </table:table-cell>
          <table:table-cell table:formula="of:=IF(AND([.B375]&gt;[.E375];[.H375]=1);1;&quot;&quot;)">
            <text:p/>
          </table:table-cell>
          <table:table-cell table:formula="of:=IF(AND([.B375]&lt;=[.E375];[.I375]=1);1;&quot;&quot;)">
            <text:p/>
          </table:table-cell>
          <table:table-cell table:formula="of:=IF(AND([.B375]&gt;[.D375];[.C375]=0);1;&quot;&quot;)" office:value-type="float" office:value="1">
            <text:p>1</text:p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  <table:table-cell/>
          <table:table-cell table:formula="of:=([.D375]/[.E375]*100)-100" office:value-type="float" office:value="-2.76243093922652">
            <text:p>-2.7624309392</text:p>
          </table:table-cell>
          <table:table-cell table:formula="of:=IF(OR(AND([.B375]&gt;[.E375];[.C375]=0);AND([.B375]&lt;=[.E375];[.C375]=1));1;&quot;&quot;)">
            <text:p/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  <table:table-cell office:value-type="float" office:value="615">
            <text:p>615</text:p>
          </table:table-cell>
          <table:table-cell office:value-type="float" office:value="631">
            <text:p>631</text:p>
          </table:table-cell>
          <table:table-cell table:formula="of:=IF(AND([.B376]&gt;[.E376];[.H376]=1);1;&quot;&quot;)">
            <text:p/>
          </table:table-cell>
          <table:table-cell table:formula="of:=IF(AND([.B376]&lt;=[.E376];[.I376]=1);1;&quot;&quot;)">
            <text:p/>
          </table:table-cell>
          <table:table-cell table:formula="of:=IF(AND([.B376]&gt;[.D376];[.C376]=0);1;&quot;&quot;)" office:value-type="float" office:value="1">
            <text:p>1</text:p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  <table:table-cell/>
          <table:table-cell table:formula="of:=([.D376]/[.E376]*100)-100" office:value-type="float" office:value="-2.53565768621236">
            <text:p>-2.5356576862</text:p>
          </table:table-cell>
          <table:table-cell table:formula="of:=IF(OR(AND([.B376]&gt;[.E376];[.C376]=0);AND([.B376]&lt;=[.E376];[.C376]=1));1;&quot;&quot;)">
            <text:p/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72">
            <text:p>772</text:p>
          </table:table-cell>
          <table:table-cell office:value-type="float" office:value="0">
            <text:p>0</text:p>
          </table:table-cell>
          <table:table-cell office:value-type="float" office:value="763">
            <text:p>763</text:p>
          </table:table-cell>
          <table:table-cell office:value-type="float" office:value="788">
            <text:p>788</text:p>
          </table:table-cell>
          <table:table-cell table:formula="of:=IF(AND([.B377]&gt;[.E377];[.H377]=1);1;&quot;&quot;)">
            <text:p/>
          </table:table-cell>
          <table:table-cell table:formula="of:=IF(AND([.B377]&lt;=[.E377];[.I377]=1);1;&quot;&quot;)">
            <text:p/>
          </table:table-cell>
          <table:table-cell table:formula="of:=IF(AND([.B377]&gt;[.D377];[.C377]=0);1;&quot;&quot;)" office:value-type="float" office:value="1">
            <text:p>1</text:p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  <table:table-cell/>
          <table:table-cell table:formula="of:=([.D377]/[.E377]*100)-100" office:value-type="float" office:value="-3.17258883248731">
            <text:p>-3.1725888325</text:p>
          </table:table-cell>
          <table:table-cell table:formula="of:=IF(OR(AND([.B377]&gt;[.E377];[.C377]=0);AND([.B377]&lt;=[.E377];[.C377]=1));1;&quot;&quot;)">
            <text:p/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582">
            <text:p>582</text:p>
          </table:table-cell>
          <table:table-cell table:formula="of:=IF(AND([.B378]&gt;[.E378];[.H378]=1);1;&quot;&quot;)">
            <text:p/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 office:value-type="float" office:value="1">
            <text:p>1</text:p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  <table:table-cell table:formula="of:=([.D378]/[.E378]*100)-100" office:value-type="float" office:value="-2.40549828178695">
            <text:p>-2.4054982818</text:p>
          </table:table-cell>
          <table:table-cell table:formula="of:=IF(OR(AND([.B378]&gt;[.E378];[.C378]=0);AND([.B378]&lt;=[.E378];[.C378]=1));1;&quot;&quot;)">
            <text:p/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47">
            <text:p>1247</text:p>
          </table:table-cell>
          <table:table-cell office:value-type="float" office:value="0">
            <text:p>0</text:p>
          </table:table-cell>
          <table:table-cell office:value-type="float" office:value="1236">
            <text:p>1236</text:p>
          </table:table-cell>
          <table:table-cell office:value-type="float" office:value="1259">
            <text:p>1259</text:p>
          </table:table-cell>
          <table:table-cell table:formula="of:=IF(AND([.B379]&gt;[.E379];[.H379]=1);1;&quot;&quot;)">
            <text:p/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 office:value-type="float" office:value="1">
            <text:p>1</text:p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  <table:table-cell table:formula="of:=([.D379]/[.E379]*100)-100" office:value-type="float" office:value="-1.82684670373313">
            <text:p>-1.8268467037</text:p>
          </table:table-cell>
          <table:table-cell table:formula="of:=IF(OR(AND([.B379]&gt;[.E379];[.C379]=0);AND([.B379]&lt;=[.E379];[.C379]=1));1;&quot;&quot;)">
            <text:p/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471">
            <text:p>471</text:p>
          </table:table-cell>
          <table:table-cell office:value-type="float" office:value="487">
            <text:p>487</text:p>
          </table:table-cell>
          <table:table-cell table:formula="of:=IF(AND([.B380]&gt;[.E380];[.H380]=1);1;&quot;&quot;)">
            <text:p/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 office:value-type="float" office:value="1">
            <text:p>1</text:p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  <table:table-cell/>
          <table:table-cell table:formula="of:=([.D380]/[.E380]*100)-100" office:value-type="float" office:value="-3.28542094455852">
            <text:p>-3.2854209446</text:p>
          </table:table-cell>
          <table:table-cell table:formula="of:=IF(OR(AND([.B380]&gt;[.E380];[.C380]=0);AND([.B380]&lt;=[.E380];[.C380]=1));1;&quot;&quot;)">
            <text:p/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237">
            <text:p>2237</text:p>
          </table:table-cell>
          <table:table-cell office:value-type="float" office:value="0">
            <text:p>0</text:p>
          </table:table-cell>
          <table:table-cell office:value-type="float" office:value="2216">
            <text:p>2216</text:p>
          </table:table-cell>
          <table:table-cell office:value-type="float" office:value="2310">
            <text:p>2310</text:p>
          </table:table-cell>
          <table:table-cell table:formula="of:=IF(AND([.B381]&gt;[.E381];[.H381]=1);1;&quot;&quot;)">
            <text:p/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 office:value-type="float" office:value="1">
            <text:p>1</text:p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  <table:table-cell table:formula="of:=([.D381]/[.E381]*100)-100" office:value-type="float" office:value="-4.06926406926407">
            <text:p>-4.0692640693</text:p>
          </table:table-cell>
          <table:table-cell table:formula="of:=IF(OR(AND([.B381]&gt;[.E381];[.C381]=0);AND([.B381]&lt;=[.E381];[.C381]=1));1;&quot;&quot;)">
            <text:p/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792">
            <text:p>792</text:p>
          </table:table-cell>
          <table:table-cell office:value-type="float" office:value="816">
            <text:p>816</text:p>
          </table:table-cell>
          <table:table-cell table:formula="of:=IF(AND([.B382]&gt;[.E382];[.H382]=1);1;&quot;&quot;)">
            <text:p/>
          </table:table-cell>
          <table:table-cell table:formula="of:=IF(AND([.B382]&lt;=[.E382];[.I382]=1);1;&quot;&quot;)">
            <text:p/>
          </table:table-cell>
          <table:table-cell table:formula="of:=IF(AND([.B382]&gt;[.D382];[.C382]=0);1;&quot;&quot;)" office:value-type="float" office:value="1">
            <text:p>1</text:p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  <table:table-cell table:formula="of:=([.D382]/[.E382]*100)-100" office:value-type="float" office:value="-2.94117647058823">
            <text:p>-2.9411764706</text:p>
          </table:table-cell>
          <table:table-cell table:formula="of:=IF(OR(AND([.B382]&gt;[.E382];[.C382]=0);AND([.B382]&lt;=[.E382];[.C382]=1));1;&quot;&quot;)">
            <text:p/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263">
            <text:p>263</text:p>
          </table:table-cell>
          <table:table-cell table:formula="of:=IF(AND([.B383]&gt;[.E383];[.H383]=1);1;&quot;&quot;)">
            <text:p/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 office:value-type="float" office:value="1">
            <text:p>1</text:p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  <table:table-cell table:formula="of:=([.D383]/[.E383]*100)-100" office:value-type="float" office:value="-2.66159695817491">
            <text:p>-2.6615969582</text:p>
          </table:table-cell>
          <table:table-cell table:formula="of:=IF(OR(AND([.B383]&gt;[.E383];[.C383]=0);AND([.B383]&lt;=[.E383];[.C383]=1));1;&quot;&quot;)">
            <text:p/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39">
            <text:p>639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float" office:value="649">
            <text:p>649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>
            <text:p/>
          </table:table-cell>
          <table:table-cell table:formula="of:=IF(AND([.B384]&gt;[.D384];[.C384]=0);1;&quot;&quot;)" office:value-type="float" office:value="1">
            <text:p>1</text:p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  <table:table-cell table:formula="of:=([.D384]/[.E384]*100)-100" office:value-type="float" office:value="-2.92758089368259">
            <text:p>-2.9275808937</text:p>
          </table:table-cell>
          <table:table-cell table:formula="of:=IF(OR(AND([.B384]&gt;[.E384];[.C384]=0);AND([.B384]&lt;=[.E384];[.C384]=1));1;&quot;&quot;)">
            <text:p/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670">
            <text:p>1670</text:p>
          </table:table-cell>
          <table:table-cell office:value-type="float" office:value="0">
            <text:p>0</text:p>
          </table:table-cell>
          <table:table-cell office:value-type="float" office:value="1650">
            <text:p>1650</text:p>
          </table:table-cell>
          <table:table-cell office:value-type="float" office:value="1698">
            <text:p>1698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>
            <text:p/>
          </table:table-cell>
          <table:table-cell table:formula="of:=IF(AND([.B385]&gt;[.D385];[.C385]=0);1;&quot;&quot;)" office:value-type="float" office:value="1">
            <text:p>1</text:p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  <table:table-cell table:formula="of:=([.D385]/[.E385]*100)-100" office:value-type="float" office:value="-2.8268551236749">
            <text:p>-2.8268551237</text:p>
          </table:table-cell>
          <table:table-cell table:formula="of:=IF(OR(AND([.B385]&gt;[.E385];[.C385]=0);AND([.B385]&lt;=[.E385];[.C385]=1));1;&quot;&quot;)">
            <text:p/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22">
            <text:p>1322</text:p>
          </table:table-cell>
          <table:table-cell office:value-type="float" office:value="0">
            <text:p>0</text:p>
          </table:table-cell>
          <table:table-cell office:value-type="float" office:value="1302">
            <text:p>1302</text:p>
          </table:table-cell>
          <table:table-cell office:value-type="float" office:value="1340">
            <text:p>1340</text:p>
          </table:table-cell>
          <table:table-cell table:formula="of:=IF(AND([.B386]&gt;[.E386];[.H386]=1);1;&quot;&quot;)">
            <text:p/>
          </table:table-cell>
          <table:table-cell table:formula="of:=IF(AND([.B386]&lt;=[.E386];[.I386]=1);1;&quot;&quot;)">
            <text:p/>
          </table:table-cell>
          <table:table-cell table:formula="of:=IF(AND([.B386]&gt;[.D386];[.C386]=0);1;&quot;&quot;)" office:value-type="float" office:value="1">
            <text:p>1</text:p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  <table:table-cell table:formula="of:=([.D386]/[.E386]*100)-100" office:value-type="float" office:value="-2.83582089552239">
            <text:p>-2.8358208955</text:p>
          </table:table-cell>
          <table:table-cell table:formula="of:=IF(OR(AND([.B386]&gt;[.E386];[.C386]=0);AND([.B386]&lt;=[.E386];[.C386]=1));1;&quot;&quot;)">
            <text:p/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  <table:table-cell office:value-type="float" office:value="490">
            <text:p>490</text:p>
          </table:table-cell>
          <table:table-cell office:value-type="float" office:value="520">
            <text:p>520</text:p>
          </table:table-cell>
          <table:table-cell table:formula="of:=IF(AND([.B387]&gt;[.E387];[.H387]=1);1;&quot;&quot;)">
            <text:p/>
          </table:table-cell>
          <table:table-cell table:formula="of:=IF(AND([.B387]&lt;=[.E387];[.I387]=1);1;&quot;&quot;)">
            <text:p/>
          </table:table-cell>
          <table:table-cell table:formula="of:=IF(AND([.B387]&gt;[.D387];[.C387]=0);1;&quot;&quot;)" office:value-type="float" office:value="1">
            <text:p>1</text:p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  <table:table-cell table:formula="of:=([.D387]/[.E387]*100)-100" office:value-type="float" office:value="-5.76923076923077">
            <text:p>-5.7692307692</text:p>
          </table:table-cell>
          <table:table-cell table:formula="of:=IF(OR(AND([.B387]&gt;[.E387];[.C387]=0);AND([.B387]&lt;=[.E387];[.C387]=1));1;&quot;&quot;)">
            <text:p/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 table:formula="of:=IF(AND([.B388]&gt;[.E388];[.H388]=1);1;&quot;&quot;)">
            <text:p/>
          </table:table-cell>
          <table:table-cell table:formula="of:=IF(AND([.B388]&lt;=[.E388];[.I388]=1);1;&quot;&quot;)">
            <text:p/>
          </table:table-cell>
          <table:table-cell table:formula="of:=IF(AND([.B388]&gt;[.D388];[.C388]=0);1;&quot;&quot;)" office:value-type="float" office:value="1">
            <text:p>1</text:p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  <table:table-cell/>
          <table:table-cell table:formula="of:=([.D388]/[.E388]*100)-100" office:value-type="float" office:value="-4.13223140495867">
            <text:p>-4.132231405</text:p>
          </table:table-cell>
          <table:table-cell table:formula="of:=IF(OR(AND([.B388]&gt;[.E388];[.C388]=0);AND([.B388]&lt;=[.E388];[.C388]=1));1;&quot;&quot;)">
            <text:p/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63">
            <text:p>1463</text:p>
          </table:table-cell>
          <table:table-cell office:value-type="float" office:value="0">
            <text:p>0</text:p>
          </table:table-cell>
          <table:table-cell office:value-type="float" office:value="1443">
            <text:p>1443</text:p>
          </table:table-cell>
          <table:table-cell office:value-type="float" office:value="1461">
            <text:p>1461</text:p>
          </table:table-cell>
          <table:table-cell table:formula="of:=IF(AND([.B389]&gt;[.E389];[.H389]=1);1;&quot;&quot;)" office:value-type="float" office:value="1">
            <text:p>1</text:p>
          </table:table-cell>
          <table:table-cell table:formula="of:=IF(AND([.B389]&lt;=[.E389];[.I389]=1);1;&quot;&quot;)">
            <text:p/>
          </table:table-cell>
          <table:table-cell table:formula="of:=IF(AND([.B389]&gt;[.D389];[.C389]=0);1;&quot;&quot;)" office:value-type="float" office:value="1">
            <text:p>1</text:p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 office:value-type="float" office:value="1">
            <text:p>1</text:p>
          </table:table-cell>
          <table:table-cell/>
          <table:table-cell table:formula="of:=([.D389]/[.E389]*100)-100" office:value-type="float" office:value="-1.23203285420944">
            <text:p>-1.2320328542</text:p>
          </table:table-cell>
          <table:table-cell table:formula="of:=IF(OR(AND([.B389]&gt;[.E389];[.C389]=0);AND([.B389]&lt;=[.E389];[.C389]=1));1;&quot;&quot;)" office:value-type="float" office:value="1">
            <text:p>1</text:p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435">
            <text:p>4435</text:p>
          </table:table-cell>
          <table:table-cell office:value-type="float" office:value="0">
            <text:p>0</text:p>
          </table:table-cell>
          <table:table-cell office:value-type="float" office:value="4338">
            <text:p>4338</text:p>
          </table:table-cell>
          <table:table-cell office:value-type="float" office:value="4560">
            <text:p>4560</text:p>
          </table:table-cell>
          <table:table-cell table:formula="of:=IF(AND([.B390]&gt;[.E390];[.H390]=1);1;&quot;&quot;)">
            <text:p/>
          </table:table-cell>
          <table:table-cell table:formula="of:=IF(AND([.B390]&lt;=[.E390];[.I390]=1);1;&quot;&quot;)">
            <text:p/>
          </table:table-cell>
          <table:table-cell table:formula="of:=IF(AND([.B390]&gt;[.D390];[.C390]=0);1;&quot;&quot;)" office:value-type="float" office:value="1">
            <text:p>1</text:p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  <table:table-cell table:formula="of:=([.D390]/[.E390]*100)-100" office:value-type="float" office:value="-4.86842105263158">
            <text:p>-4.8684210526</text:p>
          </table:table-cell>
          <table:table-cell table:formula="of:=IF(OR(AND([.B390]&gt;[.E390];[.C390]=0);AND([.B390]&lt;=[.E390];[.C390]=1));1;&quot;&quot;)">
            <text:p/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432">
            <text:p>2432</text:p>
          </table:table-cell>
          <table:table-cell office:value-type="float" office:value="0">
            <text:p>0</text:p>
          </table:table-cell>
          <table:table-cell office:value-type="float" office:value="2376">
            <text:p>2376</text:p>
          </table:table-cell>
          <table:table-cell office:value-type="float" office:value="2458">
            <text:p>2458</text:p>
          </table:table-cell>
          <table:table-cell table:formula="of:=IF(AND([.B391]&gt;[.E391];[.H391]=1);1;&quot;&quot;)">
            <text:p/>
          </table:table-cell>
          <table:table-cell table:formula="of:=IF(AND([.B391]&lt;=[.E391];[.I391]=1);1;&quot;&quot;)">
            <text:p/>
          </table:table-cell>
          <table:table-cell table:formula="of:=IF(AND([.B391]&gt;[.D391];[.C391]=0);1;&quot;&quot;)" office:value-type="float" office:value="1">
            <text:p>1</text:p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  <table:table-cell/>
          <table:table-cell table:formula="of:=([.D391]/[.E391]*100)-100" office:value-type="float" office:value="-3.33604556550041">
            <text:p>-3.3360455655</text:p>
          </table:table-cell>
          <table:table-cell table:formula="of:=IF(OR(AND([.B391]&gt;[.E391];[.C391]=0);AND([.B391]&lt;=[.E391];[.C391]=1));1;&quot;&quot;)">
            <text:p/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535">
            <text:p>3535</text:p>
          </table:table-cell>
          <table:table-cell office:value-type="float" office:value="0">
            <text:p>0</text:p>
          </table:table-cell>
          <table:table-cell office:value-type="float" office:value="3490">
            <text:p>3490</text:p>
          </table:table-cell>
          <table:table-cell office:value-type="float" office:value="3655">
            <text:p>3655</text:p>
          </table:table-cell>
          <table:table-cell table:formula="of:=IF(AND([.B392]&gt;[.E392];[.H392]=1);1;&quot;&quot;)">
            <text:p/>
          </table:table-cell>
          <table:table-cell table:formula="of:=IF(AND([.B392]&lt;=[.E392];[.I392]=1);1;&quot;&quot;)">
            <text:p/>
          </table:table-cell>
          <table:table-cell table:formula="of:=IF(AND([.B392]&gt;[.D392];[.C392]=0);1;&quot;&quot;)" office:value-type="float" office:value="1">
            <text:p>1</text:p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  <table:table-cell/>
          <table:table-cell table:formula="of:=([.D392]/[.E392]*100)-100" office:value-type="float" office:value="-4.51436388508893">
            <text:p>-4.5143638851</text:p>
          </table:table-cell>
          <table:table-cell table:formula="of:=IF(OR(AND([.B392]&gt;[.E392];[.C392]=0);AND([.B392]&lt;=[.E392];[.C392]=1));1;&quot;&quot;)">
            <text:p/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444">
            <text:p>1444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float" office:value="1457">
            <text:p>1457</text:p>
          </table:table-cell>
          <table:table-cell table:formula="of:=IF(AND([.B393]&gt;[.E393];[.H393]=1);1;&quot;&quot;)">
            <text:p/>
          </table:table-cell>
          <table:table-cell table:formula="of:=IF(AND([.B393]&lt;=[.E393];[.I393]=1);1;&quot;&quot;)">
            <text:p/>
          </table:table-cell>
          <table:table-cell table:formula="of:=IF(AND([.B393]&gt;[.D393];[.C393]=0);1;&quot;&quot;)" office:value-type="float" office:value="1">
            <text:p>1</text:p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  <table:table-cell/>
          <table:table-cell table:formula="of:=([.D393]/[.E393]*100)-100" office:value-type="float" office:value="-2.67673301304049">
            <text:p>-2.676733013</text:p>
          </table:table-cell>
          <table:table-cell table:formula="of:=IF(OR(AND([.B393]&gt;[.E393];[.C393]=0);AND([.B393]&lt;=[.E393];[.C393]=1));1;&quot;&quot;)">
            <text:p/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956">
            <text:p>956</text:p>
          </table:table-cell>
          <table:table-cell office:value-type="float" office:value="1">
            <text:p>1</text:p>
          </table:table-cell>
          <table:table-cell office:value-type="float" office:value="948">
            <text:p>948</text:p>
          </table:table-cell>
          <table:table-cell office:value-type="float" office:value="995">
            <text:p>995</text:p>
          </table:table-cell>
          <table:table-cell table:formula="of:=IF(AND([.B394]&gt;[.E394];[.H394]=1);1;&quot;&quot;)">
            <text:p/>
          </table:table-cell>
          <table:table-cell table:formula="of:=IF(AND([.B394]&lt;=[.E394];[.I394]=1);1;&quot;&quot;)">
            <text:p/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  <table:table-cell/>
          <table:table-cell table:formula="of:=([.D394]/[.E394]*100)-100" office:value-type="float" office:value="-4.72361809045226">
            <text:p>-4.7236180905</text:p>
          </table:table-cell>
          <table:table-cell table:formula="of:=IF(OR(AND([.B394]&gt;[.E394];[.C394]=0);AND([.B394]&lt;=[.E394];[.C394]=1));1;&quot;&quot;)" office:value-type="float" office:value="1">
            <text:p>1</text:p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float" office:value="437">
            <text:p>437</text:p>
          </table:table-cell>
          <table:table-cell office:value-type="float" office:value="461">
            <text:p>461</text:p>
          </table:table-cell>
          <table:table-cell table:formula="of:=IF(AND([.B395]&gt;[.E395];[.H395]=1);1;&quot;&quot;)">
            <text:p/>
          </table:table-cell>
          <table:table-cell table:formula="of:=IF(AND([.B395]&lt;=[.E395];[.I395]=1);1;&quot;&quot;)">
            <text:p/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  <table:table-cell/>
          <table:table-cell table:formula="of:=([.D395]/[.E395]*100)-100" office:value-type="float" office:value="-5.20607375271149">
            <text:p>-5.2060737527</text:p>
          </table:table-cell>
          <table:table-cell table:formula="of:=IF(OR(AND([.B395]&gt;[.E395];[.C395]=0);AND([.B395]&lt;=[.E395];[.C395]=1));1;&quot;&quot;)" office:value-type="float" office:value="1">
            <text:p>1</text:p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455">
            <text:p>455</text:p>
          </table:table-cell>
          <table:table-cell office:value-type="float" office:value="473">
            <text:p>473</text:p>
          </table:table-cell>
          <table:table-cell table:formula="of:=IF(AND([.B396]&gt;[.E396];[.H396]=1);1;&quot;&quot;)">
            <text:p/>
          </table:table-cell>
          <table:table-cell table:formula="of:=IF(AND([.B396]&lt;=[.E396];[.I396]=1);1;&quot;&quot;)">
            <text:p/>
          </table:table-cell>
          <table:table-cell table:formula="of:=IF(AND([.B396]&gt;[.D396];[.C396]=0);1;&quot;&quot;)" office:value-type="float" office:value="1">
            <text:p>1</text:p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  <table:table-cell/>
          <table:table-cell table:formula="of:=([.D396]/[.E396]*100)-100" office:value-type="float" office:value="-3.80549682875264">
            <text:p>-3.8054968288</text:p>
          </table:table-cell>
          <table:table-cell table:formula="of:=IF(OR(AND([.B396]&gt;[.E396];[.C396]=0);AND([.B396]&lt;=[.E396];[.C396]=1));1;&quot;&quot;)">
            <text:p/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  <table:table-cell office:value-type="float" office:value="595">
            <text:p>595</text:p>
          </table:table-cell>
          <table:table-cell office:value-type="float" office:value="608">
            <text:p>608</text:p>
          </table:table-cell>
          <table:table-cell table:formula="of:=IF(AND([.B397]&gt;[.E397];[.H397]=1);1;&quot;&quot;)">
            <text:p/>
          </table:table-cell>
          <table:table-cell table:formula="of:=IF(AND([.B397]&lt;=[.E397];[.I397]=1);1;&quot;&quot;)">
            <text:p/>
          </table:table-cell>
          <table:table-cell table:formula="of:=IF(AND([.B397]&gt;[.D397];[.C397]=0);1;&quot;&quot;)" office:value-type="float" office:value="1">
            <text:p>1</text:p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  <table:table-cell/>
          <table:table-cell table:formula="of:=([.D397]/[.E397]*100)-100" office:value-type="float" office:value="-2.13815789473685">
            <text:p>-2.1381578947</text:p>
          </table:table-cell>
          <table:table-cell table:formula="of:=IF(OR(AND([.B397]&gt;[.E397];[.C397]=0);AND([.B397]&lt;=[.E397];[.C397]=1));1;&quot;&quot;)">
            <text:p/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255">
            <text:p>3255</text:p>
          </table:table-cell>
          <table:table-cell office:value-type="float" office:value="0">
            <text:p>0</text:p>
          </table:table-cell>
          <table:table-cell office:value-type="float" office:value="3217">
            <text:p>3217</text:p>
          </table:table-cell>
          <table:table-cell office:value-type="float" office:value="3305">
            <text:p>3305</text:p>
          </table:table-cell>
          <table:table-cell table:formula="of:=IF(AND([.B398]&gt;[.E398];[.H398]=1);1;&quot;&quot;)">
            <text:p/>
          </table:table-cell>
          <table:table-cell table:formula="of:=IF(AND([.B398]&lt;=[.E398];[.I398]=1);1;&quot;&quot;)">
            <text:p/>
          </table:table-cell>
          <table:table-cell table:formula="of:=IF(AND([.B398]&gt;[.D398];[.C398]=0);1;&quot;&quot;)" office:value-type="float" office:value="1">
            <text:p>1</text:p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  <table:table-cell/>
          <table:table-cell table:formula="of:=([.D398]/[.E398]*100)-100" office:value-type="float" office:value="-2.6626323751891">
            <text:p>-2.6626323752</text:p>
          </table:table-cell>
          <table:table-cell table:formula="of:=IF(OR(AND([.B398]&gt;[.E398];[.C398]=0);AND([.B398]&lt;=[.E398];[.C398]=1));1;&quot;&quot;)">
            <text:p/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649">
            <text:p>2649</text:p>
          </table:table-cell>
          <table:table-cell office:value-type="float" office:value="0">
            <text:p>0</text:p>
          </table:table-cell>
          <table:table-cell office:value-type="float" office:value="2578">
            <text:p>2578</text:p>
          </table:table-cell>
          <table:table-cell office:value-type="float" office:value="2735">
            <text:p>2735</text:p>
          </table:table-cell>
          <table:table-cell table:formula="of:=IF(AND([.B399]&gt;[.E399];[.H399]=1);1;&quot;&quot;)">
            <text:p/>
          </table:table-cell>
          <table:table-cell table:formula="of:=IF(AND([.B399]&lt;=[.E399];[.I399]=1);1;&quot;&quot;)">
            <text:p/>
          </table:table-cell>
          <table:table-cell table:formula="of:=IF(AND([.B399]&gt;[.D399];[.C399]=0);1;&quot;&quot;)" office:value-type="float" office:value="1">
            <text:p>1</text:p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>
            <text:p/>
          </table:table-cell>
          <table:table-cell/>
          <table:table-cell table:formula="of:=([.D399]/[.E399]*100)-100" office:value-type="float" office:value="-5.74040219378428">
            <text:p>-5.7404021938</text:p>
          </table:table-cell>
          <table:table-cell table:formula="of:=IF(OR(AND([.B399]&gt;[.E399];[.C399]=0);AND([.B399]&lt;=[.E399];[.C399]=1));1;&quot;&quot;)">
            <text:p/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526">
            <text:p>526</text:p>
          </table:table-cell>
          <table:table-cell office:value-type="float" office:value="550">
            <text:p>550</text:p>
          </table:table-cell>
          <table:table-cell table:formula="of:=IF(AND([.B400]&gt;[.E400];[.H400]=1);1;&quot;&quot;)">
            <text:p/>
          </table:table-cell>
          <table:table-cell table:formula="of:=IF(AND([.B400]&lt;=[.E400];[.I400]=1);1;&quot;&quot;)">
            <text:p/>
          </table:table-cell>
          <table:table-cell table:formula="of:=IF(AND([.B400]&gt;[.D400];[.C400]=0);1;&quot;&quot;)" office:value-type="float" office:value="1">
            <text:p>1</text:p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  <table:table-cell/>
          <table:table-cell table:formula="of:=([.D400]/[.E400]*100)-100" office:value-type="float" office:value="-4.36363636363636">
            <text:p>-4.3636363636</text:p>
          </table:table-cell>
          <table:table-cell table:formula="of:=IF(OR(AND([.B400]&gt;[.E400];[.C400]=0);AND([.B400]&lt;=[.E400];[.C400]=1));1;&quot;&quot;)">
            <text:p/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824">
            <text:p>2824</text:p>
          </table:table-cell>
          <table:table-cell office:value-type="float" office:value="0">
            <text:p>0</text:p>
          </table:table-cell>
          <table:table-cell office:value-type="float" office:value="2792">
            <text:p>2792</text:p>
          </table:table-cell>
          <table:table-cell office:value-type="float" office:value="2846">
            <text:p>2846</text:p>
          </table:table-cell>
          <table:table-cell table:formula="of:=IF(AND([.B401]&gt;[.E401];[.H401]=1);1;&quot;&quot;)">
            <text:p/>
          </table:table-cell>
          <table:table-cell table:formula="of:=IF(AND([.B401]&lt;=[.E401];[.I401]=1);1;&quot;&quot;)">
            <text:p/>
          </table:table-cell>
          <table:table-cell table:formula="of:=IF(AND([.B401]&gt;[.D401];[.C401]=0);1;&quot;&quot;)" office:value-type="float" office:value="1">
            <text:p>1</text:p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  <table:table-cell table:formula="of:=([.D401]/[.E401]*100)-100" office:value-type="float" office:value="-1.89739985945187">
            <text:p>-1.8973998595</text:p>
          </table:table-cell>
          <table:table-cell table:formula="of:=IF(OR(AND([.B401]&gt;[.E401];[.C401]=0);AND([.B401]&lt;=[.E401];[.C401]=1));1;&quot;&quot;)">
            <text:p/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601">
            <text:p>1601</text:p>
          </table:table-cell>
          <table:table-cell office:value-type="float" office:value="0">
            <text:p>0</text:p>
          </table:table-cell>
          <table:table-cell office:value-type="float" office:value="1560">
            <text:p>1560</text:p>
          </table:table-cell>
          <table:table-cell office:value-type="float" office:value="1603">
            <text:p>1603</text:p>
          </table:table-cell>
          <table:table-cell table:formula="of:=IF(AND([.B402]&gt;[.E402];[.H402]=1);1;&quot;&quot;)">
            <text:p/>
          </table:table-cell>
          <table:table-cell table:formula="of:=IF(AND([.B402]&lt;=[.E402];[.I402]=1);1;&quot;&quot;)">
            <text:p/>
          </table:table-cell>
          <table:table-cell table:formula="of:=IF(AND([.B402]&gt;[.D402];[.C402]=0);1;&quot;&quot;)" office:value-type="float" office:value="1">
            <text:p>1</text:p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  <table:table-cell/>
          <table:table-cell table:formula="of:=([.D402]/[.E402]*100)-100" office:value-type="float" office:value="-2.68247036805988">
            <text:p>-2.6824703681</text:p>
          </table:table-cell>
          <table:table-cell table:formula="of:=IF(OR(AND([.B402]&gt;[.E402];[.C402]=0);AND([.B402]&lt;=[.E402];[.C402]=1));1;&quot;&quot;)">
            <text:p/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77">
            <text:p>577</text:p>
          </table:table-cell>
          <table:table-cell office:value-type="float" office:value="0">
            <text:p>0</text:p>
          </table:table-cell>
          <table:table-cell office:value-type="float" office:value="564">
            <text:p>564</text:p>
          </table:table-cell>
          <table:table-cell office:value-type="float" office:value="581">
            <text:p>581</text:p>
          </table:table-cell>
          <table:table-cell table:formula="of:=IF(AND([.B403]&gt;[.E403];[.H403]=1);1;&quot;&quot;)">
            <text:p/>
          </table:table-cell>
          <table:table-cell table:formula="of:=IF(AND([.B403]&lt;=[.E403];[.I403]=1);1;&quot;&quot;)">
            <text:p/>
          </table:table-cell>
          <table:table-cell table:formula="of:=IF(AND([.B403]&gt;[.D403];[.C403]=0);1;&quot;&quot;)" office:value-type="float" office:value="1">
            <text:p>1</text:p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  <table:table-cell/>
          <table:table-cell table:formula="of:=([.D403]/[.E403]*100)-100" office:value-type="float" office:value="-2.92598967297762">
            <text:p>-2.925989673</text:p>
          </table:table-cell>
          <table:table-cell table:formula="of:=IF(OR(AND([.B403]&gt;[.E403];[.C403]=0);AND([.B403]&lt;=[.E403];[.C403]=1));1;&quot;&quot;)">
            <text:p/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 office:value-type="float" office:value="808">
            <text:p>808</text:p>
          </table:table-cell>
          <table:table-cell office:value-type="float" office:value="827">
            <text:p>827</text:p>
          </table:table-cell>
          <table:table-cell table:formula="of:=IF(AND([.B404]&gt;[.E404];[.H404]=1);1;&quot;&quot;)">
            <text:p/>
          </table:table-cell>
          <table:table-cell table:formula="of:=IF(AND([.B404]&lt;=[.E404];[.I404]=1);1;&quot;&quot;)">
            <text:p/>
          </table:table-cell>
          <table:table-cell table:formula="of:=IF(AND([.B404]&gt;[.D404];[.C404]=0);1;&quot;&quot;)" office:value-type="float" office:value="1">
            <text:p>1</text:p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  <table:table-cell/>
          <table:table-cell table:formula="of:=([.D404]/[.E404]*100)-100" office:value-type="float" office:value="-2.29746070133011">
            <text:p>-2.2974607013</text:p>
          </table:table-cell>
          <table:table-cell table:formula="of:=IF(OR(AND([.B404]&gt;[.E404];[.C404]=0);AND([.B404]&lt;=[.E404];[.C404]=1));1;&quot;&quot;)">
            <text:p/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43">
            <text:p>743</text:p>
          </table:table-cell>
          <table:table-cell office:value-type="float" office:value="0">
            <text:p>0</text:p>
          </table:table-cell>
          <table:table-cell office:value-type="float" office:value="730">
            <text:p>730</text:p>
          </table:table-cell>
          <table:table-cell office:value-type="float" office:value="749">
            <text:p>749</text:p>
          </table:table-cell>
          <table:table-cell table:formula="of:=IF(AND([.B405]&gt;[.E405];[.H405]=1);1;&quot;&quot;)">
            <text:p/>
          </table:table-cell>
          <table:table-cell table:formula="of:=IF(AND([.B405]&lt;=[.E405];[.I405]=1);1;&quot;&quot;)">
            <text:p/>
          </table:table-cell>
          <table:table-cell table:formula="of:=IF(AND([.B405]&gt;[.D405];[.C405]=0);1;&quot;&quot;)" office:value-type="float" office:value="1">
            <text:p>1</text:p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  <table:table-cell/>
          <table:table-cell table:formula="of:=([.D405]/[.E405]*100)-100" office:value-type="float" office:value="-2.53671562082776">
            <text:p>-2.5367156208</text:p>
          </table:table-cell>
          <table:table-cell table:formula="of:=IF(OR(AND([.B405]&gt;[.E405];[.C405]=0);AND([.B405]&lt;=[.E405];[.C405]=1));1;&quot;&quot;)">
            <text:p/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719">
            <text:p>719</text:p>
          </table:table-cell>
          <table:table-cell office:value-type="float" office:value="732">
            <text:p>732</text:p>
          </table:table-cell>
          <table:table-cell table:formula="of:=IF(AND([.B406]&gt;[.E406];[.H406]=1);1;&quot;&quot;)" office:value-type="float" office:value="1">
            <text:p>1</text:p>
          </table:table-cell>
          <table:table-cell table:formula="of:=IF(AND([.B406]&lt;=[.E406];[.I406]=1);1;&quot;&quot;)">
            <text:p/>
          </table:table-cell>
          <table:table-cell table:formula="of:=IF(AND([.B406]&gt;[.D406];[.C406]=0);1;&quot;&quot;)" office:value-type="float" office:value="1">
            <text:p>1</text:p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 office:value-type="float" office:value="1">
            <text:p>1</text:p>
          </table:table-cell>
          <table:table-cell/>
          <table:table-cell table:formula="of:=([.D406]/[.E406]*100)-100" office:value-type="float" office:value="-1.775956284153">
            <text:p>-1.7759562842</text:p>
          </table:table-cell>
          <table:table-cell table:formula="of:=IF(OR(AND([.B406]&gt;[.E406];[.C406]=0);AND([.B406]&lt;=[.E406];[.C406]=1));1;&quot;&quot;)" office:value-type="float" office:value="1">
            <text:p>1</text:p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  <table:table-cell office:value-type="float" office:value="758">
            <text:p>758</text:p>
          </table:table-cell>
          <table:table-cell office:value-type="float" office:value="784">
            <text:p>784</text:p>
          </table:table-cell>
          <table:table-cell table:formula="of:=IF(AND([.B407]&gt;[.E407];[.H407]=1);1;&quot;&quot;)">
            <text:p/>
          </table:table-cell>
          <table:table-cell table:formula="of:=IF(AND([.B407]&lt;=[.E407];[.I407]=1);1;&quot;&quot;)">
            <text:p/>
          </table:table-cell>
          <table:table-cell table:formula="of:=IF(AND([.B407]&gt;[.D407];[.C407]=0);1;&quot;&quot;)" office:value-type="float" office:value="1">
            <text:p>1</text:p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  <table:table-cell/>
          <table:table-cell table:formula="of:=([.D407]/[.E407]*100)-100" office:value-type="float" office:value="-3.31632653061224">
            <text:p>-3.3163265306</text:p>
          </table:table-cell>
          <table:table-cell table:formula="of:=IF(OR(AND([.B407]&gt;[.E407];[.C407]=0);AND([.B407]&lt;=[.E407];[.C407]=1));1;&quot;&quot;)">
            <text:p/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04">
            <text:p>1004</text:p>
          </table:table-cell>
          <table:table-cell office:value-type="float" office:value="0">
            <text:p>0</text:p>
          </table:table-cell>
          <table:table-cell office:value-type="float" office:value="988">
            <text:p>988</text:p>
          </table:table-cell>
          <table:table-cell office:value-type="float" office:value="1015">
            <text:p>1015</text:p>
          </table:table-cell>
          <table:table-cell table:formula="of:=IF(AND([.B408]&gt;[.E408];[.H408]=1);1;&quot;&quot;)">
            <text:p/>
          </table:table-cell>
          <table:table-cell table:formula="of:=IF(AND([.B408]&lt;=[.E408];[.I408]=1);1;&quot;&quot;)">
            <text:p/>
          </table:table-cell>
          <table:table-cell table:formula="of:=IF(AND([.B408]&gt;[.D408];[.C408]=0);1;&quot;&quot;)" office:value-type="float" office:value="1">
            <text:p>1</text:p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  <table:table-cell/>
          <table:table-cell table:formula="of:=([.D408]/[.E408]*100)-100" office:value-type="float" office:value="-2.66009852216749">
            <text:p>-2.6600985222</text:p>
          </table:table-cell>
          <table:table-cell table:formula="of:=IF(OR(AND([.B408]&gt;[.E408];[.C408]=0);AND([.B408]&lt;=[.E408];[.C408]=1));1;&quot;&quot;)">
            <text:p/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505">
            <text:p>3505</text:p>
          </table:table-cell>
          <table:table-cell office:value-type="float" office:value="0">
            <text:p>0</text:p>
          </table:table-cell>
          <table:table-cell office:value-type="float" office:value="3460">
            <text:p>3460</text:p>
          </table:table-cell>
          <table:table-cell office:value-type="float" office:value="3690">
            <text:p>3690</text:p>
          </table:table-cell>
          <table:table-cell table:formula="of:=IF(AND([.B409]&gt;[.E409];[.H409]=1);1;&quot;&quot;)">
            <text:p/>
          </table:table-cell>
          <table:table-cell table:formula="of:=IF(AND([.B409]&lt;=[.E409];[.I409]=1);1;&quot;&quot;)">
            <text:p/>
          </table:table-cell>
          <table:table-cell table:formula="of:=IF(AND([.B409]&gt;[.D409];[.C409]=0);1;&quot;&quot;)" office:value-type="float" office:value="1">
            <text:p>1</text:p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  <table:table-cell/>
          <table:table-cell table:formula="of:=([.D409]/[.E409]*100)-100" office:value-type="float" office:value="-6.23306233062331">
            <text:p>-6.2330623306</text:p>
          </table:table-cell>
          <table:table-cell table:formula="of:=IF(OR(AND([.B409]&gt;[.E409];[.C409]=0);AND([.B409]&lt;=[.E409];[.C409]=1));1;&quot;&quot;)">
            <text:p/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169">
            <text:p>2169</text:p>
          </table:table-cell>
          <table:table-cell office:value-type="float" office:value="0">
            <text:p>0</text:p>
          </table:table-cell>
          <table:table-cell office:value-type="float" office:value="2128">
            <text:p>2128</text:p>
          </table:table-cell>
          <table:table-cell office:value-type="float" office:value="2200">
            <text:p>2200</text:p>
          </table:table-cell>
          <table:table-cell table:formula="of:=IF(AND([.B410]&gt;[.E410];[.H410]=1);1;&quot;&quot;)">
            <text:p/>
          </table:table-cell>
          <table:table-cell table:formula="of:=IF(AND([.B410]&lt;=[.E410];[.I410]=1);1;&quot;&quot;)">
            <text:p/>
          </table:table-cell>
          <table:table-cell table:formula="of:=IF(AND([.B410]&gt;[.D410];[.C410]=0);1;&quot;&quot;)" office:value-type="float" office:value="1">
            <text:p>1</text:p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  <table:table-cell/>
          <table:table-cell table:formula="of:=([.D410]/[.E410]*100)-100" office:value-type="float" office:value="-3.27272727272727">
            <text:p>-3.2727272727</text:p>
          </table:table-cell>
          <table:table-cell table:formula="of:=IF(OR(AND([.B410]&gt;[.E410];[.C410]=0);AND([.B410]&lt;=[.E410];[.C410]=1));1;&quot;&quot;)">
            <text:p/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2124">
            <text:p>2124</text:p>
          </table:table-cell>
          <table:table-cell office:value-type="float" office:value="1">
            <text:p>1</text:p>
          </table:table-cell>
          <table:table-cell office:value-type="float" office:value="2084">
            <text:p>2084</text:p>
          </table:table-cell>
          <table:table-cell office:value-type="float" office:value="2186">
            <text:p>2186</text:p>
          </table:table-cell>
          <table:table-cell table:formula="of:=IF(AND([.B411]&gt;[.E411];[.H411]=1);1;&quot;&quot;)">
            <text:p/>
          </table:table-cell>
          <table:table-cell table:formula="of:=IF(AND([.B411]&lt;=[.E411];[.I411]=1);1;&quot;&quot;)">
            <text:p/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  <table:table-cell/>
          <table:table-cell table:formula="of:=([.D411]/[.E411]*100)-100" office:value-type="float" office:value="-4.66605672461117">
            <text:p>-4.6660567246</text:p>
          </table:table-cell>
          <table:table-cell table:formula="of:=IF(OR(AND([.B411]&gt;[.E411];[.C411]=0);AND([.B411]&lt;=[.E411];[.C411]=1));1;&quot;&quot;)" office:value-type="float" office:value="1">
            <text:p>1</text:p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586">
            <text:p>4586</text:p>
          </table:table-cell>
          <table:table-cell office:value-type="float" office:value="0">
            <text:p>0</text:p>
          </table:table-cell>
          <table:table-cell office:value-type="float" office:value="4484">
            <text:p>4484</text:p>
          </table:table-cell>
          <table:table-cell office:value-type="float" office:value="4784">
            <text:p>4784</text:p>
          </table:table-cell>
          <table:table-cell table:formula="of:=IF(AND([.B412]&gt;[.E412];[.H412]=1);1;&quot;&quot;)">
            <text:p/>
          </table:table-cell>
          <table:table-cell table:formula="of:=IF(AND([.B412]&lt;=[.E412];[.I412]=1);1;&quot;&quot;)">
            <text:p/>
          </table:table-cell>
          <table:table-cell table:formula="of:=IF(AND([.B412]&gt;[.D412];[.C412]=0);1;&quot;&quot;)" office:value-type="float" office:value="1">
            <text:p>1</text:p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  <table:table-cell/>
          <table:table-cell table:formula="of:=([.D412]/[.E412]*100)-100" office:value-type="float" office:value="-6.27090301003345">
            <text:p>-6.27090301</text:p>
          </table:table-cell>
          <table:table-cell table:formula="of:=IF(OR(AND([.B412]&gt;[.E412];[.C412]=0);AND([.B412]&lt;=[.E412];[.C412]=1));1;&quot;&quot;)">
            <text:p/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563">
            <text:p>1563</text:p>
          </table:table-cell>
          <table:table-cell office:value-type="float" office:value="0">
            <text:p>0</text:p>
          </table:table-cell>
          <table:table-cell office:value-type="float" office:value="1537">
            <text:p>1537</text:p>
          </table:table-cell>
          <table:table-cell office:value-type="float" office:value="1593">
            <text:p>1593</text:p>
          </table:table-cell>
          <table:table-cell table:formula="of:=IF(AND([.B413]&gt;[.E413];[.H413]=1);1;&quot;&quot;)">
            <text:p/>
          </table:table-cell>
          <table:table-cell table:formula="of:=IF(AND([.B413]&lt;=[.E413];[.I413]=1);1;&quot;&quot;)">
            <text:p/>
          </table:table-cell>
          <table:table-cell table:formula="of:=IF(AND([.B413]&gt;[.D413];[.C413]=0);1;&quot;&quot;)" office:value-type="float" office:value="1">
            <text:p>1</text:p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  <table:table-cell table:formula="of:=([.D413]/[.E413]*100)-100" office:value-type="float" office:value="-3.51537978656623">
            <text:p>-3.5153797866</text:p>
          </table:table-cell>
          <table:table-cell table:formula="of:=IF(OR(AND([.B413]&gt;[.E413];[.C413]=0);AND([.B413]&lt;=[.E413];[.C413]=1));1;&quot;&quot;)">
            <text:p/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272">
            <text:p>3272</text:p>
          </table:table-cell>
          <table:table-cell office:value-type="float" office:value="0">
            <text:p>0</text:p>
          </table:table-cell>
          <table:table-cell office:value-type="float" office:value="3236">
            <text:p>3236</text:p>
          </table:table-cell>
          <table:table-cell office:value-type="float" office:value="3316">
            <text:p>3316</text:p>
          </table:table-cell>
          <table:table-cell table:formula="of:=IF(AND([.B414]&gt;[.E414];[.H414]=1);1;&quot;&quot;)">
            <text:p/>
          </table:table-cell>
          <table:table-cell table:formula="of:=IF(AND([.B414]&lt;=[.E414];[.I414]=1);1;&quot;&quot;)">
            <text:p/>
          </table:table-cell>
          <table:table-cell table:formula="of:=IF(AND([.B414]&gt;[.D414];[.C414]=0);1;&quot;&quot;)" office:value-type="float" office:value="1">
            <text:p>1</text:p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  <table:table-cell/>
          <table:table-cell table:formula="of:=([.D414]/[.E414]*100)-100" office:value-type="float" office:value="-2.41254523522316">
            <text:p>-2.4125452352</text:p>
          </table:table-cell>
          <table:table-cell table:formula="of:=IF(OR(AND([.B414]&gt;[.E414];[.C414]=0);AND([.B414]&lt;=[.E414];[.C414]=1));1;&quot;&quot;)">
            <text:p/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561">
            <text:p>2561</text:p>
          </table:table-cell>
          <table:table-cell office:value-type="float" office:value="0">
            <text:p>0</text:p>
          </table:table-cell>
          <table:table-cell office:value-type="float" office:value="2541">
            <text:p>2541</text:p>
          </table:table-cell>
          <table:table-cell office:value-type="float" office:value="2583">
            <text:p>2583</text:p>
          </table:table-cell>
          <table:table-cell table:formula="of:=IF(AND([.B415]&gt;[.E415];[.H415]=1);1;&quot;&quot;)">
            <text:p/>
          </table:table-cell>
          <table:table-cell table:formula="of:=IF(AND([.B415]&lt;=[.E415];[.I415]=1);1;&quot;&quot;)">
            <text:p/>
          </table:table-cell>
          <table:table-cell table:formula="of:=IF(AND([.B415]&gt;[.D415];[.C415]=0);1;&quot;&quot;)" office:value-type="float" office:value="1">
            <text:p>1</text:p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  <table:table-cell/>
          <table:table-cell table:formula="of:=([.D415]/[.E415]*100)-100" office:value-type="float" office:value="-1.6260162601626">
            <text:p>-1.6260162602</text:p>
          </table:table-cell>
          <table:table-cell table:formula="of:=IF(OR(AND([.B415]&gt;[.E415];[.C415]=0);AND([.B415]&lt;=[.E415];[.C415]=1));1;&quot;&quot;)">
            <text:p/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3986">
            <text:p>3986</text:p>
          </table:table-cell>
          <table:table-cell office:value-type="float" office:value="0">
            <text:p>0</text:p>
          </table:table-cell>
          <table:table-cell office:value-type="float" office:value="3952">
            <text:p>3952</text:p>
          </table:table-cell>
          <table:table-cell office:value-type="float" office:value="4071">
            <text:p>4071</text:p>
          </table:table-cell>
          <table:table-cell table:formula="of:=IF(AND([.B416]&gt;[.E416];[.H416]=1);1;&quot;&quot;)">
            <text:p/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 office:value-type="float" office:value="1">
            <text:p>1</text:p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  <table:table-cell/>
          <table:table-cell table:formula="of:=([.D416]/[.E416]*100)-100" office:value-type="float" office:value="-2.92311471382952">
            <text:p>-2.9231147138</text:p>
          </table:table-cell>
          <table:table-cell table:formula="of:=IF(OR(AND([.B416]&gt;[.E416];[.C416]=0);AND([.B416]&lt;=[.E416];[.C416]=1));1;&quot;&quot;)">
            <text:p/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184">
            <text:p>184</text:p>
          </table:table-cell>
          <table:table-cell table:formula="of:=IF(AND([.B417]&gt;[.E417];[.H417]=1);1;&quot;&quot;)">
            <text:p/>
          </table:table-cell>
          <table:table-cell table:formula="of:=IF(AND([.B417]&lt;=[.E417];[.I417]=1);1;&quot;&quot;)">
            <text:p/>
          </table:table-cell>
          <table:table-cell table:formula="of:=IF(AND([.B417]&gt;[.D417];[.C417]=0);1;&quot;&quot;)" office:value-type="float" office:value="1">
            <text:p>1</text:p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  <table:table-cell/>
          <table:table-cell table:formula="of:=([.D417]/[.E417]*100)-100" office:value-type="float" office:value="-1.08695652173914">
            <text:p>-1.0869565217</text:p>
          </table:table-cell>
          <table:table-cell table:formula="of:=IF(OR(AND([.B417]&gt;[.E417];[.C417]=0);AND([.B417]&lt;=[.E417];[.C417]=1));1;&quot;&quot;)">
            <text:p/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559">
            <text:p>559</text:p>
          </table:table-cell>
          <table:table-cell table:formula="of:=IF(AND([.B418]&gt;[.E418];[.H418]=1);1;&quot;&quot;)">
            <text:p/>
          </table:table-cell>
          <table:table-cell table:formula="of:=IF(AND([.B418]&lt;=[.E418];[.I418]=1);1;&quot;&quot;)">
            <text:p/>
          </table:table-cell>
          <table:table-cell table:formula="of:=IF(AND([.B418]&gt;[.D418];[.C418]=0);1;&quot;&quot;)" office:value-type="float" office:value="1">
            <text:p>1</text:p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  <table:table-cell/>
          <table:table-cell table:formula="of:=([.D418]/[.E418]*100)-100" office:value-type="float" office:value="-4.1144901610018">
            <text:p>-4.114490161</text:p>
          </table:table-cell>
          <table:table-cell table:formula="of:=IF(OR(AND([.B418]&gt;[.E418];[.C418]=0);AND([.B418]&lt;=[.E418];[.C418]=1));1;&quot;&quot;)">
            <text:p/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075">
            <text:p>3075</text:p>
          </table:table-cell>
          <table:table-cell office:value-type="float" office:value="0">
            <text:p>0</text:p>
          </table:table-cell>
          <table:table-cell office:value-type="float" office:value="3072">
            <text:p>3072</text:p>
          </table:table-cell>
          <table:table-cell office:value-type="float" office:value="3090">
            <text:p>3090</text:p>
          </table:table-cell>
          <table:table-cell table:formula="of:=IF(AND([.B419]&gt;[.E419];[.H419]=1);1;&quot;&quot;)">
            <text:p/>
          </table:table-cell>
          <table:table-cell table:formula="of:=IF(AND([.B419]&lt;=[.E419];[.I419]=1);1;&quot;&quot;)">
            <text:p/>
          </table:table-cell>
          <table:table-cell table:formula="of:=IF(AND([.B419]&gt;[.D419];[.C419]=0);1;&quot;&quot;)" office:value-type="float" office:value="1">
            <text:p>1</text:p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  <table:table-cell/>
          <table:table-cell table:formula="of:=([.D419]/[.E419]*100)-100" office:value-type="float" office:value="-0.582524271844662">
            <text:p>-0.5825242718</text:p>
          </table:table-cell>
          <table:table-cell table:formula="of:=IF(OR(AND([.B419]&gt;[.E419];[.C419]=0);AND([.B419]&lt;=[.E419];[.C419]=1));1;&quot;&quot;)">
            <text:p/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1830">
            <text:p>11830</text:p>
          </table:table-cell>
          <table:table-cell office:value-type="float" office:value="0">
            <text:p>0</text:p>
          </table:table-cell>
          <table:table-cell office:value-type="float" office:value="11532">
            <text:p>11532</text:p>
          </table:table-cell>
          <table:table-cell office:value-type="float" office:value="12260">
            <text:p>12260</text:p>
          </table:table-cell>
          <table:table-cell table:formula="of:=IF(AND([.B420]&gt;[.E420];[.H420]=1);1;&quot;&quot;)">
            <text:p/>
          </table:table-cell>
          <table:table-cell table:formula="of:=IF(AND([.B420]&lt;=[.E420];[.I420]=1);1;&quot;&quot;)">
            <text:p/>
          </table:table-cell>
          <table:table-cell table:formula="of:=IF(AND([.B420]&gt;[.D420];[.C420]=0);1;&quot;&quot;)" office:value-type="float" office:value="1">
            <text:p>1</text:p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  <table:table-cell/>
          <table:table-cell table:formula="of:=([.D420]/[.E420]*100)-100" office:value-type="float" office:value="-5.93800978792822">
            <text:p>-5.9380097879</text:p>
          </table:table-cell>
          <table:table-cell table:formula="of:=IF(OR(AND([.B420]&gt;[.E420];[.C420]=0);AND([.B420]&lt;=[.E420];[.C420]=1));1;&quot;&quot;)">
            <text:p/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479">
            <text:p>479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494">
            <text:p>494</text:p>
          </table:table-cell>
          <table:table-cell table:formula="of:=IF(AND([.B421]&gt;[.E421];[.H421]=1);1;&quot;&quot;)">
            <text:p/>
          </table:table-cell>
          <table:table-cell table:formula="of:=IF(AND([.B421]&lt;=[.E421];[.I421]=1);1;&quot;&quot;)">
            <text:p/>
          </table:table-cell>
          <table:table-cell table:formula="of:=IF(AND([.B421]&gt;[.D421];[.C421]=0);1;&quot;&quot;)" office:value-type="float" office:value="1">
            <text:p>1</text:p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  <table:table-cell/>
          <table:table-cell table:formula="of:=([.D421]/[.E421]*100)-100" office:value-type="float" office:value="-4.45344129554655">
            <text:p>-4.4534412955</text:p>
          </table:table-cell>
          <table:table-cell table:formula="of:=IF(OR(AND([.B421]&gt;[.E421];[.C421]=0);AND([.B421]&lt;=[.E421];[.C421]=1));1;&quot;&quot;)">
            <text:p/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1953">
            <text:p>1953</text:p>
          </table:table-cell>
          <table:table-cell office:value-type="float" office:value="0">
            <text:p>0</text:p>
          </table:table-cell>
          <table:table-cell office:value-type="float" office:value="1947">
            <text:p>1947</text:p>
          </table:table-cell>
          <table:table-cell office:value-type="float" office:value="2017">
            <text:p>2017</text:p>
          </table:table-cell>
          <table:table-cell table:formula="of:=IF(AND([.B422]&gt;[.E422];[.H422]=1);1;&quot;&quot;)">
            <text:p/>
          </table:table-cell>
          <table:table-cell table:formula="of:=IF(AND([.B422]&lt;=[.E422];[.I422]=1);1;&quot;&quot;)">
            <text:p/>
          </table:table-cell>
          <table:table-cell table:formula="of:=IF(AND([.B422]&gt;[.D422];[.C422]=0);1;&quot;&quot;)" office:value-type="float" office:value="1">
            <text:p>1</text:p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  <table:table-cell table:formula="of:=([.D422]/[.E422]*100)-100" office:value-type="float" office:value="-3.47050074367873">
            <text:p>-3.4705007437</text:p>
          </table:table-cell>
          <table:table-cell table:formula="of:=IF(OR(AND([.B422]&gt;[.E422];[.C422]=0);AND([.B422]&lt;=[.E422];[.C422]=1));1;&quot;&quot;)">
            <text:p/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084">
            <text:p>1084</text:p>
          </table:table-cell>
          <table:table-cell office:value-type="float" office:value="0">
            <text:p>0</text:p>
          </table:table-cell>
          <table:table-cell office:value-type="float" office:value="1080">
            <text:p>1080</text:p>
          </table:table-cell>
          <table:table-cell office:value-type="float" office:value="1113">
            <text:p>1113</text:p>
          </table:table-cell>
          <table:table-cell table:formula="of:=IF(AND([.B423]&gt;[.E423];[.H423]=1);1;&quot;&quot;)">
            <text:p/>
          </table:table-cell>
          <table:table-cell table:formula="of:=IF(AND([.B423]&lt;=[.E423];[.I423]=1);1;&quot;&quot;)">
            <text:p/>
          </table:table-cell>
          <table:table-cell table:formula="of:=IF(AND([.B423]&gt;[.D423];[.C423]=0);1;&quot;&quot;)" office:value-type="float" office:value="1">
            <text:p>1</text:p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  <table:table-cell/>
          <table:table-cell table:formula="of:=([.D423]/[.E423]*100)-100" office:value-type="float" office:value="-2.96495956873315">
            <text:p>-2.9649595687</text:p>
          </table:table-cell>
          <table:table-cell table:formula="of:=IF(OR(AND([.B423]&gt;[.E423];[.C423]=0);AND([.B423]&lt;=[.E423];[.C423]=1));1;&quot;&quot;)">
            <text:p/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536">
            <text:p>536</text:p>
          </table:table-cell>
          <table:table-cell table:formula="of:=IF(AND([.B424]&gt;[.E424];[.H424]=1);1;&quot;&quot;)">
            <text:p/>
          </table:table-cell>
          <table:table-cell table:formula="of:=IF(AND([.B424]&lt;=[.E424];[.I424]=1);1;&quot;&quot;)">
            <text:p/>
          </table:table-cell>
          <table:table-cell table:formula="of:=IF(AND([.B424]&gt;[.D424];[.C424]=0);1;&quot;&quot;)" office:value-type="float" office:value="1">
            <text:p>1</text:p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  <table:table-cell/>
          <table:table-cell table:formula="of:=([.D424]/[.E424]*100)-100" office:value-type="float" office:value="-3.54477611940298">
            <text:p>-3.5447761194</text:p>
          </table:table-cell>
          <table:table-cell table:formula="of:=IF(OR(AND([.B424]&gt;[.E424];[.C424]=0);AND([.B424]&lt;=[.E424];[.C424]=1));1;&quot;&quot;)">
            <text:p/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71">
            <text:p>671</text:p>
          </table:table-cell>
          <table:table-cell office:value-type="float" office:value="0">
            <text:p>0</text:p>
          </table:table-cell>
          <table:table-cell office:value-type="float" office:value="659">
            <text:p>659</text:p>
          </table:table-cell>
          <table:table-cell office:value-type="float" office:value="683">
            <text:p>683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 office:value-type="float" office:value="1">
            <text:p>1</text:p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-3.51390922401171">
            <text:p>-3.513909224</text:p>
          </table:table-cell>
          <table:table-cell table:formula="of:=IF(OR(AND([.B425]&gt;[.E425];[.C425]=0);AND([.B425]&lt;=[.E425];[.C425]=1));1;&quot;&quot;)">
            <text:p/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42">
            <text:p>842</text:p>
          </table:table-cell>
          <table:table-cell office:value-type="float" office:value="0">
            <text:p>0</text:p>
          </table:table-cell>
          <table:table-cell office:value-type="float" office:value="826">
            <text:p>826</text:p>
          </table:table-cell>
          <table:table-cell office:value-type="float" office:value="850">
            <text:p>850</text:p>
          </table:table-cell>
          <table:table-cell table:formula="of:=IF(AND([.B426]&gt;[.E426];[.H426]=1);1;&quot;&quot;)">
            <text:p/>
          </table:table-cell>
          <table:table-cell table:formula="of:=IF(AND([.B426]&lt;=[.E426];[.I426]=1);1;&quot;&quot;)">
            <text:p/>
          </table:table-cell>
          <table:table-cell table:formula="of:=IF(AND([.B426]&gt;[.D426];[.C426]=0);1;&quot;&quot;)" office:value-type="float" office:value="1">
            <text:p>1</text:p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  <table:table-cell/>
          <table:table-cell table:formula="of:=([.D426]/[.E426]*100)-100" office:value-type="float" office:value="-2.8235294117647">
            <text:p>-2.8235294118</text:p>
          </table:table-cell>
          <table:table-cell table:formula="of:=IF(OR(AND([.B426]&gt;[.E426];[.C426]=0);AND([.B426]&lt;=[.E426];[.C426]=1));1;&quot;&quot;)">
            <text:p/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072">
            <text:p>1072</text:p>
          </table:table-cell>
          <table:table-cell office:value-type="float" office:value="0">
            <text:p>0</text:p>
          </table:table-cell>
          <table:table-cell office:value-type="float" office:value="1054">
            <text:p>1054</text:p>
          </table:table-cell>
          <table:table-cell office:value-type="float" office:value="1095">
            <text:p>1095</text:p>
          </table:table-cell>
          <table:table-cell table:formula="of:=IF(AND([.B427]&gt;[.E427];[.H427]=1);1;&quot;&quot;)">
            <text:p/>
          </table:table-cell>
          <table:table-cell table:formula="of:=IF(AND([.B427]&lt;=[.E427];[.I427]=1);1;&quot;&quot;)">
            <text:p/>
          </table:table-cell>
          <table:table-cell table:formula="of:=IF(AND([.B427]&gt;[.D427];[.C427]=0);1;&quot;&quot;)" office:value-type="float" office:value="1">
            <text:p>1</text:p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  <table:table-cell/>
          <table:table-cell table:formula="of:=([.D427]/[.E427]*100)-100" office:value-type="float" office:value="-3.74429223744292">
            <text:p>-3.7442922374</text:p>
          </table:table-cell>
          <table:table-cell table:formula="of:=IF(OR(AND([.B427]&gt;[.E427];[.C427]=0);AND([.B427]&lt;=[.E427];[.C427]=1));1;&quot;&quot;)">
            <text:p/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894">
            <text:p>894</text:p>
          </table:table-cell>
          <table:table-cell office:value-type="float" office:value="0">
            <text:p>0</text:p>
          </table:table-cell>
          <table:table-cell office:value-type="float" office:value="882">
            <text:p>882</text:p>
          </table:table-cell>
          <table:table-cell office:value-type="float" office:value="914">
            <text:p>914</text:p>
          </table:table-cell>
          <table:table-cell table:formula="of:=IF(AND([.B428]&gt;[.E428];[.H428]=1);1;&quot;&quot;)">
            <text:p/>
          </table:table-cell>
          <table:table-cell table:formula="of:=IF(AND([.B428]&lt;=[.E428];[.I428]=1);1;&quot;&quot;)">
            <text:p/>
          </table:table-cell>
          <table:table-cell table:formula="of:=IF(AND([.B428]&gt;[.D428];[.C428]=0);1;&quot;&quot;)" office:value-type="float" office:value="1">
            <text:p>1</text:p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  <table:table-cell table:formula="of:=([.D428]/[.E428]*100)-100" office:value-type="float" office:value="-3.50109409190372">
            <text:p>-3.5010940919</text:p>
          </table:table-cell>
          <table:table-cell table:formula="of:=IF(OR(AND([.B428]&gt;[.E428];[.C428]=0);AND([.B428]&lt;=[.E428];[.C428]=1));1;&quot;&quot;)">
            <text:p/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291">
            <text:p>1291</text:p>
          </table:table-cell>
          <table:table-cell office:value-type="float" office:value="0">
            <text:p>0</text:p>
          </table:table-cell>
          <table:table-cell office:value-type="float" office:value="1263">
            <text:p>1263</text:p>
          </table:table-cell>
          <table:table-cell office:value-type="float" office:value="1323">
            <text:p>1323</text:p>
          </table:table-cell>
          <table:table-cell table:formula="of:=IF(AND([.B429]&gt;[.E429];[.H429]=1);1;&quot;&quot;)">
            <text:p/>
          </table:table-cell>
          <table:table-cell table:formula="of:=IF(AND([.B429]&lt;=[.E429];[.I429]=1);1;&quot;&quot;)">
            <text:p/>
          </table:table-cell>
          <table:table-cell table:formula="of:=IF(AND([.B429]&gt;[.D429];[.C429]=0);1;&quot;&quot;)" office:value-type="float" office:value="1">
            <text:p>1</text:p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  <table:table-cell/>
          <table:table-cell table:formula="of:=([.D429]/[.E429]*100)-100" office:value-type="float" office:value="-4.53514739229026">
            <text:p>-4.5351473923</text:p>
          </table:table-cell>
          <table:table-cell table:formula="of:=IF(OR(AND([.B429]&gt;[.E429];[.C429]=0);AND([.B429]&lt;=[.E429];[.C429]=1));1;&quot;&quot;)">
            <text:p/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1085">
            <text:p>11085</text:p>
          </table:table-cell>
          <table:table-cell office:value-type="float" office:value="0">
            <text:p>0</text:p>
          </table:table-cell>
          <table:table-cell office:value-type="float" office:value="10823">
            <text:p>10823</text:p>
          </table:table-cell>
          <table:table-cell office:value-type="float" office:value="11130">
            <text:p>11130</text:p>
          </table:table-cell>
          <table:table-cell table:formula="of:=IF(AND([.B430]&gt;[.E430];[.H430]=1);1;&quot;&quot;)">
            <text:p/>
          </table:table-cell>
          <table:table-cell table:formula="of:=IF(AND([.B430]&lt;=[.E430];[.I430]=1);1;&quot;&quot;)">
            <text:p/>
          </table:table-cell>
          <table:table-cell table:formula="of:=IF(AND([.B430]&gt;[.D430];[.C430]=0);1;&quot;&quot;)" office:value-type="float" office:value="1">
            <text:p>1</text:p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  <table:table-cell table:formula="of:=([.D430]/[.E430]*100)-100" office:value-type="float" office:value="-2.75831087151842">
            <text:p>-2.7583108715</text:p>
          </table:table-cell>
          <table:table-cell table:formula="of:=IF(OR(AND([.B430]&gt;[.E430];[.C430]=0);AND([.B430]&lt;=[.E430];[.C430]=1));1;&quot;&quot;)">
            <text:p/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8012">
            <text:p>8012</text:p>
          </table:table-cell>
          <table:table-cell office:value-type="float" office:value="0">
            <text:p>0</text:p>
          </table:table-cell>
          <table:table-cell office:value-type="float" office:value="7832">
            <text:p>7832</text:p>
          </table:table-cell>
          <table:table-cell office:value-type="float" office:value="8051">
            <text:p>8051</text:p>
          </table:table-cell>
          <table:table-cell table:formula="of:=IF(AND([.B431]&gt;[.E431];[.H431]=1);1;&quot;&quot;)">
            <text:p/>
          </table:table-cell>
          <table:table-cell table:formula="of:=IF(AND([.B431]&lt;=[.E431];[.I431]=1);1;&quot;&quot;)">
            <text:p/>
          </table:table-cell>
          <table:table-cell table:formula="of:=IF(AND([.B431]&gt;[.D431];[.C431]=0);1;&quot;&quot;)" office:value-type="float" office:value="1">
            <text:p>1</text:p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  <table:table-cell/>
          <table:table-cell table:formula="of:=([.D431]/[.E431]*100)-100" office:value-type="float" office:value="-2.72015898646131">
            <text:p>-2.7201589865</text:p>
          </table:table-cell>
          <table:table-cell table:formula="of:=IF(OR(AND([.B431]&gt;[.E431];[.C431]=0);AND([.B431]&lt;=[.E431];[.C431]=1));1;&quot;&quot;)">
            <text:p/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9030">
            <text:p>19030</text:p>
          </table:table-cell>
          <table:table-cell office:value-type="float" office:value="0">
            <text:p>0</text:p>
          </table:table-cell>
          <table:table-cell office:value-type="float" office:value="18671">
            <text:p>18671</text:p>
          </table:table-cell>
          <table:table-cell office:value-type="float" office:value="19480">
            <text:p>19480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>
            <text:p/>
          </table:table-cell>
          <table:table-cell table:formula="of:=IF(AND([.B432]&gt;[.D432];[.C432]=0);1;&quot;&quot;)" office:value-type="float" office:value="1">
            <text:p>1</text:p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  <table:table-cell table:formula="of:=([.D432]/[.E432]*100)-100" office:value-type="float" office:value="-4.15297741273101">
            <text:p>-4.1529774127</text:p>
          </table:table-cell>
          <table:table-cell table:formula="of:=IF(OR(AND([.B432]&gt;[.E432];[.C432]=0);AND([.B432]&lt;=[.E432];[.C432]=1));1;&quot;&quot;)">
            <text:p/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587">
            <text:p>587</text:p>
          </table:table-cell>
          <table:table-cell office:value-type="float" office:value="0">
            <text:p>0</text:p>
          </table:table-cell>
          <table:table-cell office:value-type="float" office:value="578">
            <text:p>578</text:p>
          </table:table-cell>
          <table:table-cell office:value-type="float" office:value="593">
            <text:p>593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>
            <text:p/>
          </table:table-cell>
          <table:table-cell table:formula="of:=IF(AND([.B433]&gt;[.D433];[.C433]=0);1;&quot;&quot;)" office:value-type="float" office:value="1">
            <text:p>1</text:p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  <table:table-cell table:formula="of:=([.D433]/[.E433]*100)-100" office:value-type="float" office:value="-2.52951096121417">
            <text:p>-2.5295109612</text:p>
          </table:table-cell>
          <table:table-cell table:formula="of:=IF(OR(AND([.B433]&gt;[.E433];[.C433]=0);AND([.B433]&lt;=[.E433];[.C433]=1));1;&quot;&quot;)">
            <text:p/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421">
            <text:p>421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>
            <text:p/>
          </table:table-cell>
          <table:table-cell table:formula="of:=IF(AND([.B434]&gt;[.D434];[.C434]=0);1;&quot;&quot;)" office:value-type="float" office:value="1">
            <text:p>1</text:p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  <table:table-cell table:formula="of:=([.D434]/[.E434]*100)-100" office:value-type="float" office:value="-2.61282660332542">
            <text:p>-2.6128266033</text:p>
          </table:table-cell>
          <table:table-cell table:formula="of:=IF(OR(AND([.B434]&gt;[.E434];[.C434]=0);AND([.B434]&lt;=[.E434];[.C434]=1));1;&quot;&quot;)">
            <text:p/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09">
            <text:p>709</text:p>
          </table:table-cell>
          <table:table-cell office:value-type="float" office:value="0">
            <text:p>0</text:p>
          </table:table-cell>
          <table:table-cell office:value-type="float" office:value="697">
            <text:p>697</text:p>
          </table:table-cell>
          <table:table-cell office:value-type="float" office:value="719">
            <text:p>719</text:p>
          </table:table-cell>
          <table:table-cell table:formula="of:=IF(AND([.B435]&gt;[.E435];[.H435]=1);1;&quot;&quot;)">
            <text:p/>
          </table:table-cell>
          <table:table-cell table:formula="of:=IF(AND([.B435]&lt;=[.E435];[.I435]=1);1;&quot;&quot;)">
            <text:p/>
          </table:table-cell>
          <table:table-cell table:formula="of:=IF(AND([.B435]&gt;[.D435];[.C435]=0);1;&quot;&quot;)" office:value-type="float" office:value="1">
            <text:p>1</text:p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  <table:table-cell/>
          <table:table-cell table:formula="of:=([.D435]/[.E435]*100)-100" office:value-type="float" office:value="-3.05980528511822">
            <text:p>-3.0598052851</text:p>
          </table:table-cell>
          <table:table-cell table:formula="of:=IF(OR(AND([.B435]&gt;[.E435];[.C435]=0);AND([.B435]&lt;=[.E435];[.C435]=1));1;&quot;&quot;)">
            <text:p/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  <table:table-cell office:value-type="float" office:value="763">
            <text:p>763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>
            <text:p/>
          </table:table-cell>
          <table:table-cell table:formula="of:=IF(AND([.B436]&gt;[.D436];[.C436]=0);1;&quot;&quot;)" office:value-type="float" office:value="1">
            <text:p>1</text:p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  <table:table-cell table:formula="of:=([.D436]/[.E436]*100)-100" office:value-type="float" office:value="-3.01441677588467">
            <text:p>-3.0144167759</text:p>
          </table:table-cell>
          <table:table-cell table:formula="of:=IF(OR(AND([.B436]&gt;[.E436];[.C436]=0);AND([.B436]&lt;=[.E436];[.C436]=1));1;&quot;&quot;)">
            <text:p/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464">
            <text:p>464</text:p>
          </table:table-cell>
          <table:table-cell office:value-type="float" office:value="475">
            <text:p>475</text:p>
          </table:table-cell>
          <table:table-cell table:formula="of:=IF(AND([.B437]&gt;[.E437];[.H437]=1);1;&quot;&quot;)">
            <text:p/>
          </table:table-cell>
          <table:table-cell table:formula="of:=IF(AND([.B437]&lt;=[.E437];[.I437]=1);1;&quot;&quot;)">
            <text:p/>
          </table:table-cell>
          <table:table-cell table:formula="of:=IF(AND([.B437]&gt;[.D437];[.C437]=0);1;&quot;&quot;)" office:value-type="float" office:value="1">
            <text:p>1</text:p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  <table:table-cell table:formula="of:=([.D437]/[.E437]*100)-100" office:value-type="float" office:value="-2.31578947368422">
            <text:p>-2.3157894737</text:p>
          </table:table-cell>
          <table:table-cell table:formula="of:=IF(OR(AND([.B437]&gt;[.E437];[.C437]=0);AND([.B437]&lt;=[.E437];[.C437]=1));1;&quot;&quot;)">
            <text:p/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73">
            <text:p>573</text:p>
          </table:table-cell>
          <table:table-cell office:value-type="float" office:value="0">
            <text:p>0</text:p>
          </table:table-cell>
          <table:table-cell office:value-type="float" office:value="565">
            <text:p>565</text:p>
          </table:table-cell>
          <table:table-cell office:value-type="float" office:value="577">
            <text:p>577</text:p>
          </table:table-cell>
          <table:table-cell table:formula="of:=IF(AND([.B438]&gt;[.E438];[.H438]=1);1;&quot;&quot;)">
            <text:p/>
          </table:table-cell>
          <table:table-cell table:formula="of:=IF(AND([.B438]&lt;=[.E438];[.I438]=1);1;&quot;&quot;)">
            <text:p/>
          </table:table-cell>
          <table:table-cell table:formula="of:=IF(AND([.B438]&gt;[.D438];[.C438]=0);1;&quot;&quot;)" office:value-type="float" office:value="1">
            <text:p>1</text:p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  <table:table-cell/>
          <table:table-cell table:formula="of:=([.D438]/[.E438]*100)-100" office:value-type="float" office:value="-2.07972270363952">
            <text:p>-2.0797227036</text:p>
          </table:table-cell>
          <table:table-cell table:formula="of:=IF(OR(AND([.B438]&gt;[.E438];[.C438]=0);AND([.B438]&lt;=[.E438];[.C438]=1));1;&quot;&quot;)">
            <text:p/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277">
            <text:p>2277</text:p>
          </table:table-cell>
          <table:table-cell office:value-type="float" office:value="0">
            <text:p>0</text:p>
          </table:table-cell>
          <table:table-cell office:value-type="float" office:value="2250">
            <text:p>2250</text:p>
          </table:table-cell>
          <table:table-cell office:value-type="float" office:value="2292">
            <text:p>2292</text:p>
          </table:table-cell>
          <table:table-cell table:formula="of:=IF(AND([.B439]&gt;[.E439];[.H439]=1);1;&quot;&quot;)">
            <text:p/>
          </table:table-cell>
          <table:table-cell table:formula="of:=IF(AND([.B439]&lt;=[.E439];[.I439]=1);1;&quot;&quot;)">
            <text:p/>
          </table:table-cell>
          <table:table-cell table:formula="of:=IF(AND([.B439]&gt;[.D439];[.C439]=0);1;&quot;&quot;)" office:value-type="float" office:value="1">
            <text:p>1</text:p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  <table:table-cell table:formula="of:=([.D439]/[.E439]*100)-100" office:value-type="float" office:value="-1.8324607329843">
            <text:p>-1.832460733</text:p>
          </table:table-cell>
          <table:table-cell table:formula="of:=IF(OR(AND([.B439]&gt;[.E439];[.C439]=0);AND([.B439]&lt;=[.E439];[.C439]=1));1;&quot;&quot;)">
            <text:p/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566">
            <text:p>566</text:p>
          </table:table-cell>
          <table:table-cell office:value-type="float" office:value="588">
            <text:p>588</text:p>
          </table:table-cell>
          <table:table-cell table:formula="of:=IF(AND([.B440]&gt;[.E440];[.H440]=1);1;&quot;&quot;)">
            <text:p/>
          </table:table-cell>
          <table:table-cell table:formula="of:=IF(AND([.B440]&lt;=[.E440];[.I440]=1);1;&quot;&quot;)">
            <text:p/>
          </table:table-cell>
          <table:table-cell table:formula="of:=IF(AND([.B440]&gt;[.D440];[.C440]=0);1;&quot;&quot;)" office:value-type="float" office:value="1">
            <text:p>1</text:p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  <table:table-cell/>
          <table:table-cell table:formula="of:=([.D440]/[.E440]*100)-100" office:value-type="float" office:value="-3.74149659863946">
            <text:p>-3.7414965986</text:p>
          </table:table-cell>
          <table:table-cell table:formula="of:=IF(OR(AND([.B440]&gt;[.E440];[.C440]=0);AND([.B440]&lt;=[.E440];[.C440]=1));1;&quot;&quot;)">
            <text:p/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float" office:value="825">
            <text:p>825</text:p>
          </table:table-cell>
          <table:table-cell office:value-type="float" office:value="818">
            <text:p>818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  <table:table-cell table:formula="of:=([.D441]/[.E441]*100)-100" office:value-type="float" office:value="0.85574572127139">
            <text:p>0.8557457213</text:p>
          </table:table-cell>
          <table:table-cell table:formula="of:=IF(OR(AND([.B441]&gt;[.E441];[.C441]=0);AND([.B441]&lt;=[.E441];[.C441]=1));1;&quot;&quot;)" office:value-type="float" office:value="1">
            <text:p>1</text:p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24">
            <text:p>1324</text:p>
          </table:table-cell>
          <table:table-cell office:value-type="float" office:value="0">
            <text:p>0</text:p>
          </table:table-cell>
          <table:table-cell office:value-type="float" office:value="1317">
            <text:p>1317</text:p>
          </table:table-cell>
          <table:table-cell office:value-type="float" office:value="1327">
            <text:p>1327</text:p>
          </table:table-cell>
          <table:table-cell table:formula="of:=IF(AND([.B442]&gt;[.E442];[.H442]=1);1;&quot;&quot;)">
            <text:p/>
          </table:table-cell>
          <table:table-cell table:formula="of:=IF(AND([.B442]&lt;=[.E442];[.I442]=1);1;&quot;&quot;)">
            <text:p/>
          </table:table-cell>
          <table:table-cell table:formula="of:=IF(AND([.B442]&gt;[.D442];[.C442]=0);1;&quot;&quot;)" office:value-type="float" office:value="1">
            <text:p>1</text:p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  <table:table-cell table:formula="of:=([.D442]/[.E442]*100)-100" office:value-type="float" office:value="-0.753579502637521">
            <text:p>-0.7535795026</text:p>
          </table:table-cell>
          <table:table-cell table:formula="of:=IF(OR(AND([.B442]&gt;[.E442];[.C442]=0);AND([.B442]&lt;=[.E442];[.C442]=1));1;&quot;&quot;)">
            <text:p/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944">
            <text:p>1944</text:p>
          </table:table-cell>
          <table:table-cell office:value-type="float" office:value="0">
            <text:p>0</text:p>
          </table:table-cell>
          <table:table-cell office:value-type="float" office:value="1934">
            <text:p>1934</text:p>
          </table:table-cell>
          <table:table-cell office:value-type="float" office:value="1965">
            <text:p>1965</text:p>
          </table:table-cell>
          <table:table-cell table:formula="of:=IF(AND([.B443]&gt;[.E443];[.H443]=1);1;&quot;&quot;)">
            <text:p/>
          </table:table-cell>
          <table:table-cell table:formula="of:=IF(AND([.B443]&lt;=[.E443];[.I443]=1);1;&quot;&quot;)">
            <text:p/>
          </table:table-cell>
          <table:table-cell table:formula="of:=IF(AND([.B443]&gt;[.D443];[.C443]=0);1;&quot;&quot;)" office:value-type="float" office:value="1">
            <text:p>1</text:p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  <table:table-cell/>
          <table:table-cell table:formula="of:=([.D443]/[.E443]*100)-100" office:value-type="float" office:value="-1.57760814249363">
            <text:p>-1.5776081425</text:p>
          </table:table-cell>
          <table:table-cell table:formula="of:=IF(OR(AND([.B443]&gt;[.E443];[.C443]=0);AND([.B443]&lt;=[.E443];[.C443]=1));1;&quot;&quot;)">
            <text:p/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359">
            <text:p>359</text:p>
          </table:table-cell>
          <table:table-cell table:formula="of:=IF(AND([.B444]&gt;[.E444];[.H444]=1);1;&quot;&quot;)">
            <text:p/>
          </table:table-cell>
          <table:table-cell table:formula="of:=IF(AND([.B444]&lt;=[.E444];[.I444]=1);1;&quot;&quot;)">
            <text:p/>
          </table:table-cell>
          <table:table-cell table:formula="of:=IF(AND([.B444]&gt;[.D444];[.C444]=0);1;&quot;&quot;)" office:value-type="float" office:value="1">
            <text:p>1</text:p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  <table:table-cell/>
          <table:table-cell table:formula="of:=([.D444]/[.E444]*100)-100" office:value-type="float" office:value="-3.34261838440112">
            <text:p>-3.3426183844</text:p>
          </table:table-cell>
          <table:table-cell table:formula="of:=IF(OR(AND([.B444]&gt;[.E444];[.C444]=0);AND([.B444]&lt;=[.E444];[.C444]=1));1;&quot;&quot;)">
            <text:p/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449">
            <text:p>1449</text:p>
          </table:table-cell>
          <table:table-cell office:value-type="float" office:value="0">
            <text:p>0</text:p>
          </table:table-cell>
          <table:table-cell office:value-type="float" office:value="1415">
            <text:p>1415</text:p>
          </table:table-cell>
          <table:table-cell office:value-type="float" office:value="1485">
            <text:p>1485</text:p>
          </table:table-cell>
          <table:table-cell table:formula="of:=IF(AND([.B445]&gt;[.E445];[.H445]=1);1;&quot;&quot;)">
            <text:p/>
          </table:table-cell>
          <table:table-cell table:formula="of:=IF(AND([.B445]&lt;=[.E445];[.I445]=1);1;&quot;&quot;)">
            <text:p/>
          </table:table-cell>
          <table:table-cell table:formula="of:=IF(AND([.B445]&gt;[.D445];[.C445]=0);1;&quot;&quot;)" office:value-type="float" office:value="1">
            <text:p>1</text:p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  <table:table-cell/>
          <table:table-cell table:formula="of:=([.D445]/[.E445]*100)-100" office:value-type="float" office:value="-4.71380471380472">
            <text:p>-4.7138047138</text:p>
          </table:table-cell>
          <table:table-cell table:formula="of:=IF(OR(AND([.B445]&gt;[.E445];[.C445]=0);AND([.B445]&lt;=[.E445];[.C445]=1));1;&quot;&quot;)">
            <text:p/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991">
            <text:p>991</text:p>
          </table:table-cell>
          <table:table-cell office:value-type="float" office:value="0">
            <text:p>0</text:p>
          </table:table-cell>
          <table:table-cell office:value-type="float" office:value="983">
            <text:p>983</text:p>
          </table:table-cell>
          <table:table-cell office:value-type="float" office:value="1006">
            <text:p>1006</text:p>
          </table:table-cell>
          <table:table-cell table:formula="of:=IF(AND([.B446]&gt;[.E446];[.H446]=1);1;&quot;&quot;)">
            <text:p/>
          </table:table-cell>
          <table:table-cell table:formula="of:=IF(AND([.B446]&lt;=[.E446];[.I446]=1);1;&quot;&quot;)">
            <text:p/>
          </table:table-cell>
          <table:table-cell table:formula="of:=IF(AND([.B446]&gt;[.D446];[.C446]=0);1;&quot;&quot;)" office:value-type="float" office:value="1">
            <text:p>1</text:p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  <table:table-cell/>
          <table:table-cell table:formula="of:=([.D446]/[.E446]*100)-100" office:value-type="float" office:value="-2.28628230616302">
            <text:p>-2.2862823062</text:p>
          </table:table-cell>
          <table:table-cell table:formula="of:=IF(OR(AND([.B446]&gt;[.E446];[.C446]=0);AND([.B446]&lt;=[.E446];[.C446]=1));1;&quot;&quot;)">
            <text:p/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450">
            <text:p>4450</text:p>
          </table:table-cell>
          <table:table-cell office:value-type="float" office:value="0">
            <text:p>0</text:p>
          </table:table-cell>
          <table:table-cell office:value-type="float" office:value="4388">
            <text:p>4388</text:p>
          </table:table-cell>
          <table:table-cell office:value-type="float" office:value="4445">
            <text:p>4445</text:p>
          </table:table-cell>
          <table:table-cell table:formula="of:=IF(AND([.B447]&gt;[.E447];[.H447]=1);1;&quot;&quot;)" office:value-type="float" office:value="1">
            <text:p>1</text:p>
          </table:table-cell>
          <table:table-cell table:formula="of:=IF(AND([.B447]&lt;=[.E447];[.I447]=1);1;&quot;&quot;)">
            <text:p/>
          </table:table-cell>
          <table:table-cell table:formula="of:=IF(AND([.B447]&gt;[.D447];[.C447]=0);1;&quot;&quot;)" office:value-type="float" office:value="1">
            <text:p>1</text:p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 office:value-type="float" office:value="1">
            <text:p>1</text:p>
          </table:table-cell>
          <table:table-cell/>
          <table:table-cell table:formula="of:=([.D447]/[.E447]*100)-100" office:value-type="float" office:value="-1.28233970753656">
            <text:p>-1.2823397075</text:p>
          </table:table-cell>
          <table:table-cell table:formula="of:=IF(OR(AND([.B447]&gt;[.E447];[.C447]=0);AND([.B447]&lt;=[.E447];[.C447]=1));1;&quot;&quot;)" office:value-type="float" office:value="1">
            <text:p>1</text:p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2032">
            <text:p>2032</text:p>
          </table:table-cell>
          <table:table-cell office:value-type="float" office:value="0">
            <text:p>0</text:p>
          </table:table-cell>
          <table:table-cell office:value-type="float" office:value="2028">
            <text:p>2028</text:p>
          </table:table-cell>
          <table:table-cell office:value-type="float" office:value="2080">
            <text:p>2080</text:p>
          </table:table-cell>
          <table:table-cell table:formula="of:=IF(AND([.B448]&gt;[.E448];[.H448]=1);1;&quot;&quot;)">
            <text:p/>
          </table:table-cell>
          <table:table-cell table:formula="of:=IF(AND([.B448]&lt;=[.E448];[.I448]=1);1;&quot;&quot;)">
            <text:p/>
          </table:table-cell>
          <table:table-cell table:formula="of:=IF(AND([.B448]&gt;[.D448];[.C448]=0);1;&quot;&quot;)" office:value-type="float" office:value="1">
            <text:p>1</text:p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  <table:table-cell/>
          <table:table-cell table:formula="of:=([.D448]/[.E448]*100)-100" office:value-type="float" office:value="-2.5">
            <text:p>-2.5</text:p>
          </table:table-cell>
          <table:table-cell table:formula="of:=IF(OR(AND([.B448]&gt;[.E448];[.C448]=0);AND([.B448]&lt;=[.E448];[.C448]=1));1;&quot;&quot;)">
            <text:p/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24">
            <text:p>1224</text:p>
          </table:table-cell>
          <table:table-cell office:value-type="float" office:value="0">
            <text:p>0</text:p>
          </table:table-cell>
          <table:table-cell office:value-type="float" office:value="1232">
            <text:p>1232</text:p>
          </table:table-cell>
          <table:table-cell office:value-type="float" office:value="1224">
            <text:p>1224</text:p>
          </table:table-cell>
          <table:table-cell table:formula="of:=IF(AND([.B449]&gt;[.E449];[.H449]=1);1;&quot;&quot;)">
            <text:p/>
          </table:table-cell>
          <table:table-cell table:formula="of:=IF(AND([.B449]&lt;=[.E449];[.I449]=1);1;&quot;&quot;)">
            <text:p/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  <table:table-cell/>
          <table:table-cell table:formula="of:=([.D449]/[.E449]*100)-100" office:value-type="float" office:value="0.653594771241828">
            <text:p>0.6535947712</text:p>
          </table:table-cell>
          <table:table-cell table:formula="of:=IF(OR(AND([.B449]&gt;[.E449];[.C449]=0);AND([.B449]&lt;=[.E449];[.C449]=1));1;&quot;&quot;)">
            <text:p/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>
            <text:p/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  <table:table-cell table:formula="of:=([.D450]/[.E450]*100)-100" office:value-type="float" office:value="-2.76584022038567">
            <text:p>-2.7658402204</text:p>
          </table:table-cell>
          <table:table-cell table:formula="of:=IF(OR(AND([.B450]&gt;[.E450];[.C450]=0);AND([.B450]&lt;=[.E450];[.C450]=1));1;&quot;&quot;)" office:value-type="float" office:value="1">
            <text:p>1</text:p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7690">
            <text:p>7690</text:p>
          </table:table-cell>
          <table:table-cell office:value-type="float" office:value="0">
            <text:p>0</text:p>
          </table:table-cell>
          <table:table-cell office:value-type="float" office:value="7650">
            <text:p>7650</text:p>
          </table:table-cell>
          <table:table-cell office:value-type="float" office:value="7780">
            <text:p>7780</text:p>
          </table:table-cell>
          <table:table-cell table:formula="of:=IF(AND([.B451]&gt;[.E451];[.H451]=1);1;&quot;&quot;)">
            <text:p/>
          </table:table-cell>
          <table:table-cell table:formula="of:=IF(AND([.B451]&lt;=[.E451];[.I451]=1);1;&quot;&quot;)">
            <text:p/>
          </table:table-cell>
          <table:table-cell table:formula="of:=IF(AND([.B451]&gt;[.D451];[.C451]=0);1;&quot;&quot;)" office:value-type="float" office:value="1">
            <text:p>1</text:p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  <table:table-cell/>
          <table:table-cell table:formula="of:=([.D451]/[.E451]*100)-100" office:value-type="float" office:value="-1.67095115681234">
            <text:p>-1.6709511568</text:p>
          </table:table-cell>
          <table:table-cell table:formula="of:=IF(OR(AND([.B451]&gt;[.E451];[.C451]=0);AND([.B451]&lt;=[.E451];[.C451]=1));1;&quot;&quot;)">
            <text:p/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427">
            <text:p>2427</text:p>
          </table:table-cell>
          <table:table-cell office:value-type="float" office:value="0">
            <text:p>0</text:p>
          </table:table-cell>
          <table:table-cell office:value-type="float" office:value="2414">
            <text:p>2414</text:p>
          </table:table-cell>
          <table:table-cell office:value-type="float" office:value="2529">
            <text:p>2529</text:p>
          </table:table-cell>
          <table:table-cell table:formula="of:=IF(AND([.B452]&gt;[.E452];[.H452]=1);1;&quot;&quot;)">
            <text:p/>
          </table:table-cell>
          <table:table-cell table:formula="of:=IF(AND([.B452]&lt;=[.E452];[.I452]=1);1;&quot;&quot;)">
            <text:p/>
          </table:table-cell>
          <table:table-cell table:formula="of:=IF(AND([.B452]&gt;[.D452];[.C452]=0);1;&quot;&quot;)" office:value-type="float" office:value="1">
            <text:p>1</text:p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>
            <text:p/>
          </table:table-cell>
          <table:table-cell/>
          <table:table-cell table:formula="of:=([.D452]/[.E452]*100)-100" office:value-type="float" office:value="-4.54725187821273">
            <text:p>-4.5472518782</text:p>
          </table:table-cell>
          <table:table-cell table:formula="of:=IF(OR(AND([.B452]&gt;[.E452];[.C452]=0);AND([.B452]&lt;=[.E452];[.C452]=1));1;&quot;&quot;)">
            <text:p/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671">
            <text:p>1671</text:p>
          </table:table-cell>
          <table:table-cell office:value-type="float" office:value="1">
            <text:p>1</text:p>
          </table:table-cell>
          <table:table-cell office:value-type="float" office:value="1634">
            <text:p>1634</text:p>
          </table:table-cell>
          <table:table-cell office:value-type="float" office:value="1664">
            <text:p>1664</text:p>
          </table:table-cell>
          <table:table-cell table:formula="of:=IF(AND([.B453]&gt;[.E453];[.H453]=1);1;&quot;&quot;)">
            <text:p/>
          </table:table-cell>
          <table:table-cell table:formula="of:=IF(AND([.B453]&lt;=[.E453];[.I453]=1);1;&quot;&quot;)">
            <text:p/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>
            <text:p/>
          </table:table-cell>
          <table:table-cell table:formula="of:=IF(OR(AND([.G453]=1;[.I453]=1);AND([.F453]=1;[.H453]=1));1;&quot;&quot;)">
            <text:p/>
          </table:table-cell>
          <table:table-cell/>
          <table:table-cell table:formula="of:=([.D453]/[.E453]*100)-100" office:value-type="float" office:value="-1.80288461538461">
            <text:p>-1.8028846154</text:p>
          </table:table-cell>
          <table:table-cell table:formula="of:=IF(OR(AND([.B453]&gt;[.E453];[.C453]=0);AND([.B453]&lt;=[.E453];[.C453]=1));1;&quot;&quot;)">
            <text:p/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414">
            <text:p>1414</text:p>
          </table:table-cell>
          <table:table-cell office:value-type="float" office:value="0">
            <text:p>0</text:p>
          </table:table-cell>
          <table:table-cell office:value-type="float" office:value="1393">
            <text:p>1393</text:p>
          </table:table-cell>
          <table:table-cell office:value-type="float" office:value="1431">
            <text:p>1431</text:p>
          </table:table-cell>
          <table:table-cell table:formula="of:=IF(AND([.B454]&gt;[.E454];[.H454]=1);1;&quot;&quot;)">
            <text:p/>
          </table:table-cell>
          <table:table-cell table:formula="of:=IF(AND([.B454]&lt;=[.E454];[.I454]=1);1;&quot;&quot;)">
            <text:p/>
          </table:table-cell>
          <table:table-cell table:formula="of:=IF(AND([.B454]&gt;[.D454];[.C454]=0);1;&quot;&quot;)" office:value-type="float" office:value="1">
            <text:p>1</text:p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  <table:table-cell/>
          <table:table-cell table:formula="of:=([.D454]/[.E454]*100)-100" office:value-type="float" office:value="-2.6554856743536">
            <text:p>-2.6554856744</text:p>
          </table:table-cell>
          <table:table-cell table:formula="of:=IF(OR(AND([.B454]&gt;[.E454];[.C454]=0);AND([.B454]&lt;=[.E454];[.C454]=1));1;&quot;&quot;)">
            <text:p/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838">
            <text:p>838</text:p>
          </table:table-cell>
          <table:table-cell office:value-type="float" office:value="0">
            <text:p>0</text:p>
          </table:table-cell>
          <table:table-cell office:value-type="float" office:value="805">
            <text:p>805</text:p>
          </table:table-cell>
          <table:table-cell office:value-type="float" office:value="831">
            <text:p>831</text:p>
          </table:table-cell>
          <table:table-cell table:formula="of:=IF(AND([.B455]&gt;[.E455];[.H455]=1);1;&quot;&quot;)" office:value-type="float" office:value="1">
            <text:p>1</text:p>
          </table:table-cell>
          <table:table-cell table:formula="of:=IF(AND([.B455]&lt;=[.E455];[.I455]=1);1;&quot;&quot;)">
            <text:p/>
          </table:table-cell>
          <table:table-cell table:formula="of:=IF(AND([.B455]&gt;[.D455];[.C455]=0);1;&quot;&quot;)" office:value-type="float" office:value="1">
            <text:p>1</text:p>
          </table:table-cell>
          <table:table-cell table:formula="of:=IF(AND([.B455]&lt;=[.D455];[.C455]=1);1;&quot;&quot;)">
            <text:p/>
          </table:table-cell>
          <table:table-cell table:formula="of:=IF(OR(AND([.G455]=1;[.I455]=1);AND([.F455]=1;[.H455]=1));1;&quot;&quot;)" office:value-type="float" office:value="1">
            <text:p>1</text:p>
          </table:table-cell>
          <table:table-cell/>
          <table:table-cell table:formula="of:=([.D455]/[.E455]*100)-100" office:value-type="float" office:value="-3.12876052948255">
            <text:p>-3.1287605295</text:p>
          </table:table-cell>
          <table:table-cell table:formula="of:=IF(OR(AND([.B455]&gt;[.E455];[.C455]=0);AND([.B455]&lt;=[.E455];[.C455]=1));1;&quot;&quot;)" office:value-type="float" office:value="1">
            <text:p>1</text:p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499">
            <text:p>1499</text:p>
          </table:table-cell>
          <table:table-cell office:value-type="float" office:value="0">
            <text:p>0</text:p>
          </table:table-cell>
          <table:table-cell office:value-type="float" office:value="1444">
            <text:p>1444</text:p>
          </table:table-cell>
          <table:table-cell office:value-type="float" office:value="1504">
            <text:p>1504</text:p>
          </table:table-cell>
          <table:table-cell table:formula="of:=IF(AND([.B456]&gt;[.E456];[.H456]=1);1;&quot;&quot;)">
            <text:p/>
          </table:table-cell>
          <table:table-cell table:formula="of:=IF(AND([.B456]&lt;=[.E456];[.I456]=1);1;&quot;&quot;)">
            <text:p/>
          </table:table-cell>
          <table:table-cell table:formula="of:=IF(AND([.B456]&gt;[.D456];[.C456]=0);1;&quot;&quot;)" office:value-type="float" office:value="1">
            <text:p>1</text:p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  <table:table-cell table:formula="of:=([.D456]/[.E456]*100)-100" office:value-type="float" office:value="-3.98936170212765">
            <text:p>-3.9893617021</text:p>
          </table:table-cell>
          <table:table-cell table:formula="of:=IF(OR(AND([.B456]&gt;[.E456];[.C456]=0);AND([.B456]&lt;=[.E456];[.C456]=1));1;&quot;&quot;)">
            <text:p/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640">
            <text:p>3640</text:p>
          </table:table-cell>
          <table:table-cell office:value-type="float" office:value="0">
            <text:p>0</text:p>
          </table:table-cell>
          <table:table-cell office:value-type="float" office:value="3550">
            <text:p>3550</text:p>
          </table:table-cell>
          <table:table-cell office:value-type="float" office:value="3715">
            <text:p>3715</text:p>
          </table:table-cell>
          <table:table-cell table:formula="of:=IF(AND([.B457]&gt;[.E457];[.H457]=1);1;&quot;&quot;)">
            <text:p/>
          </table:table-cell>
          <table:table-cell table:formula="of:=IF(AND([.B457]&lt;=[.E457];[.I457]=1);1;&quot;&quot;)">
            <text:p/>
          </table:table-cell>
          <table:table-cell table:formula="of:=IF(AND([.B457]&gt;[.D457];[.C457]=0);1;&quot;&quot;)" office:value-type="float" office:value="1">
            <text:p>1</text:p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  <table:table-cell/>
          <table:table-cell table:formula="of:=([.D457]/[.E457]*100)-100" office:value-type="float" office:value="-4.4414535666218">
            <text:p>-4.4414535666</text:p>
          </table:table-cell>
          <table:table-cell table:formula="of:=IF(OR(AND([.B457]&gt;[.E457];[.C457]=0);AND([.B457]&lt;=[.E457];[.C457]=1));1;&quot;&quot;)">
            <text:p/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32">
            <text:p>632</text:p>
          </table:table-cell>
          <table:table-cell office:value-type="float" office:value="650">
            <text:p>650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>
            <text:p/>
          </table:table-cell>
          <table:table-cell table:formula="of:=IF(AND([.B458]&gt;[.D458];[.C458]=0);1;&quot;&quot;)" office:value-type="float" office:value="1">
            <text:p>1</text:p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  <table:table-cell table:formula="of:=([.D458]/[.E458]*100)-100" office:value-type="float" office:value="-2.76923076923077">
            <text:p>-2.7692307692</text:p>
          </table:table-cell>
          <table:table-cell table:formula="of:=IF(OR(AND([.B458]&gt;[.E458];[.C458]=0);AND([.B458]&lt;=[.E458];[.C458]=1));1;&quot;&quot;)">
            <text:p/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483">
            <text:p>483</text:p>
          </table:table-cell>
          <table:table-cell table:formula="of:=IF(AND([.B459]&gt;[.E459];[.H459]=1);1;&quot;&quot;)">
            <text:p/>
          </table:table-cell>
          <table:table-cell table:formula="of:=IF(AND([.B459]&lt;=[.E459];[.I459]=1);1;&quot;&quot;)">
            <text:p/>
          </table:table-cell>
          <table:table-cell table:formula="of:=IF(AND([.B459]&gt;[.D459];[.C459]=0);1;&quot;&quot;)" office:value-type="float" office:value="1">
            <text:p>1</text:p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  <table:table-cell/>
          <table:table-cell table:formula="of:=([.D459]/[.E459]*100)-100" office:value-type="float" office:value="-2.0703933747412">
            <text:p>-2.0703933747</text:p>
          </table:table-cell>
          <table:table-cell table:formula="of:=IF(OR(AND([.B459]&gt;[.E459];[.C459]=0);AND([.B459]&lt;=[.E459];[.C459]=1));1;&quot;&quot;)">
            <text:p/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197">
            <text:p>1197</text:p>
          </table:table-cell>
          <table:table-cell office:value-type="float" office:value="0">
            <text:p>0</text:p>
          </table:table-cell>
          <table:table-cell office:value-type="float" office:value="1163">
            <text:p>1163</text:p>
          </table:table-cell>
          <table:table-cell office:value-type="float" office:value="1216">
            <text:p>1216</text:p>
          </table:table-cell>
          <table:table-cell table:formula="of:=IF(AND([.B460]&gt;[.E460];[.H460]=1);1;&quot;&quot;)">
            <text:p/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 office:value-type="float" office:value="1">
            <text:p>1</text:p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  <table:table-cell table:formula="of:=([.D460]/[.E460]*100)-100" office:value-type="float" office:value="-4.35855263157895">
            <text:p>-4.3585526316</text:p>
          </table:table-cell>
          <table:table-cell table:formula="of:=IF(OR(AND([.B460]&gt;[.E460];[.C460]=0);AND([.B460]&lt;=[.E460];[.C460]=1));1;&quot;&quot;)">
            <text:p/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637">
            <text:p>2637</text:p>
          </table:table-cell>
          <table:table-cell office:value-type="float" office:value="0">
            <text:p>0</text:p>
          </table:table-cell>
          <table:table-cell office:value-type="float" office:value="2631">
            <text:p>2631</text:p>
          </table:table-cell>
          <table:table-cell office:value-type="float" office:value="2671">
            <text:p>2671</text:p>
          </table:table-cell>
          <table:table-cell table:formula="of:=IF(AND([.B461]&gt;[.E461];[.H461]=1);1;&quot;&quot;)">
            <text:p/>
          </table:table-cell>
          <table:table-cell table:formula="of:=IF(AND([.B461]&lt;=[.E461];[.I461]=1);1;&quot;&quot;)">
            <text:p/>
          </table:table-cell>
          <table:table-cell table:formula="of:=IF(AND([.B461]&gt;[.D461];[.C461]=0);1;&quot;&quot;)" office:value-type="float" office:value="1">
            <text:p>1</text:p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  <table:table-cell/>
          <table:table-cell table:formula="of:=([.D461]/[.E461]*100)-100" office:value-type="float" office:value="-1.49756645451143">
            <text:p>-1.4975664545</text:p>
          </table:table-cell>
          <table:table-cell table:formula="of:=IF(OR(AND([.B461]&gt;[.E461];[.C461]=0);AND([.B461]&lt;=[.E461];[.C461]=1));1;&quot;&quot;)">
            <text:p/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3930">
            <text:p>3930</text:p>
          </table:table-cell>
          <table:table-cell office:value-type="float" office:value="0">
            <text:p>0</text:p>
          </table:table-cell>
          <table:table-cell office:value-type="float" office:value="3885">
            <text:p>3885</text:p>
          </table:table-cell>
          <table:table-cell office:value-type="float" office:value="4040">
            <text:p>4040</text:p>
          </table:table-cell>
          <table:table-cell table:formula="of:=IF(AND([.B462]&gt;[.E462];[.H462]=1);1;&quot;&quot;)">
            <text:p/>
          </table:table-cell>
          <table:table-cell table:formula="of:=IF(AND([.B462]&lt;=[.E462];[.I462]=1);1;&quot;&quot;)">
            <text:p/>
          </table:table-cell>
          <table:table-cell table:formula="of:=IF(AND([.B462]&gt;[.D462];[.C462]=0);1;&quot;&quot;)" office:value-type="float" office:value="1">
            <text:p>1</text:p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  <table:table-cell/>
          <table:table-cell table:formula="of:=([.D462]/[.E462]*100)-100" office:value-type="float" office:value="-3.83663366336634">
            <text:p>-3.8366336634</text:p>
          </table:table-cell>
          <table:table-cell table:formula="of:=IF(OR(AND([.B462]&gt;[.E462];[.C462]=0);AND([.B462]&lt;=[.E462];[.C462]=1));1;&quot;&quot;)">
            <text:p/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530">
            <text:p>5530</text:p>
          </table:table-cell>
          <table:table-cell office:value-type="float" office:value="0">
            <text:p>0</text:p>
          </table:table-cell>
          <table:table-cell office:value-type="float" office:value="5405">
            <text:p>5405</text:p>
          </table:table-cell>
          <table:table-cell office:value-type="float" office:value="5620">
            <text:p>5620</text:p>
          </table:table-cell>
          <table:table-cell table:formula="of:=IF(AND([.B463]&gt;[.E463];[.H463]=1);1;&quot;&quot;)">
            <text:p/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 office:value-type="float" office:value="1">
            <text:p>1</text:p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  <table:table-cell table:formula="of:=([.D463]/[.E463]*100)-100" office:value-type="float" office:value="-3.82562277580071">
            <text:p>-3.8256227758</text:p>
          </table:table-cell>
          <table:table-cell table:formula="of:=IF(OR(AND([.B463]&gt;[.E463];[.C463]=0);AND([.B463]&lt;=[.E463];[.C463]=1));1;&quot;&quot;)">
            <text:p/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157">
            <text:p>1157</text:p>
          </table:table-cell>
          <table:table-cell office:value-type="float" office:value="0">
            <text:p>0</text:p>
          </table:table-cell>
          <table:table-cell office:value-type="float" office:value="1154">
            <text:p>1154</text:p>
          </table:table-cell>
          <table:table-cell office:value-type="float" office:value="1200">
            <text:p>1200</text:p>
          </table:table-cell>
          <table:table-cell table:formula="of:=IF(AND([.B464]&gt;[.E464];[.H464]=1);1;&quot;&quot;)">
            <text:p/>
          </table:table-cell>
          <table:table-cell table:formula="of:=IF(AND([.B464]&lt;=[.E464];[.I464]=1);1;&quot;&quot;)">
            <text:p/>
          </table:table-cell>
          <table:table-cell table:formula="of:=IF(AND([.B464]&gt;[.D464];[.C464]=0);1;&quot;&quot;)" office:value-type="float" office:value="1">
            <text:p>1</text:p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  <table:table-cell/>
          <table:table-cell table:formula="of:=([.D464]/[.E464]*100)-100" office:value-type="float" office:value="-3.83333333333333">
            <text:p>-3.8333333333</text:p>
          </table:table-cell>
          <table:table-cell table:formula="of:=IF(OR(AND([.B464]&gt;[.E464];[.C464]=0);AND([.B464]&lt;=[.E464];[.C464]=1));1;&quot;&quot;)">
            <text:p/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562">
            <text:p>2562</text:p>
          </table:table-cell>
          <table:table-cell office:value-type="float" office:value="0">
            <text:p>0</text:p>
          </table:table-cell>
          <table:table-cell office:value-type="float" office:value="2535">
            <text:p>2535</text:p>
          </table:table-cell>
          <table:table-cell office:value-type="float" office:value="2691">
            <text:p>2691</text:p>
          </table:table-cell>
          <table:table-cell table:formula="of:=IF(AND([.B465]&gt;[.E465];[.H465]=1);1;&quot;&quot;)">
            <text:p/>
          </table:table-cell>
          <table:table-cell table:formula="of:=IF(AND([.B465]&lt;=[.E465];[.I465]=1);1;&quot;&quot;)">
            <text:p/>
          </table:table-cell>
          <table:table-cell table:formula="of:=IF(AND([.B465]&gt;[.D465];[.C465]=0);1;&quot;&quot;)" office:value-type="float" office:value="1">
            <text:p>1</text:p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  <table:table-cell table:formula="of:=([.D465]/[.E465]*100)-100" office:value-type="float" office:value="-5.79710144927536">
            <text:p>-5.7971014493</text:p>
          </table:table-cell>
          <table:table-cell table:formula="of:=IF(OR(AND([.B465]&gt;[.E465];[.C465]=0);AND([.B465]&lt;=[.E465];[.C465]=1));1;&quot;&quot;)">
            <text:p/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3030">
            <text:p>3030</text:p>
          </table:table-cell>
          <table:table-cell office:value-type="float" office:value="1">
            <text:p>1</text:p>
          </table:table-cell>
          <table:table-cell office:value-type="float" office:value="2957">
            <text:p>2957</text:p>
          </table:table-cell>
          <table:table-cell office:value-type="float" office:value="3065">
            <text:p>3065</text:p>
          </table:table-cell>
          <table:table-cell table:formula="of:=IF(AND([.B466]&gt;[.E466];[.H466]=1);1;&quot;&quot;)">
            <text:p/>
          </table:table-cell>
          <table:table-cell table:formula="of:=IF(AND([.B466]&lt;=[.E466];[.I466]=1);1;&quot;&quot;)">
            <text:p/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  <table:table-cell/>
          <table:table-cell table:formula="of:=([.D466]/[.E466]*100)-100" office:value-type="float" office:value="-3.52365415986949">
            <text:p>-3.5236541599</text:p>
          </table:table-cell>
          <table:table-cell table:formula="of:=IF(OR(AND([.B466]&gt;[.E466];[.C466]=0);AND([.B466]&lt;=[.E466];[.C466]=1));1;&quot;&quot;)" office:value-type="float" office:value="1">
            <text:p>1</text:p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150">
            <text:p>4150</text:p>
          </table:table-cell>
          <table:table-cell office:value-type="float" office:value="0">
            <text:p>0</text:p>
          </table:table-cell>
          <table:table-cell office:value-type="float" office:value="4080">
            <text:p>4080</text:p>
          </table:table-cell>
          <table:table-cell office:value-type="float" office:value="4285">
            <text:p>4285</text:p>
          </table:table-cell>
          <table:table-cell table:formula="of:=IF(AND([.B467]&gt;[.E467];[.H467]=1);1;&quot;&quot;)">
            <text:p/>
          </table:table-cell>
          <table:table-cell table:formula="of:=IF(AND([.B467]&lt;=[.E467];[.I467]=1);1;&quot;&quot;)">
            <text:p/>
          </table:table-cell>
          <table:table-cell table:formula="of:=IF(AND([.B467]&gt;[.D467];[.C467]=0);1;&quot;&quot;)" office:value-type="float" office:value="1">
            <text:p>1</text:p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  <table:table-cell/>
          <table:table-cell table:formula="of:=([.D467]/[.E467]*100)-100" office:value-type="float" office:value="-4.78413068844807">
            <text:p>-4.7841306884</text:p>
          </table:table-cell>
          <table:table-cell table:formula="of:=IF(OR(AND([.B467]&gt;[.E467];[.C467]=0);AND([.B467]&lt;=[.E467];[.C467]=1));1;&quot;&quot;)">
            <text:p/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397">
            <text:p>7397</text:p>
          </table:table-cell>
          <table:table-cell office:value-type="float" office:value="0">
            <text:p>0</text:p>
          </table:table-cell>
          <table:table-cell office:value-type="float" office:value="7342">
            <text:p>7342</text:p>
          </table:table-cell>
          <table:table-cell office:value-type="float" office:value="7546">
            <text:p>7546</text:p>
          </table:table-cell>
          <table:table-cell table:formula="of:=IF(AND([.B468]&gt;[.E468];[.H468]=1);1;&quot;&quot;)">
            <text:p/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 office:value-type="float" office:value="1">
            <text:p>1</text:p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  <table:table-cell table:formula="of:=([.D468]/[.E468]*100)-100" office:value-type="float" office:value="-2.70341902994964">
            <text:p>-2.7034190299</text:p>
          </table:table-cell>
          <table:table-cell table:formula="of:=IF(OR(AND([.B468]&gt;[.E468];[.C468]=0);AND([.B468]&lt;=[.E468];[.C468]=1));1;&quot;&quot;)">
            <text:p/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32">
            <text:p>932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968">
            <text:p>968</text:p>
          </table:table-cell>
          <table:table-cell table:formula="of:=IF(AND([.B469]&gt;[.E469];[.H469]=1);1;&quot;&quot;)">
            <text:p/>
          </table:table-cell>
          <table:table-cell table:formula="of:=IF(AND([.B469]&lt;=[.E469];[.I469]=1);1;&quot;&quot;)">
            <text:p/>
          </table:table-cell>
          <table:table-cell table:formula="of:=IF(AND([.B469]&gt;[.D469];[.C469]=0);1;&quot;&quot;)" office:value-type="float" office:value="1">
            <text:p>1</text:p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  <table:table-cell table:formula="of:=([.D469]/[.E469]*100)-100" office:value-type="float" office:value="-5.26859504132231">
            <text:p>-5.2685950413</text:p>
          </table:table-cell>
          <table:table-cell table:formula="of:=IF(OR(AND([.B469]&gt;[.E469];[.C469]=0);AND([.B469]&lt;=[.E469];[.C469]=1));1;&quot;&quot;)">
            <text:p/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976">
            <text:p>976</text:p>
          </table:table-cell>
          <table:table-cell office:value-type="float" office:value="0">
            <text:p>0</text:p>
          </table:table-cell>
          <table:table-cell office:value-type="float" office:value="962">
            <text:p>962</text:p>
          </table:table-cell>
          <table:table-cell office:value-type="float" office:value="1001">
            <text:p>1001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>
            <text:p/>
          </table:table-cell>
          <table:table-cell table:formula="of:=IF(AND([.B470]&gt;[.D470];[.C470]=0);1;&quot;&quot;)" office:value-type="float" office:value="1">
            <text:p>1</text:p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  <table:table-cell table:formula="of:=([.D470]/[.E470]*100)-100" office:value-type="float" office:value="-3.8961038961039">
            <text:p>-3.8961038961</text:p>
          </table:table-cell>
          <table:table-cell table:formula="of:=IF(OR(AND([.B470]&gt;[.E470];[.C470]=0);AND([.B470]&lt;=[.E470];[.C470]=1));1;&quot;&quot;)">
            <text:p/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563">
            <text:p>2563</text:p>
          </table:table-cell>
          <table:table-cell office:value-type="float" office:value="0">
            <text:p>0</text:p>
          </table:table-cell>
          <table:table-cell office:value-type="float" office:value="2482">
            <text:p>2482</text:p>
          </table:table-cell>
          <table:table-cell office:value-type="float" office:value="2581">
            <text:p>2581</text:p>
          </table:table-cell>
          <table:table-cell table:formula="of:=IF(AND([.B471]&gt;[.E471];[.H471]=1);1;&quot;&quot;)">
            <text:p/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 office:value-type="float" office:value="1">
            <text:p>1</text:p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  <table:table-cell table:formula="of:=([.D471]/[.E471]*100)-100" office:value-type="float" office:value="-3.83572258814414">
            <text:p>-3.8357225881</text:p>
          </table:table-cell>
          <table:table-cell table:formula="of:=IF(OR(AND([.B471]&gt;[.E471];[.C471]=0);AND([.B471]&lt;=[.E471];[.C471]=1));1;&quot;&quot;)">
            <text:p/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080">
            <text:p>3080</text:p>
          </table:table-cell>
          <table:table-cell office:value-type="float" office:value="0">
            <text:p>0</text:p>
          </table:table-cell>
          <table:table-cell office:value-type="float" office:value="3062">
            <text:p>3062</text:p>
          </table:table-cell>
          <table:table-cell office:value-type="float" office:value="3140">
            <text:p>3140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>
            <text:p/>
          </table:table-cell>
          <table:table-cell table:formula="of:=IF(AND([.B472]&gt;[.D472];[.C472]=0);1;&quot;&quot;)" office:value-type="float" office:value="1">
            <text:p>1</text:p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  <table:table-cell table:formula="of:=([.D472]/[.E472]*100)-100" office:value-type="float" office:value="-2.48407643312102">
            <text:p>-2.4840764331</text:p>
          </table:table-cell>
          <table:table-cell table:formula="of:=IF(OR(AND([.B472]&gt;[.E472];[.C472]=0);AND([.B472]&lt;=[.E472];[.C472]=1));1;&quot;&quot;)">
            <text:p/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725">
            <text:p>3725</text:p>
          </table:table-cell>
          <table:table-cell office:value-type="float" office:value="0">
            <text:p>0</text:p>
          </table:table-cell>
          <table:table-cell office:value-type="float" office:value="3666">
            <text:p>3666</text:p>
          </table:table-cell>
          <table:table-cell office:value-type="float" office:value="3735">
            <text:p>3735</text:p>
          </table:table-cell>
          <table:table-cell table:formula="of:=IF(AND([.B473]&gt;[.E473];[.H473]=1);1;&quot;&quot;)">
            <text:p/>
          </table:table-cell>
          <table:table-cell table:formula="of:=IF(AND([.B473]&lt;=[.E473];[.I473]=1);1;&quot;&quot;)">
            <text:p/>
          </table:table-cell>
          <table:table-cell table:formula="of:=IF(AND([.B473]&gt;[.D473];[.C473]=0);1;&quot;&quot;)" office:value-type="float" office:value="1">
            <text:p>1</text:p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  <table:table-cell/>
          <table:table-cell table:formula="of:=([.D473]/[.E473]*100)-100" office:value-type="float" office:value="-1.84738955823293">
            <text:p>-1.8473895582</text:p>
          </table:table-cell>
          <table:table-cell table:formula="of:=IF(OR(AND([.B473]&gt;[.E473];[.C473]=0);AND([.B473]&lt;=[.E473];[.C473]=1));1;&quot;&quot;)">
            <text:p/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389">
            <text:p>389</text:p>
          </table:table-cell>
          <table:table-cell office:value-type="float" office:value="0">
            <text:p>0</text:p>
          </table:table-cell>
          <table:table-cell office:value-type="float" office:value="382">
            <text:p>382</text:p>
          </table:table-cell>
          <table:table-cell office:value-type="float" office:value="392">
            <text:p>392</text:p>
          </table:table-cell>
          <table:table-cell table:formula="of:=IF(AND([.B474]&gt;[.E474];[.H474]=1);1;&quot;&quot;)">
            <text:p/>
          </table:table-cell>
          <table:table-cell table:formula="of:=IF(AND([.B474]&lt;=[.E474];[.I474]=1);1;&quot;&quot;)">
            <text:p/>
          </table:table-cell>
          <table:table-cell table:formula="of:=IF(AND([.B474]&gt;[.D474];[.C474]=0);1;&quot;&quot;)" office:value-type="float" office:value="1">
            <text:p>1</text:p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>
            <text:p/>
          </table:table-cell>
          <table:table-cell/>
          <table:table-cell table:formula="of:=([.D474]/[.E474]*100)-100" office:value-type="float" office:value="-2.55102040816327">
            <text:p>-2.5510204082</text:p>
          </table:table-cell>
          <table:table-cell table:formula="of:=IF(OR(AND([.B474]&gt;[.E474];[.C474]=0);AND([.B474]&lt;=[.E474];[.C474]=1));1;&quot;&quot;)">
            <text:p/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447">
            <text:p>447</text:p>
          </table:table-cell>
          <table:table-cell office:value-type="float" office:value="454">
            <text:p>454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>
            <text:p/>
          </table:table-cell>
          <table:table-cell table:formula="of:=IF(AND([.B475]&gt;[.D475];[.C475]=0);1;&quot;&quot;)" office:value-type="float" office:value="1">
            <text:p>1</text:p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  <table:table-cell/>
          <table:table-cell table:formula="of:=([.D475]/[.E475]*100)-100" office:value-type="float" office:value="-1.54185022026432">
            <text:p>-1.5418502203</text:p>
          </table:table-cell>
          <table:table-cell table:formula="of:=IF(OR(AND([.B475]&gt;[.E475];[.C475]=0);AND([.B475]&lt;=[.E475];[.C475]=1));1;&quot;&quot;)">
            <text:p/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260">
            <text:p>9260</text:p>
          </table:table-cell>
          <table:table-cell office:value-type="float" office:value="0">
            <text:p>0</text:p>
          </table:table-cell>
          <table:table-cell office:value-type="float" office:value="9215">
            <text:p>9215</text:p>
          </table:table-cell>
          <table:table-cell office:value-type="float" office:value="9810">
            <text:p>9810</text:p>
          </table:table-cell>
          <table:table-cell table:formula="of:=IF(AND([.B476]&gt;[.E476];[.H476]=1);1;&quot;&quot;)">
            <text:p/>
          </table:table-cell>
          <table:table-cell table:formula="of:=IF(AND([.B476]&lt;=[.E476];[.I476]=1);1;&quot;&quot;)">
            <text:p/>
          </table:table-cell>
          <table:table-cell table:formula="of:=IF(AND([.B476]&gt;[.D476];[.C476]=0);1;&quot;&quot;)" office:value-type="float" office:value="1">
            <text:p>1</text:p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  <table:table-cell/>
          <table:table-cell table:formula="of:=([.D476]/[.E476]*100)-100" office:value-type="float" office:value="-6.06523955147809">
            <text:p>-6.0652395515</text:p>
          </table:table-cell>
          <table:table-cell table:formula="of:=IF(OR(AND([.B476]&gt;[.E476];[.C476]=0);AND([.B476]&lt;=[.E476];[.C476]=1));1;&quot;&quot;)">
            <text:p/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685">
            <text:p>3685</text:p>
          </table:table-cell>
          <table:table-cell office:value-type="float" office:value="0">
            <text:p>0</text:p>
          </table:table-cell>
          <table:table-cell office:value-type="float" office:value="3620">
            <text:p>3620</text:p>
          </table:table-cell>
          <table:table-cell office:value-type="float" office:value="3755">
            <text:p>3755</text:p>
          </table:table-cell>
          <table:table-cell table:formula="of:=IF(AND([.B477]&gt;[.E477];[.H477]=1);1;&quot;&quot;)">
            <text:p/>
          </table:table-cell>
          <table:table-cell table:formula="of:=IF(AND([.B477]&lt;=[.E477];[.I477]=1);1;&quot;&quot;)">
            <text:p/>
          </table:table-cell>
          <table:table-cell table:formula="of:=IF(AND([.B477]&gt;[.D477];[.C477]=0);1;&quot;&quot;)" office:value-type="float" office:value="1">
            <text:p>1</text:p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  <table:table-cell/>
          <table:table-cell table:formula="of:=([.D477]/[.E477]*100)-100" office:value-type="float" office:value="-3.59520639147803">
            <text:p>-3.5952063915</text:p>
          </table:table-cell>
          <table:table-cell table:formula="of:=IF(OR(AND([.B477]&gt;[.E477];[.C477]=0);AND([.B477]&lt;=[.E477];[.C477]=1));1;&quot;&quot;)">
            <text:p/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3750">
            <text:p>3750</text:p>
          </table:table-cell>
          <table:table-cell office:value-type="float" office:value="3870">
            <text:p>3870</text:p>
          </table:table-cell>
          <table:table-cell table:formula="of:=IF(AND([.B478]&gt;[.E478];[.H478]=1);1;&quot;&quot;)">
            <text:p/>
          </table:table-cell>
          <table:table-cell table:formula="of:=IF(AND([.B478]&lt;=[.E478];[.I478]=1);1;&quot;&quot;)">
            <text:p/>
          </table:table-cell>
          <table:table-cell table:formula="of:=IF(AND([.B478]&gt;[.D478];[.C478]=0);1;&quot;&quot;)" office:value-type="float" office:value="1">
            <text:p>1</text:p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  <table:table-cell/>
          <table:table-cell table:formula="of:=([.D478]/[.E478]*100)-100" office:value-type="float" office:value="-3.10077519379846">
            <text:p>-3.1007751938</text:p>
          </table:table-cell>
          <table:table-cell table:formula="of:=IF(OR(AND([.B478]&gt;[.E478];[.C478]=0);AND([.B478]&lt;=[.E478];[.C478]=1));1;&quot;&quot;)">
            <text:p/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322">
            <text:p>2322</text:p>
          </table:table-cell>
          <table:table-cell office:value-type="float" office:value="0">
            <text:p>0</text:p>
          </table:table-cell>
          <table:table-cell office:value-type="float" office:value="2318">
            <text:p>2318</text:p>
          </table:table-cell>
          <table:table-cell office:value-type="float" office:value="2320">
            <text:p>2320</text:p>
          </table:table-cell>
          <table:table-cell table:formula="of:=IF(AND([.B479]&gt;[.E479];[.H479]=1);1;&quot;&quot;)" office:value-type="float" office:value="1">
            <text:p>1</text:p>
          </table:table-cell>
          <table:table-cell table:formula="of:=IF(AND([.B479]&lt;=[.E479];[.I479]=1);1;&quot;&quot;)">
            <text:p/>
          </table:table-cell>
          <table:table-cell table:formula="of:=IF(AND([.B479]&gt;[.D479];[.C479]=0);1;&quot;&quot;)" office:value-type="float" office:value="1">
            <text:p>1</text:p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 office:value-type="float" office:value="1">
            <text:p>1</text:p>
          </table:table-cell>
          <table:table-cell/>
          <table:table-cell table:formula="of:=([.D479]/[.E479]*100)-100" office:value-type="float" office:value="-0.0862068965517153">
            <text:p>-0.0862068966</text:p>
          </table:table-cell>
          <table:table-cell table:formula="of:=IF(OR(AND([.B479]&gt;[.E479];[.C479]=0);AND([.B479]&lt;=[.E479];[.C479]=1));1;&quot;&quot;)" office:value-type="float" office:value="1">
            <text:p>1</text:p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3360">
            <text:p>3360</text:p>
          </table:table-cell>
          <table:table-cell office:value-type="float" office:value="0">
            <text:p>0</text:p>
          </table:table-cell>
          <table:table-cell office:value-type="float" office:value="3374">
            <text:p>3374</text:p>
          </table:table-cell>
          <table:table-cell office:value-type="float" office:value="3385">
            <text:p>3385</text:p>
          </table:table-cell>
          <table:table-cell table:formula="of:=IF(AND([.B480]&gt;[.E480];[.H480]=1);1;&quot;&quot;)">
            <text:p/>
          </table:table-cell>
          <table:table-cell table:formula="of:=IF(AND([.B480]&lt;=[.E480];[.I480]=1);1;&quot;&quot;)">
            <text:p/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>
            <text:p/>
          </table:table-cell>
          <table:table-cell table:formula="of:=IF(OR(AND([.G480]=1;[.I480]=1);AND([.F480]=1;[.H480]=1));1;&quot;&quot;)">
            <text:p/>
          </table:table-cell>
          <table:table-cell/>
          <table:table-cell table:formula="of:=([.D480]/[.E480]*100)-100" office:value-type="float" office:value="-0.324963072378139">
            <text:p>-0.3249630724</text:p>
          </table:table-cell>
          <table:table-cell table:formula="of:=IF(OR(AND([.B480]&gt;[.E480];[.C480]=0);AND([.B480]&lt;=[.E480];[.C480]=1));1;&quot;&quot;)">
            <text:p/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>
            <text:p/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  <table:table-cell table:formula="of:=([.D481]/[.E481]*100)-100" office:value-type="float" office:value="-0.091240875912419">
            <text:p>-0.0912408759</text:p>
          </table:table-cell>
          <table:table-cell table:formula="of:=IF(OR(AND([.B481]&gt;[.E481];[.C481]=0);AND([.B481]&lt;=[.E481];[.C481]=1));1;&quot;&quot;)" office:value-type="float" office:value="1">
            <text:p>1</text:p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50620">
            <text:p>50620</text:p>
          </table:table-cell>
          <table:table-cell office:value-type="float" office:value="0">
            <text:p>0</text:p>
          </table:table-cell>
          <table:table-cell office:value-type="float" office:value="49303">
            <text:p>49303</text:p>
          </table:table-cell>
          <table:table-cell office:value-type="float" office:value="50290">
            <text:p>50290</text:p>
          </table:table-cell>
          <table:table-cell table:formula="of:=IF(AND([.B482]&gt;[.E482];[.H482]=1);1;&quot;&quot;)" office:value-type="float" office:value="1">
            <text:p>1</text:p>
          </table:table-cell>
          <table:table-cell table:formula="of:=IF(AND([.B482]&lt;=[.E482];[.I482]=1);1;&quot;&quot;)">
            <text:p/>
          </table:table-cell>
          <table:table-cell table:formula="of:=IF(AND([.B482]&gt;[.D482];[.C482]=0);1;&quot;&quot;)" office:value-type="float" office:value="1">
            <text:p>1</text:p>
          </table:table-cell>
          <table:table-cell table:formula="of:=IF(AND([.B482]&lt;=[.D482];[.C482]=1);1;&quot;&quot;)">
            <text:p/>
          </table:table-cell>
          <table:table-cell table:formula="of:=IF(OR(AND([.G482]=1;[.I482]=1);AND([.F482]=1;[.H482]=1));1;&quot;&quot;)" office:value-type="float" office:value="1">
            <text:p>1</text:p>
          </table:table-cell>
          <table:table-cell/>
          <table:table-cell table:formula="of:=([.D482]/[.E482]*100)-100" office:value-type="float" office:value="-1.96261682242991">
            <text:p>-1.9626168224</text:p>
          </table:table-cell>
          <table:table-cell table:formula="of:=IF(OR(AND([.B482]&gt;[.E482];[.C482]=0);AND([.B482]&lt;=[.E482];[.C482]=1));1;&quot;&quot;)" office:value-type="float" office:value="1">
            <text:p>1</text:p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6870">
            <text:p>6870</text:p>
          </table:table-cell>
          <table:table-cell office:value-type="float" office:value="0">
            <text:p>0</text:p>
          </table:table-cell>
          <table:table-cell office:value-type="float" office:value="6879">
            <text:p>6879</text:p>
          </table:table-cell>
          <table:table-cell office:value-type="float" office:value="6952">
            <text:p>6952</text:p>
          </table:table-cell>
          <table:table-cell table:formula="of:=IF(AND([.B483]&gt;[.E483];[.H483]=1);1;&quot;&quot;)">
            <text:p/>
          </table:table-cell>
          <table:table-cell table:formula="of:=IF(AND([.B483]&lt;=[.E483];[.I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  <table:table-cell/>
          <table:table-cell table:formula="of:=([.D483]/[.E483]*100)-100" office:value-type="float" office:value="-1.05005753739931">
            <text:p>-1.0500575374</text:p>
          </table:table-cell>
          <table:table-cell table:formula="of:=IF(OR(AND([.B483]&gt;[.E483];[.C483]=0);AND([.B483]&lt;=[.E483];[.C483]=1));1;&quot;&quot;)">
            <text:p/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580">
            <text:p>6580</text:p>
          </table:table-cell>
          <table:table-cell office:value-type="float" office:value="0">
            <text:p>0</text:p>
          </table:table-cell>
          <table:table-cell office:value-type="float" office:value="6506">
            <text:p>6506</text:p>
          </table:table-cell>
          <table:table-cell office:value-type="float" office:value="6820">
            <text:p>6820</text:p>
          </table:table-cell>
          <table:table-cell table:formula="of:=IF(AND([.B484]&gt;[.E484];[.H484]=1);1;&quot;&quot;)">
            <text:p/>
          </table:table-cell>
          <table:table-cell table:formula="of:=IF(AND([.B484]&lt;=[.E484];[.I484]=1);1;&quot;&quot;)">
            <text:p/>
          </table:table-cell>
          <table:table-cell table:formula="of:=IF(AND([.B484]&gt;[.D484];[.C484]=0);1;&quot;&quot;)" office:value-type="float" office:value="1">
            <text:p>1</text:p>
          </table:table-cell>
          <table:table-cell table:formula="of:=IF(AND([.B484]&lt;=[.D484];[.C484]=1);1;&quot;&quot;)">
            <text:p/>
          </table:table-cell>
          <table:table-cell table:formula="of:=IF(OR(AND([.G484]=1;[.I484]=1);AND([.F484]=1;[.H484]=1));1;&quot;&quot;)">
            <text:p/>
          </table:table-cell>
          <table:table-cell/>
          <table:table-cell table:formula="of:=([.D484]/[.E484]*100)-100" office:value-type="float" office:value="-4.60410557184751">
            <text:p>-4.6041055718</text:p>
          </table:table-cell>
          <table:table-cell table:formula="of:=IF(OR(AND([.B484]&gt;[.E484];[.C484]=0);AND([.B484]&lt;=[.E484];[.C484]=1));1;&quot;&quot;)">
            <text:p/>
          </table:table-cell>
        </table:table-row>
        <table:table-row table:style-name="ro2">
          <table:table-cell table:number-columns-repeated="2"/>
          <table:table-cell table:formula="of:=SUM([.C2:.C484])" office:value-type="float" office:value="34">
            <text:p>34</text:p>
          </table:table-cell>
          <table:table-cell table:number-columns-repeated="2"/>
          <table:table-cell table:formula="of:=SUM([.F2:.F484])" office:value-type="float" office:value="78">
            <text:p>78</text:p>
          </table:table-cell>
          <table:table-cell table:formula="of:=SUM([.G2:.G484])" office:value-type="float" office:value="1">
            <text:p>1</text:p>
          </table:table-cell>
          <table:table-cell table:formula="of:=SUM([.H2:.H484])" office:value-type="float" office:value="429">
            <text:p>429</text:p>
          </table:table-cell>
          <table:table-cell table:formula="of:=SUM([.I2:.I484])" office:value-type="float" office:value="2">
            <text:p>2</text:p>
          </table:table-cell>
          <table:table-cell table:formula="of:=SUM([.J2:.J484])" office:value-type="float" office:value="79">
            <text:p>79</text:p>
          </table:table-cell>
          <table:table-cell table:formula="of:=([.J485]/([.H485]+[.I485]))*100" office:value-type="float" office:value="18.3294663573086">
            <text:p>18.3294663573</text:p>
          </table:table-cell>
          <table:table-cell table:formula="of:=AVERAGE([.L2:.L484])" office:value-type="float" office:value="-2.75470111711423">
            <text:p>-2.7547011171</text:p>
          </table:table-cell>
          <table:table-cell table:formula="of:=SUM([.M2:.M484])" office:value-type="float" office:value="104">
            <text:p>104</text:p>
          </table:table-cell>
        </table:table-row>
        <table:table-row table:style-name="ro2">
          <table:table-cell table:number-columns-repeated="11"/>
          <table:table-cell table:formula="of:=MIN([.L2:.L484])" office:value-type="float" office:value="-11.5384615384615">
            <text:p>-11.5384615385</text:p>
          </table:table-cell>
          <table:table-cell table:formula="of:=[.M485]/484" office:value-type="float" office:value="0.214876033057851">
            <text:p>0.2148760331</text:p>
          </table:table-cell>
        </table:table-row>
        <table:table-row table:style-name="ro2">
          <table:table-cell table:number-columns-repeated="11"/>
          <table:table-cell table:formula="of:=MAX([.L2:.L484])" office:value-type="float" office:value="4.42384105960265">
            <text:p>4.4238410596</text:p>
          </table:table-cell>
          <table:table-cell table:formula="of:=SUM([.C2:.C484])" office:value-type="float" office:value="34">
            <text:p>34</text:p>
          </table:table-cell>
        </table:table-row>
        <table:table-row table:style-name="ro2" table:number-rows-repeated="1048088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11:21:53</dc:date>
    <dc:creator>debian </dc:creator>
    <meta:generator>LibreOffice/3.5$Linux_x86 LibreOffice_project/350m1$Build-2</meta:generator>
    <meta:editing-duration>PT20M59S</meta:editing-duration>
    <meta:editing-cycles>12</meta:editing-cycles>
    <meta:document-statistic meta:table-count="1" meta:cell-count="5822" meta:object-count="0"/>
  </office:meta>
</office:document-meta>
</file>